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15 - Conta de produção por atividade econômica - Pernambuco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5.1'.A1">Tabela 15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5.2'.A1">Tabela 15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5.3'.A1">Tabela 15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5.4'.A1">Tabela 15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5.5'.A1">Tabela 15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5.6'.A1">Tabela 15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5.7'.A1">Tabela 15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5.8'.A1">Tabela 15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5.9'.A1">Tabela 15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5.10'.A1">Tabela 15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5.11'.A1">Tabela 15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5.12'.A1">Tabela 15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5.13'.A1">Tabela 15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5.14'.A1">Tabela 15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5.15'.A1">Tabela 15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5.16'.A1">Tabela 15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15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504.740356729315" table:style-name="ce5">
            <text:p><text:s/>56,50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6504.740356729315" table:style-name="ce5">
            <text:p><text:s/>56,505<text:s/></text:p>
          </table:table-cell>
          <table:table-cell office:value-type="float" office:value="0.9670063201643283" table:style-name="ce6">
            <text:p>0.967</text:p>
          </table:table-cell>
          <table:table-cell office:value-type="float" office:value="54640.441044201631" table:style-name="ce5">
            <text:p><text:s/>54,640<text:s/></text:p>
          </table:table-cell>
          <table:table-cell office:value-type="float" office:value="1.151474444759063" table:style-name="ce6">
            <text:p>1.151</text:p>
          </table:table-cell>
          <table:table-cell office:value-type="float" office:value="62917.071512762392" table:style-name="ce5">
            <text:p><text:s/>62,91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2917.071512762392" table:style-name="ce5">
            <text:p><text:s/>62,917<text:s/></text:p>
          </table:table-cell>
          <table:table-cell office:value-type="float" office:value="1.046201147229803" table:style-name="ce6">
            <text:p>1.046</text:p>
          </table:table-cell>
          <table:table-cell office:value-type="float" office:value="65823.912396991567" table:style-name="ce5">
            <text:p><text:s/>65,824<text:s/></text:p>
          </table:table-cell>
          <table:table-cell office:value-type="float" office:value="1.1154715783501572" table:style-name="ce6">
            <text:p>1.115</text:p>
          </table:table-cell>
          <table:table-cell office:value-type="float" office:value="73424.703454654664" table:style-name="ce5">
            <text:p><text:s/>73,4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3424.703454654664" table:style-name="ce5">
            <text:p><text:s/>73,425<text:s/></text:p>
          </table:table-cell>
          <table:table-cell office:value-type="float" office:value="1.0415223938148999" table:style-name="ce6">
            <text:p>1.042</text:p>
          </table:table-cell>
          <table:table-cell office:value-type="float" office:value="76473.47290724107" table:style-name="ce5">
            <text:p><text:s/>76,473<text:s/></text:p>
          </table:table-cell>
          <table:table-cell office:value-type="float" office:value="1.0568751018134097" table:style-name="ce6">
            <text:p>1.057</text:p>
          </table:table-cell>
          <table:table-cell office:value-type="float" office:value="80822.909464865428" table:style-name="ce5">
            <text:p><text:s/>80,82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0822.909464865428" table:style-name="ce5">
            <text:p><text:s/>80,823<text:s/></text:p>
          </table:table-cell>
          <table:table-cell office:value-type="float" office:value="1.0484277107524875" table:style-name="ce6">
            <text:p>1.048</text:p>
          </table:table-cell>
          <table:table-cell office:value-type="float" office:value="84736.977946604413" table:style-name="ce5">
            <text:p><text:s/>84,737<text:s/></text:p>
          </table:table-cell>
          <table:table-cell office:value-type="float" office:value="1.043756434966493" table:style-name="ce6">
            <text:p>1.044</text:p>
          </table:table-cell>
          <table:table-cell office:value-type="float" office:value="88444.766011382162" table:style-name="ce5">
            <text:p><text:s/>88,4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8444.766011382162" table:style-name="ce5">
            <text:p><text:s/>88,445<text:s/></text:p>
          </table:table-cell>
          <table:table-cell office:value-type="float" office:value="1.0542734217747685" table:style-name="ce6">
            <text:p>1.054</text:p>
          </table:table-cell>
          <table:table-cell office:value-type="float" office:value="93244.966100888618" table:style-name="ce5">
            <text:p><text:s/>93,245<text:s/></text:p>
          </table:table-cell>
          <table:table-cell office:value-type="float" office:value="1.0582039578202778" table:style-name="ce6">
            <text:p>1.058</text:p>
          </table:table-cell>
          <table:table-cell office:value-type="float" office:value="98672.192174777956" table:style-name="ce5">
            <text:p><text:s/>98,6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8672.192174777956" table:style-name="ce5">
            <text:p><text:s/>98,672<text:s/></text:p>
          </table:table-cell>
          <table:table-cell office:value-type="float" office:value="1.0466599774268064" table:style-name="ce6">
            <text:p>1.047</text:p>
          </table:table-cell>
          <table:table-cell office:value-type="float" office:value="103276.23443430659" table:style-name="ce5">
            <text:p><text:s/>103,276<text:s/></text:p>
          </table:table-cell>
          <table:table-cell office:value-type="float" office:value="1.101411848890621" table:style-name="ce6">
            <text:p>1.101</text:p>
          </table:table-cell>
          <table:table-cell office:value-type="float" office:value="113749.66831475086" table:style-name="ce5">
            <text:p><text:s/>113,7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3749.66831475086" table:style-name="ce5">
            <text:p><text:s/>113,750<text:s/></text:p>
          </table:table-cell>
          <table:table-cell office:value-type="float" office:value="1.008629708401364" table:style-name="ce6">
            <text:p>1.009</text:p>
          </table:table-cell>
          <table:table-cell office:value-type="float" office:value="114731.29478305904" table:style-name="ce5">
            <text:p><text:s/>114,731<text:s/></text:p>
          </table:table-cell>
          <table:table-cell office:value-type="float" office:value="1.0978253817245729" table:style-name="ce6">
            <text:p>1.098</text:p>
          </table:table-cell>
          <table:table-cell office:value-type="float" office:value="125954.92749096629" table:style-name="ce5">
            <text:p><text:s/>125,9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5954.92749096629" table:style-name="ce5">
            <text:p><text:s/>125,955<text:s/></text:p>
          </table:table-cell>
          <table:table-cell office:value-type="float" office:value="1.0800119352416073" table:style-name="ce6">
            <text:p>1.080</text:p>
          </table:table-cell>
          <table:table-cell office:value-type="float" office:value="136032.82499273482" table:style-name="ce5">
            <text:p><text:s/>136,033<text:s/></text:p>
          </table:table-cell>
          <table:table-cell office:value-type="float" office:value="1.0824858704247686" table:style-name="ce6">
            <text:p>1.082</text:p>
          </table:table-cell>
          <table:table-cell office:value-type="float" office:value="147253.61096860081" table:style-name="ce5">
            <text:p><text:s/>147,2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7253.61096860081" table:style-name="ce5">
            <text:p><text:s/>147,254<text:s/></text:p>
          </table:table-cell>
          <table:table-cell office:value-type="float" office:value="1.0435614019873785" table:style-name="ce6">
            <text:p>1.044</text:p>
          </table:table-cell>
          <table:table-cell office:value-type="float" office:value="153668.18471009703" table:style-name="ce5">
            <text:p><text:s/>153,668<text:s/></text:p>
          </table:table-cell>
          <table:table-cell office:value-type="float" office:value="1.078369909798695" table:style-name="ce6">
            <text:p>1.078</text:p>
          </table:table-cell>
          <table:table-cell office:value-type="float" office:value="165711.14648475655" table:style-name="ce5">
            <text:p><text:s/>165,71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5711.14648475655" table:style-name="ce5">
            <text:p><text:s/>165,711<text:s/></text:p>
          </table:table-cell>
          <table:table-cell office:value-type="float" office:value="1.0434252102302073" table:style-name="ce6">
            <text:p>1.043</text:p>
          </table:table-cell>
          <table:table-cell office:value-type="float" office:value="172907.1878583458" table:style-name="ce5">
            <text:p><text:s/>172,907<text:s/></text:p>
          </table:table-cell>
          <table:table-cell office:value-type="float" office:value="1.1079261288287718" table:style-name="ce6">
            <text:p>1.108</text:p>
          </table:table-cell>
          <table:table-cell office:value-type="float" office:value="191568.39129056627" table:style-name="ce5">
            <text:p><text:s/>191,56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1568.39129056627" table:style-name="ce5">
            <text:p><text:s/>191,568<text:s/></text:p>
          </table:table-cell>
          <table:table-cell office:value-type="float" office:value="1.024456263840505" table:style-name="ce6">
            <text:p>1.024</text:p>
          </table:table-cell>
          <table:table-cell office:value-type="float" office:value="196253.43841146948" table:style-name="ce5">
            <text:p><text:s/>196,253<text:s/></text:p>
          </table:table-cell>
          <table:table-cell office:value-type="float" office:value="1.0903017370342591" table:style-name="ce6">
            <text:p>1.090</text:p>
          </table:table-cell>
          <table:table-cell office:value-type="float" office:value="213975.46479897117" table:style-name="ce5">
            <text:p><text:s/>213,9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3975.46479897117" table:style-name="ce5">
            <text:p><text:s/>213,975<text:s/></text:p>
          </table:table-cell>
          <table:table-cell office:value-type="float" office:value="1.0215698469411203" table:style-name="ce6">
            <text:p>1.022</text:p>
          </table:table-cell>
          <table:table-cell office:value-type="float" office:value="218590.88282384002" table:style-name="ce5">
            <text:p><text:s/>218,591<text:s/></text:p>
          </table:table-cell>
          <table:table-cell office:value-type="float" office:value="1.087229207094415" table:style-name="ce6">
            <text:p>1.087</text:p>
          </table:table-cell>
          <table:table-cell office:value-type="float" office:value="237658.39221063178" table:style-name="ce5">
            <text:p><text:s/>237,65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37658.39221063178" table:style-name="ce5">
            <text:p><text:s/>237,658<text:s/></text:p>
          </table:table-cell>
          <table:table-cell office:value-type="float" office:value="0.99886731399000483" table:style-name="ce6">
            <text:p>0.999</text:p>
          </table:table-cell>
          <table:table-cell office:value-type="float" office:value="237389.19987461684" table:style-name="ce5">
            <text:p><text:s/>237,389<text:s/></text:p>
          </table:table-cell>
          <table:table-cell office:value-type="float" office:value="1.0726678463255936" table:style-name="ce6">
            <text:p>1.073</text:p>
          </table:table-cell>
          <table:table-cell office:value-type="float" office:value="254639.76177046113" table:style-name="ce5">
            <text:p><text:s/>254,6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4639.76177046113" table:style-name="ce5">
            <text:p><text:s/>254,640<text:s/></text:p>
          </table:table-cell>
          <table:table-cell office:value-type="float" office:value="1.0028062741383679" table:style-name="ce6">
            <text:p>1.003</text:p>
          </table:table-cell>
          <table:table-cell office:value-type="float" office:value="255354.3507485177" table:style-name="ce5">
            <text:p><text:s/>255,354<text:s/></text:p>
          </table:table-cell>
          <table:table-cell office:value-type="float" office:value="1.0550818148162358" table:style-name="ce6">
            <text:p>1.055</text:p>
          </table:table-cell>
          <table:table-cell office:value-type="float" office:value="269419.73180896766" table:style-name="ce5">
            <text:p><text:s/>269,4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9419.73180896766" table:style-name="ce5">
            <text:p><text:s/>269,420<text:s/></text:p>
          </table:table-cell>
          <table:table-cell office:value-type="float" office:value="1.0408278369085309" table:style-name="ce6">
            <text:p>1.041</text:p>
          </table:table-cell>
          <table:table-cell office:value-type="float" office:value="280419.55667920434" table:style-name="ce5">
            <text:p><text:s/>280,420<text:s/></text:p>
          </table:table-cell>
          <table:table-cell office:value-type="float" office:value="1.0395737183468965" table:style-name="ce6">
            <text:p>1.040</text:p>
          </table:table-cell>
          <table:table-cell office:value-type="float" office:value="291516.80123418878" table:style-name="ce5">
            <text:p><text:s/>291,5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1516.80123418878" table:style-name="ce5">
            <text:p><text:s/>291,517<text:s/></text:p>
          </table:table-cell>
          <table:table-cell office:value-type="float" office:value="1.0209379607889466" table:style-name="ce6">
            <text:p>1.021</text:p>
          </table:table-cell>
          <table:table-cell office:value-type="float" office:value="297620.56858774938" table:style-name="ce5">
            <text:p><text:s/>297,621<text:s/></text:p>
          </table:table-cell>
          <table:table-cell office:value-type="float" office:value="1.0500436590641513" table:style-name="ce6">
            <text:p>1.050</text:p>
          </table:table-cell>
          <table:table-cell office:value-type="float" office:value="312514.59085263358" table:style-name="ce5">
            <text:p><text:s/>312,51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346.806639701437" table:style-name="ce5">
            <text:p><text:s/>25,34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346.806639701437" table:style-name="ce5">
            <text:p><text:s/>25,347<text:s/></text:p>
          </table:table-cell>
          <table:table-cell office:value-type="float" office:value="0.961296495660381" table:style-name="ce6">
            <text:p>0.961</text:p>
          </table:table-cell>
          <table:table-cell office:value-type="float" office:value="24365.796398926268" table:style-name="ce5">
            <text:p><text:s/>24,366<text:s/></text:p>
          </table:table-cell>
          <table:table-cell office:value-type="float" office:value="1.2078711239930839" table:style-name="ce6">
            <text:p>1.208</text:p>
          </table:table-cell>
          <table:table-cell office:value-type="float" office:value="29430.74188335771" table:style-name="ce5">
            <text:p><text:s/>29,43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9430.74188335771" table:style-name="ce5">
            <text:p><text:s/>29,431<text:s/></text:p>
          </table:table-cell>
          <table:table-cell office:value-type="float" office:value="1.0393561027382405" table:style-name="ce6">
            <text:p>1.039</text:p>
          </table:table-cell>
          <table:table-cell office:value-type="float" office:value="30589.021184581779" table:style-name="ce5">
            <text:p><text:s/>30,589<text:s/></text:p>
          </table:table-cell>
          <table:table-cell office:value-type="float" office:value="1.1312699133366895" table:style-name="ce6">
            <text:p>1.131</text:p>
          </table:table-cell>
          <table:table-cell office:value-type="float" office:value="34604.439344535989" table:style-name="ce5">
            <text:p><text:s/>34,6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604.439344535989" table:style-name="ce5">
            <text:p><text:s/>34,604<text:s/></text:p>
          </table:table-cell>
          <table:table-cell office:value-type="float" office:value="1.0444573257156777" table:style-name="ce6">
            <text:p>1.044</text:p>
          </table:table-cell>
          <table:table-cell office:value-type="float" office:value="36142.860175684444" table:style-name="ce5">
            <text:p><text:s/>36,143<text:s/></text:p>
          </table:table-cell>
          <table:table-cell office:value-type="float" office:value="1.0501463748910302" table:style-name="ce6">
            <text:p>1.050</text:p>
          </table:table-cell>
          <table:table-cell office:value-type="float" office:value="37955.293591688402" table:style-name="ce5">
            <text:p><text:s/>37,95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7955.293591688402" table:style-name="ce5">
            <text:p><text:s/>37,955<text:s/></text:p>
          </table:table-cell>
          <table:table-cell office:value-type="float" office:value="1.0528703945638376" table:style-name="ce6">
            <text:p>1.053</text:p>
          </table:table-cell>
          <table:table-cell office:value-type="float" office:value="39962.004939667262" table:style-name="ce5">
            <text:p><text:s/>39,962<text:s/></text:p>
          </table:table-cell>
          <table:table-cell office:value-type="float" office:value="1.0314481530490265" table:style-name="ce6">
            <text:p>1.031</text:p>
          </table:table-cell>
          <table:table-cell office:value-type="float" office:value="41218.736187155868" table:style-name="ce5">
            <text:p><text:s/>41,2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218.736187155868" table:style-name="ce5">
            <text:p><text:s/>41,219<text:s/></text:p>
          </table:table-cell>
          <table:table-cell office:value-type="float" office:value="1.059366448150912" table:style-name="ce6">
            <text:p>1.059</text:p>
          </table:table-cell>
          <table:table-cell office:value-type="float" office:value="43665.746151856772" table:style-name="ce5">
            <text:p><text:s/>43,666<text:s/></text:p>
          </table:table-cell>
          <table:table-cell office:value-type="float" office:value="1.0450780701081794" table:style-name="ce6">
            <text:p>1.045</text:p>
          </table:table-cell>
          <table:table-cell office:value-type="float" office:value="45634.11371821614" table:style-name="ce5">
            <text:p><text:s/>45,6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634.11371821614" table:style-name="ce5">
            <text:p><text:s/>45,634<text:s/></text:p>
          </table:table-cell>
          <table:table-cell office:value-type="float" office:value="1.0479386962349586" table:style-name="ce6">
            <text:p>1.048</text:p>
          </table:table-cell>
          <table:table-cell office:value-type="float" office:value="47821.753633705259" table:style-name="ce5">
            <text:p><text:s/>47,822<text:s/></text:p>
          </table:table-cell>
          <table:table-cell office:value-type="float" office:value="1.1339039898094043" table:style-name="ce6">
            <text:p>1.134</text:p>
          </table:table-cell>
          <table:table-cell office:value-type="float" office:value="54225.277244940771" table:style-name="ce5">
            <text:p><text:s/>54,2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4225.277244940771" table:style-name="ce5">
            <text:p><text:s/>54,225<text:s/></text:p>
          </table:table-cell>
          <table:table-cell office:value-type="float" office:value="1.0010354464282509" table:style-name="ce6">
            <text:p>1.001</text:p>
          </table:table-cell>
          <table:table-cell office:value-type="float" office:value="54281.424614584968" table:style-name="ce5">
            <text:p><text:s/>54,281<text:s/></text:p>
          </table:table-cell>
          <table:table-cell office:value-type="float" office:value="1.0697002282433858" table:style-name="ce6">
            <text:p>1.070</text:p>
          </table:table-cell>
          <table:table-cell office:value-type="float" office:value="58064.852299597682" table:style-name="ce5">
            <text:p><text:s/>58,0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064.852299597682" table:style-name="ce5">
            <text:p><text:s/>58,065<text:s/></text:p>
          </table:table-cell>
          <table:table-cell office:value-type="float" office:value="1.0973940260256392" table:style-name="ce6">
            <text:p>1.097</text:p>
          </table:table-cell>
          <table:table-cell office:value-type="float" office:value="63720.022035639588" table:style-name="ce5">
            <text:p><text:s/>63,720<text:s/></text:p>
          </table:table-cell>
          <table:table-cell office:value-type="float" office:value="1.0091195404611786" table:style-name="ce6">
            <text:p>1.009</text:p>
          </table:table-cell>
          <table:table-cell office:value-type="float" office:value="64301.119354780792" table:style-name="ce5">
            <text:p><text:s/>64,3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4301.119354780792" table:style-name="ce5">
            <text:p><text:s/>64,301<text:s/></text:p>
          </table:table-cell>
          <table:table-cell office:value-type="float" office:value="1.0421363054477792" table:style-name="ce6">
            <text:p>1.042</text:p>
          </table:table-cell>
          <table:table-cell office:value-type="float" office:value="67010.530960547956" table:style-name="ce5">
            <text:p><text:s/>67,011<text:s/></text:p>
          </table:table-cell>
          <table:table-cell office:value-type="float" office:value="1.0754538471458872" table:style-name="ce6">
            <text:p>1.075</text:p>
          </table:table-cell>
          <table:table-cell office:value-type="float" office:value="72066.733320809872" table:style-name="ce5">
            <text:p><text:s/>72,06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2066.733320809872" table:style-name="ce5">
            <text:p><text:s/>72,067<text:s/></text:p>
          </table:table-cell>
          <table:table-cell office:value-type="float" office:value="1.0547952169145982" table:style-name="ce6">
            <text:p>1.055</text:p>
          </table:table-cell>
          <table:table-cell office:value-type="float" office:value="76015.645605450147" table:style-name="ce5">
            <text:p><text:s/>76,016<text:s/></text:p>
          </table:table-cell>
          <table:table-cell office:value-type="float" office:value="1.0913637436838055" table:style-name="ce6">
            <text:p>1.091</text:p>
          </table:table-cell>
          <table:table-cell office:value-type="float" office:value="82960.71956650549" table:style-name="ce5">
            <text:p><text:s/>82,96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2960.71956650549" table:style-name="ce5">
            <text:p><text:s/>82,961<text:s/></text:p>
          </table:table-cell>
          <table:table-cell office:value-type="float" office:value="1.0191386674665468" table:style-name="ce6">
            <text:p>1.019</text:p>
          </table:table-cell>
          <table:table-cell office:value-type="float" office:value="84548.477191074286" table:style-name="ce5">
            <text:p><text:s/>84,548<text:s/></text:p>
          </table:table-cell>
          <table:table-cell office:value-type="float" office:value="1.1009040145578883" table:style-name="ce6">
            <text:p>1.101</text:p>
          </table:table-cell>
          <table:table-cell office:value-type="float" office:value="93079.757964409728" table:style-name="ce5">
            <text:p><text:s/>93,0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3079.757964409728" table:style-name="ce5">
            <text:p><text:s/>93,080<text:s/></text:p>
          </table:table-cell>
          <table:table-cell office:value-type="float" office:value="1.0315008590691839" table:style-name="ce6">
            <text:p>1.032</text:p>
          </table:table-cell>
          <table:table-cell office:value-type="float" office:value="96011.850302240346" table:style-name="ce5">
            <text:p><text:s/>96,012<text:s/></text:p>
          </table:table-cell>
          <table:table-cell office:value-type="float" office:value="1.0867171172883929" table:style-name="ce6">
            <text:p>1.087</text:p>
          </table:table-cell>
          <table:table-cell office:value-type="float" office:value="104337.72118597534" table:style-name="ce5">
            <text:p><text:s/>104,33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4337.72118597534" table:style-name="ce5">
            <text:p><text:s/>104,338<text:s/></text:p>
          </table:table-cell>
          <table:table-cell office:value-type="float" office:value="1.057428360188623" table:style-name="ce6">
            <text:p>1.057</text:p>
          </table:table-cell>
          <table:table-cell office:value-type="float" office:value="110329.66541950365" table:style-name="ce5">
            <text:p><text:s/>110,330<text:s/></text:p>
          </table:table-cell>
          <table:table-cell office:value-type="float" office:value="1.0889197037184795" table:style-name="ce6">
            <text:p>1.089</text:p>
          </table:table-cell>
          <table:table-cell office:value-type="float" office:value="120140.14657996487" table:style-name="ce5">
            <text:p><text:s/>120,1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0140.14657996487" table:style-name="ce5">
            <text:p><text:s/>120,140<text:s/></text:p>
          </table:table-cell>
          <table:table-cell office:value-type="float" office:value="1.0384770895993354" table:style-name="ce6">
            <text:p>1.038</text:p>
          </table:table-cell>
          <table:table-cell office:value-type="float" office:value="124762.78976439948" table:style-name="ce5">
            <text:p><text:s/>124,763<text:s/></text:p>
          </table:table-cell>
          <table:table-cell office:value-type="float" office:value="1.0050620986116199" table:style-name="ce6">
            <text:p>1.005</text:p>
          </table:table-cell>
          <table:table-cell office:value-type="float" office:value="125394.35130924766" table:style-name="ce5">
            <text:p><text:s/>125,3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5394.35130924766" table:style-name="ce5">
            <text:p><text:s/>125,394<text:s/></text:p>
          </table:table-cell>
          <table:table-cell office:value-type="float" office:value="1.067986242637702" table:style-name="ce6">
            <text:p>1.068</text:p>
          </table:table-cell>
          <table:table-cell office:value-type="float" office:value="133919.44210275542" table:style-name="ce5">
            <text:p><text:s/>133,919<text:s/></text:p>
          </table:table-cell>
          <table:table-cell office:value-type="float" office:value="1.0094485761422183" table:style-name="ce6">
            <text:p>1.009</text:p>
          </table:table-cell>
          <table:table-cell office:value-type="float" office:value="135184.7901483867" table:style-name="ce5">
            <text:p><text:s/>135,1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5184.7901483867" table:style-name="ce5">
            <text:p><text:s/>135,185<text:s/></text:p>
          </table:table-cell>
          <table:table-cell office:value-type="float" office:value="1.0208344592206922" table:style-name="ce6">
            <text:p>1.021</text:p>
          </table:table-cell>
          <table:table-cell office:value-type="float" office:value="138001.29214599109" table:style-name="ce5">
            <text:p><text:s/>138,001<text:s/></text:p>
          </table:table-cell>
          <table:table-cell office:value-type="float" office:value="1.1086344619179116" table:style-name="ce6">
            <text:p>1.109</text:p>
          </table:table-cell>
          <table:table-cell office:value-type="float" office:value="152992.98826224735" table:style-name="ce5">
            <text:p><text:s/>152,99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157.933717027878" table:style-name="ce5">
            <text:p><text:s/>31,15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157.933717027878" table:style-name="ce5">
            <text:p><text:s/>31,158<text:s/></text:p>
          </table:table-cell>
          <table:table-cell office:value-type="float" office:value="0.97165123079808724" table:style-name="ce6">
            <text:p>0.972</text:p>
          </table:table-cell>
          <table:table-cell office:value-type="float" office:value="30274.644645275359" table:style-name="ce5">
            <text:p><text:s/>30,275<text:s/></text:p>
          </table:table-cell>
          <table:table-cell office:value-type="float" office:value="1.1060849771074202" table:style-name="ce6">
            <text:p>1.106</text:p>
          </table:table-cell>
          <table:table-cell office:value-type="float" office:value="33486.329629404681" table:style-name="ce5">
            <text:p><text:s/>33,48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486.329629404681" table:style-name="ce5">
            <text:p><text:s/>33,486<text:s/></text:p>
          </table:table-cell>
          <table:table-cell office:value-type="float" office:value="1.0522171764524972" table:style-name="ce6">
            <text:p>1.052</text:p>
          </table:table-cell>
          <table:table-cell office:value-type="float" office:value="35234.891212409791" table:style-name="ce5">
            <text:p><text:s/>35,235<text:s/></text:p>
          </table:table-cell>
          <table:table-cell office:value-type="float" office:value="1.1017563209176622" table:style-name="ce6">
            <text:p>1.102</text:p>
          </table:table-cell>
          <table:table-cell office:value-type="float" office:value="38820.264110118675" table:style-name="ce5">
            <text:p><text:s/>38,8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820.264110118675" table:style-name="ce5">
            <text:p><text:s/>38,820<text:s/></text:p>
          </table:table-cell>
          <table:table-cell office:value-type="float" office:value="1.0389061912910653" table:style-name="ce6">
            <text:p>1.039</text:p>
          </table:table-cell>
          <table:table-cell office:value-type="float" office:value="40330.612731556634" table:style-name="ce5">
            <text:p><text:s/>40,331<text:s/></text:p>
          </table:table-cell>
          <table:table-cell office:value-type="float" office:value="1.0629051474746209" table:style-name="ce6">
            <text:p>1.063</text:p>
          </table:table-cell>
          <table:table-cell office:value-type="float" office:value="42867.615873177034" table:style-name="ce5">
            <text:p><text:s/>42,86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2867.615873177034" table:style-name="ce5">
            <text:p><text:s/>42,868<text:s/></text:p>
          </table:table-cell>
          <table:table-cell office:value-type="float" office:value="1.0444941267413379" table:style-name="ce6">
            <text:p>1.044</text:p>
          </table:table-cell>
          <table:table-cell office:value-type="float" office:value="44774.973006937158" table:style-name="ce5">
            <text:p><text:s/>44,775<text:s/></text:p>
          </table:table-cell>
          <table:table-cell office:value-type="float" office:value="1.054741670461965" table:style-name="ce6">
            <text:p>1.055</text:p>
          </table:table-cell>
          <table:table-cell office:value-type="float" office:value="47226.029824226287" table:style-name="ce5">
            <text:p><text:s/>47,2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226.029824226287" table:style-name="ce5">
            <text:p><text:s/>47,226<text:s/></text:p>
          </table:table-cell>
          <table:table-cell office:value-type="float" office:value="1.0498282437368553" table:style-name="ce6">
            <text:p>1.050</text:p>
          </table:table-cell>
          <table:table-cell office:value-type="float" office:value="49579.219949031838" table:style-name="ce5">
            <text:p><text:s/>49,579<text:s/></text:p>
          </table:table-cell>
          <table:table-cell office:value-type="float" office:value="1.0697642784837222" table:style-name="ce6">
            <text:p>1.070</text:p>
          </table:table-cell>
          <table:table-cell office:value-type="float" office:value="53038.078456561816" table:style-name="ce5">
            <text:p><text:s/>53,0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038.078456561816" table:style-name="ce5">
            <text:p><text:s/>53,038<text:s/></text:p>
          </table:table-cell>
          <table:table-cell office:value-type="float" office:value="1.0455597641234033" table:style-name="ce6">
            <text:p>1.046</text:p>
          </table:table-cell>
          <table:table-cell office:value-type="float" office:value="55454.480800601334" table:style-name="ce5">
            <text:p><text:s/>55,454<text:s/></text:p>
          </table:table-cell>
          <table:table-cell office:value-type="float" office:value="1.0733919100936675" table:style-name="ce6">
            <text:p>1.073</text:p>
          </table:table-cell>
          <table:table-cell office:value-type="float" office:value="59524.391069810081" table:style-name="ce5">
            <text:p><text:s/>59,5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524.391069810081" table:style-name="ce5">
            <text:p><text:s/>59,524<text:s/></text:p>
          </table:table-cell>
          <table:table-cell office:value-type="float" office:value="1.0155478969550245" table:style-name="ce6">
            <text:p>1.016</text:p>
          </table:table-cell>
          <table:table-cell office:value-type="float" office:value="60449.870168474066" table:style-name="ce5">
            <text:p><text:s/>60,450<text:s/></text:p>
          </table:table-cell>
          <table:table-cell office:value-type="float" office:value="1.1230805790344738" table:style-name="ce6">
            <text:p>1.123</text:p>
          </table:table-cell>
          <table:table-cell office:value-type="float" office:value="67890.075191368611" table:style-name="ce5">
            <text:p><text:s/>67,89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7890.075191368611" table:style-name="ce5">
            <text:p><text:s/>67,890<text:s/></text:p>
          </table:table-cell>
          <table:table-cell office:value-type="float" office:value="1.0651454244712477" table:style-name="ce6">
            <text:p>1.065</text:p>
          </table:table-cell>
          <table:table-cell office:value-type="float" office:value="72312.802957095249" table:style-name="ce5">
            <text:p><text:s/>72,313<text:s/></text:p>
          </table:table-cell>
          <table:table-cell office:value-type="float" office:value="1.1471342310301196" table:style-name="ce6">
            <text:p>1.147</text:p>
          </table:table-cell>
          <table:table-cell office:value-type="float" office:value="82952.491613820006" table:style-name="ce5">
            <text:p><text:s/>82,9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2952.491613820006" table:style-name="ce5">
            <text:p><text:s/>82,952<text:s/></text:p>
          </table:table-cell>
          <table:table-cell office:value-type="float" office:value="1.0446660740822378" table:style-name="ce6">
            <text:p>1.045</text:p>
          </table:table-cell>
          <table:table-cell office:value-type="float" office:value="86657.653749549107" table:style-name="ce5">
            <text:p><text:s/>86,658<text:s/></text:p>
          </table:table-cell>
          <table:table-cell office:value-type="float" office:value="1.0806248393776059" table:style-name="ce6">
            <text:p>1.081</text:p>
          </table:table-cell>
          <table:table-cell office:value-type="float" office:value="93644.41316394668" table:style-name="ce5">
            <text:p><text:s/>93,64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3644.41316394668" table:style-name="ce5">
            <text:p><text:s/>93,644<text:s/></text:p>
          </table:table-cell>
          <table:table-cell office:value-type="float" office:value="1.0346750967755449" table:style-name="ce6">
            <text:p>1.035</text:p>
          </table:table-cell>
          <table:table-cell office:value-type="float" office:value="96891.542252895641" table:style-name="ce5">
            <text:p><text:s/>96,892<text:s/></text:p>
          </table:table-cell>
          <table:table-cell office:value-type="float" office:value="1.1209200431610944" table:style-name="ce6">
            <text:p>1.121</text:p>
          </table:table-cell>
          <table:table-cell office:value-type="float" office:value="108607.6717240608" table:style-name="ce5">
            <text:p><text:s/>108,60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8607.6717240608" table:style-name="ce5">
            <text:p><text:s/>108,608<text:s/></text:p>
          </table:table-cell>
          <table:table-cell office:value-type="float" office:value="1.0285181465283935" table:style-name="ce6">
            <text:p>1.029</text:p>
          </table:table-cell>
          <table:table-cell office:value-type="float" office:value="111704.9612203952" table:style-name="ce5">
            <text:p><text:s/>111,705<text:s/></text:p>
          </table:table-cell>
          <table:table-cell office:value-type="float" office:value="1.0822769688450344" table:style-name="ce6">
            <text:p>1.082</text:p>
          </table:table-cell>
          <table:table-cell office:value-type="float" office:value="120895.70683456144" table:style-name="ce5">
            <text:p><text:s/>120,89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0895.70683456144" table:style-name="ce5">
            <text:p><text:s/>120,896<text:s/></text:p>
          </table:table-cell>
          <table:table-cell office:value-type="float" office:value="1.0139237838225454" table:style-name="ce6">
            <text:p>1.014</text:p>
          </table:table-cell>
          <table:table-cell office:value-type="float" office:value="122579.03252159969" table:style-name="ce5">
            <text:p><text:s/>122,579<text:s/></text:p>
          </table:table-cell>
          <table:table-cell office:value-type="float" office:value="1.0876303090511337" table:style-name="ce6">
            <text:p>1.088</text:p>
          </table:table-cell>
          <table:table-cell office:value-type="float" office:value="133320.67102465645" table:style-name="ce5">
            <text:p><text:s/>133,32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3320.67102465645" table:style-name="ce5">
            <text:p><text:s/>133,321<text:s/></text:p>
          </table:table-cell>
          <table:table-cell office:value-type="float" office:value="0.9530370157799064" table:style-name="ce6">
            <text:p>0.953</text:p>
          </table:table-cell>
          <table:table-cell office:value-type="float" office:value="127059.5344551132" table:style-name="ce5">
            <text:p><text:s/>127,060<text:s/></text:p>
          </table:table-cell>
          <table:table-cell office:value-type="float" office:value="1.0585558633383112" table:style-name="ce6">
            <text:p>1.059</text:p>
          </table:table-cell>
          <table:table-cell office:value-type="float" office:value="134499.61519049626" table:style-name="ce5">
            <text:p><text:s/>134,5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4499.61519049626" table:style-name="ce5">
            <text:p><text:s/>134,500<text:s/></text:p>
          </table:table-cell>
          <table:table-cell office:value-type="float" office:value="0.97094375176581049" table:style-name="ce6">
            <text:p>0.971</text:p>
          </table:table-cell>
          <table:table-cell office:value-type="float" office:value="130591.56098411823" table:style-name="ce5">
            <text:p><text:s/>130,592<text:s/></text:p>
          </table:table-cell>
          <table:table-cell office:value-type="float" office:value="1.1028689711216144" table:style-name="ce6">
            <text:p>1.103</text:p>
          </table:table-cell>
          <table:table-cell office:value-type="float" office:value="144025.38049972002" table:style-name="ce5">
            <text:p><text:s/>144,0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4025.38049972002" table:style-name="ce5">
            <text:p><text:s/>144,025<text:s/></text:p>
          </table:table-cell>
          <table:table-cell office:value-type="float" office:value="1.0171826248133653" table:style-name="ce6">
            <text:p>1.017</text:p>
          </table:table-cell>
          <table:table-cell office:value-type="float" office:value="146500.11457644892" table:style-name="ce5">
            <text:p><text:s/>146,500<text:s/></text:p>
          </table:table-cell>
          <table:table-cell office:value-type="float" office:value="1.067111869077908" table:style-name="ce6">
            <text:p>1.067</text:p>
          </table:table-cell>
          <table:table-cell office:value-type="float" office:value="156332.01108580205" table:style-name="ce5">
            <text:p><text:s/>156,3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6332.01108580205" table:style-name="ce5">
            <text:p><text:s/>156,332<text:s/></text:p>
          </table:table-cell>
          <table:table-cell office:value-type="float" office:value="1.0210274615744055" table:style-name="ce6">
            <text:p>1.021</text:p>
          </table:table-cell>
          <table:table-cell office:value-type="float" office:value="159619.27644175829" table:style-name="ce5">
            <text:p><text:s/>159,619<text:s/></text:p>
          </table:table-cell>
          <table:table-cell office:value-type="float" office:value="0.99938808235728549" table:style-name="ce6">
            <text:p>0.999</text:p>
          </table:table-cell>
          <table:table-cell office:value-type="float" office:value="159521.60259038626" table:style-name="ce5">
            <text:p><text:s/>159,52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65.2614878056002" table:style-name="ce5">
            <text:p><text:s/>2,46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65.2614878056002" table:style-name="ce5">
            <text:p><text:s/>2,465<text:s/></text:p>
          </table:table-cell>
          <table:table-cell office:value-type="float" office:value="0.9875747993638736" table:style-name="ce6">
            <text:p>0.988</text:p>
          </table:table-cell>
          <table:table-cell office:value-type="float" office:value="2434.6301191991001" table:style-name="ce5">
            <text:p><text:s/>2,435<text:s/></text:p>
          </table:table-cell>
          <table:table-cell office:value-type="float" office:value="1.1771010542717431" table:style-name="ce6">
            <text:p>1.177</text:p>
          </table:table-cell>
          <table:table-cell office:value-type="float" office:value="2865.8056800710001" table:style-name="ce5">
            <text:p><text:s/>2,86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865.8056800710001" table:style-name="ce5">
            <text:p><text:s/>2,866<text:s/></text:p>
          </table:table-cell>
          <table:table-cell office:value-type="float" office:value="1.078144530378121" table:style-name="ce6">
            <text:p>1.078</text:p>
          </table:table-cell>
          <table:table-cell office:value-type="float" office:value="3089.7527190951" table:style-name="ce5">
            <text:p><text:s/>3,090<text:s/></text:p>
          </table:table-cell>
          <table:table-cell office:value-type="float" office:value="1.0313588836233072" table:style-name="ce6">
            <text:p>1.031</text:p>
          </table:table-cell>
          <table:table-cell office:value-type="float" office:value="3186.6439150380002" table:style-name="ce5">
            <text:p><text:s/>3,1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86.6439150380002" table:style-name="ce5">
            <text:p><text:s/>3,187<text:s/></text:p>
          </table:table-cell>
          <table:table-cell office:value-type="float" office:value="1.0650317807035645" table:style-name="ce6">
            <text:p>1.065</text:p>
          </table:table-cell>
          <table:table-cell office:value-type="float" office:value="3393.8770433011" table:style-name="ce5">
            <text:p><text:s/>3,394<text:s/></text:p>
          </table:table-cell>
          <table:table-cell office:value-type="float" office:value="1.0895791946704088" table:style-name="ce6">
            <text:p>1.090</text:p>
          </table:table-cell>
          <table:table-cell office:value-type="float" office:value="3697.8978156503999" table:style-name="ce5">
            <text:p><text:s/>3,6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97.8978156503999" table:style-name="ce5">
            <text:p><text:s/>3,698<text:s/></text:p>
          </table:table-cell>
          <table:table-cell office:value-type="float" office:value="1.0558340432035938" table:style-name="ce6">
            <text:p>1.056</text:p>
          </table:table-cell>
          <table:table-cell office:value-type="float" office:value="3904.3664020519" table:style-name="ce5">
            <text:p><text:s/>3,904<text:s/></text:p>
          </table:table-cell>
          <table:table-cell office:value-type="float" office:value="1.0483515059231345" table:style-name="ce6">
            <text:p>1.048</text:p>
          </table:table-cell>
          <table:table-cell office:value-type="float" office:value="4093.1483972667997" table:style-name="ce5">
            <text:p><text:s/>4,0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93.1483972667997" table:style-name="ce5">
            <text:p><text:s/>4,093<text:s/></text:p>
          </table:table-cell>
          <table:table-cell office:value-type="float" office:value="1.0355497399638538" table:style-name="ce6">
            <text:p>1.036</text:p>
          </table:table-cell>
          <table:table-cell office:value-type="float" office:value="4238.6587584231002" table:style-name="ce5">
            <text:p><text:s/>4,239<text:s/></text:p>
          </table:table-cell>
          <table:table-cell office:value-type="float" office:value="1.0224429279663196" table:style-name="ce6">
            <text:p>1.022</text:p>
          </table:table-cell>
          <table:table-cell office:value-type="float" office:value="4333.7866716121998" table:style-name="ce5">
            <text:p><text:s/>4,3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33.7866716121998" table:style-name="ce5">
            <text:p><text:s/>4,334<text:s/></text:p>
          </table:table-cell>
          <table:table-cell office:value-type="float" office:value="1.055091747260481" table:style-name="ce6">
            <text:p>1.055</text:p>
          </table:table-cell>
          <table:table-cell office:value-type="float" office:value="4572.5425516055002" table:style-name="ce5">
            <text:p><text:s/>4,573<text:s/></text:p>
          </table:table-cell>
          <table:table-cell office:value-type="float" office:value="1.1172455840183406" table:style-name="ce6">
            <text:p>1.117</text:p>
          </table:table-cell>
          <table:table-cell office:value-type="float" office:value="5108.6529735172007" table:style-name="ce5">
            <text:p><text:s/>5,1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08.6529735172007" table:style-name="ce5">
            <text:p><text:s/>5,109<text:s/></text:p>
          </table:table-cell>
          <table:table-cell office:value-type="float" office:value="0.98961647964872834" table:style-name="ce6">
            <text:p>0.990</text:p>
          </table:table-cell>
          <table:table-cell office:value-type="float" office:value="5055.6071713991005" table:style-name="ce5">
            <text:p><text:s/>5,056<text:s/></text:p>
          </table:table-cell>
          <table:table-cell office:value-type="float" office:value="1.0284110459780542" table:style-name="ce6">
            <text:p>1.028</text:p>
          </table:table-cell>
          <table:table-cell office:value-type="float" office:value="5199.2422591927007" table:style-name="ce5">
            <text:p><text:s/>5,1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99.2422591927007" table:style-name="ce5">
            <text:p><text:s/>5,199<text:s/></text:p>
          </table:table-cell>
          <table:table-cell office:value-type="float" office:value="0.98393202991736117" table:style-name="ce6">
            <text:p>0.984</text:p>
          </table:table-cell>
          <table:table-cell office:value-type="float" office:value="5115.7009901196006" table:style-name="ce5">
            <text:p><text:s/>5,116<text:s/></text:p>
          </table:table-cell>
          <table:table-cell office:value-type="float" office:value="1.0911414304176521" table:style-name="ce6">
            <text:p>1.091</text:p>
          </table:table-cell>
          <table:table-cell office:value-type="float" office:value="5581.9532959481003" table:style-name="ce5">
            <text:p><text:s/>5,5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581.9532959481003" table:style-name="ce5">
            <text:p><text:s/>5,582<text:s/></text:p>
          </table:table-cell>
          <table:table-cell office:value-type="float" office:value="1.0513695820957611" table:style-name="ce6">
            <text:p>1.051</text:p>
          </table:table-cell>
          <table:table-cell office:value-type="float" office:value="5868.6959040390102" table:style-name="ce5">
            <text:p><text:s/>5,869<text:s/></text:p>
          </table:table-cell>
          <table:table-cell office:value-type="float" office:value="1.0250088420297512" table:style-name="ce6">
            <text:p>1.025</text:p>
          </table:table-cell>
          <table:table-cell office:value-type="float" office:value="6015.4651928237699" table:style-name="ce5">
            <text:p><text:s/>6,01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015.4651928237699" table:style-name="ce5">
            <text:p><text:s/>6,015<text:s/></text:p>
          </table:table-cell>
          <table:table-cell office:value-type="float" office:value="0.76438013853726861" table:style-name="ce6">
            <text:p>0.764</text:p>
          </table:table-cell>
          <table:table-cell office:value-type="float" office:value="4598.1021174567495" table:style-name="ce5">
            <text:p><text:s/>4,598<text:s/></text:p>
          </table:table-cell>
          <table:table-cell office:value-type="float" office:value="1.1962752394062417" table:style-name="ce6">
            <text:p>1.196</text:p>
          </table:table-cell>
          <table:table-cell office:value-type="float" office:value="5500.59571137492" table:style-name="ce5">
            <text:p><text:s/>5,50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500.59571137492" table:style-name="ce5">
            <text:p><text:s/>5,501<text:s/></text:p>
          </table:table-cell>
          <table:table-cell office:value-type="float" office:value="1.0135537237453878" table:style-name="ce6">
            <text:p>1.014</text:p>
          </table:table-cell>
          <table:table-cell office:value-type="float" office:value="5575.1492660819595" table:style-name="ce5">
            <text:p><text:s/>5,575<text:s/></text:p>
          </table:table-cell>
          <table:table-cell office:value-type="float" office:value="1.0695559948520379" table:style-name="ce6">
            <text:p>1.070</text:p>
          </table:table-cell>
          <table:table-cell office:value-type="float" office:value="5962.9343197328999" table:style-name="ce5">
            <text:p><text:s/>5,9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962.9343197328999" table:style-name="ce5">
            <text:p><text:s/>5,963<text:s/></text:p>
          </table:table-cell>
          <table:table-cell office:value-type="float" office:value="1.0849768490910392" table:style-name="ce6">
            <text:p>1.085</text:p>
          </table:table-cell>
          <table:table-cell office:value-type="float" office:value="6469.6456895606207" table:style-name="ce5">
            <text:p><text:s/>6,470<text:s/></text:p>
          </table:table-cell>
          <table:table-cell office:value-type="float" office:value="0.98715020259102537" table:style-name="ce6">
            <text:p>0.987</text:p>
          </table:table-cell>
          <table:table-cell office:value-type="float" office:value="6386.5120531419198" table:style-name="ce5">
            <text:p><text:s/>6,38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386.5120531419198" table:style-name="ce5">
            <text:p><text:s/>6,387<text:s/></text:p>
          </table:table-cell>
          <table:table-cell office:value-type="float" office:value="1.0568443866342316" table:style-name="ce6">
            <text:p>1.057</text:p>
          </table:table-cell>
          <table:table-cell office:value-type="float" office:value="6749.5494135348999" table:style-name="ce5">
            <text:p><text:s/>6,750<text:s/></text:p>
          </table:table-cell>
          <table:table-cell office:value-type="float" office:value="1.1121311499923248" table:style-name="ce6">
            <text:p>1.112</text:p>
          </table:table-cell>
          <table:table-cell office:value-type="float" office:value="7506.3841512045901" table:style-name="ce5">
            <text:p><text:s/>7,5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506.3841512045901" table:style-name="ce5">
            <text:p><text:s/>7,506<text:s/></text:p>
          </table:table-cell>
          <table:table-cell office:value-type="float" office:value="0.951135424035225" table:style-name="ce6">
            <text:p>0.951</text:p>
          </table:table-cell>
          <table:table-cell office:value-type="float" office:value="7139.5878726272695" table:style-name="ce5">
            <text:p><text:s/>7,140<text:s/></text:p>
          </table:table-cell>
          <table:table-cell office:value-type="float" office:value="1.1892752712552921" table:style-name="ce6">
            <text:p>1.189</text:p>
          </table:table-cell>
          <table:table-cell office:value-type="float" office:value="8490.93530386979" table:style-name="ce5">
            <text:p><text:s/>8,49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490.93530386979" table:style-name="ce5">
            <text:p><text:s/>8,491<text:s/></text:p>
          </table:table-cell>
          <table:table-cell office:value-type="float" office:value="1.0901821878635682" table:style-name="ce6">
            <text:p>1.090</text:p>
          </table:table-cell>
          <table:table-cell office:value-type="float" office:value="9256.6664265807794" table:style-name="ce5">
            <text:p><text:s/>9,257<text:s/></text:p>
          </table:table-cell>
          <table:table-cell office:value-type="float" office:value="0.91775386108238988" table:style-name="ce6">
            <text:p>0.918</text:p>
          </table:table-cell>
          <table:table-cell office:value-type="float" office:value="8495.3413537462402" table:style-name="ce5">
            <text:p><text:s/>8,4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495.3413537462402" table:style-name="ce5">
            <text:p><text:s/>8,495<text:s/></text:p>
          </table:table-cell>
          <table:table-cell office:value-type="float" office:value="1.1539579791490542" table:style-name="ce6">
            <text:p>1.154</text:p>
          </table:table-cell>
          <table:table-cell office:value-type="float" office:value="9803.2669407504" table:style-name="ce5">
            <text:p><text:s/>9,803<text:s/></text:p>
          </table:table-cell>
          <table:table-cell office:value-type="float" office:value="0.99634431901426768" table:style-name="ce6">
            <text:p>0.996</text:p>
          </table:table-cell>
          <table:table-cell office:value-type="float" office:value="9767.4293241970408" table:style-name="ce5">
            <text:p><text:s/>9,76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96.58947669848999" table:style-name="ce5">
            <text:p><text:s/>59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96.58947669848999" table:style-name="ce5">
            <text:p><text:s/>597<text:s/></text:p>
          </table:table-cell>
          <table:table-cell office:value-type="float" office:value="0.97774498202634208" table:style-name="ce6">
            <text:p>0.978</text:p>
          </table:table-cell>
          <table:table-cell office:value-type="float" office:value="583.31236717166996" table:style-name="ce5">
            <text:p><text:s/>583<text:s/></text:p>
          </table:table-cell>
          <table:table-cell office:value-type="float" office:value="1.1291056515288085" table:style-name="ce6">
            <text:p>1.129</text:p>
          </table:table-cell>
          <table:table-cell office:value-type="float" office:value="658.62129038017997" table:style-name="ce5">
            <text:p><text:s/>65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58.62129038017997" table:style-name="ce5">
            <text:p><text:s/>659<text:s/></text:p>
          </table:table-cell>
          <table:table-cell office:value-type="float" office:value="1.0591291801667091" table:style-name="ce6">
            <text:p>1.059</text:p>
          </table:table-cell>
          <table:table-cell office:value-type="float" office:value="697.5650273207001" table:style-name="ce5">
            <text:p><text:s/>698<text:s/></text:p>
          </table:table-cell>
          <table:table-cell office:value-type="float" office:value="1.1391554424440242" table:style-name="ce6">
            <text:p>1.139</text:p>
          </table:table-cell>
          <table:table-cell office:value-type="float" office:value="794.6349973309899" table:style-name="ce5">
            <text:p><text:s/>7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94.6349973309899" table:style-name="ce5">
            <text:p><text:s/>795<text:s/></text:p>
          </table:table-cell>
          <table:table-cell office:value-type="float" office:value="1.0368078085396948" table:style-name="ce6">
            <text:p>1.037</text:p>
          </table:table-cell>
          <table:table-cell office:value-type="float" office:value="823.88377017169" table:style-name="ce5">
            <text:p><text:s/>824<text:s/></text:p>
          </table:table-cell>
          <table:table-cell office:value-type="float" office:value="1.0576644404160791" table:style-name="ce6">
            <text:p>1.058</text:p>
          </table:table-cell>
          <table:table-cell office:value-type="float" office:value="871.39256674653006" table:style-name="ce5">
            <text:p><text:s/>87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71.39256674653006" table:style-name="ce5">
            <text:p><text:s/>871<text:s/></text:p>
          </table:table-cell>
          <table:table-cell office:value-type="float" office:value="1.0641881896410184" table:style-name="ce6">
            <text:p>1.064</text:p>
          </table:table-cell>
          <table:table-cell office:value-type="float" office:value="927.32567807263001" table:style-name="ce5">
            <text:p><text:s/>927<text:s/></text:p>
          </table:table-cell>
          <table:table-cell office:value-type="float" office:value="1.0805736475783407" table:style-name="ce6">
            <text:p>1.081</text:p>
          </table:table-cell>
          <table:table-cell office:value-type="float" office:value="1002.043690448" table:style-name="ce5">
            <text:p><text:s/>1,0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02.043690448" table:style-name="ce5">
            <text:p><text:s/>1,002<text:s/></text:p>
          </table:table-cell>
          <table:table-cell office:value-type="float" office:value="1.0592276469546613" table:style-name="ce6">
            <text:p>1.059</text:p>
          </table:table-cell>
          <table:table-cell office:value-type="float" office:value="1061.3923803789999" table:style-name="ce5">
            <text:p><text:s/>1,061<text:s/></text:p>
          </table:table-cell>
          <table:table-cell office:value-type="float" office:value="1.1364623247864103" table:style-name="ce6">
            <text:p>1.136</text:p>
          </table:table-cell>
          <table:table-cell office:value-type="float" office:value="1206.2324521161001" table:style-name="ce5">
            <text:p><text:s/>1,20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06.2324521161001" table:style-name="ce5">
            <text:p><text:s/>1,206<text:s/></text:p>
          </table:table-cell>
          <table:table-cell office:value-type="float" office:value="1.0580429089396286" table:style-name="ce6">
            <text:p>1.058</text:p>
          </table:table-cell>
          <table:table-cell office:value-type="float" office:value="1276.2456924942999" table:style-name="ce5">
            <text:p><text:s/>1,276<text:s/></text:p>
          </table:table-cell>
          <table:table-cell office:value-type="float" office:value="1.1410880248997231" table:style-name="ce6">
            <text:p>1.141</text:p>
          </table:table-cell>
          <table:table-cell office:value-type="float" office:value="1456.3086765350999" table:style-name="ce5">
            <text:p><text:s/>1,45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56.3086765350999" table:style-name="ce5">
            <text:p><text:s/>1,456<text:s/></text:p>
          </table:table-cell>
          <table:table-cell office:value-type="float" office:value="0.99120108101656901" table:style-name="ce6">
            <text:p>0.991</text:p>
          </table:table-cell>
          <table:table-cell office:value-type="float" office:value="1443.4947344754" table:style-name="ce5">
            <text:p><text:s/>1,443<text:s/></text:p>
          </table:table-cell>
          <table:table-cell office:value-type="float" office:value="0.99823646529017296" table:style-name="ce6">
            <text:p>0.998</text:p>
          </table:table-cell>
          <table:table-cell office:value-type="float" office:value="1440.9490814077001" table:style-name="ce5">
            <text:p><text:s/>1,4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40.9490814077001" table:style-name="ce5">
            <text:p><text:s/>1,441<text:s/></text:p>
          </table:table-cell>
          <table:table-cell office:value-type="float" office:value="0.96423255897158411" table:style-name="ce6">
            <text:p>0.964</text:p>
          </table:table-cell>
          <table:table-cell office:value-type="float" office:value="1389.4100201135002" table:style-name="ce5">
            <text:p><text:s/>1,389<text:s/></text:p>
          </table:table-cell>
          <table:table-cell office:value-type="float" office:value="1.1656316232899131" table:style-name="ce6">
            <text:p>1.166</text:p>
          </table:table-cell>
          <table:table-cell office:value-type="float" office:value="1619.5402571601701" table:style-name="ce5">
            <text:p><text:s/>1,6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19.5402571601701" table:style-name="ce5">
            <text:p><text:s/>1,620<text:s/></text:p>
          </table:table-cell>
          <table:table-cell office:value-type="float" office:value="1.025990952605877" table:style-name="ce6">
            <text:p>1.026</text:p>
          </table:table-cell>
          <table:table-cell office:value-type="float" office:value="1661.6336512273299" table:style-name="ce5">
            <text:p><text:s/>1,662<text:s/></text:p>
          </table:table-cell>
          <table:table-cell office:value-type="float" office:value="1.1253320046974713" table:style-name="ce6">
            <text:p>1.125</text:p>
          </table:table-cell>
          <table:table-cell office:value-type="float" office:value="1869.8895278084299" table:style-name="ce5">
            <text:p><text:s/>1,8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69.8895278084299" table:style-name="ce5">
            <text:p><text:s/>1,870<text:s/></text:p>
          </table:table-cell>
          <table:table-cell office:value-type="float" office:value="0.78377702197679688" table:style-name="ce6">
            <text:p>0.784</text:p>
          </table:table-cell>
          <table:table-cell office:value-type="float" office:value="1465.5764455312901" table:style-name="ce5">
            <text:p><text:s/>1,466<text:s/></text:p>
          </table:table-cell>
          <table:table-cell office:value-type="float" office:value="1.1265790766108688" table:style-name="ce6">
            <text:p>1.127</text:p>
          </table:table-cell>
          <table:table-cell office:value-type="float" office:value="1651.08775870928" table:style-name="ce5">
            <text:p><text:s/>1,65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51.08775870928" table:style-name="ce5">
            <text:p><text:s/>1,651<text:s/></text:p>
          </table:table-cell>
          <table:table-cell office:value-type="float" office:value="1.0015103149940372" table:style-name="ce6">
            <text:p>1.002</text:p>
          </table:table-cell>
          <table:table-cell office:value-type="float" office:value="1653.5814213077299" table:style-name="ce5">
            <text:p><text:s/>1,654<text:s/></text:p>
          </table:table-cell>
          <table:table-cell office:value-type="float" office:value="1.0387862286217078" table:style-name="ce6">
            <text:p>1.039</text:p>
          </table:table-cell>
          <table:table-cell office:value-type="float" office:value="1717.7176083591801" table:style-name="ce5">
            <text:p><text:s/>1,71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17.7176083591801" table:style-name="ce5">
            <text:p><text:s/>1,718<text:s/></text:p>
          </table:table-cell>
          <table:table-cell office:value-type="float" office:value="1.0847666221427961" table:style-name="ce6">
            <text:p>1.085</text:p>
          </table:table-cell>
          <table:table-cell office:value-type="float" office:value="1863.32272781499" table:style-name="ce5">
            <text:p><text:s/>1,863<text:s/></text:p>
          </table:table-cell>
          <table:table-cell office:value-type="float" office:value="1.0464601049114319" table:style-name="ce6">
            <text:p>1.046</text:p>
          </table:table-cell>
          <table:table-cell office:value-type="float" office:value="1949.89289723313" table:style-name="ce5">
            <text:p><text:s/>1,95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49.89289723313" table:style-name="ce5">
            <text:p><text:s/>1,950<text:s/></text:p>
          </table:table-cell>
          <table:table-cell office:value-type="float" office:value="1.0544812407061344" table:style-name="ce6">
            <text:p>1.054</text:p>
          </table:table-cell>
          <table:table-cell office:value-type="float" office:value="2056.1254815184702" table:style-name="ce5">
            <text:p><text:s/>2,056<text:s/></text:p>
          </table:table-cell>
          <table:table-cell office:value-type="float" office:value="1.1110679053102668" table:style-name="ce6">
            <text:p>1.111</text:p>
          </table:table-cell>
          <table:table-cell office:value-type="float" office:value="2284.4950318057899" table:style-name="ce5">
            <text:p><text:s/>2,2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84.4950318057899" table:style-name="ce5">
            <text:p><text:s/>2,284<text:s/></text:p>
          </table:table-cell>
          <table:table-cell office:value-type="float" office:value="0.90963559117016302" table:style-name="ce6">
            <text:p>0.910</text:p>
          </table:table-cell>
          <table:table-cell office:value-type="float" office:value="2078.0579887819599" table:style-name="ce5">
            <text:p><text:s/>2,078<text:s/></text:p>
          </table:table-cell>
          <table:table-cell office:value-type="float" office:value="1.1068881266770827" table:style-name="ce6">
            <text:p>1.107</text:p>
          </table:table-cell>
          <table:table-cell office:value-type="float" office:value="2300.1777143292097" table:style-name="ce5">
            <text:p><text:s/>2,3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00.1777143292097" table:style-name="ce5">
            <text:p><text:s/>2,300<text:s/></text:p>
          </table:table-cell>
          <table:table-cell office:value-type="float" office:value="1.0851887832879878" table:style-name="ce6">
            <text:p>1.085</text:p>
          </table:table-cell>
          <table:table-cell office:value-type="float" office:value="2496.1270551590601" table:style-name="ce5">
            <text:p><text:s/>2,496<text:s/></text:p>
          </table:table-cell>
          <table:table-cell office:value-type="float" office:value="0.98510813428066413" table:style-name="ce6">
            <text:p>0.985</text:p>
          </table:table-cell>
          <table:table-cell office:value-type="float" office:value="2458.9550662352299" table:style-name="ce5">
            <text:p><text:s/>2,4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58.9550662352299" table:style-name="ce5">
            <text:p><text:s/>2,459<text:s/></text:p>
          </table:table-cell>
          <table:table-cell office:value-type="float" office:value="1.1244205787715611" table:style-name="ce6">
            <text:p>1.124</text:p>
          </table:table-cell>
          <table:table-cell office:value-type="float" office:value="2764.8996787494798" table:style-name="ce5">
            <text:p><text:s/>2,765<text:s/></text:p>
          </table:table-cell>
          <table:table-cell office:value-type="float" office:value="1.1117825505508889" table:style-name="ce6">
            <text:p>1.112</text:p>
          </table:table-cell>
          <table:table-cell office:value-type="float" office:value="3073.9672168574298" table:style-name="ce5">
            <text:p><text:s/>3,07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68.6720111071099" table:style-name="ce5">
            <text:p><text:s/>1,86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68.6720111071099" table:style-name="ce5">
            <text:p><text:s/>1,869<text:s/></text:p>
          </table:table-cell>
          <table:table-cell office:value-type="float" office:value="0.99071305238344187" table:style-name="ce6">
            <text:p>0.991</text:p>
          </table:table-cell>
          <table:table-cell office:value-type="float" office:value="1851.3177520274301" table:style-name="ce5">
            <text:p><text:s/>1,851<text:s/></text:p>
          </table:table-cell>
          <table:table-cell office:value-type="float" office:value="1.1922234242466863" table:style-name="ce6">
            <text:p>1.192</text:p>
          </table:table-cell>
          <table:table-cell office:value-type="float" office:value="2207.1843896908204" table:style-name="ce5">
            <text:p><text:s/>2,2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07.1843896908204" table:style-name="ce5">
            <text:p><text:s/>2,207<text:s/></text:p>
          </table:table-cell>
          <table:table-cell office:value-type="float" office:value="1.0838186890717791" table:style-name="ce6">
            <text:p>1.084</text:p>
          </table:table-cell>
          <table:table-cell office:value-type="float" office:value="2392.1876917743998" table:style-name="ce5">
            <text:p><text:s/>2,392<text:s/></text:p>
          </table:table-cell>
          <table:table-cell office:value-type="float" office:value="0.99992526754150424" table:style-name="ce6">
            <text:p>1.000</text:p>
          </table:table-cell>
          <table:table-cell office:value-type="float" office:value="2392.0089177070104" table:style-name="ce5">
            <text:p><text:s/>2,3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92.0089177070104" table:style-name="ce5">
            <text:p><text:s/>2,392<text:s/></text:p>
          </table:table-cell>
          <table:table-cell office:value-type="float" office:value="1.0744078979408722" table:style-name="ce6">
            <text:p>1.074</text:p>
          </table:table-cell>
          <table:table-cell office:value-type="float" office:value="2569.9932731294098" table:style-name="ce5">
            <text:p><text:s/>2,570<text:s/></text:p>
          </table:table-cell>
          <table:table-cell office:value-type="float" office:value="1.0998103685548222" table:style-name="ce6">
            <text:p>1.100</text:p>
          </table:table-cell>
          <table:table-cell office:value-type="float" office:value="2826.5052489038703" table:style-name="ce5">
            <text:p><text:s/>2,82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26.5052489038703" table:style-name="ce5">
            <text:p><text:s/>2,827<text:s/></text:p>
          </table:table-cell>
          <table:table-cell office:value-type="float" office:value="1.0532585160185985" table:style-name="ce6">
            <text:p>1.053</text:p>
          </table:table-cell>
          <table:table-cell office:value-type="float" office:value="2977.0407239792698" table:style-name="ce5">
            <text:p><text:s/>2,977<text:s/></text:p>
          </table:table-cell>
          <table:table-cell office:value-type="float" office:value="1.0383145524079584" table:style-name="ce6">
            <text:p>1.038</text:p>
          </table:table-cell>
          <table:table-cell office:value-type="float" office:value="3091.1047068188" table:style-name="ce5">
            <text:p><text:s/>3,09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91.1047068188" table:style-name="ce5">
            <text:p><text:s/>3,091<text:s/></text:p>
          </table:table-cell>
          <table:table-cell office:value-type="float" office:value="1.0278740707279286" table:style-name="ce6">
            <text:p>1.028</text:p>
          </table:table-cell>
          <table:table-cell office:value-type="float" office:value="3177.2663780440998" table:style-name="ce5">
            <text:p><text:s/>3,177<text:s/></text:p>
          </table:table-cell>
          <table:table-cell office:value-type="float" office:value="0.98435379580021154" table:style-name="ce6">
            <text:p>0.984</text:p>
          </table:table-cell>
          <table:table-cell office:value-type="float" office:value="3127.5542194960994" table:style-name="ce5">
            <text:p><text:s/>3,1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27.5542194960994" table:style-name="ce5">
            <text:p><text:s/>3,128<text:s/></text:p>
          </table:table-cell>
          <table:table-cell office:value-type="float" office:value="1.0539535457333455" table:style-name="ce6">
            <text:p>1.054</text:p>
          </table:table-cell>
          <table:table-cell office:value-type="float" office:value="3296.2968591112003" table:style-name="ce5">
            <text:p><text:s/>3,296<text:s/></text:p>
          </table:table-cell>
          <table:table-cell office:value-type="float" office:value="1.1080143728216587" table:style-name="ce6">
            <text:p>1.108</text:p>
          </table:table-cell>
          <table:table-cell office:value-type="float" office:value="3652.3442969821003" table:style-name="ce5">
            <text:p><text:s/>3,6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52.3442969821003" table:style-name="ce5">
            <text:p><text:s/>3,652<text:s/></text:p>
          </table:table-cell>
          <table:table-cell office:value-type="float" office:value="0.98898464745187264" table:style-name="ce6">
            <text:p>0.989</text:p>
          </table:table-cell>
          <table:table-cell office:value-type="float" office:value="3612.1124369237004" table:style-name="ce5">
            <text:p><text:s/>3,612<text:s/></text:p>
          </table:table-cell>
          <table:table-cell office:value-type="float" office:value="1.0404695987220698" table:style-name="ce6">
            <text:p>1.040</text:p>
          </table:table-cell>
          <table:table-cell office:value-type="float" office:value="3758.2931777850004" table:style-name="ce5">
            <text:p><text:s/>3,7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58.2931777850004" table:style-name="ce5">
            <text:p><text:s/>3,758<text:s/></text:p>
          </table:table-cell>
          <table:table-cell office:value-type="float" office:value="0.99148490916885812" table:style-name="ce6">
            <text:p>0.991</text:p>
          </table:table-cell>
          <table:table-cell office:value-type="float" office:value="3726.2909700061" table:style-name="ce5">
            <text:p><text:s/>3,726<text:s/></text:p>
          </table:table-cell>
          <table:table-cell office:value-type="float" office:value="1.0633665139631978" table:style-name="ce6">
            <text:p>1.063</text:p>
          </table:table-cell>
          <table:table-cell office:value-type="float" office:value="3962.41303878793" table:style-name="ce5">
            <text:p><text:s/>3,9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62.41303878793" table:style-name="ce5">
            <text:p><text:s/>3,962<text:s/></text:p>
          </table:table-cell>
          <table:table-cell office:value-type="float" office:value="1.0617424815709233" table:style-name="ce6">
            <text:p>1.062</text:p>
          </table:table-cell>
          <table:table-cell office:value-type="float" office:value="4207.0622528116801" table:style-name="ce5">
            <text:p><text:s/>4,207<text:s/></text:p>
          </table:table-cell>
          <table:table-cell office:value-type="float" office:value="0.98538491134633266" table:style-name="ce6">
            <text:p>0.985</text:p>
          </table:table-cell>
          <table:table-cell office:value-type="float" office:value="4145.5756650153398" table:style-name="ce5">
            <text:p><text:s/>4,14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45.5756650153398" table:style-name="ce5">
            <text:p><text:s/>4,146<text:s/></text:p>
          </table:table-cell>
          <table:table-cell office:value-type="float" office:value="0.75563104501045664" table:style-name="ce6">
            <text:p>0.756</text:p>
          </table:table-cell>
          <table:table-cell office:value-type="float" office:value="3132.5256719254598" table:style-name="ce5">
            <text:p><text:s/>3,133<text:s/></text:p>
          </table:table-cell>
          <table:table-cell office:value-type="float" office:value="1.2288831300461378" table:style-name="ce6">
            <text:p>1.229</text:p>
          </table:table-cell>
          <table:table-cell office:value-type="float" office:value="3849.50795266564" table:style-name="ce5">
            <text:p><text:s/>3,8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849.50795266564" table:style-name="ce5">
            <text:p><text:s/>3,850<text:s/></text:p>
          </table:table-cell>
          <table:table-cell office:value-type="float" office:value="1.0187192474972526" table:style-name="ce6">
            <text:p>1.019</text:p>
          </table:table-cell>
          <table:table-cell office:value-type="float" office:value="3921.5678447742298" table:style-name="ce5">
            <text:p><text:s/>3,922<text:s/></text:p>
          </table:table-cell>
          <table:table-cell office:value-type="float" office:value="1.0825304774545148" table:style-name="ce6">
            <text:p>1.083</text:p>
          </table:table-cell>
          <table:table-cell office:value-type="float" office:value="4245.2167113737196" table:style-name="ce5">
            <text:p><text:s/>4,2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45.2167113737196" table:style-name="ce5">
            <text:p><text:s/>4,245<text:s/></text:p>
          </table:table-cell>
          <table:table-cell office:value-type="float" office:value="1.0850619120113327" table:style-name="ce6">
            <text:p>1.085</text:p>
          </table:table-cell>
          <table:table-cell office:value-type="float" office:value="4606.32296174563" table:style-name="ce5">
            <text:p><text:s/>4,606<text:s/></text:p>
          </table:table-cell>
          <table:table-cell office:value-type="float" office:value="0.96315850902201439" table:style-name="ce6">
            <text:p>0.963</text:p>
          </table:table-cell>
          <table:table-cell office:value-type="float" office:value="4436.6191559087902" table:style-name="ce5">
            <text:p><text:s/>4,4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436.6191559087902" table:style-name="ce5">
            <text:p><text:s/>4,437<text:s/></text:p>
          </table:table-cell>
          <table:table-cell office:value-type="float" office:value="1.0578829886188497" table:style-name="ce6">
            <text:p>1.058</text:p>
          </table:table-cell>
          <table:table-cell office:value-type="float" office:value="4693.4239320164297" table:style-name="ce5">
            <text:p><text:s/>4,693<text:s/></text:p>
          </table:table-cell>
          <table:table-cell office:value-type="float" office:value="1.1125969430925295" table:style-name="ce6">
            <text:p>1.113</text:p>
          </table:table-cell>
          <table:table-cell office:value-type="float" office:value="5221.8891193988002" table:style-name="ce5">
            <text:p><text:s/>5,2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221.8891193988002" table:style-name="ce5">
            <text:p><text:s/>5,222<text:s/></text:p>
          </table:table-cell>
          <table:table-cell office:value-type="float" office:value="0.96929095354442307" table:style-name="ce6">
            <text:p>0.969</text:p>
          </table:table-cell>
          <table:table-cell office:value-type="float" office:value="5061.52988384531" table:style-name="ce5">
            <text:p><text:s/>5,062<text:s/></text:p>
          </table:table-cell>
          <table:table-cell office:value-type="float" office:value="1.2231000767770597" table:style-name="ce6">
            <text:p>1.223</text:p>
          </table:table-cell>
          <table:table-cell office:value-type="float" office:value="6190.7575895405807" table:style-name="ce5">
            <text:p><text:s/>6,19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190.7575895405807" table:style-name="ce5">
            <text:p><text:s/>6,191<text:s/></text:p>
          </table:table-cell>
          <table:table-cell office:value-type="float" office:value="1.0920374887305875" table:style-name="ce6">
            <text:p>1.092</text:p>
          </table:table-cell>
          <table:table-cell office:value-type="float" office:value="6760.5393714217207" table:style-name="ce5">
            <text:p><text:s/>6,761<text:s/></text:p>
          </table:table-cell>
          <table:table-cell office:value-type="float" office:value="0.89288530927401077" table:style-name="ce6">
            <text:p>0.893</text:p>
          </table:table-cell>
          <table:table-cell office:value-type="float" office:value="6036.386287511009" table:style-name="ce5">
            <text:p><text:s/>6,0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36.386287511009" table:style-name="ce5">
            <text:p><text:s/>6,036<text:s/></text:p>
          </table:table-cell>
          <table:table-cell office:value-type="float" office:value="1.1659902012174008" table:style-name="ce6">
            <text:p>1.166</text:p>
          </table:table-cell>
          <table:table-cell office:value-type="float" office:value="7038.3672620009211" table:style-name="ce5">
            <text:p><text:s/>7,038<text:s/></text:p>
          </table:table-cell>
          <table:table-cell office:value-type="float" office:value="0.95099642547449881" table:style-name="ce6">
            <text:p>0.951</text:p>
          </table:table-cell>
          <table:table-cell office:value-type="float" office:value="6693.4621073396111" table:style-name="ce5">
            <text:p><text:s/>6,69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4.290431084220003" table:style-name="ce5">
            <text:p><text:s/>8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4.290431084220003" table:style-name="ce5">
            <text:p><text:s/>84<text:s/></text:p>
          </table:table-cell>
          <table:table-cell office:value-type="float" office:value="0.86059470819707518" table:style-name="ce6">
            <text:p>0.861</text:p>
          </table:table-cell>
          <table:table-cell office:value-type="float" office:value="72.539898942729991" table:style-name="ce5">
            <text:p><text:s/>73<text:s/></text:p>
          </table:table-cell>
          <table:table-cell office:value-type="float" office:value="0.68634184371826601" table:style-name="ce6">
            <text:p>0.686</text:p>
          </table:table-cell>
          <table:table-cell office:value-type="float" office:value="49.787167983490001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.787167983490001" table:style-name="ce5">
            <text:p><text:s/>50<text:s/></text:p>
          </table:table-cell>
          <table:table-cell office:value-type="float" office:value="0.95951975298759051" table:style-name="ce6">
            <text:p>0.960</text:p>
          </table:table-cell>
          <table:table-cell office:value-type="float" office:value="47.771771125469996" table:style-name="ce5">
            <text:p><text:s/>48<text:s/></text:p>
          </table:table-cell>
          <table:table-cell office:value-type="float" office:value="1.1352581625604619" table:style-name="ce6">
            <text:p>1.135</text:p>
          </table:table-cell>
          <table:table-cell office:value-type="float" office:value="54.233293110159998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4.233293110159998" table:style-name="ce5">
            <text:p><text:s/>54<text:s/></text:p>
          </table:table-cell>
          <table:table-cell office:value-type="float" office:value="0.91219294624028857" table:style-name="ce6">
            <text:p>0.912</text:p>
          </table:table-cell>
          <table:table-cell office:value-type="float" office:value="49.471227426469994" table:style-name="ce5">
            <text:p><text:s/>49<text:s/></text:p>
          </table:table-cell>
          <table:table-cell office:value-type="float" office:value="0.91235852619233526" table:style-name="ce6">
            <text:p>0.912</text:p>
          </table:table-cell>
          <table:table-cell office:value-type="float" office:value="45.135496143739999" table:style-name="ce5">
            <text:p><text:s/>4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5.135496143739999" table:style-name="ce5">
            <text:p><text:s/>45<text:s/></text:p>
          </table:table-cell>
          <table:table-cell office:value-type="float" office:value="1.2195134081151373" table:style-name="ce6">
            <text:p>1.220</text:p>
          </table:table-cell>
          <table:table-cell office:value-type="float" office:value="55.043342729220001" table:style-name="ce5">
            <text:p><text:s/>55<text:s/></text:p>
          </table:table-cell>
          <table:table-cell office:value-type="float" office:value="1.3822532703298298" table:style-name="ce6">
            <text:p>1.382</text:p>
          </table:table-cell>
          <table:table-cell office:value-type="float" office:value="76.08384049735001" table:style-name="ce5">
            <text:p><text:s/>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6.08384049735001" table:style-name="ce5">
            <text:p><text:s/>76<text:s/></text:p>
          </table:table-cell>
          <table:table-cell office:value-type="float" office:value="0.91207467610716875" table:style-name="ce6">
            <text:p>0.912</text:p>
          </table:table-cell>
          <table:table-cell office:value-type="float" office:value="69.394144178609992" table:style-name="ce5">
            <text:p><text:s/>69<text:s/></text:p>
          </table:table-cell>
          <table:table-cell office:value-type="float" office:value="1.1131355225584003" table:style-name="ce6">
            <text:p>1.113</text:p>
          </table:table-cell>
          <table:table-cell office:value-type="float" office:value="77.245086942750007" table:style-name="ce5">
            <text:p><text:s/>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.245086942750007" table:style-name="ce5">
            <text:p><text:s/>77<text:s/></text:p>
          </table:table-cell>
          <table:table-cell office:value-type="float" office:value="1.5233266102969167" table:style-name="ce6">
            <text:p>1.523</text:p>
          </table:table-cell>
          <table:table-cell office:value-type="float" office:value="117.66949645458999" table:style-name="ce5">
            <text:p><text:s/>118<text:s/></text:p>
          </table:table-cell>
          <table:table-cell office:value-type="float" office:value="0.92965371792736085" table:style-name="ce6">
            <text:p>0.930</text:p>
          </table:table-cell>
          <table:table-cell office:value-type="float" office:value="109.39188486565" table:style-name="ce5">
            <text:p><text:s/>1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9.39188486565" table:style-name="ce5">
            <text:p><text:s/>109<text:s/></text:p>
          </table:table-cell>
          <table:table-cell office:value-type="float" office:value="1.0290005870414998" table:style-name="ce6">
            <text:p>1.029</text:p>
          </table:table-cell>
          <table:table-cell office:value-type="float" office:value="112.56431374433001" table:style-name="ce5">
            <text:p><text:s/>113<text:s/></text:p>
          </table:table-cell>
          <table:table-cell office:value-type="float" office:value="1.5364190424019841" table:style-name="ce6">
            <text:p>1.536</text:p>
          </table:table-cell>
          <table:table-cell office:value-type="float" office:value="172.9459551317" table:style-name="ce5">
            <text:p><text:s/>1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2.9459551317" table:style-name="ce5">
            <text:p><text:s/>173<text:s/></text:p>
          </table:table-cell>
          <table:table-cell office:value-type="float" office:value="0.94551284413449255" table:style-name="ce6">
            <text:p>0.946</text:p>
          </table:table-cell>
          <table:table-cell office:value-type="float" office:value="163.52262191813" table:style-name="ce5">
            <text:p><text:s/>164<text:s/></text:p>
          </table:table-cell>
          <table:table-cell office:value-type="float" office:value="1.9808663639495918" table:style-name="ce6">
            <text:p>1.981</text:p>
          </table:table-cell>
          <table:table-cell office:value-type="float" office:value="323.91646150247004" table:style-name="ce5">
            <text:p><text:s/>3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3.91646150247004" table:style-name="ce5">
            <text:p><text:s/>324<text:s/></text:p>
          </table:table-cell>
          <table:table-cell office:value-type="float" office:value="0.93874324372690543" table:style-name="ce6">
            <text:p>0.939</text:p>
          </table:table-cell>
          <table:table-cell office:value-type="float" office:value="304.07438976737001" table:style-name="ce5">
            <text:p><text:s/>304<text:s/></text:p>
          </table:table-cell>
          <table:table-cell office:value-type="float" office:value="1.2058439418225766" table:style-name="ce6">
            <text:p>1.206</text:p>
          </table:table-cell>
          <table:table-cell office:value-type="float" office:value="366.66626076437996" table:style-name="ce5">
            <text:p><text:s/>36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66.66626076437996" table:style-name="ce5">
            <text:p><text:s/>367<text:s/></text:p>
          </table:table-cell>
          <table:table-cell office:value-type="float" office:value="1.2824141662067523" table:style-name="ce6">
            <text:p>1.282</text:p>
          </table:table-cell>
          <table:table-cell office:value-type="float" office:value="470.21800707429998" table:style-name="ce5">
            <text:p><text:s/>470<text:s/></text:p>
          </table:table-cell>
          <table:table-cell office:value-type="float" office:value="0.79945070911735794" table:style-name="ce6">
            <text:p>0.799</text:p>
          </table:table-cell>
          <table:table-cell office:value-type="float" office:value="375.91611919529998" table:style-name="ce5">
            <text:p><text:s/>37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75.91611919529998" table:style-name="ce5">
            <text:p><text:s/>376<text:s/></text:p>
          </table:table-cell>
          <table:table-cell office:value-type="float" office:value="0.97583025332587647" table:style-name="ce6">
            <text:p>0.976</text:p>
          </table:table-cell>
          <table:table-cell office:value-type="float" office:value="366.83032182362996" table:style-name="ce5">
            <text:p><text:s/>367<text:s/></text:p>
          </table:table-cell>
          <table:table-cell office:value-type="float" office:value="1.0205830783037892" table:style-name="ce6">
            <text:p>1.021</text:p>
          </table:table-cell>
          <table:table-cell office:value-type="float" office:value="374.38081906193003" table:style-name="ce5">
            <text:p><text:s/>37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4.38081906193003" table:style-name="ce5">
            <text:p><text:s/>374<text:s/></text:p>
          </table:table-cell>
          <table:table-cell office:value-type="float" office:value="0.83339995847350712" table:style-name="ce6">
            <text:p>0.833</text:p>
          </table:table-cell>
          <table:table-cell office:value-type="float" office:value="312.00895905949005" table:style-name="ce5">
            <text:p><text:s/>312<text:s/></text:p>
          </table:table-cell>
          <table:table-cell office:value-type="float" office:value="0.95865458824180616" table:style-name="ce6">
            <text:p>0.959</text:p>
          </table:table-cell>
          <table:table-cell office:value-type="float" office:value="299.10882017492997" table:style-name="ce5">
            <text:p><text:s/>29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99.10882017492997" table:style-name="ce5">
            <text:p><text:s/>299<text:s/></text:p>
          </table:table-cell>
          <table:table-cell office:value-type="float" office:value="1.0067150374900191" table:style-name="ce6">
            <text:p>1.007</text:p>
          </table:table-cell>
          <table:table-cell office:value-type="float" office:value="301.11734711600002" table:style-name="ce5">
            <text:p><text:s/>301<text:s/></text:p>
          </table:table-cell>
          <table:table-cell office:value-type="float" office:value="0.81153554182430376" table:style-name="ce6">
            <text:p>0.812</text:p>
          </table:table-cell>
          <table:table-cell office:value-type="float" office:value="244.36742944448" table:style-name="ce5">
            <text:p><text:s/>24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4.36742944448" table:style-name="ce5">
            <text:p><text:s/>244<text:s/></text:p>
          </table:table-cell>
          <table:table-cell office:value-type="float" office:value="0.85045304090059659" table:style-name="ce6">
            <text:p>0.850</text:p>
          </table:table-cell>
          <table:table-cell office:value-type="float" office:value="207.82302346812" table:style-name="ce5">
            <text:p><text:s/>208<text:s/></text:p>
          </table:table-cell>
          <table:table-cell office:value-type="float" office:value="1.1120677599473607" table:style-name="ce6">
            <text:p>1.112</text:p>
          </table:table-cell>
          <table:table-cell office:value-type="float" office:value="231.11328417368" table:style-name="ce5">
            <text:p><text:s/>2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1.11328417368" table:style-name="ce5">
            <text:p><text:s/>231<text:s/></text:p>
          </table:table-cell>
          <table:table-cell office:value-type="float" office:value="0.78916117463009394" table:style-name="ce6">
            <text:p>0.789</text:p>
          </table:table-cell>
          <table:table-cell office:value-type="float" office:value="182.38563081112" table:style-name="ce5">
            <text:p><text:s/>182<text:s/></text:p>
          </table:table-cell>
          <table:table-cell office:value-type="float" office:value="1.9204219891826311" table:style-name="ce6">
            <text:p>1.920</text:p>
          </table:table-cell>
          <table:table-cell office:value-type="float" office:value="350.25737592062001" table:style-name="ce5">
            <text:p><text:s/>3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0.25737592062001" table:style-name="ce5">
            <text:p><text:s/>350<text:s/></text:p>
          </table:table-cell>
          <table:table-cell office:value-type="float" office:value="1.0870487836244735" table:style-name="ce6">
            <text:p>1.087</text:p>
          </table:table-cell>
          <table:table-cell office:value-type="float" office:value="380.74685445001001" table:style-name="ce5">
            <text:p><text:s/>381<text:s/></text:p>
          </table:table-cell>
          <table:table-cell office:value-type="float" office:value="0.56984957816862747" table:style-name="ce6">
            <text:p>0.570</text:p>
          </table:table-cell>
          <table:table-cell office:value-type="float" office:value="216.96843439737" table:style-name="ce5">
            <text:p><text:s/>2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2.773456363449995" table:style-name="ce5">
            <text:p><text:s/>6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2.773456363449995" table:style-name="ce5">
            <text:p><text:s/>63<text:s/></text:p>
          </table:table-cell>
          <table:table-cell office:value-type="float" office:value="0.84761368113211433" table:style-name="ce6">
            <text:p>0.848</text:p>
          </table:table-cell>
          <table:table-cell office:value-type="float" office:value="53.207640425610002" table:style-name="ce5">
            <text:p><text:s/>53<text:s/></text:p>
          </table:table-cell>
          <table:table-cell office:value-type="float" office:value="0.75340416646638819" table:style-name="ce6">
            <text:p>0.753</text:p>
          </table:table-cell>
          <table:table-cell office:value-type="float" office:value="40.0868579845" table:style-name="ce5">
            <text:p><text:s/>4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0.0868579845" table:style-name="ce5">
            <text:p><text:s/>40<text:s/></text:p>
          </table:table-cell>
          <table:table-cell office:value-type="float" office:value="0.96678380669458186" table:style-name="ce6">
            <text:p>0.967</text:p>
          </table:table-cell>
          <table:table-cell office:value-type="float" office:value="38.755325160680002" table:style-name="ce5">
            <text:p><text:s/>39<text:s/></text:p>
          </table:table-cell>
          <table:table-cell office:value-type="float" office:value="0.88300798790097301" table:style-name="ce6">
            <text:p>0.883</text:p>
          </table:table-cell>
          <table:table-cell office:value-type="float" office:value="34.22126169058" table:style-name="ce5">
            <text:p><text:s/>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.22126169058" table:style-name="ce5">
            <text:p><text:s/>34<text:s/></text:p>
          </table:table-cell>
          <table:table-cell office:value-type="float" office:value="0.91817365571618281" table:style-name="ce6">
            <text:p>0.918</text:p>
          </table:table-cell>
          <table:table-cell office:value-type="float" office:value="31.421060949659999" table:style-name="ce5">
            <text:p><text:s/>31<text:s/></text:p>
          </table:table-cell>
          <table:table-cell office:value-type="float" office:value="1.1888650800597558" table:style-name="ce6">
            <text:p>1.189</text:p>
          </table:table-cell>
          <table:table-cell office:value-type="float" office:value="37.355402141479999" table:style-name="ce5">
            <text:p><text:s/>3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7.355402141479999" table:style-name="ce5">
            <text:p><text:s/>37<text:s/></text:p>
          </table:table-cell>
          <table:table-cell office:value-type="float" office:value="1.2078654568351639" table:style-name="ce6">
            <text:p>1.208</text:p>
          </table:table-cell>
          <table:table-cell office:value-type="float" office:value="45.120299872879997" table:style-name="ce5">
            <text:p><text:s/>45<text:s/></text:p>
          </table:table-cell>
          <table:table-cell office:value-type="float" office:value="1.3463584758596263" table:style-name="ce6">
            <text:p>1.346</text:p>
          </table:table-cell>
          <table:table-cell office:value-type="float" office:value="60.748098167180004" table:style-name="ce5">
            <text:p><text:s/>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0.748098167180004" table:style-name="ce5">
            <text:p><text:s/>61<text:s/></text:p>
          </table:table-cell>
          <table:table-cell office:value-type="float" office:value="0.88205337888683055" table:style-name="ce6">
            <text:p>0.882</text:p>
          </table:table-cell>
          <table:table-cell office:value-type="float" office:value="53.583065249310003" table:style-name="ce5">
            <text:p><text:s/>54<text:s/></text:p>
          </table:table-cell>
          <table:table-cell office:value-type="float" office:value="1.1825579303269882" table:style-name="ce6">
            <text:p>1.183</text:p>
          </table:table-cell>
          <table:table-cell office:value-type="float" office:value="63.365078741800005" table:style-name="ce5">
            <text:p><text:s/>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.365078741800005" table:style-name="ce5">
            <text:p><text:s/>63<text:s/></text:p>
          </table:table-cell>
          <table:table-cell office:value-type="float" office:value="1.5292559916903741" table:style-name="ce6">
            <text:p>1.529</text:p>
          </table:table-cell>
          <table:table-cell office:value-type="float" office:value="96.901426329830002" table:style-name="ce5">
            <text:p><text:s/>97<text:s/></text:p>
          </table:table-cell>
          <table:table-cell office:value-type="float" office:value="0.93178279241339612" table:style-name="ce6">
            <text:p>0.932</text:p>
          </table:table-cell>
          <table:table-cell office:value-type="float" office:value="90.291081614449993" table:style-name="ce5">
            <text:p><text:s/>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0.291081614449993" table:style-name="ce5">
            <text:p><text:s/>90<text:s/></text:p>
          </table:table-cell>
          <table:table-cell office:value-type="float" office:value="1.0353733111379504" table:style-name="ce6">
            <text:p>1.035</text:p>
          </table:table-cell>
          <table:table-cell office:value-type="float" office:value="93.484976137380002" table:style-name="ce5">
            <text:p><text:s/>93<text:s/></text:p>
          </table:table-cell>
          <table:table-cell office:value-type="float" office:value="1.6452637771399081" table:style-name="ce6">
            <text:p>1.645</text:p>
          </table:table-cell>
          <table:table-cell office:value-type="float" office:value="153.80744494562001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3.80744494562001" table:style-name="ce5">
            <text:p><text:s/>154<text:s/></text:p>
          </table:table-cell>
          <table:table-cell office:value-type="float" office:value="0.92039760902673617" table:style-name="ce6">
            <text:p>0.920</text:p>
          </table:table-cell>
          <table:table-cell office:value-type="float" office:value="141.56400457846001" table:style-name="ce5">
            <text:p><text:s/>142<text:s/></text:p>
          </table:table-cell>
          <table:table-cell office:value-type="float" office:value="1.2625554846335947" table:style-name="ce6">
            <text:p>1.263</text:p>
          </table:table-cell>
          <table:table-cell office:value-type="float" office:value="178.73241040722999" table:style-name="ce5">
            <text:p><text:s/>1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8.73241040722999" table:style-name="ce5">
            <text:p><text:s/>179<text:s/></text:p>
          </table:table-cell>
          <table:table-cell office:value-type="float" office:value="0.93988208282986752" table:style-name="ce6">
            <text:p>0.940</text:p>
          </table:table-cell>
          <table:table-cell office:value-type="float" office:value="167.98739016275002" table:style-name="ce5">
            <text:p><text:s/>168<text:s/></text:p>
          </table:table-cell>
          <table:table-cell office:value-type="float" office:value="1.3444622815937479" table:style-name="ce6">
            <text:p>1.344</text:p>
          </table:table-cell>
          <table:table-cell office:value-type="float" office:value="225.85270985719001" table:style-name="ce5">
            <text:p><text:s/>22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25.85270985719001" table:style-name="ce5">
            <text:p><text:s/>226<text:s/></text:p>
          </table:table-cell>
          <table:table-cell office:value-type="float" office:value="1.2902815250597839" table:style-name="ce6">
            <text:p>1.290</text:p>
          </table:table-cell>
          <table:table-cell office:value-type="float" office:value="291.41357891342" table:style-name="ce5">
            <text:p><text:s/>291<text:s/></text:p>
          </table:table-cell>
          <table:table-cell office:value-type="float" office:value="0.70003709481928156" table:style-name="ce6">
            <text:p>0.700</text:p>
          </table:table-cell>
          <table:table-cell office:value-type="float" office:value="204.00031517344001" table:style-name="ce5">
            <text:p><text:s/>20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4.00031517344001" table:style-name="ce5">
            <text:p><text:s/>204<text:s/></text:p>
          </table:table-cell>
          <table:table-cell office:value-type="float" office:value="0.96993020021300103" table:style-name="ce6">
            <text:p>0.970</text:p>
          </table:table-cell>
          <table:table-cell office:value-type="float" office:value="197.86606653969" table:style-name="ce5">
            <text:p><text:s/>198<text:s/></text:p>
          </table:table-cell>
          <table:table-cell office:value-type="float" office:value="1.0333455493626369" table:style-name="ce6">
            <text:p>1.033</text:p>
          </table:table-cell>
          <table:table-cell office:value-type="float" office:value="204.46401922868" table:style-name="ce5">
            <text:p><text:s/>2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4.46401922868" table:style-name="ce5">
            <text:p><text:s/>204<text:s/></text:p>
          </table:table-cell>
          <table:table-cell office:value-type="float" office:value="0.81743354412748426" table:style-name="ce6">
            <text:p>0.817</text:p>
          </table:table-cell>
          <table:table-cell office:value-type="float" office:value="167.13574788464999" table:style-name="ce5">
            <text:p><text:s/>167<text:s/></text:p>
          </table:table-cell>
          <table:table-cell office:value-type="float" office:value="1.3563253746752739" table:style-name="ce6">
            <text:p>1.356</text:p>
          </table:table-cell>
          <table:table-cell office:value-type="float" office:value="226.69045587128002" table:style-name="ce5">
            <text:p><text:s/>22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6.69045587128002" table:style-name="ce5">
            <text:p><text:s/>227<text:s/></text:p>
          </table:table-cell>
          <table:table-cell office:value-type="float" office:value="1.0121920920210659" table:style-name="ce6">
            <text:p>1.012</text:p>
          </table:table-cell>
          <table:table-cell office:value-type="float" office:value="229.45428676956001" table:style-name="ce5">
            <text:p><text:s/>229<text:s/></text:p>
          </table:table-cell>
          <table:table-cell office:value-type="float" office:value="0.73211680746374108" table:style-name="ce6">
            <text:p>0.732</text:p>
          </table:table-cell>
          <table:table-cell office:value-type="float" office:value="167.98733988859999" table:style-name="ce5">
            <text:p><text:s/>1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7.98733988859999" table:style-name="ce5">
            <text:p><text:s/>168<text:s/></text:p>
          </table:table-cell>
          <table:table-cell office:value-type="float" office:value="0.86746493996318763" table:style-name="ce6">
            <text:p>0.867</text:p>
          </table:table-cell>
          <table:table-cell office:value-type="float" office:value="145.72312771103998" table:style-name="ce5">
            <text:p><text:s/>146<text:s/></text:p>
          </table:table-cell>
          <table:table-cell office:value-type="float" office:value="0.87461660112881479" table:style-name="ce6">
            <text:p>0.875</text:p>
          </table:table-cell>
          <table:table-cell office:value-type="float" office:value="127.45186666449" table:style-name="ce5">
            <text:p><text:s/>1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7.45186666449" table:style-name="ce5">
            <text:p><text:s/>127<text:s/></text:p>
          </table:table-cell>
          <table:table-cell office:value-type="float" office:value="0.80258439945038307" table:style-name="ce6">
            <text:p>0.803</text:p>
          </table:table-cell>
          <table:table-cell office:value-type="float" office:value="102.29087986575" table:style-name="ce5">
            <text:p><text:s/>102<text:s/></text:p>
          </table:table-cell>
          <table:table-cell office:value-type="float" office:value="1.8016911771320869" table:style-name="ce6">
            <text:p>1.802</text:p>
          </table:table-cell>
          <table:table-cell office:value-type="float" office:value="184.2965757552" table:style-name="ce5">
            <text:p><text:s/>1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4.2965757552" table:style-name="ce5">
            <text:p><text:s/>184<text:s/></text:p>
          </table:table-cell>
          <table:table-cell office:value-type="float" office:value="1.0840863042059139" table:style-name="ce6">
            <text:p>1.084</text:p>
          </table:table-cell>
          <table:table-cell office:value-type="float" office:value="199.79339368825998" table:style-name="ce5">
            <text:p><text:s/>200<text:s/></text:p>
          </table:table-cell>
          <table:table-cell office:value-type="float" office:value="0.70004133994380657" table:style-name="ce6">
            <text:p>0.700</text:p>
          </table:table-cell>
          <table:table-cell office:value-type="float" office:value="139.86363502944999" table:style-name="ce5">
            <text:p><text:s/>14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.516974720770008" table:style-name="ce5">
            <text:p><text:s/>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.516974720770008" table:style-name="ce5">
            <text:p><text:s/>22<text:s/></text:p>
          </table:table-cell>
          <table:table-cell office:value-type="float" office:value="0.89846545659873178" table:style-name="ce6">
            <text:p>0.898</text:p>
          </table:table-cell>
          <table:table-cell office:value-type="float" office:value="19.332258517119996" table:style-name="ce5">
            <text:p><text:s/>19<text:s/></text:p>
          </table:table-cell>
          <table:table-cell office:value-type="float" office:value="0.50176806762643544" table:style-name="ce6">
            <text:p>0.502</text:p>
          </table:table-cell>
          <table:table-cell office:value-type="float" office:value="9.700309998989999" table:style-name="ce5">
            <text:p><text:s/>1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.700309998989999" table:style-name="ce5">
            <text:p><text:s/>10<text:s/></text:p>
          </table:table-cell>
          <table:table-cell office:value-type="float" office:value="0.92950080623493381" table:style-name="ce6">
            <text:p>0.930</text:p>
          </table:table-cell>
          <table:table-cell office:value-type="float" office:value="9.0164459647899946" table:style-name="ce5">
            <text:p><text:s/>9<text:s/></text:p>
          </table:table-cell>
          <table:table-cell office:value-type="float" office:value="2.2195032829707761" table:style-name="ce6">
            <text:p>2.220</text:p>
          </table:table-cell>
          <table:table-cell office:value-type="float" office:value="20.012031419579998" table:style-name="ce5">
            <text:p><text:s/>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.012031419579998" table:style-name="ce5">
            <text:p><text:s/>20<text:s/></text:p>
          </table:table-cell>
          <table:table-cell office:value-type="float" office:value="0.90196572743482251" table:style-name="ce6">
            <text:p>0.902</text:p>
          </table:table-cell>
          <table:table-cell office:value-type="float" office:value="18.050166476809999" table:style-name="ce5">
            <text:p><text:s/>18<text:s/></text:p>
          </table:table-cell>
          <table:table-cell office:value-type="float" office:value="0.43102616323541931" table:style-name="ce6">
            <text:p>0.431</text:p>
          </table:table-cell>
          <table:table-cell office:value-type="float" office:value="7.7800940022599994" table:style-name="ce5">
            <text:p><text:s/>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.7800940022599994" table:style-name="ce5">
            <text:p><text:s/>8<text:s/></text:p>
          </table:table-cell>
          <table:table-cell office:value-type="float" office:value="1.2754399694216436" table:style-name="ce6">
            <text:p>1.275</text:p>
          </table:table-cell>
          <table:table-cell office:value-type="float" office:value="9.9230428563400057" table:style-name="ce5">
            <text:p><text:s/>10<text:s/></text:p>
          </table:table-cell>
          <table:table-cell office:value-type="float" office:value="1.545467711083373" table:style-name="ce6">
            <text:p>1.545</text:p>
          </table:table-cell>
          <table:table-cell office:value-type="float" office:value="15.335742330170005" table:style-name="ce5">
            <text:p><text:s/>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.335742330170005" table:style-name="ce5">
            <text:p><text:s/>15<text:s/></text:p>
          </table:table-cell>
          <table:table-cell office:value-type="float" office:value="1.0309953433551671" table:style-name="ce6">
            <text:p>1.031</text:p>
          </table:table-cell>
          <table:table-cell office:value-type="float" office:value="15.811078929299995" table:style-name="ce5">
            <text:p><text:s/>16<text:s/></text:p>
          </table:table-cell>
          <table:table-cell office:value-type="float" office:value="0.87786597379060172" table:style-name="ce6">
            <text:p>0.878</text:p>
          </table:table-cell>
          <table:table-cell office:value-type="float" office:value="13.880008200950003" table:style-name="ce5">
            <text:p><text:s/>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.880008200950003" table:style-name="ce5">
            <text:p><text:s/>14<text:s/></text:p>
          </table:table-cell>
          <table:table-cell office:value-type="float" office:value="1.4962577704628832" table:style-name="ce6">
            <text:p>1.496</text:p>
          </table:table-cell>
          <table:table-cell office:value-type="float" office:value="20.768070124759987" table:style-name="ce5">
            <text:p><text:s/>21<text:s/></text:p>
          </table:table-cell>
          <table:table-cell office:value-type="float" office:value="0.91971970127487956" table:style-name="ce6">
            <text:p>0.920</text:p>
          </table:table-cell>
          <table:table-cell office:value-type="float" office:value="19.100803251200006" table:style-name="ce5">
            <text:p><text:s/>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.100803251200006" table:style-name="ce5">
            <text:p><text:s/>19<text:s/></text:p>
          </table:table-cell>
          <table:table-cell office:value-type="float" office:value="0.99887619154191032" table:style-name="ce6">
            <text:p>0.999</text:p>
          </table:table-cell>
          <table:table-cell office:value-type="float" office:value="19.079337606949998" table:style-name="ce5">
            <text:p><text:s/>19<text:s/></text:p>
          </table:table-cell>
          <table:table-cell office:value-type="float" office:value="1.0031013958843338" table:style-name="ce6">
            <text:p>1.003</text:p>
          </table:table-cell>
          <table:table-cell office:value-type="float" office:value="19.138510186080008" table:style-name="ce5">
            <text:p><text:s/>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.138510186080008" table:style-name="ce5">
            <text:p><text:s/>19<text:s/></text:p>
          </table:table-cell>
          <table:table-cell office:value-type="float" office:value="1.147352491190309" table:style-name="ce6">
            <text:p>1.147</text:p>
          </table:table-cell>
          <table:table-cell office:value-type="float" office:value="21.958617339670003" table:style-name="ce5">
            <text:p><text:s/>22<text:s/></text:p>
          </table:table-cell>
          <table:table-cell office:value-type="float" office:value="6.611711878277208" table:style-name="ce6">
            <text:p>6.612</text:p>
          </table:table-cell>
          <table:table-cell office:value-type="float" office:value="145.18405109524002" table:style-name="ce5">
            <text:p><text:s/>1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5.18405109524002" table:style-name="ce5">
            <text:p><text:s/>145<text:s/></text:p>
          </table:table-cell>
          <table:table-cell office:value-type="float" office:value="0.9373412477335239" table:style-name="ce6">
            <text:p>0.937</text:p>
          </table:table-cell>
          <table:table-cell office:value-type="float" office:value="136.08699960461999" table:style-name="ce5">
            <text:p><text:s/>136<text:s/></text:p>
          </table:table-cell>
          <table:table-cell office:value-type="float" office:value="1.0347318356367783" table:style-name="ce6">
            <text:p>1.035</text:p>
          </table:table-cell>
          <table:table-cell office:value-type="float" office:value="140.81355090718998" table:style-name="ce5">
            <text:p><text:s/>14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0.81355090718998" table:style-name="ce5">
            <text:p><text:s/>141<text:s/></text:p>
          </table:table-cell>
          <table:table-cell office:value-type="float" office:value="1.2697956056710036" table:style-name="ce6">
            <text:p>1.270</text:p>
          </table:table-cell>
          <table:table-cell office:value-type="float" office:value="178.80442816087998" table:style-name="ce5">
            <text:p><text:s/>179<text:s/></text:p>
          </table:table-cell>
          <table:table-cell office:value-type="float" office:value="0.96147397349230113" table:style-name="ce6">
            <text:p>0.961</text:p>
          </table:table-cell>
          <table:table-cell office:value-type="float" office:value="171.91580402185997" table:style-name="ce5">
            <text:p><text:s/>1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1.91580402185997" table:style-name="ce5">
            <text:p><text:s/>172<text:s/></text:p>
          </table:table-cell>
          <table:table-cell office:value-type="float" office:value="0.98283142870596885" table:style-name="ce6">
            <text:p>0.983</text:p>
          </table:table-cell>
          <table:table-cell office:value-type="float" office:value="168.96425528393999" table:style-name="ce5">
            <text:p><text:s/>169<text:s/></text:p>
          </table:table-cell>
          <table:table-cell office:value-type="float" office:value="1.0056375506624715" table:style-name="ce6">
            <text:p>1.006</text:p>
          </table:table-cell>
          <table:table-cell office:value-type="float" office:value="169.91679983325" table:style-name="ce5">
            <text:p><text:s/>1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9.91679983325" table:style-name="ce5">
            <text:p><text:s/>170<text:s/></text:p>
          </table:table-cell>
          <table:table-cell office:value-type="float" office:value="0.85261263934474518" table:style-name="ce6">
            <text:p>0.853</text:p>
          </table:table-cell>
          <table:table-cell office:value-type="float" office:value="144.87321117484004" table:style-name="ce5">
            <text:p><text:s/>145<text:s/></text:p>
          </table:table-cell>
          <table:table-cell office:value-type="float" office:value="0.49987408794474747" table:style-name="ce6">
            <text:p>0.500</text:p>
          </table:table-cell>
          <table:table-cell office:value-type="float" office:value="72.418364303649966" table:style-name="ce5">
            <text:p><text:s/>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2.418364303649966" table:style-name="ce5">
            <text:p><text:s/>72<text:s/></text:p>
          </table:table-cell>
          <table:table-cell office:value-type="float" office:value="0.98957027040761392" table:style-name="ce6">
            <text:p>0.990</text:p>
          </table:table-cell>
          <table:table-cell office:value-type="float" office:value="71.663060346439991" table:style-name="ce5">
            <text:p><text:s/>72<text:s/></text:p>
          </table:table-cell>
          <table:table-cell office:value-type="float" office:value="1.0658223244533032" table:style-name="ce6">
            <text:p>1.066</text:p>
          </table:table-cell>
          <table:table-cell office:value-type="float" office:value="76.380089555880005" table:style-name="ce5">
            <text:p><text:s/>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6.380089555880005" table:style-name="ce5">
            <text:p><text:s/>76<text:s/></text:p>
          </table:table-cell>
          <table:table-cell office:value-type="float" office:value="0.81303774476000656" table:style-name="ce6">
            <text:p>0.813</text:p>
          </table:table-cell>
          <table:table-cell office:value-type="float" office:value="62.09989575708002" table:style-name="ce5">
            <text:p><text:s/>62<text:s/></text:p>
          </table:table-cell>
          <table:table-cell office:value-type="float" office:value="1.6692687845192002" table:style-name="ce6">
            <text:p>1.669</text:p>
          </table:table-cell>
          <table:table-cell office:value-type="float" office:value="103.66141750919" table:style-name="ce5">
            <text:p><text:s/>1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3.66141750919" table:style-name="ce5">
            <text:p><text:s/>104<text:s/></text:p>
          </table:table-cell>
          <table:table-cell office:value-type="float" office:value="0.77265729979304287" table:style-name="ce6">
            <text:p>0.773</text:p>
          </table:table-cell>
          <table:table-cell office:value-type="float" office:value="80.094750945370009" table:style-name="ce5">
            <text:p><text:s/>80<text:s/></text:p>
          </table:table-cell>
          <table:table-cell office:value-type="float" office:value="2.0720558863915617" table:style-name="ce6">
            <text:p>2.072</text:p>
          </table:table-cell>
          <table:table-cell office:value-type="float" office:value="165.96080016542004" table:style-name="ce5">
            <text:p><text:s/>1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5.96080016542004" table:style-name="ce5">
            <text:p><text:s/>166<text:s/></text:p>
          </table:table-cell>
          <table:table-cell office:value-type="float" office:value="1.0903385653804163" table:style-name="ce6">
            <text:p>1.090</text:p>
          </table:table-cell>
          <table:table-cell office:value-type="float" office:value="180.95346076175002" table:style-name="ce5">
            <text:p><text:s/>181<text:s/></text:p>
          </table:table-cell>
          <table:table-cell office:value-type="float" office:value="0.42610292747834777" table:style-name="ce6">
            <text:p>0.426</text:p>
          </table:table-cell>
          <table:table-cell office:value-type="float" office:value="77.104799367920009" table:style-name="ce5">
            <text:p><text:s/>7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498.074892240998" table:style-name="ce5">
            <text:p><text:s/>10,4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498.074892240998" table:style-name="ce5">
            <text:p><text:s/>10,498<text:s/></text:p>
          </table:table-cell>
          <table:table-cell office:value-type="float" office:value="1.0092263384344484" table:style-name="ce6">
            <text:p>1.009</text:p>
          </table:table-cell>
          <table:table-cell office:value-type="float" office:value="10594.933684107" table:style-name="ce5">
            <text:p><text:s/>10,595<text:s/></text:p>
          </table:table-cell>
          <table:table-cell office:value-type="float" office:value="1.3570955655638808" table:style-name="ce6">
            <text:p>1.357</text:p>
          </table:table-cell>
          <table:table-cell office:value-type="float" office:value="14378.337520145" table:style-name="ce5">
            <text:p><text:s/>14,37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378.337520145" table:style-name="ce5">
            <text:p><text:s/>14,378<text:s/></text:p>
          </table:table-cell>
          <table:table-cell office:value-type="float" office:value="1.0327706974085031" table:style-name="ce6">
            <text:p>1.033</text:p>
          </table:table-cell>
          <table:table-cell office:value-type="float" office:value="14849.525668254999" table:style-name="ce5">
            <text:p><text:s/>14,850<text:s/></text:p>
          </table:table-cell>
          <table:table-cell office:value-type="float" office:value="1.0177111400088854" table:style-name="ce6">
            <text:p>1.018</text:p>
          </table:table-cell>
          <table:table-cell office:value-type="float" office:value="15112.527696431" table:style-name="ce5">
            <text:p><text:s/>15,1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112.527696431" table:style-name="ce5">
            <text:p><text:s/>15,113<text:s/></text:p>
          </table:table-cell>
          <table:table-cell office:value-type="float" office:value="1.0214652626654648" table:style-name="ce6">
            <text:p>1.021</text:p>
          </table:table-cell>
          <table:table-cell office:value-type="float" office:value="15436.922072974001" table:style-name="ce5">
            <text:p><text:s/>15,437<text:s/></text:p>
          </table:table-cell>
          <table:table-cell office:value-type="float" office:value="1.1051552737915886" table:style-name="ce6">
            <text:p>1.105</text:p>
          </table:table-cell>
          <table:table-cell office:value-type="float" office:value="17060.195840057" table:style-name="ce5">
            <text:p><text:s/>17,06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060.195840057" table:style-name="ce5">
            <text:p><text:s/>17,060<text:s/></text:p>
          </table:table-cell>
          <table:table-cell office:value-type="float" office:value="1.0565149071484974" table:style-name="ce6">
            <text:p>1.057</text:p>
          </table:table-cell>
          <table:table-cell office:value-type="float" office:value="18024.351223893002" table:style-name="ce5">
            <text:p><text:s/>18,024<text:s/></text:p>
          </table:table-cell>
          <table:table-cell office:value-type="float" office:value="1.0292817006998494" table:style-name="ce6">
            <text:p>1.029</text:p>
          </table:table-cell>
          <table:table-cell office:value-type="float" office:value="18552.134881740003" table:style-name="ce5">
            <text:p><text:s/>18,5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552.134881740003" table:style-name="ce5">
            <text:p><text:s/>18,552<text:s/></text:p>
          </table:table-cell>
          <table:table-cell office:value-type="float" office:value="1.0697628748601795" table:style-name="ce6">
            <text:p>1.070</text:p>
          </table:table-cell>
          <table:table-cell office:value-type="float" office:value="19846.385145884" table:style-name="ce5">
            <text:p><text:s/>19,846<text:s/></text:p>
          </table:table-cell>
          <table:table-cell office:value-type="float" office:value="1.0252100307069656" table:style-name="ce6">
            <text:p>1.025</text:p>
          </table:table-cell>
          <table:table-cell office:value-type="float" office:value="20346.713124834001" table:style-name="ce5">
            <text:p><text:s/>20,3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346.713124834001" table:style-name="ce5">
            <text:p><text:s/>20,347<text:s/></text:p>
          </table:table-cell>
          <table:table-cell office:value-type="float" office:value="1.0361092797314404" table:style-name="ce6">
            <text:p>1.036</text:p>
          </table:table-cell>
          <table:table-cell office:value-type="float" office:value="21081.418280673999" table:style-name="ce5">
            <text:p><text:s/>21,081<text:s/></text:p>
          </table:table-cell>
          <table:table-cell office:value-type="float" office:value="1.1755347130992788" table:style-name="ce6">
            <text:p>1.176</text:p>
          </table:table-cell>
          <table:table-cell office:value-type="float" office:value="24781.938990298" table:style-name="ce5">
            <text:p><text:s/>24,78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781.938990298" table:style-name="ce5">
            <text:p><text:s/>24,782<text:s/></text:p>
          </table:table-cell>
          <table:table-cell office:value-type="float" office:value="0.95582291413114984" table:style-name="ce6">
            <text:p>0.956</text:p>
          </table:table-cell>
          <table:table-cell office:value-type="float" office:value="23687.145143526999" table:style-name="ce5">
            <text:p><text:s/>23,687<text:s/></text:p>
          </table:table-cell>
          <table:table-cell office:value-type="float" office:value="1.1036159107771459" table:style-name="ce6">
            <text:p>1.104</text:p>
          </table:table-cell>
          <table:table-cell office:value-type="float" office:value="26141.510261284002" table:style-name="ce5">
            <text:p><text:s/>26,14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141.510261284002" table:style-name="ce5">
            <text:p><text:s/>26,142<text:s/></text:p>
          </table:table-cell>
          <table:table-cell office:value-type="float" office:value="1.10052048616272" table:style-name="ce6">
            <text:p>1.101</text:p>
          </table:table-cell>
          <table:table-cell office:value-type="float" office:value="28769.267581776003" table:style-name="ce5">
            <text:p><text:s/>28,769<text:s/></text:p>
          </table:table-cell>
          <table:table-cell office:value-type="float" office:value="1.0243175645452187" table:style-name="ce6">
            <text:p>1.024</text:p>
          </table:table-cell>
          <table:table-cell office:value-type="float" office:value="29468.866103114509" table:style-name="ce5">
            <text:p><text:s/>29,46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468.866103114509" table:style-name="ce5">
            <text:p><text:s/>29,469<text:s/></text:p>
          </table:table-cell>
          <table:table-cell office:value-type="float" office:value="0.99113872762973387" table:style-name="ce6">
            <text:p>0.991</text:p>
          </table:table-cell>
          <table:table-cell office:value-type="float" office:value="29207.734454131907" table:style-name="ce5">
            <text:p><text:s/>29,208<text:s/></text:p>
          </table:table-cell>
          <table:table-cell office:value-type="float" office:value="1.0769499952818806" table:style-name="ce6">
            <text:p>1.077</text:p>
          </table:table-cell>
          <table:table-cell office:value-type="float" office:value="31455.269482571781" table:style-name="ce5">
            <text:p><text:s/>31,45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1455.269482571781" table:style-name="ce5">
            <text:p><text:s/>31,455<text:s/></text:p>
          </table:table-cell>
          <table:table-cell office:value-type="float" office:value="1.0245447491238862" table:style-name="ce6">
            <text:p>1.025</text:p>
          </table:table-cell>
          <table:table-cell office:value-type="float" office:value="32227.331180645742" table:style-name="ce5">
            <text:p><text:s/>32,227<text:s/></text:p>
          </table:table-cell>
          <table:table-cell office:value-type="float" office:value="1.1561272183717768" table:style-name="ce6">
            <text:p>1.156</text:p>
          </table:table-cell>
          <table:table-cell office:value-type="float" office:value="37258.894753425986" table:style-name="ce5">
            <text:p><text:s/>37,25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7258.894753425986" table:style-name="ce5">
            <text:p><text:s/>37,259<text:s/></text:p>
          </table:table-cell>
          <table:table-cell office:value-type="float" office:value="0.99556059298625021" table:style-name="ce6">
            <text:p>0.996</text:p>
          </table:table-cell>
          <table:table-cell office:value-type="float" office:value="37093.487354733064" table:style-name="ce5">
            <text:p><text:s/>37,093<text:s/></text:p>
          </table:table-cell>
          <table:table-cell office:value-type="float" office:value="1.1755995847616494" table:style-name="ce6">
            <text:p>1.176</text:p>
          </table:table-cell>
          <table:table-cell office:value-type="float" office:value="43607.088331585677" table:style-name="ce5">
            <text:p><text:s/>43,6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607.088331585677" table:style-name="ce5">
            <text:p><text:s/>43,607<text:s/></text:p>
          </table:table-cell>
          <table:table-cell office:value-type="float" office:value="1.0096752009980565" table:style-name="ce6">
            <text:p>1.010</text:p>
          </table:table-cell>
          <table:table-cell office:value-type="float" office:value="44028.995676133774" table:style-name="ce5">
            <text:p><text:s/>44,029<text:s/></text:p>
          </table:table-cell>
          <table:table-cell office:value-type="float" office:value="1.0665207653471587" table:style-name="ce6">
            <text:p>1.067</text:p>
          </table:table-cell>
          <table:table-cell office:value-type="float" office:value="46957.838165976937" table:style-name="ce5">
            <text:p><text:s/>46,95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6957.838165976937" table:style-name="ce5">
            <text:p><text:s/>46,958<text:s/></text:p>
          </table:table-cell>
          <table:table-cell office:value-type="float" office:value="1.2434544613624434" table:style-name="ce6">
            <text:p>1.243</text:p>
          </table:table-cell>
          <table:table-cell office:value-type="float" office:value="58389.933363419637" table:style-name="ce5">
            <text:p><text:s/>58,390<text:s/></text:p>
          </table:table-cell>
          <table:table-cell office:value-type="float" office:value="1.1015412586791165" table:style-name="ce6">
            <text:p>1.102</text:p>
          </table:table-cell>
          <table:table-cell office:value-type="float" office:value="64318.920691331004" table:style-name="ce5">
            <text:p><text:s/>64,3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4318.920691331004" table:style-name="ce5">
            <text:p><text:s/>64,319<text:s/></text:p>
          </table:table-cell>
          <table:table-cell office:value-type="float" office:value="1.1480943974506872" table:style-name="ce6">
            <text:p>1.148</text:p>
          </table:table-cell>
          <table:table-cell office:value-type="float" office:value="73844.192495792202" table:style-name="ce5">
            <text:p><text:s/>73,844<text:s/></text:p>
          </table:table-cell>
          <table:table-cell office:value-type="float" office:value="1.014180024802672" table:style-name="ce6">
            <text:p>1.014</text:p>
          </table:table-cell>
          <table:table-cell office:value-type="float" office:value="74891.304976915839" table:style-name="ce5">
            <text:p><text:s/>74,89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4891.304976915839" table:style-name="ce5">
            <text:p><text:s/>74,891<text:s/></text:p>
          </table:table-cell>
          <table:table-cell office:value-type="float" office:value="1.124387534552532" table:style-name="ce6">
            <text:p>1.124</text:p>
          </table:table-cell>
          <table:table-cell office:value-type="float" office:value="84206.849762416168" table:style-name="ce5">
            <text:p><text:s/>84,207<text:s/></text:p>
          </table:table-cell>
          <table:table-cell office:value-type="float" office:value="0.98692362518311982" table:style-name="ce6">
            <text:p>0.987</text:p>
          </table:table-cell>
          <table:table-cell office:value-type="float" office:value="83105.729432774096" table:style-name="ce5">
            <text:p><text:s/>83,10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3105.729432774096" table:style-name="ce5">
            <text:p><text:s/>83,106<text:s/></text:p>
          </table:table-cell>
          <table:table-cell office:value-type="float" office:value="1.032511463195616" table:style-name="ce6">
            <text:p>1.033</text:p>
          </table:table-cell>
          <table:table-cell office:value-type="float" office:value="85807.61829657256" table:style-name="ce5">
            <text:p><text:s/>85,808<text:s/></text:p>
          </table:table-cell>
          <table:table-cell office:value-type="float" office:value="1.1223918673240048" table:style-name="ce6">
            <text:p>1.122</text:p>
          </table:table-cell>
          <table:table-cell office:value-type="float" office:value="96309.772930515508" table:style-name="ce5">
            <text:p><text:s/>96,3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499.3969386283998" table:style-name="ce5">
            <text:p><text:s/>7,49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499.3969386283998" table:style-name="ce5">
            <text:p><text:s/>7,499<text:s/></text:p>
          </table:table-cell>
          <table:table-cell office:value-type="float" office:value="1.0073605422904706" table:style-name="ce6">
            <text:p>1.007</text:p>
          </table:table-cell>
          <table:table-cell office:value-type="float" office:value="7554.5965669482002" table:style-name="ce5">
            <text:p><text:s/>7,555<text:s/></text:p>
          </table:table-cell>
          <table:table-cell office:value-type="float" office:value="1.3594658517952889" table:style-name="ce6">
            <text:p>1.359</text:p>
          </table:table-cell>
          <table:table-cell office:value-type="float" office:value="10270.216056856001" table:style-name="ce5">
            <text:p><text:s/>10,27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270.216056856001" table:style-name="ce5">
            <text:p><text:s/>10,270<text:s/></text:p>
          </table:table-cell>
          <table:table-cell office:value-type="float" office:value="1.0255014086097207" table:style-name="ce6">
            <text:p>1.026</text:p>
          </table:table-cell>
          <table:table-cell office:value-type="float" office:value="10532.121033031999" table:style-name="ce5">
            <text:p><text:s/>10,532<text:s/></text:p>
          </table:table-cell>
          <table:table-cell office:value-type="float" office:value="1.0411811594364235" table:style-name="ce6">
            <text:p>1.041</text:p>
          </table:table-cell>
          <table:table-cell office:value-type="float" office:value="10965.845988497" table:style-name="ce5">
            <text:p><text:s/>10,9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965.845988497" table:style-name="ce5">
            <text:p><text:s/>10,966<text:s/></text:p>
          </table:table-cell>
          <table:table-cell office:value-type="float" office:value="1.0165845225246435" table:style-name="ce6">
            <text:p>1.017</text:p>
          </table:table-cell>
          <table:table-cell office:value-type="float" office:value="11147.709308295" table:style-name="ce5">
            <text:p><text:s/>11,148<text:s/></text:p>
          </table:table-cell>
          <table:table-cell office:value-type="float" office:value="1.1262716325025246" table:style-name="ce6">
            <text:p>1.126</text:p>
          </table:table-cell>
          <table:table-cell office:value-type="float" office:value="12555.348761317" table:style-name="ce5">
            <text:p><text:s/>12,55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555.348761317" table:style-name="ce5">
            <text:p><text:s/>12,555<text:s/></text:p>
          </table:table-cell>
          <table:table-cell office:value-type="float" office:value="1.0604281540309373" table:style-name="ce6">
            <text:p>1.060</text:p>
          </table:table-cell>
          <table:table-cell office:value-type="float" office:value="13314.045310178" table:style-name="ce5">
            <text:p><text:s/>13,314<text:s/></text:p>
          </table:table-cell>
          <table:table-cell office:value-type="float" office:value="1.019705782995904" table:style-name="ce6">
            <text:p>1.020</text:p>
          </table:table-cell>
          <table:table-cell office:value-type="float" office:value="13576.408997858" table:style-name="ce5">
            <text:p><text:s/>13,5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576.408997858" table:style-name="ce5">
            <text:p><text:s/>13,576<text:s/></text:p>
          </table:table-cell>
          <table:table-cell office:value-type="float" office:value="1.066578424194101" table:style-name="ce6">
            <text:p>1.067</text:p>
          </table:table-cell>
          <table:table-cell office:value-type="float" office:value="14480.30491515" table:style-name="ce5">
            <text:p><text:s/>14,480<text:s/></text:p>
          </table:table-cell>
          <table:table-cell office:value-type="float" office:value="1.0078249094726213" table:style-name="ce6">
            <text:p>1.008</text:p>
          </table:table-cell>
          <table:table-cell office:value-type="float" office:value="14593.611990247" table:style-name="ce5">
            <text:p><text:s/>14,5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593.611990247" table:style-name="ce5">
            <text:p><text:s/>14,594<text:s/></text:p>
          </table:table-cell>
          <table:table-cell office:value-type="float" office:value="1.0318414144582266" table:style-name="ce6">
            <text:p>1.032</text:p>
          </table:table-cell>
          <table:table-cell office:value-type="float" office:value="15058.293238070999" table:style-name="ce5">
            <text:p><text:s/>15,058<text:s/></text:p>
          </table:table-cell>
          <table:table-cell office:value-type="float" office:value="1.1926175018527905" table:style-name="ce6">
            <text:p>1.193</text:p>
          </table:table-cell>
          <table:table-cell office:value-type="float" office:value="17958.784063755" table:style-name="ce5">
            <text:p><text:s/>17,9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958.784063755" table:style-name="ce5">
            <text:p><text:s/>17,959<text:s/></text:p>
          </table:table-cell>
          <table:table-cell office:value-type="float" office:value="0.95392960760083856" table:style-name="ce6">
            <text:p>0.954</text:p>
          </table:table-cell>
          <table:table-cell office:value-type="float" office:value="17131.415834926" table:style-name="ce5">
            <text:p><text:s/>17,131<text:s/></text:p>
          </table:table-cell>
          <table:table-cell office:value-type="float" office:value="1.1121774993746336" table:style-name="ce6">
            <text:p>1.112</text:p>
          </table:table-cell>
          <table:table-cell office:value-type="float" office:value="19053.175224035" table:style-name="ce5">
            <text:p><text:s/>19,0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053.175224035" table:style-name="ce5">
            <text:p><text:s/>19,053<text:s/></text:p>
          </table:table-cell>
          <table:table-cell office:value-type="float" office:value="1.1082082849444019" table:style-name="ce6">
            <text:p>1.108</text:p>
          </table:table-cell>
          <table:table-cell office:value-type="float" office:value="21114.886637772997" table:style-name="ce5">
            <text:p><text:s/>21,115<text:s/></text:p>
          </table:table-cell>
          <table:table-cell office:value-type="float" office:value="1.0006455925651843" table:style-name="ce6">
            <text:p>1.001</text:p>
          </table:table-cell>
          <table:table-cell office:value-type="float" office:value="21128.51825160105" table:style-name="ce5">
            <text:p><text:s/>21,1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128.51825160105" table:style-name="ce5">
            <text:p><text:s/>21,129<text:s/></text:p>
          </table:table-cell>
          <table:table-cell office:value-type="float" office:value="0.98787985663464761" table:style-name="ce6">
            <text:p>0.988</text:p>
          </table:table-cell>
          <table:table-cell office:value-type="float" office:value="20872.437581294183" table:style-name="ce5">
            <text:p><text:s/>20,872<text:s/></text:p>
          </table:table-cell>
          <table:table-cell office:value-type="float" office:value="1.1019430870709752" table:style-name="ce6">
            <text:p>1.102</text:p>
          </table:table-cell>
          <table:table-cell office:value-type="float" office:value="23000.238303027549" table:style-name="ce5">
            <text:p><text:s/>23,0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000.238303027549" table:style-name="ce5">
            <text:p><text:s/>23,000<text:s/></text:p>
          </table:table-cell>
          <table:table-cell office:value-type="float" office:value="1.0310821410136741" table:style-name="ce6">
            <text:p>1.031</text:p>
          </table:table-cell>
          <table:table-cell office:value-type="float" office:value="23715.13495331036" table:style-name="ce5">
            <text:p><text:s/>23,715<text:s/></text:p>
          </table:table-cell>
          <table:table-cell office:value-type="float" office:value="1.1176818552370975" table:style-name="ce6">
            <text:p>1.118</text:p>
          </table:table-cell>
          <table:table-cell office:value-type="float" office:value="26505.976031814062" table:style-name="ce5">
            <text:p><text:s/>26,50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505.976031814062" table:style-name="ce5">
            <text:p><text:s/>26,506<text:s/></text:p>
          </table:table-cell>
          <table:table-cell office:value-type="float" office:value="0.99926217363601788" table:style-name="ce6">
            <text:p>0.999</text:p>
          </table:table-cell>
          <table:table-cell office:value-type="float" office:value="26486.419223894711" table:style-name="ce5">
            <text:p><text:s/>26,486<text:s/></text:p>
          </table:table-cell>
          <table:table-cell office:value-type="float" office:value="1.1682616391598313" table:style-name="ce6">
            <text:p>1.168</text:p>
          </table:table-cell>
          <table:table-cell office:value-type="float" office:value="30943.0675379817" table:style-name="ce5">
            <text:p><text:s/>30,9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943.0675379817" table:style-name="ce5">
            <text:p><text:s/>30,943<text:s/></text:p>
          </table:table-cell>
          <table:table-cell office:value-type="float" office:value="1.0101968817421245" table:style-name="ce6">
            <text:p>1.010</text:p>
          </table:table-cell>
          <table:table-cell office:value-type="float" office:value="31258.590338405073" table:style-name="ce5">
            <text:p><text:s/>31,259<text:s/></text:p>
          </table:table-cell>
          <table:table-cell office:value-type="float" office:value="1.1077803477425079" table:style-name="ce6">
            <text:p>1.108</text:p>
          </table:table-cell>
          <table:table-cell office:value-type="float" office:value="34627.652075018967" table:style-name="ce5">
            <text:p><text:s/>34,6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4627.652075018967" table:style-name="ce5">
            <text:p><text:s/>34,628<text:s/></text:p>
          </table:table-cell>
          <table:table-cell office:value-type="float" office:value="1.3340125191987702" table:style-name="ce6">
            <text:p>1.334</text:p>
          </table:table-cell>
          <table:table-cell office:value-type="float" office:value="46193.721378534574" table:style-name="ce5">
            <text:p><text:s/>46,194<text:s/></text:p>
          </table:table-cell>
          <table:table-cell office:value-type="float" office:value="1.080800316724968" table:style-name="ce6">
            <text:p>1.081</text:p>
          </table:table-cell>
          <table:table-cell office:value-type="float" office:value="49926.18869662509" table:style-name="ce5">
            <text:p><text:s/>49,92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926.18869662509" table:style-name="ce5">
            <text:p><text:s/>49,926<text:s/></text:p>
          </table:table-cell>
          <table:table-cell office:value-type="float" office:value="1.1781363025821039" table:style-name="ce6">
            <text:p>1.178</text:p>
          </table:table-cell>
          <table:table-cell office:value-type="float" office:value="58819.855353058316" table:style-name="ce5">
            <text:p><text:s/>58,820<text:s/></text:p>
          </table:table-cell>
          <table:table-cell office:value-type="float" office:value="0.98743155635063007" table:style-name="ce6">
            <text:p>0.987</text:p>
          </table:table-cell>
          <table:table-cell office:value-type="float" office:value="58080.581315589319" table:style-name="ce5">
            <text:p><text:s/>58,0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080.581315589319" table:style-name="ce5">
            <text:p><text:s/>58,081<text:s/></text:p>
          </table:table-cell>
          <table:table-cell office:value-type="float" office:value="1.1376348886434897" table:style-name="ce6">
            <text:p>1.138</text:p>
          </table:table-cell>
          <table:table-cell office:value-type="float" office:value="66074.495657309613" table:style-name="ce5">
            <text:p><text:s/>66,074<text:s/></text:p>
          </table:table-cell>
          <table:table-cell office:value-type="float" office:value="0.94584112185806601" table:style-name="ce6">
            <text:p>0.946</text:p>
          </table:table-cell>
          <table:table-cell office:value-type="float" office:value="62495.975098715629" table:style-name="ce5">
            <text:p><text:s/>62,4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2495.975098715629" table:style-name="ce5">
            <text:p><text:s/>62,496<text:s/></text:p>
          </table:table-cell>
          <table:table-cell office:value-type="float" office:value="1.0257441559287679" table:style-name="ce6">
            <text:p>1.026</text:p>
          </table:table-cell>
          <table:table-cell office:value-type="float" office:value="64104.881226577359" table:style-name="ce5">
            <text:p><text:s/>64,105<text:s/></text:p>
          </table:table-cell>
          <table:table-cell office:value-type="float" office:value="1.1854062102040399" table:style-name="ce6">
            <text:p>1.185</text:p>
          </table:table-cell>
          <table:table-cell office:value-type="float" office:value="75990.324310377182" table:style-name="ce5">
            <text:p><text:s/>75,9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98.6779536125996" table:style-name="ce5">
            <text:p><text:s/>2,99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98.6779536125996" table:style-name="ce5">
            <text:p><text:s/>2,999<text:s/></text:p>
          </table:table-cell>
          <table:table-cell office:value-type="float" office:value="1.0138925100296325" table:style-name="ce6">
            <text:p>1.014</text:p>
          </table:table-cell>
          <table:table-cell office:value-type="float" office:value="3040.3371171588001" table:style-name="ce5">
            <text:p><text:s/>3,040<text:s/></text:p>
          </table:table-cell>
          <table:table-cell office:value-type="float" office:value="1.3512059041426452" table:style-name="ce6">
            <text:p>1.351</text:p>
          </table:table-cell>
          <table:table-cell office:value-type="float" office:value="4108.1214632889996" table:style-name="ce5">
            <text:p><text:s/>4,1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08.1214632889996" table:style-name="ce5">
            <text:p><text:s/>4,108<text:s/></text:p>
          </table:table-cell>
          <table:table-cell office:value-type="float" office:value="1.0509437643955264" table:style-name="ce6">
            <text:p>1.051</text:p>
          </table:table-cell>
          <table:table-cell office:value-type="float" office:value="4317.4046352229998" table:style-name="ce5">
            <text:p><text:s/>4,317<text:s/></text:p>
          </table:table-cell>
          <table:table-cell office:value-type="float" office:value="0.96045704729730952" table:style-name="ce6">
            <text:p>0.960</text:p>
          </table:table-cell>
          <table:table-cell office:value-type="float" office:value="4146.6817079339999" table:style-name="ce5">
            <text:p><text:s/>4,1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46.6817079339999" table:style-name="ce5">
            <text:p><text:s/>4,147<text:s/></text:p>
          </table:table-cell>
          <table:table-cell office:value-type="float" office:value="1.0343723166579897" table:style-name="ce6">
            <text:p>1.034</text:p>
          </table:table-cell>
          <table:table-cell office:value-type="float" office:value="4289.2127646790004" table:style-name="ce5">
            <text:p><text:s/>4,289<text:s/></text:p>
          </table:table-cell>
          <table:table-cell office:value-type="float" office:value="1.0502736343220636" table:style-name="ce6">
            <text:p>1.050</text:p>
          </table:table-cell>
          <table:table-cell office:value-type="float" office:value="4504.8470787400001" table:style-name="ce5">
            <text:p><text:s/>4,50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504.8470787400001" table:style-name="ce5">
            <text:p><text:s/>4,505<text:s/></text:p>
          </table:table-cell>
          <table:table-cell office:value-type="float" office:value="1.0456083927786666" table:style-name="ce6">
            <text:p>1.046</text:p>
          </table:table-cell>
          <table:table-cell office:value-type="float" office:value="4710.3059137150021" table:style-name="ce5">
            <text:p><text:s/>4,710<text:s/></text:p>
          </table:table-cell>
          <table:table-cell office:value-type="float" office:value="1.0563487754360446" table:style-name="ce6">
            <text:p>1.056</text:p>
          </table:table-cell>
          <table:table-cell office:value-type="float" office:value="4975.7258838820017" table:style-name="ce5">
            <text:p><text:s/>4,9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75.7258838820017" table:style-name="ce5">
            <text:p><text:s/>4,976<text:s/></text:p>
          </table:table-cell>
          <table:table-cell office:value-type="float" office:value="1.0784517386933397" table:style-name="ce6">
            <text:p>1.078</text:p>
          </table:table-cell>
          <table:table-cell office:value-type="float" office:value="5366.0802307339991" table:style-name="ce5">
            <text:p><text:s/>5,366<text:s/></text:p>
          </table:table-cell>
          <table:table-cell office:value-type="float" office:value="1.0721235775858056" table:style-name="ce6">
            <text:p>1.072</text:p>
          </table:table-cell>
          <table:table-cell office:value-type="float" office:value="5753.1011345870002" table:style-name="ce5">
            <text:p><text:s/>5,7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753.1011345870002" table:style-name="ce5">
            <text:p><text:s/>5,753<text:s/></text:p>
          </table:table-cell>
          <table:table-cell office:value-type="float" office:value="1.0469353661093574" table:style-name="ce6">
            <text:p>1.047</text:p>
          </table:table-cell>
          <table:table-cell office:value-type="float" office:value="6023.125042603001" table:style-name="ce5">
            <text:p><text:s/>6,023<text:s/></text:p>
          </table:table-cell>
          <table:table-cell office:value-type="float" office:value="1.1328263780481389" table:style-name="ce6">
            <text:p>1.133</text:p>
          </table:table-cell>
          <table:table-cell office:value-type="float" office:value="6823.1549265429994" table:style-name="ce5">
            <text:p><text:s/>6,8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23.1549265429994" table:style-name="ce5">
            <text:p><text:s/>6,823<text:s/></text:p>
          </table:table-cell>
          <table:table-cell office:value-type="float" office:value="0.96080616359718329" table:style-name="ce6">
            <text:p>0.961</text:p>
          </table:table-cell>
          <table:table-cell office:value-type="float" office:value="6555.7293086009995" table:style-name="ce5">
            <text:p><text:s/>6,556<text:s/></text:p>
          </table:table-cell>
          <table:table-cell office:value-type="float" office:value="1.0812427883422873" table:style-name="ce6">
            <text:p>1.081</text:p>
          </table:table-cell>
          <table:table-cell office:value-type="float" office:value="7088.3350372490004" table:style-name="ce5">
            <text:p><text:s/>7,0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088.3350372490004" table:style-name="ce5">
            <text:p><text:s/>7,088<text:s/></text:p>
          </table:table-cell>
          <table:table-cell office:value-type="float" office:value="1.0798559751732171" table:style-name="ce6">
            <text:p>1.080</text:p>
          </table:table-cell>
          <table:table-cell office:value-type="float" office:value="7654.3809440030018" table:style-name="ce5">
            <text:p><text:s/>7,654<text:s/></text:p>
          </table:table-cell>
          <table:table-cell office:value-type="float" office:value="1.0896175552966034" table:style-name="ce6">
            <text:p>1.090</text:p>
          </table:table-cell>
          <table:table-cell office:value-type="float" office:value="8340.3478515134575" table:style-name="ce5">
            <text:p><text:s/>8,3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340.3478515134575" table:style-name="ce5">
            <text:p><text:s/>8,340<text:s/></text:p>
          </table:table-cell>
          <table:table-cell office:value-type="float" office:value="0.99939439232443827" table:style-name="ce6">
            <text:p>0.999</text:p>
          </table:table-cell>
          <table:table-cell office:value-type="float" office:value="8335.2968728377273" table:style-name="ce5">
            <text:p><text:s/>8,335<text:s/></text:p>
          </table:table-cell>
          <table:table-cell office:value-type="float" office:value="1.0143647321185023" table:style-name="ce6">
            <text:p>1.014</text:p>
          </table:table-cell>
          <table:table-cell office:value-type="float" office:value="8455.0311795442321" table:style-name="ce5">
            <text:p><text:s/>8,45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455.0311795442321" table:style-name="ce5">
            <text:p><text:s/>8,455<text:s/></text:p>
          </table:table-cell>
          <table:table-cell office:value-type="float" office:value="1.0067610688331288" table:style-name="ce6">
            <text:p>1.007</text:p>
          </table:table-cell>
          <table:table-cell office:value-type="float" office:value="8512.1962273353802" table:style-name="ce5">
            <text:p><text:s/>8,512<text:s/></text:p>
          </table:table-cell>
          <table:table-cell office:value-type="float" office:value="1.2632367058316714" table:style-name="ce6">
            <text:p>1.263</text:p>
          </table:table-cell>
          <table:table-cell office:value-type="float" office:value="10752.918721611926" table:style-name="ce5">
            <text:p><text:s/>10,75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752.918721611926" table:style-name="ce5">
            <text:p><text:s/>10,753<text:s/></text:p>
          </table:table-cell>
          <table:table-cell office:value-type="float" office:value="0.9864361858812869" table:style-name="ce6">
            <text:p>0.986</text:p>
          </table:table-cell>
          <table:table-cell office:value-type="float" office:value="10607.068130838352" table:style-name="ce5">
            <text:p><text:s/>10,607<text:s/></text:p>
          </table:table-cell>
          <table:table-cell office:value-type="float" office:value="1.1939228293240962" table:style-name="ce6">
            <text:p>1.194</text:p>
          </table:table-cell>
          <table:table-cell office:value-type="float" office:value="12664.020793603977" table:style-name="ce5">
            <text:p><text:s/>12,6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664.020793603977" table:style-name="ce5">
            <text:p><text:s/>12,664<text:s/></text:p>
          </table:table-cell>
          <table:table-cell office:value-type="float" office:value="1.0084005345425882" table:style-name="ce6">
            <text:p>1.008</text:p>
          </table:table-cell>
          <table:table-cell office:value-type="float" office:value="12770.405337728702" table:style-name="ce5">
            <text:p><text:s/>12,770<text:s/></text:p>
          </table:table-cell>
          <table:table-cell office:value-type="float" office:value="0.96552816961336729" table:style-name="ce6">
            <text:p>0.966</text:p>
          </table:table-cell>
          <table:table-cell office:value-type="float" office:value="12330.18609095797" table:style-name="ce5">
            <text:p><text:s/>12,33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330.18609095797" table:style-name="ce5">
            <text:p><text:s/>12,330<text:s/></text:p>
          </table:table-cell>
          <table:table-cell office:value-type="float" office:value="0.98913446195502652" table:style-name="ce6">
            <text:p>0.989</text:p>
          </table:table-cell>
          <table:table-cell office:value-type="float" office:value="12196.211984885063" table:style-name="ce5">
            <text:p><text:s/>12,196<text:s/></text:p>
          </table:table-cell>
          <table:table-cell office:value-type="float" office:value="1.1800985431003514" table:style-name="ce6">
            <text:p>1.180</text:p>
          </table:table-cell>
          <table:table-cell office:value-type="float" office:value="14392.73199470591" table:style-name="ce5">
            <text:p><text:s/>14,3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392.73199470591" table:style-name="ce5">
            <text:p><text:s/>14,393<text:s/></text:p>
          </table:table-cell>
          <table:table-cell office:value-type="float" office:value="1.0438836176662152" table:style-name="ce6">
            <text:p>1.044</text:p>
          </table:table-cell>
          <table:table-cell office:value-type="float" office:value="15024.337142733886" table:style-name="ce5">
            <text:p><text:s/>15,024<text:s/></text:p>
          </table:table-cell>
          <table:table-cell office:value-type="float" office:value="1.1188995229288079" table:style-name="ce6">
            <text:p>1.119</text:p>
          </table:table-cell>
          <table:table-cell office:value-type="float" office:value="16810.723661326516" table:style-name="ce5">
            <text:p><text:s/>16,8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810.723661326516" table:style-name="ce5">
            <text:p><text:s/>16,811<text:s/></text:p>
          </table:table-cell>
          <table:table-cell office:value-type="float" office:value="1.0786182957025514" table:style-name="ce6">
            <text:p>1.079</text:p>
          </table:table-cell>
          <table:table-cell office:value-type="float" office:value="18132.354105106559" table:style-name="ce5">
            <text:p><text:s/>18,132<text:s/></text:p>
          </table:table-cell>
          <table:table-cell office:value-type="float" office:value="1.1366287143186886" table:style-name="ce6">
            <text:p>1.137</text:p>
          </table:table-cell>
          <table:table-cell office:value-type="float" office:value="20609.754334058463" table:style-name="ce5">
            <text:p><text:s/>20,6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609.754334058463" table:style-name="ce5">
            <text:p><text:s/>20,610<text:s/></text:p>
          </table:table-cell>
          <table:table-cell office:value-type="float" office:value="1.053032302967849" table:style-name="ce6">
            <text:p>1.053</text:p>
          </table:table-cell>
          <table:table-cell office:value-type="float" office:value="21702.737069995193" table:style-name="ce5">
            <text:p><text:s/>21,703<text:s/></text:p>
          </table:table-cell>
          <table:table-cell office:value-type="float" office:value="0.93626202790018964" table:style-name="ce6">
            <text:p>0.936</text:p>
          </table:table-cell>
          <table:table-cell office:value-type="float" office:value="20319.448620138322" table:style-name="ce5">
            <text:p><text:s/>20,31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28.5163811528" table:style-name="ce5">
            <text:p><text:s/>2,12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28.5163811528" table:style-name="ce5">
            <text:p><text:s/>2,129<text:s/></text:p>
          </table:table-cell>
          <table:table-cell office:value-type="float" office:value="1.1050229592834184" table:style-name="ce6">
            <text:p>1.105</text:p>
          </table:table-cell>
          <table:table-cell office:value-type="float" office:value="2352.0594703847" table:style-name="ce5">
            <text:p><text:s/>2,352<text:s/></text:p>
          </table:table-cell>
          <table:table-cell office:value-type="float" office:value="1.2145197796681877" table:style-name="ce6">
            <text:p>1.215</text:p>
          </table:table-cell>
          <table:table-cell office:value-type="float" office:value="2856.6227497381001" table:style-name="ce5">
            <text:p><text:s/>2,85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856.6227497381001" table:style-name="ce5">
            <text:p><text:s/>2,857<text:s/></text:p>
          </table:table-cell>
          <table:table-cell office:value-type="float" office:value="1.1552143818688521" table:style-name="ce6">
            <text:p>1.155</text:p>
          </table:table-cell>
          <table:table-cell office:value-type="float" office:value="3300.0116840711999" table:style-name="ce5">
            <text:p><text:s/>3,300<text:s/></text:p>
          </table:table-cell>
          <table:table-cell office:value-type="float" office:value="1.1964251896270905" table:style-name="ce6">
            <text:p>1.196</text:p>
          </table:table-cell>
          <table:table-cell office:value-type="float" office:value="3948.2171048864998" table:style-name="ce5">
            <text:p><text:s/>3,94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48.2171048864998" table:style-name="ce5">
            <text:p><text:s/>3,948<text:s/></text:p>
          </table:table-cell>
          <table:table-cell office:value-type="float" office:value="1.0134625204642915" table:style-name="ce6">
            <text:p>1.013</text:p>
          </table:table-cell>
          <table:table-cell office:value-type="float" office:value="4001.3700584584999" table:style-name="ce5">
            <text:p><text:s/>4,001<text:s/></text:p>
          </table:table-cell>
          <table:table-cell office:value-type="float" office:value="1.0921134588494155" table:style-name="ce6">
            <text:p>1.092</text:p>
          </table:table-cell>
          <table:table-cell office:value-type="float" office:value="4369.9500946795997" table:style-name="ce5">
            <text:p><text:s/>4,37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369.9500946795997" table:style-name="ce5">
            <text:p><text:s/>4,370<text:s/></text:p>
          </table:table-cell>
          <table:table-cell office:value-type="float" office:value="1.0255234279590275" table:style-name="ce6">
            <text:p>1.026</text:p>
          </table:table-cell>
          <table:table-cell office:value-type="float" office:value="4481.4862011056994" table:style-name="ce5">
            <text:p><text:s/>4,481<text:s/></text:p>
          </table:table-cell>
          <table:table-cell office:value-type="float" office:value="1.0090754690846679" table:style-name="ce6">
            <text:p>1.009</text:p>
          </table:table-cell>
          <table:table-cell office:value-type="float" office:value="4522.1577905772001" table:style-name="ce5">
            <text:p><text:s/>4,52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22.1577905772001" table:style-name="ce5">
            <text:p><text:s/>4,522<text:s/></text:p>
          </table:table-cell>
          <table:table-cell office:value-type="float" office:value="1.0544075541739768" table:style-name="ce6">
            <text:p>1.054</text:p>
          </table:table-cell>
          <table:table-cell office:value-type="float" office:value="4768.1973355513001" table:style-name="ce5">
            <text:p><text:s/>4,768<text:s/></text:p>
          </table:table-cell>
          <table:table-cell office:value-type="float" office:value="1.0536819586488244" table:style-name="ce6">
            <text:p>1.054</text:p>
          </table:table-cell>
          <table:table-cell office:value-type="float" office:value="5024.1635077477995" table:style-name="ce5">
            <text:p><text:s/>5,02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024.1635077477995" table:style-name="ce5">
            <text:p><text:s/>5,024<text:s/></text:p>
          </table:table-cell>
          <table:table-cell office:value-type="float" office:value="0.91579516559897023" table:style-name="ce6">
            <text:p>0.916</text:p>
          </table:table-cell>
          <table:table-cell office:value-type="float" office:value="4601.1046515742" table:style-name="ce5">
            <text:p><text:s/>4,601<text:s/></text:p>
          </table:table-cell>
          <table:table-cell office:value-type="float" office:value="1.2577379997382083" table:style-name="ce6">
            <text:p>1.258</text:p>
          </table:table-cell>
          <table:table-cell office:value-type="float" office:value="5786.9841610571002" table:style-name="ce5">
            <text:p><text:s/>5,7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786.9841610571002" table:style-name="ce5">
            <text:p><text:s/>5,787<text:s/></text:p>
          </table:table-cell>
          <table:table-cell office:value-type="float" office:value="1.1298901070281127" table:style-name="ce6">
            <text:p>1.130</text:p>
          </table:table-cell>
          <table:table-cell office:value-type="float" office:value="6538.6561531068" table:style-name="ce5">
            <text:p><text:s/>6,539<text:s/></text:p>
          </table:table-cell>
          <table:table-cell office:value-type="float" office:value="0.99155740135768244" table:style-name="ce6">
            <text:p>0.992</text:p>
          </table:table-cell>
          <table:table-cell office:value-type="float" office:value="6483.4529035459991" table:style-name="ce5">
            <text:p><text:s/>6,48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483.4529035459991" table:style-name="ce5">
            <text:p><text:s/>6,483<text:s/></text:p>
          </table:table-cell>
          <table:table-cell office:value-type="float" office:value="1.065296891177409" table:style-name="ce6">
            <text:p>1.065</text:p>
          </table:table-cell>
          <table:table-cell office:value-type="float" office:value="6906.8022222426998" table:style-name="ce5">
            <text:p><text:s/>6,907<text:s/></text:p>
          </table:table-cell>
          <table:table-cell office:value-type="float" office:value="0.87332555649899635" table:style-name="ce6">
            <text:p>0.873</text:p>
          </table:table-cell>
          <table:table-cell office:value-type="float" office:value="6031.8868943686102" table:style-name="ce5">
            <text:p><text:s/>6,0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031.8868943686102" table:style-name="ce5">
            <text:p><text:s/>6,032<text:s/></text:p>
          </table:table-cell>
          <table:table-cell office:value-type="float" office:value="1.0541762601871658" table:style-name="ce6">
            <text:p>1.054</text:p>
          </table:table-cell>
          <table:table-cell office:value-type="float" office:value="6358.6719681774794" table:style-name="ce5">
            <text:p><text:s/>6,359<text:s/></text:p>
          </table:table-cell>
          <table:table-cell office:value-type="float" office:value="0.97533753068272255" table:style-name="ce6">
            <text:p>0.975</text:p>
          </table:table-cell>
          <table:table-cell office:value-type="float" office:value="6201.8514158636699" table:style-name="ce5">
            <text:p><text:s/>6,20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201.8514158636699" table:style-name="ce5">
            <text:p><text:s/>6,202<text:s/></text:p>
          </table:table-cell>
          <table:table-cell office:value-type="float" office:value="1.0181299989396282" table:style-name="ce6">
            <text:p>1.018</text:p>
          </table:table-cell>
          <table:table-cell office:value-type="float" office:value="6314.2909754570101" table:style-name="ce5">
            <text:p><text:s/>6,314<text:s/></text:p>
          </table:table-cell>
          <table:table-cell office:value-type="float" office:value="1.1779452442118408" table:style-name="ce6">
            <text:p>1.178</text:p>
          </table:table-cell>
          <table:table-cell office:value-type="float" office:value="7437.8890251093299" table:style-name="ce5">
            <text:p><text:s/>7,43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437.8890251093299" table:style-name="ce5">
            <text:p><text:s/>7,438<text:s/></text:p>
          </table:table-cell>
          <table:table-cell office:value-type="float" office:value="1.0916041522330935" table:style-name="ce6">
            <text:p>1.092</text:p>
          </table:table-cell>
          <table:table-cell office:value-type="float" office:value="8119.2305436583001" table:style-name="ce5">
            <text:p><text:s/>8,119<text:s/></text:p>
          </table:table-cell>
          <table:table-cell office:value-type="float" office:value="1.0315711588984875" table:style-name="ce6">
            <text:p>1.032</text:p>
          </table:table-cell>
          <table:table-cell office:value-type="float" office:value="8375.5640612855896" table:style-name="ce5">
            <text:p><text:s/>8,37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375.5640612855896" table:style-name="ce5">
            <text:p><text:s/>8,376<text:s/></text:p>
          </table:table-cell>
          <table:table-cell office:value-type="float" office:value="1.1248389116801978" table:style-name="ce6">
            <text:p>1.125</text:p>
          </table:table-cell>
          <table:table-cell office:value-type="float" office:value="9421.1603634042604" table:style-name="ce5">
            <text:p><text:s/>9,421<text:s/></text:p>
          </table:table-cell>
          <table:table-cell office:value-type="float" office:value="1.1695829208989057" table:style-name="ce6">
            <text:p>1.170</text:p>
          </table:table-cell>
          <table:table-cell office:value-type="float" office:value="11018.82825608735" table:style-name="ce5">
            <text:p><text:s/>11,01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018.82825608735" table:style-name="ce5">
            <text:p><text:s/>11,019<text:s/></text:p>
          </table:table-cell>
          <table:table-cell office:value-type="float" office:value="0.95846532326231471" table:style-name="ce6">
            <text:p>0.958</text:p>
          </table:table-cell>
          <table:table-cell office:value-type="float" office:value="10561.16478644269" table:style-name="ce5">
            <text:p><text:s/>10,561<text:s/></text:p>
          </table:table-cell>
          <table:table-cell office:value-type="float" office:value="1.106312121645918" table:style-name="ce6">
            <text:p>1.106</text:p>
          </table:table-cell>
          <table:table-cell office:value-type="float" office:value="11683.944621941569" table:style-name="ce5">
            <text:p><text:s/>11,6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683.944621941569" table:style-name="ce5">
            <text:p><text:s/>11,684<text:s/></text:p>
          </table:table-cell>
          <table:table-cell office:value-type="float" office:value="0.99792152185130134" table:style-name="ce6">
            <text:p>0.998</text:p>
          </table:table-cell>
          <table:table-cell office:value-type="float" office:value="11659.65979835426" table:style-name="ce5">
            <text:p><text:s/>11,660<text:s/></text:p>
          </table:table-cell>
          <table:table-cell office:value-type="float" office:value="0.96614304620998392" table:style-name="ce6">
            <text:p>0.966</text:p>
          </table:table-cell>
          <table:table-cell office:value-type="float" office:value="11264.899235354071" table:style-name="ce5">
            <text:p><text:s/>11,2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264.899235354071" table:style-name="ce5">
            <text:p><text:s/>11,265<text:s/></text:p>
          </table:table-cell>
          <table:table-cell office:value-type="float" office:value="1.0280457743070792" table:style-name="ce6">
            <text:p>1.028</text:p>
          </table:table-cell>
          <table:table-cell office:value-type="float" office:value="11580.832056900801" table:style-name="ce5">
            <text:p><text:s/>11,581<text:s/></text:p>
          </table:table-cell>
          <table:table-cell office:value-type="float" office:value="1.1567112503489994" table:style-name="ce6">
            <text:p>1.157</text:p>
          </table:table-cell>
          <table:table-cell office:value-type="float" office:value="13395.678728619499" table:style-name="ce5">
            <text:p><text:s/>13,3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395.678728619499" table:style-name="ce5">
            <text:p><text:s/>13,396<text:s/></text:p>
          </table:table-cell>
          <table:table-cell office:value-type="float" office:value="0.95965803089749668" table:style-name="ce6">
            <text:p>0.960</text:p>
          </table:table-cell>
          <table:table-cell office:value-type="float" office:value="12855.27067124247" table:style-name="ce5">
            <text:p><text:s/>12,855<text:s/></text:p>
          </table:table-cell>
          <table:table-cell office:value-type="float" office:value="1.1134131953933364" table:style-name="ce6">
            <text:p>1.113</text:p>
          </table:table-cell>
          <table:table-cell office:value-type="float" office:value="14313.22799571432" table:style-name="ce5">
            <text:p><text:s/>14,31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87.0101836654001" table:style-name="ce5">
            <text:p><text:s/>1,38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87.0101836654001" table:style-name="ce5">
            <text:p><text:s/>1,387<text:s/></text:p>
          </table:table-cell>
          <table:table-cell office:value-type="float" office:value="1.1105384194833614" table:style-name="ce6">
            <text:p>1.111</text:p>
          </table:table-cell>
          <table:table-cell office:value-type="float" office:value="1540.3280971751001" table:style-name="ce5">
            <text:p><text:s/>1,540<text:s/></text:p>
          </table:table-cell>
          <table:table-cell office:value-type="float" office:value="1.2641941455371242" table:style-name="ce6">
            <text:p>1.264</text:p>
          </table:table-cell>
          <table:table-cell office:value-type="float" office:value="1947.2737626551002" table:style-name="ce5">
            <text:p><text:s/>1,94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947.2737626551002" table:style-name="ce5">
            <text:p><text:s/>1,947<text:s/></text:p>
          </table:table-cell>
          <table:table-cell office:value-type="float" office:value="1.1494556227811443" table:style-name="ce6">
            <text:p>1.149</text:p>
          </table:table-cell>
          <table:table-cell office:value-type="float" office:value="2238.3047755781004" table:style-name="ce5">
            <text:p><text:s/>2,238<text:s/></text:p>
          </table:table-cell>
          <table:table-cell office:value-type="float" office:value="1.2450305558705015" table:style-name="ce6">
            <text:p>1.245</text:p>
          </table:table-cell>
          <table:table-cell office:value-type="float" office:value="2786.7578389455998" table:style-name="ce5">
            <text:p><text:s/>2,7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86.7578389455998" table:style-name="ce5">
            <text:p><text:s/>2,787<text:s/></text:p>
          </table:table-cell>
          <table:table-cell office:value-type="float" office:value="1.0206403009348537" table:style-name="ce6">
            <text:p>1.021</text:p>
          </table:table-cell>
          <table:table-cell office:value-type="float" office:value="2844.2773593740003" table:style-name="ce5">
            <text:p><text:s/>2,844<text:s/></text:p>
          </table:table-cell>
          <table:table-cell office:value-type="float" office:value="1.1502509510236572" table:style-name="ce6">
            <text:p>1.150</text:p>
          </table:table-cell>
          <table:table-cell office:value-type="float" office:value="3271.632737595" table:style-name="ce5">
            <text:p><text:s/>3,27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271.632737595" table:style-name="ce5">
            <text:p><text:s/>3,272<text:s/></text:p>
          </table:table-cell>
          <table:table-cell office:value-type="float" office:value="1.024258002081383" table:style-name="ce6">
            <text:p>1.024</text:p>
          </table:table-cell>
          <table:table-cell office:value-type="float" office:value="3350.9960113530997" table:style-name="ce5">
            <text:p><text:s/>3,351<text:s/></text:p>
          </table:table-cell>
          <table:table-cell office:value-type="float" office:value="0.96836289164752187" table:style-name="ce6">
            <text:p>0.968</text:p>
          </table:table-cell>
          <table:table-cell office:value-type="float" office:value="3244.9801874532" table:style-name="ce5">
            <text:p><text:s/>3,2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44.9801874532" table:style-name="ce5">
            <text:p><text:s/>3,245<text:s/></text:p>
          </table:table-cell>
          <table:table-cell office:value-type="float" office:value="1.0373319260942166" table:style-name="ce6">
            <text:p>1.037</text:p>
          </table:table-cell>
          <table:table-cell office:value-type="float" office:value="3366.1215479883999" table:style-name="ce5">
            <text:p><text:s/>3,366<text:s/></text:p>
          </table:table-cell>
          <table:table-cell office:value-type="float" office:value="1.1532919693853187" table:style-name="ce6">
            <text:p>1.153</text:p>
          </table:table-cell>
          <table:table-cell office:value-type="float" office:value="3882.1209492698999" table:style-name="ce5">
            <text:p><text:s/>3,8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82.1209492698999" table:style-name="ce5">
            <text:p><text:s/>3,882<text:s/></text:p>
          </table:table-cell>
          <table:table-cell office:value-type="float" office:value="0.93131789217614547" table:style-name="ce6">
            <text:p>0.931</text:p>
          </table:table-cell>
          <table:table-cell office:value-type="float" office:value="3615.4886996469004" table:style-name="ce5">
            <text:p><text:s/>3,615<text:s/></text:p>
          </table:table-cell>
          <table:table-cell office:value-type="float" office:value="1.3050461388245553" table:style-name="ce6">
            <text:p>1.305</text:p>
          </table:table-cell>
          <table:table-cell office:value-type="float" office:value="4718.3795674379999" table:style-name="ce5">
            <text:p><text:s/>4,7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718.3795674379999" table:style-name="ce5">
            <text:p><text:s/>4,718<text:s/></text:p>
          </table:table-cell>
          <table:table-cell office:value-type="float" office:value="1.1162286976798643" table:style-name="ce6">
            <text:p>1.116</text:p>
          </table:table-cell>
          <table:table-cell office:value-type="float" office:value="5266.7906797206006" table:style-name="ce5">
            <text:p><text:s/>5,267<text:s/></text:p>
          </table:table-cell>
          <table:table-cell office:value-type="float" office:value="0.972392876103363" table:style-name="ce6">
            <text:p>0.972</text:p>
          </table:table-cell>
          <table:table-cell office:value-type="float" office:value="5121.3897368879007" table:style-name="ce5">
            <text:p><text:s/>5,1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21.3897368879007" table:style-name="ce5">
            <text:p><text:s/>5,121<text:s/></text:p>
          </table:table-cell>
          <table:table-cell office:value-type="float" office:value="1.0875296125661977" table:style-name="ce6">
            <text:p>1.088</text:p>
          </table:table-cell>
          <table:table-cell office:value-type="float" office:value="5569.6629963582" table:style-name="ce5">
            <text:p><text:s/>5,570<text:s/></text:p>
          </table:table-cell>
          <table:table-cell office:value-type="float" office:value="0.62398629882879864" table:style-name="ce6">
            <text:p>0.624</text:p>
          </table:table-cell>
          <table:table-cell office:value-type="float" office:value="3475.3933988212698" table:style-name="ce5">
            <text:p><text:s/>3,4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75.3933988212698" table:style-name="ce5">
            <text:p><text:s/>3,475<text:s/></text:p>
          </table:table-cell>
          <table:table-cell office:value-type="float" office:value="1.0431098460514643" table:style-name="ce6">
            <text:p>1.043</text:p>
          </table:table-cell>
          <table:table-cell office:value-type="float" office:value="3625.2170732127302" table:style-name="ce5">
            <text:p><text:s/>3,625<text:s/></text:p>
          </table:table-cell>
          <table:table-cell office:value-type="float" office:value="1.0122283951388389" table:style-name="ce6">
            <text:p>1.012</text:p>
          </table:table-cell>
          <table:table-cell office:value-type="float" office:value="3669.5476600480397" table:style-name="ce5">
            <text:p><text:s/>3,6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669.5476600480397" table:style-name="ce5">
            <text:p><text:s/>3,670<text:s/></text:p>
          </table:table-cell>
          <table:table-cell office:value-type="float" office:value="1.0358742980224072" table:style-name="ce6">
            <text:p>1.036</text:p>
          </table:table-cell>
          <table:table-cell office:value-type="float" office:value="3801.1901064120302" table:style-name="ce5">
            <text:p><text:s/>3,801<text:s/></text:p>
          </table:table-cell>
          <table:table-cell office:value-type="float" office:value="1.2784635599455056" table:style-name="ce6">
            <text:p>1.278</text:p>
          </table:table-cell>
          <table:table-cell office:value-type="float" office:value="4859.6830354731601" table:style-name="ce5">
            <text:p><text:s/>4,86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859.6830354731601" table:style-name="ce5">
            <text:p><text:s/>4,860<text:s/></text:p>
          </table:table-cell>
          <table:table-cell office:value-type="float" office:value="1.1040878136538446" table:style-name="ce6">
            <text:p>1.104</text:p>
          </table:table-cell>
          <table:table-cell office:value-type="float" office:value="5365.5168176862398" table:style-name="ce5">
            <text:p><text:s/>5,366<text:s/></text:p>
          </table:table-cell>
          <table:table-cell office:value-type="float" office:value="1.2125443008184151" table:style-name="ce6">
            <text:p>1.213</text:p>
          </table:table-cell>
          <table:table-cell office:value-type="float" office:value="6505.9268382308101" table:style-name="ce5">
            <text:p><text:s/>6,5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505.9268382308101" table:style-name="ce5">
            <text:p><text:s/>6,506<text:s/></text:p>
          </table:table-cell>
          <table:table-cell office:value-type="float" office:value="1.1589805189826554" table:style-name="ce6">
            <text:p>1.159</text:p>
          </table:table-cell>
          <table:table-cell office:value-type="float" office:value="7540.2424634359304" table:style-name="ce5">
            <text:p><text:s/>7,540<text:s/></text:p>
          </table:table-cell>
          <table:table-cell office:value-type="float" office:value="1.1742168018178134" table:style-name="ce6">
            <text:p>1.174</text:p>
          </table:table-cell>
          <table:table-cell office:value-type="float" office:value="8853.8793903466085" table:style-name="ce5">
            <text:p><text:s/>8,85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853.8793903466085" table:style-name="ce5">
            <text:p><text:s/>8,854<text:s/></text:p>
          </table:table-cell>
          <table:table-cell office:value-type="float" office:value="0.94965309554374233" table:style-name="ce6">
            <text:p>0.950</text:p>
          </table:table-cell>
          <table:table-cell office:value-type="float" office:value="8408.1139706136" table:style-name="ce5">
            <text:p><text:s/>8,408<text:s/></text:p>
          </table:table-cell>
          <table:table-cell office:value-type="float" office:value="0.98769597112010488" table:style-name="ce6">
            <text:p>0.988</text:p>
          </table:table-cell>
          <table:table-cell office:value-type="float" office:value="8304.66029349372" table:style-name="ce5">
            <text:p><text:s/>8,3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304.66029349372" table:style-name="ce5">
            <text:p><text:s/>8,305<text:s/></text:p>
          </table:table-cell>
          <table:table-cell office:value-type="float" office:value="0.96504703552114179" table:style-name="ce6">
            <text:p>0.965</text:p>
          </table:table-cell>
          <table:table-cell office:value-type="float" office:value="8014.3877972462506" table:style-name="ce5">
            <text:p><text:s/>8,014<text:s/></text:p>
          </table:table-cell>
          <table:table-cell office:value-type="float" office:value="0.91549983897138942" table:style-name="ce6">
            <text:p>0.915</text:p>
          </table:table-cell>
          <table:table-cell office:value-type="float" office:value="7337.1707378332103" table:style-name="ce5">
            <text:p><text:s/>7,33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337.1707378332103" table:style-name="ce5">
            <text:p><text:s/>7,337<text:s/></text:p>
          </table:table-cell>
          <table:table-cell office:value-type="float" office:value="1.0286788445914345" table:style-name="ce6">
            <text:p>1.029</text:p>
          </table:table-cell>
          <table:table-cell office:value-type="float" office:value="7547.5923171643499" table:style-name="ce5">
            <text:p><text:s/>7,548<text:s/></text:p>
          </table:table-cell>
          <table:table-cell office:value-type="float" office:value="1.1254801466277287" table:style-name="ce6">
            <text:p>1.125</text:p>
          </table:table-cell>
          <table:table-cell office:value-type="float" office:value="8494.6653078084491" table:style-name="ce5">
            <text:p><text:s/>8,4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494.6653078084491" table:style-name="ce5">
            <text:p><text:s/>8,495<text:s/></text:p>
          </table:table-cell>
          <table:table-cell office:value-type="float" office:value="0.95610450796268986" table:style-name="ce6">
            <text:p>0.956</text:p>
          </table:table-cell>
          <table:table-cell office:value-type="float" office:value="8121.7877944299298" table:style-name="ce5">
            <text:p><text:s/>8,122<text:s/></text:p>
          </table:table-cell>
          <table:table-cell office:value-type="float" office:value="1.086050875251338" table:style-name="ce6">
            <text:p>1.086</text:p>
          </table:table-cell>
          <table:table-cell office:value-type="float" office:value="8820.6747427462597" table:style-name="ce5">
            <text:p><text:s/>8,82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41.50619748740007" table:style-name="ce5">
            <text:p><text:s/>7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41.50619748740007" table:style-name="ce5">
            <text:p><text:s/>742<text:s/></text:p>
          </table:table-cell>
          <table:table-cell office:value-type="float" office:value="1.0947061210818714" table:style-name="ce6">
            <text:p>1.095</text:p>
          </table:table-cell>
          <table:table-cell office:value-type="float" office:value="811.73137320959972" table:style-name="ce5">
            <text:p><text:s/>812<text:s/></text:p>
          </table:table-cell>
          <table:table-cell office:value-type="float" office:value="1.1202585203617528" table:style-name="ce6">
            <text:p>1.120</text:p>
          </table:table-cell>
          <table:table-cell office:value-type="float" office:value="909.348987083" table:style-name="ce5">
            <text:p><text:s/>9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09.348987083" table:style-name="ce5">
            <text:p><text:s/>909<text:s/></text:p>
          </table:table-cell>
          <table:table-cell office:value-type="float" office:value="1.1675461495798569" table:style-name="ce6">
            <text:p>1.168</text:p>
          </table:table-cell>
          <table:table-cell office:value-type="float" office:value="1061.7069084930997" table:style-name="ce5">
            <text:p><text:s/>1,062<text:s/></text:p>
          </table:table-cell>
          <table:table-cell office:value-type="float" office:value="1.0939547031763979" table:style-name="ce6">
            <text:p>1.094</text:p>
          </table:table-cell>
          <table:table-cell office:value-type="float" office:value="1161.4592659408997" table:style-name="ce5">
            <text:p><text:s/>1,1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61.4592659408997" table:style-name="ce5">
            <text:p><text:s/>1,161<text:s/></text:p>
          </table:table-cell>
          <table:table-cell office:value-type="float" office:value="0.9962404476984712" table:style-name="ce6">
            <text:p>0.996</text:p>
          </table:table-cell>
          <table:table-cell office:value-type="float" office:value="1157.0926990844998" table:style-name="ce5">
            <text:p><text:s/>1,157<text:s/></text:p>
          </table:table-cell>
          <table:table-cell office:value-type="float" office:value="0.94920429275337803" table:style-name="ce6">
            <text:p>0.949</text:p>
          </table:table-cell>
          <table:table-cell office:value-type="float" office:value="1098.3173570846" table:style-name="ce5">
            <text:p><text:s/>1,0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98.3173570846" table:style-name="ce5">
            <text:p><text:s/>1,098<text:s/></text:p>
          </table:table-cell>
          <table:table-cell office:value-type="float" office:value="1.0292928382315656" table:style-name="ce6">
            <text:p>1.029</text:p>
          </table:table-cell>
          <table:table-cell office:value-type="float" office:value="1130.4901897525997" table:style-name="ce5">
            <text:p><text:s/>1,130<text:s/></text:p>
          </table:table-cell>
          <table:table-cell office:value-type="float" office:value="1.1297555827560979" table:style-name="ce6">
            <text:p>1.130</text:p>
          </table:table-cell>
          <table:table-cell office:value-type="float" office:value="1277.1776031240001" table:style-name="ce5">
            <text:p><text:s/>1,2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77.1776031240001" table:style-name="ce5">
            <text:p><text:s/>1,277<text:s/></text:p>
          </table:table-cell>
          <table:table-cell office:value-type="float" office:value="1.0977923384605217" table:style-name="ce6">
            <text:p>1.098</text:p>
          </table:table-cell>
          <table:table-cell office:value-type="float" office:value="1402.0757875629001" table:style-name="ce5">
            <text:p><text:s/>1,402<text:s/></text:p>
          </table:table-cell>
          <table:table-cell office:value-type="float" office:value="0.81453696626700045" table:style-name="ce6">
            <text:p>0.815</text:p>
          </table:table-cell>
          <table:table-cell office:value-type="float" office:value="1142.0425584779" table:style-name="ce5">
            <text:p><text:s/>1,14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42.0425584779" table:style-name="ce5">
            <text:p><text:s/>1,142<text:s/></text:p>
          </table:table-cell>
          <table:table-cell office:value-type="float" office:value="0.86302909170120246" table:style-name="ce6">
            <text:p>0.863</text:p>
          </table:table-cell>
          <table:table-cell office:value-type="float" office:value="985.61595192729953" table:style-name="ce5">
            <text:p><text:s/>986<text:s/></text:p>
          </table:table-cell>
          <table:table-cell office:value-type="float" office:value="1.0841997753075352" table:style-name="ce6">
            <text:p>1.084</text:p>
          </table:table-cell>
          <table:table-cell office:value-type="float" office:value="1068.6045936191006" table:style-name="ce5">
            <text:p><text:s/>1,0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68.6045936191006" table:style-name="ce5">
            <text:p><text:s/>1,069<text:s/></text:p>
          </table:table-cell>
          <table:table-cell office:value-type="float" office:value="1.1902114972935918" table:style-name="ce6">
            <text:p>1.190</text:p>
          </table:table-cell>
          <table:table-cell office:value-type="float" office:value="1271.8654733861999" table:style-name="ce5">
            <text:p><text:s/>1,272<text:s/></text:p>
          </table:table-cell>
          <table:table-cell office:value-type="float" office:value="1.0709176364633579" table:style-name="ce6">
            <text:p>1.071</text:p>
          </table:table-cell>
          <table:table-cell office:value-type="float" office:value="1362.0631666580991" table:style-name="ce5">
            <text:p><text:s/>1,3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62.0631666580991" table:style-name="ce5">
            <text:p><text:s/>1,362<text:s/></text:p>
          </table:table-cell>
          <table:table-cell office:value-type="float" office:value="0.98170133266671333" table:style-name="ce6">
            <text:p>0.982</text:p>
          </table:table-cell>
          <table:table-cell office:value-type="float" office:value="1337.1392258844996" table:style-name="ce5">
            <text:p><text:s/>1,337<text:s/></text:p>
          </table:table-cell>
          <table:table-cell office:value-type="float" office:value="1.9119127208733664" table:style-name="ce6">
            <text:p>1.912</text:p>
          </table:table-cell>
          <table:table-cell office:value-type="float" office:value="2556.4934955473404" table:style-name="ce5">
            <text:p><text:s/>2,55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56.4934955473404" table:style-name="ce5">
            <text:p><text:s/>2,556<text:s/></text:p>
          </table:table-cell>
          <table:table-cell office:value-type="float" office:value="1.0692203597332144" table:style-name="ce6">
            <text:p>1.069</text:p>
          </table:table-cell>
          <table:table-cell office:value-type="float" office:value="2733.4548949647497" table:style-name="ce5">
            <text:p><text:s/>2,733<text:s/></text:p>
          </table:table-cell>
          <table:table-cell office:value-type="float" office:value="0.92641139258611638" table:style-name="ce6">
            <text:p>0.926</text:p>
          </table:table-cell>
          <table:table-cell office:value-type="float" office:value="2532.3037558156302" table:style-name="ce5">
            <text:p><text:s/>2,5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32.3037558156302" table:style-name="ce5">
            <text:p><text:s/>2,532<text:s/></text:p>
          </table:table-cell>
          <table:table-cell office:value-type="float" office:value="0.99241683122471014" table:style-name="ce6">
            <text:p>0.992</text:p>
          </table:table-cell>
          <table:table-cell office:value-type="float" office:value="2513.1008690449798" table:style-name="ce5">
            <text:p><text:s/>2,513<text:s/></text:p>
          </table:table-cell>
          <table:table-cell office:value-type="float" office:value="1.0259062902699689" table:style-name="ce6">
            <text:p>1.026</text:p>
          </table:table-cell>
          <table:table-cell office:value-type="float" office:value="2578.2059896361702" table:style-name="ce5">
            <text:p><text:s/>2,57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78.2059896361702" table:style-name="ce5">
            <text:p><text:s/>2,578<text:s/></text:p>
          </table:table-cell>
          <table:table-cell office:value-type="float" office:value="1.0680735895585507" table:style-name="ce6">
            <text:p>1.068</text:p>
          </table:table-cell>
          <table:table-cell office:value-type="float" office:value="2753.7137259720603" table:style-name="ce5">
            <text:p><text:s/>2,754<text:s/></text:p>
          </table:table-cell>
          <table:table-cell office:value-type="float" office:value="0.67895119431661277" table:style-name="ce6">
            <text:p>0.679</text:p>
          </table:table-cell>
          <table:table-cell office:value-type="float" office:value="1869.63722305478" table:style-name="ce5">
            <text:p><text:s/>1,8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69.63722305478" table:style-name="ce5">
            <text:p><text:s/>1,870<text:s/></text:p>
          </table:table-cell>
          <table:table-cell office:value-type="float" office:value="1.0060336180594003" table:style-name="ce6">
            <text:p>1.006</text:p>
          </table:table-cell>
          <table:table-cell office:value-type="float" office:value="1880.9178999683304" table:style-name="ce5">
            <text:p><text:s/>1,881<text:s/></text:p>
          </table:table-cell>
          <table:table-cell office:value-type="float" office:value="1.1510065727893779" table:style-name="ce6">
            <text:p>1.151</text:p>
          </table:table-cell>
          <table:table-cell office:value-type="float" office:value="2164.9488657407419" table:style-name="ce5">
            <text:p><text:s/>2,16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64.9488657407419" table:style-name="ce5">
            <text:p><text:s/>2,165<text:s/></text:p>
          </table:table-cell>
          <table:table-cell office:value-type="float" office:value="0.99450423513463415" table:style-name="ce6">
            <text:p>0.995</text:p>
          </table:table-cell>
          <table:table-cell office:value-type="float" office:value="2153.05081582909" table:style-name="ce5">
            <text:p><text:s/>2,153<text:s/></text:p>
          </table:table-cell>
          <table:table-cell office:value-type="float" office:value="1.5695330103700158" table:style-name="ce6">
            <text:p>1.570</text:p>
          </table:table-cell>
          <table:table-cell office:value-type="float" office:value="3379.2843284478504" table:style-name="ce5">
            <text:p><text:s/>3,3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79.2843284478504" table:style-name="ce5">
            <text:p><text:s/>3,379<text:s/></text:p>
          </table:table-cell>
          <table:table-cell office:value-type="float" office:value="1.0787112438041966" table:style-name="ce6">
            <text:p>1.079</text:p>
          </table:table-cell>
          <table:table-cell office:value-type="float" office:value="3645.2720011080091" table:style-name="ce5">
            <text:p><text:s/>3,645<text:s/></text:p>
          </table:table-cell>
          <table:table-cell office:value-type="float" office:value="1.0774857119926844" table:style-name="ce6">
            <text:p>1.077</text:p>
          </table:table-cell>
          <table:table-cell office:value-type="float" office:value="3927.7284975208609" table:style-name="ce5">
            <text:p><text:s/>3,9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27.7284975208609" table:style-name="ce5">
            <text:p><text:s/>3,928<text:s/></text:p>
          </table:table-cell>
          <table:table-cell office:value-type="float" office:value="1.0268631709860261" table:style-name="ce6">
            <text:p>1.027</text:p>
          </table:table-cell>
          <table:table-cell office:value-type="float" office:value="4033.2397397364512" table:style-name="ce5">
            <text:p><text:s/>4,033<text:s/></text:p>
          </table:table-cell>
          <table:table-cell office:value-type="float" office:value="1.2151554921283461" table:style-name="ce6">
            <text:p>1.215</text:p>
          </table:table-cell>
          <table:table-cell office:value-type="float" office:value="4901.0134208110494" table:style-name="ce5">
            <text:p><text:s/>4,90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01.0134208110494" table:style-name="ce5">
            <text:p><text:s/>4,901<text:s/></text:p>
          </table:table-cell>
          <table:table-cell office:value-type="float" office:value="0.96581716277553353" table:style-name="ce6">
            <text:p>0.966</text:p>
          </table:table-cell>
          <table:table-cell office:value-type="float" office:value="4733.4828768125399" table:style-name="ce5">
            <text:p><text:s/>4,733<text:s/></text:p>
          </table:table-cell>
          <table:table-cell office:value-type="float" office:value="1.1603619144528663" table:style-name="ce6">
            <text:p>1.160</text:p>
          </table:table-cell>
          <table:table-cell office:value-type="float" office:value="5492.5532529680595" table:style-name="ce5">
            <text:p><text:s/>5,49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139.2307950091999" table:style-name="ce5">
            <text:p><text:s/>7,1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139.2307950091999" table:style-name="ce5">
            <text:p><text:s/>7,139<text:s/></text:p>
          </table:table-cell>
          <table:table-cell office:value-type="float" office:value="0.73497961672158518" table:style-name="ce6">
            <text:p>0.735</text:p>
          </table:table-cell>
          <table:table-cell office:value-type="float" office:value="5247.1891134027992" table:style-name="ce5">
            <text:p><text:s/>5,247<text:s/></text:p>
          </table:table-cell>
          <table:table-cell office:value-type="float" office:value="0.92146662282244929" table:style-name="ce6">
            <text:p>0.921</text:p>
          </table:table-cell>
          <table:table-cell office:value-type="float" office:value="4835.1096316379999" table:style-name="ce5">
            <text:p><text:s/>4,83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835.1096316379999" table:style-name="ce5">
            <text:p><text:s/>4,835<text:s/></text:p>
          </table:table-cell>
          <table:table-cell office:value-type="float" office:value="1.241085826442885" table:style-name="ce6">
            <text:p>1.241</text:p>
          </table:table-cell>
          <table:table-cell office:value-type="float" office:value="6000.7860331233996" table:style-name="ce5">
            <text:p><text:s/>6,001<text:s/></text:p>
          </table:table-cell>
          <table:table-cell office:value-type="float" office:value="1.4398127922659807" table:style-name="ce6">
            <text:p>1.440</text:p>
          </table:table-cell>
          <table:table-cell office:value-type="float" office:value="8640.0084941420992" table:style-name="ce5">
            <text:p><text:s/>8,6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640.0084941420992" table:style-name="ce5">
            <text:p><text:s/>8,640<text:s/></text:p>
          </table:table-cell>
          <table:table-cell office:value-type="float" office:value="1.0174054695554362" table:style-name="ce6">
            <text:p>1.017</text:p>
          </table:table-cell>
          <table:table-cell office:value-type="float" office:value="8790.3918989455997" table:style-name="ce5">
            <text:p><text:s/>8,790<text:s/></text:p>
          </table:table-cell>
          <table:table-cell office:value-type="float" office:value="0.95117834363883391" table:style-name="ce6">
            <text:p>0.951</text:p>
          </table:table-cell>
          <table:table-cell office:value-type="float" office:value="8361.2304063752999" table:style-name="ce5">
            <text:p><text:s/>8,36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361.2304063752999" table:style-name="ce5">
            <text:p><text:s/>8,361<text:s/></text:p>
          </table:table-cell>
          <table:table-cell office:value-type="float" office:value="1.0577434356923434" table:style-name="ce6">
            <text:p>1.058</text:p>
          </table:table-cell>
          <table:table-cell office:value-type="float" office:value="8844.0365766547002" table:style-name="ce5">
            <text:p><text:s/>8,844<text:s/></text:p>
          </table:table-cell>
          <table:table-cell office:value-type="float" office:value="0.8443145316248778" table:style-name="ce6">
            <text:p>0.844</text:p>
          </table:table-cell>
          <table:table-cell office:value-type="float" office:value="7467.1485998915005" table:style-name="ce5">
            <text:p><text:s/>7,4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467.1485998915005" table:style-name="ce5">
            <text:p><text:s/>7,467<text:s/></text:p>
          </table:table-cell>
          <table:table-cell office:value-type="float" office:value="1.075268644240797" table:style-name="ce6">
            <text:p>1.075</text:p>
          </table:table-cell>
          <table:table-cell office:value-type="float" office:value="8029.1907513499" table:style-name="ce5">
            <text:p><text:s/>8,029<text:s/></text:p>
          </table:table-cell>
          <table:table-cell office:value-type="float" office:value="1.045558207267314" table:style-name="ce6">
            <text:p>1.046</text:p>
          </table:table-cell>
          <table:table-cell office:value-type="float" office:value="8394.9862877887008" table:style-name="ce5">
            <text:p><text:s/>8,3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394.9862877887008" table:style-name="ce5">
            <text:p><text:s/>8,395<text:s/></text:p>
          </table:table-cell>
          <table:table-cell office:value-type="float" office:value="1.0529844674393465" table:style-name="ce6">
            <text:p>1.053</text:p>
          </table:table-cell>
          <table:table-cell office:value-type="float" office:value="8839.7901654078014" table:style-name="ce5">
            <text:p><text:s/>8,840<text:s/></text:p>
          </table:table-cell>
          <table:table-cell office:value-type="float" office:value="1.1437477979886619" table:style-name="ce6">
            <text:p>1.144</text:p>
          </table:table-cell>
          <table:table-cell office:value-type="float" office:value="10110.490536367" table:style-name="ce5">
            <text:p><text:s/>10,1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110.490536367" table:style-name="ce5">
            <text:p><text:s/>10,110<text:s/></text:p>
          </table:table-cell>
          <table:table-cell office:value-type="float" office:value="0.98978487434753948" table:style-name="ce6">
            <text:p>0.990</text:p>
          </table:table-cell>
          <table:table-cell office:value-type="float" office:value="10007.21060513" table:style-name="ce5">
            <text:p><text:s/>10,007<text:s/></text:p>
          </table:table-cell>
          <table:table-cell office:value-type="float" office:value="1.2074701703511344" table:style-name="ce6">
            <text:p>1.207</text:p>
          </table:table-cell>
          <table:table-cell office:value-type="float" office:value="12083.408294116" table:style-name="ce5">
            <text:p><text:s/>12,08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083.408294116" table:style-name="ce5">
            <text:p><text:s/>12,083<text:s/></text:p>
          </table:table-cell>
          <table:table-cell office:value-type="float" office:value="1.2030390064490897" table:style-name="ce6">
            <text:p>1.203</text:p>
          </table:table-cell>
          <table:table-cell office:value-type="float" office:value="14536.811508672001" table:style-name="ce5">
            <text:p><text:s/>14,537<text:s/></text:p>
          </table:table-cell>
          <table:table-cell office:value-type="float" office:value="1.0883677226974646" table:style-name="ce6">
            <text:p>1.088</text:p>
          </table:table-cell>
          <table:table-cell office:value-type="float" office:value="15821.39643697564" table:style-name="ce5">
            <text:p><text:s/>15,8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821.39643697564" table:style-name="ce5">
            <text:p><text:s/>15,821<text:s/></text:p>
          </table:table-cell>
          <table:table-cell office:value-type="float" office:value="1.1369682492928035" table:style-name="ce6">
            <text:p>1.137</text:p>
          </table:table-cell>
          <table:table-cell office:value-type="float" office:value="17988.42540831559" table:style-name="ce5">
            <text:p><text:s/>17,988<text:s/></text:p>
          </table:table-cell>
          <table:table-cell office:value-type="float" office:value="1.0864909259624278" table:style-name="ce6">
            <text:p>1.086</text:p>
          </table:table-cell>
          <table:table-cell office:value-type="float" office:value="19544.260978486869" table:style-name="ce5">
            <text:p><text:s/>19,54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9544.260978486869" table:style-name="ce5">
            <text:p><text:s/>19,544<text:s/></text:p>
          </table:table-cell>
          <table:table-cell office:value-type="float" office:value="1.0545390421700671" table:style-name="ce6">
            <text:p>1.055</text:p>
          </table:table-cell>
          <table:table-cell office:value-type="float" office:value="20610.186252175361" table:style-name="ce5">
            <text:p><text:s/>20,610<text:s/></text:p>
          </table:table-cell>
          <table:table-cell office:value-type="float" office:value="1.0668815369043592" table:style-name="ce6">
            <text:p>1.067</text:p>
          </table:table-cell>
          <table:table-cell office:value-type="float" office:value="21988.627184605943" table:style-name="ce5">
            <text:p><text:s/>21,98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1988.627184605943" table:style-name="ce5">
            <text:p><text:s/>21,989<text:s/></text:p>
          </table:table-cell>
          <table:table-cell office:value-type="float" office:value="1.0176366981902889" table:style-name="ce6">
            <text:p>1.018</text:p>
          </table:table-cell>
          <table:table-cell office:value-type="float" office:value="22376.43396587962" table:style-name="ce5">
            <text:p><text:s/>22,376<text:s/></text:p>
          </table:table-cell>
          <table:table-cell office:value-type="float" office:value="1.0466820587870993" table:style-name="ce6">
            <text:p>1.047</text:p>
          </table:table-cell>
          <table:table-cell office:value-type="float" office:value="23421.011971720458" table:style-name="ce5">
            <text:p><text:s/>23,4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421.011971720458" table:style-name="ce5">
            <text:p><text:s/>23,421<text:s/></text:p>
          </table:table-cell>
          <table:table-cell office:value-type="float" office:value="0.93744259796805951" table:style-name="ce6">
            <text:p>0.937</text:p>
          </table:table-cell>
          <table:table-cell office:value-type="float" office:value="21955.854309810649" table:style-name="ce5">
            <text:p><text:s/>21,956<text:s/></text:p>
          </table:table-cell>
          <table:table-cell office:value-type="float" office:value="0.94760125414882346" table:style-name="ce6">
            <text:p>0.948</text:p>
          </table:table-cell>
          <table:table-cell office:value-type="float" office:value="20805.39507988542" table:style-name="ce5">
            <text:p><text:s/>20,80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0805.39507988542" table:style-name="ce5">
            <text:p><text:s/>20,805<text:s/></text:p>
          </table:table-cell>
          <table:table-cell office:value-type="float" office:value="0.7963051578814061" table:style-name="ce6">
            <text:p>0.796</text:p>
          </table:table-cell>
          <table:table-cell office:value-type="float" office:value="16567.443413873189" table:style-name="ce5">
            <text:p><text:s/>16,567<text:s/></text:p>
          </table:table-cell>
          <table:table-cell office:value-type="float" office:value="1.0825775808577096" table:style-name="ce6">
            <text:p>1.083</text:p>
          </table:table-cell>
          <table:table-cell office:value-type="float" office:value="17935.542811987831" table:style-name="ce5">
            <text:p><text:s/>17,9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935.542811987831" table:style-name="ce5">
            <text:p><text:s/>17,936<text:s/></text:p>
          </table:table-cell>
          <table:table-cell office:value-type="float" office:value="0.86274497400886185" table:style-name="ce6">
            <text:p>0.863</text:p>
          </table:table-cell>
          <table:table-cell office:value-type="float" office:value="15473.799417163271" table:style-name="ce5">
            <text:p><text:s/>15,474<text:s/></text:p>
          </table:table-cell>
          <table:table-cell office:value-type="float" office:value="0.96918552714140305" table:style-name="ce6">
            <text:p>0.969</text:p>
          </table:table-cell>
          <table:table-cell office:value-type="float" office:value="14996.982445003719" table:style-name="ce5">
            <text:p><text:s/>14,9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996.982445003719" table:style-name="ce5">
            <text:p><text:s/>14,997<text:s/></text:p>
          </table:table-cell>
          <table:table-cell office:value-type="float" office:value="0.88362919303706056" table:style-name="ce6">
            <text:p>0.884</text:p>
          </table:table-cell>
          <table:table-cell office:value-type="float" office:value="13251.7714958696" table:style-name="ce5">
            <text:p><text:s/>13,252<text:s/></text:p>
          </table:table-cell>
          <table:table-cell office:value-type="float" office:value="1.0943613430492187" table:style-name="ce6">
            <text:p>1.094</text:p>
          </table:table-cell>
          <table:table-cell office:value-type="float" office:value="14502.226452001209" table:style-name="ce5">
            <text:p><text:s/>14,5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502.226452001209" table:style-name="ce5">
            <text:p><text:s/>14,502<text:s/></text:p>
          </table:table-cell>
          <table:table-cell office:value-type="float" office:value="0.99571998785514182" table:style-name="ce6">
            <text:p>0.996</text:p>
          </table:table-cell>
          <table:table-cell office:value-type="float" office:value="14440.15674665916" table:style-name="ce5">
            <text:p><text:s/>14,440<text:s/></text:p>
          </table:table-cell>
          <table:table-cell office:value-type="float" office:value="0.92540751707823377" table:style-name="ce6">
            <text:p>0.925</text:p>
          </table:table-cell>
          <table:table-cell office:value-type="float" office:value="13363.02960114636" table:style-name="ce5">
            <text:p><text:s/>13,36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83.1780037902004" table:style-name="ce5">
            <text:p><text:s/>3,78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783.1780037902004" table:style-name="ce5">
            <text:p><text:s/>3,783<text:s/></text:p>
          </table:table-cell>
          <table:table-cell office:value-type="float" office:value="0.74869904400260334" table:style-name="ce6">
            <text:p>0.749</text:p>
          </table:table-cell>
          <table:table-cell office:value-type="float" office:value="2832.4617547294001" table:style-name="ce5">
            <text:p><text:s/>2,832<text:s/></text:p>
          </table:table-cell>
          <table:table-cell office:value-type="float" office:value="1.0539297078124514" table:style-name="ce6">
            <text:p>1.054</text:p>
          </table:table-cell>
          <table:table-cell office:value-type="float" office:value="2985.2155895518999" table:style-name="ce5">
            <text:p><text:s/>2,98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985.2155895518999" table:style-name="ce5">
            <text:p><text:s/>2,985<text:s/></text:p>
          </table:table-cell>
          <table:table-cell office:value-type="float" office:value="1.2204946869214575" table:style-name="ce6">
            <text:p>1.220</text:p>
          </table:table-cell>
          <table:table-cell office:value-type="float" office:value="3643.4397663632003" table:style-name="ce5">
            <text:p><text:s/>3,643<text:s/></text:p>
          </table:table-cell>
          <table:table-cell office:value-type="float" office:value="1.4302771427978158" table:style-name="ce6">
            <text:p>1.430</text:p>
          </table:table-cell>
          <table:table-cell office:value-type="float" office:value="5211.1286189898992" table:style-name="ce5">
            <text:p><text:s/>5,2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211.1286189898992" table:style-name="ce5">
            <text:p><text:s/>5,211<text:s/></text:p>
          </table:table-cell>
          <table:table-cell office:value-type="float" office:value="1.0317563911582128" table:style-name="ce6">
            <text:p>1.032</text:p>
          </table:table-cell>
          <table:table-cell office:value-type="float" office:value="5376.6152577903003" table:style-name="ce5">
            <text:p><text:s/>5,377<text:s/></text:p>
          </table:table-cell>
          <table:table-cell office:value-type="float" office:value="0.96031217415984527" table:style-name="ce6">
            <text:p>0.960</text:p>
          </table:table-cell>
          <table:table-cell office:value-type="float" office:value="5163.2290878296008" table:style-name="ce5">
            <text:p><text:s/>5,16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163.2290878296008" table:style-name="ce5">
            <text:p><text:s/>5,163<text:s/></text:p>
          </table:table-cell>
          <table:table-cell office:value-type="float" office:value="1.0703003318848439" table:style-name="ce6">
            <text:p>1.070</text:p>
          </table:table-cell>
          <table:table-cell office:value-type="float" office:value="5526.2058063015002" table:style-name="ce5">
            <text:p><text:s/>5,526<text:s/></text:p>
          </table:table-cell>
          <table:table-cell office:value-type="float" office:value="0.84661728735635233" table:style-name="ce6">
            <text:p>0.847</text:p>
          </table:table-cell>
          <table:table-cell office:value-type="float" office:value="4678.5813691039002" table:style-name="ce5">
            <text:p><text:s/>4,6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78.5813691039002" table:style-name="ce5">
            <text:p><text:s/>4,679<text:s/></text:p>
          </table:table-cell>
          <table:table-cell office:value-type="float" office:value="1.060582682559305" table:style-name="ce6">
            <text:p>1.061</text:p>
          </table:table-cell>
          <table:table-cell office:value-type="float" office:value="4962.0223790161999" table:style-name="ce5">
            <text:p><text:s/>4,962<text:s/></text:p>
          </table:table-cell>
          <table:table-cell office:value-type="float" office:value="1.0299850720706138" table:style-name="ce6">
            <text:p>1.030</text:p>
          </table:table-cell>
          <table:table-cell office:value-type="float" office:value="5110.8089776669995" table:style-name="ce5">
            <text:p><text:s/>5,1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110.8089776669995" table:style-name="ce5">
            <text:p><text:s/>5,111<text:s/></text:p>
          </table:table-cell>
          <table:table-cell office:value-type="float" office:value="1.0673598703080955" table:style-name="ce6">
            <text:p>1.067</text:p>
          </table:table-cell>
          <table:table-cell office:value-type="float" office:value="5455.0724075721" table:style-name="ce5">
            <text:p><text:s/>5,455<text:s/></text:p>
          </table:table-cell>
          <table:table-cell office:value-type="float" office:value="1.1906411261309835" table:style-name="ce6">
            <text:p>1.191</text:p>
          </table:table-cell>
          <table:table-cell office:value-type="float" office:value="6495.0335544776999" table:style-name="ce5">
            <text:p><text:s/>6,4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95.0335544776999" table:style-name="ce5">
            <text:p><text:s/>6,495<text:s/></text:p>
          </table:table-cell>
          <table:table-cell office:value-type="float" office:value="0.97160779890857241" table:style-name="ce6">
            <text:p>0.972</text:p>
          </table:table-cell>
          <table:table-cell office:value-type="float" office:value="6310.6252557033995" table:style-name="ce5">
            <text:p><text:s/>6,311<text:s/></text:p>
          </table:table-cell>
          <table:table-cell office:value-type="float" office:value="1.1224982314101355" table:style-name="ce6">
            <text:p>1.122</text:p>
          </table:table-cell>
          <table:table-cell office:value-type="float" office:value="7083.6656886191995" table:style-name="ce5">
            <text:p><text:s/>7,08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083.6656886191995" table:style-name="ce5">
            <text:p><text:s/>7,084<text:s/></text:p>
          </table:table-cell>
          <table:table-cell office:value-type="float" office:value="1.1949631274843104" table:style-name="ce6">
            <text:p>1.195</text:p>
          </table:table-cell>
          <table:table-cell office:value-type="float" office:value="8464.7193053256997" table:style-name="ce5">
            <text:p><text:s/>8,465<text:s/></text:p>
          </table:table-cell>
          <table:table-cell office:value-type="float" office:value="1.024451228993206" table:style-name="ce6">
            <text:p>1.024</text:p>
          </table:table-cell>
          <table:table-cell office:value-type="float" office:value="8671.6920954234301" table:style-name="ce5">
            <text:p><text:s/>8,6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71.6920954234301" table:style-name="ce5">
            <text:p><text:s/>8,672<text:s/></text:p>
          </table:table-cell>
          <table:table-cell office:value-type="float" office:value="1.1236346243091673" table:style-name="ce6">
            <text:p>1.124</text:p>
          </table:table-cell>
          <table:table-cell office:value-type="float" office:value="9743.8134897658801" table:style-name="ce5">
            <text:p><text:s/>9,744<text:s/></text:p>
          </table:table-cell>
          <table:table-cell office:value-type="float" office:value="1.0746197825273263" table:style-name="ce6">
            <text:p>1.075</text:p>
          </table:table-cell>
          <table:table-cell office:value-type="float" office:value="10470.894733359039" table:style-name="ce5">
            <text:p><text:s/>10,4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470.894733359039" table:style-name="ce5">
            <text:p><text:s/>10,471<text:s/></text:p>
          </table:table-cell>
          <table:table-cell office:value-type="float" office:value="1.0569730224367642" table:style-name="ce6">
            <text:p>1.057</text:p>
          </table:table-cell>
          <table:table-cell office:value-type="float" office:value="11067.453253935699" table:style-name="ce5">
            <text:p><text:s/>11,067<text:s/></text:p>
          </table:table-cell>
          <table:table-cell office:value-type="float" office:value="1.049231434028882" table:style-name="ce6">
            <text:p>1.049</text:p>
          </table:table-cell>
          <table:table-cell office:value-type="float" office:value="11612.31984867457" table:style-name="ce5">
            <text:p><text:s/>11,61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612.31984867457" table:style-name="ce5">
            <text:p><text:s/>11,612<text:s/></text:p>
          </table:table-cell>
          <table:table-cell office:value-type="float" office:value="1.0118440706841449" table:style-name="ce6">
            <text:p>1.012</text:p>
          </table:table-cell>
          <table:table-cell office:value-type="float" office:value="11749.856985769171" table:style-name="ce5">
            <text:p><text:s/>11,750<text:s/></text:p>
          </table:table-cell>
          <table:table-cell office:value-type="float" office:value="1.0317867096916431" table:style-name="ce6">
            <text:p>1.032</text:p>
          </table:table-cell>
          <table:table-cell office:value-type="float" office:value="12123.34627869414" table:style-name="ce5">
            <text:p><text:s/>12,12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123.34627869414" table:style-name="ce5">
            <text:p><text:s/>12,123<text:s/></text:p>
          </table:table-cell>
          <table:table-cell office:value-type="float" office:value="0.93306939639055986" table:style-name="ce6">
            <text:p>0.933</text:p>
          </table:table-cell>
          <table:table-cell office:value-type="float" office:value="11311.923394494881" table:style-name="ce5">
            <text:p><text:s/>11,312<text:s/></text:p>
          </table:table-cell>
          <table:table-cell office:value-type="float" office:value="0.93510136565161639" table:style-name="ce6">
            <text:p>0.935</text:p>
          </table:table-cell>
          <table:table-cell office:value-type="float" office:value="10577.795014338632" table:style-name="ce5">
            <text:p><text:s/>10,57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577.795014338632" table:style-name="ce5">
            <text:p><text:s/>10,578<text:s/></text:p>
          </table:table-cell>
          <table:table-cell office:value-type="float" office:value="0.79293599939622328" table:style-name="ce6">
            <text:p>0.793</text:p>
          </table:table-cell>
          <table:table-cell office:value-type="float" office:value="8387.51446110299" table:style-name="ce5">
            <text:p><text:s/>8,388<text:s/></text:p>
          </table:table-cell>
          <table:table-cell office:value-type="float" office:value="1.0597232783730934" table:style-name="ce6">
            <text:p>1.060</text:p>
          </table:table-cell>
          <table:table-cell office:value-type="float" office:value="8888.4443221217898" table:style-name="ce5">
            <text:p><text:s/>8,88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888.4443221217898" table:style-name="ce5">
            <text:p><text:s/>8,888<text:s/></text:p>
          </table:table-cell>
          <table:table-cell office:value-type="float" office:value="0.85705995273308855" table:style-name="ce6">
            <text:p>0.857</text:p>
          </table:table-cell>
          <table:table-cell office:value-type="float" office:value="7617.9296705883908" table:style-name="ce5">
            <text:p><text:s/>7,618<text:s/></text:p>
          </table:table-cell>
          <table:table-cell office:value-type="float" office:value="0.97983655383093649" table:style-name="ce6">
            <text:p>0.980</text:p>
          </table:table-cell>
          <table:table-cell office:value-type="float" office:value="7464.3259557557694" table:style-name="ce5">
            <text:p><text:s/>7,4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464.3259557557694" table:style-name="ce5">
            <text:p><text:s/>7,464<text:s/></text:p>
          </table:table-cell>
          <table:table-cell office:value-type="float" office:value="0.89963850419157776" table:style-name="ce6">
            <text:p>0.900</text:p>
          </table:table-cell>
          <table:table-cell office:value-type="float" office:value="6715.1950376344903" table:style-name="ce5">
            <text:p><text:s/>6,715<text:s/></text:p>
          </table:table-cell>
          <table:table-cell office:value-type="float" office:value="1.1279969393801983" table:style-name="ce6">
            <text:p>1.128</text:p>
          </table:table-cell>
          <table:table-cell office:value-type="float" office:value="7574.7194497928003" table:style-name="ce5">
            <text:p><text:s/>7,5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574.7194497928003" table:style-name="ce5">
            <text:p><text:s/>7,575<text:s/></text:p>
          </table:table-cell>
          <table:table-cell office:value-type="float" office:value="1.0105251527436689" table:style-name="ce6">
            <text:p>1.011</text:p>
          </table:table-cell>
          <table:table-cell office:value-type="float" office:value="7654.4445289923096" table:style-name="ce5">
            <text:p><text:s/>7,654<text:s/></text:p>
          </table:table-cell>
          <table:table-cell office:value-type="float" office:value="0.90061610445953055" table:style-name="ce6">
            <text:p>0.901</text:p>
          </table:table-cell>
          <table:table-cell office:value-type="float" office:value="6893.7160135026197" table:style-name="ce5">
            <text:p><text:s/>6,89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56.052791219" table:style-name="ce5">
            <text:p><text:s/>3,35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356.052791219" table:style-name="ce5">
            <text:p><text:s/>3,356<text:s/></text:p>
          </table:table-cell>
          <table:table-cell office:value-type="float" office:value="0.71951411640229646" table:style-name="ce6">
            <text:p>0.720</text:p>
          </table:table-cell>
          <table:table-cell office:value-type="float" office:value="2414.7273586733995" table:style-name="ce5">
            <text:p><text:s/>2,415<text:s/></text:p>
          </table:table-cell>
          <table:table-cell office:value-type="float" office:value="0.76608816123340429" table:style-name="ce6">
            <text:p>0.766</text:p>
          </table:table-cell>
          <table:table-cell office:value-type="float" office:value="1849.8940420860997" table:style-name="ce5">
            <text:p><text:s/>1,85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49.8940420860997" table:style-name="ce5">
            <text:p><text:s/>1,850<text:s/></text:p>
          </table:table-cell>
          <table:table-cell office:value-type="float" office:value="1.2743142110463004" table:style-name="ce6">
            <text:p>1.274</text:p>
          </table:table-cell>
          <table:table-cell office:value-type="float" office:value="2357.3462667601993" table:style-name="ce5">
            <text:p><text:s/>2,357<text:s/></text:p>
          </table:table-cell>
          <table:table-cell office:value-type="float" office:value="1.4545507902259323" table:style-name="ce6">
            <text:p>1.455</text:p>
          </table:table-cell>
          <table:table-cell office:value-type="float" office:value="3428.8798751521999" table:style-name="ce5">
            <text:p><text:s/>3,4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28.8798751521999" table:style-name="ce5">
            <text:p><text:s/>3,429<text:s/></text:p>
          </table:table-cell>
          <table:table-cell office:value-type="float" office:value="0.99559528634807326" table:style-name="ce6">
            <text:p>0.996</text:p>
          </table:table-cell>
          <table:table-cell office:value-type="float" office:value="3413.7766411553002" table:style-name="ce5">
            <text:p><text:s/>3,414<text:s/></text:p>
          </table:table-cell>
          <table:table-cell office:value-type="float" office:value="0.93679278251298337" table:style-name="ce6">
            <text:p>0.937</text:p>
          </table:table-cell>
          <table:table-cell office:value-type="float" office:value="3198.0013185457001" table:style-name="ce5">
            <text:p><text:s/>3,1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98.0013185457001" table:style-name="ce5">
            <text:p><text:s/>3,198<text:s/></text:p>
          </table:table-cell>
          <table:table-cell office:value-type="float" office:value="1.0374701070673704" table:style-name="ce6">
            <text:p>1.037</text:p>
          </table:table-cell>
          <table:table-cell office:value-type="float" office:value="3317.8307703531991" table:style-name="ce5">
            <text:p><text:s/>3,318<text:s/></text:p>
          </table:table-cell>
          <table:table-cell office:value-type="float" office:value="0.84047904302567678" table:style-name="ce6">
            <text:p>0.840</text:p>
          </table:table-cell>
          <table:table-cell office:value-type="float" office:value="2788.5672307876007" table:style-name="ce5">
            <text:p><text:s/>2,78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88.5672307876007" table:style-name="ce5">
            <text:p><text:s/>2,789<text:s/></text:p>
          </table:table-cell>
          <table:table-cell office:value-type="float" office:value="1.0999083466484729" table:style-name="ce6">
            <text:p>1.100</text:p>
          </table:table-cell>
          <table:table-cell office:value-type="float" office:value="3067.1683723337001" table:style-name="ce5">
            <text:p><text:s/>3,067<text:s/></text:p>
          </table:table-cell>
          <table:table-cell office:value-type="float" office:value="1.0707522090229711" table:style-name="ce6">
            <text:p>1.071</text:p>
          </table:table-cell>
          <table:table-cell office:value-type="float" office:value="3284.1773101217004" table:style-name="ce5">
            <text:p><text:s/>3,2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84.1773101217004" table:style-name="ce5">
            <text:p><text:s/>3,284<text:s/></text:p>
          </table:table-cell>
          <table:table-cell office:value-type="float" office:value="1.0306135869717323" table:style-name="ce6">
            <text:p>1.031</text:p>
          </table:table-cell>
          <table:table-cell office:value-type="float" office:value="3384.7177578357009" table:style-name="ce5">
            <text:p><text:s/>3,385<text:s/></text:p>
          </table:table-cell>
          <table:table-cell office:value-type="float" office:value="1.0681708906213621" table:style-name="ce6">
            <text:p>1.068</text:p>
          </table:table-cell>
          <table:table-cell office:value-type="float" office:value="3615.4569818893006" table:style-name="ce5">
            <text:p><text:s/>3,6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15.4569818893006" table:style-name="ce5">
            <text:p><text:s/>3,615<text:s/></text:p>
          </table:table-cell>
          <table:table-cell office:value-type="float" office:value="1.0224393120824533" table:style-name="ce6">
            <text:p>1.022</text:p>
          </table:table-cell>
          <table:table-cell office:value-type="float" office:value="3696.5853494265994" table:style-name="ce5">
            <text:p><text:s/>3,697<text:s/></text:p>
          </table:table-cell>
          <table:table-cell office:value-type="float" office:value="1.3525300061778205" table:style-name="ce6">
            <text:p>1.353</text:p>
          </table:table-cell>
          <table:table-cell office:value-type="float" office:value="4999.7426054967991" table:style-name="ce5">
            <text:p><text:s/>5,0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99.7426054967991" table:style-name="ce5">
            <text:p><text:s/>5,000<text:s/></text:p>
          </table:table-cell>
          <table:table-cell office:value-type="float" office:value="1.2144809608139713" table:style-name="ce6">
            <text:p>1.214</text:p>
          </table:table-cell>
          <table:table-cell office:value-type="float" office:value="6072.0922033463012" table:style-name="ce5">
            <text:p><text:s/>6,072<text:s/></text:p>
          </table:table-cell>
          <table:table-cell office:value-type="float" office:value="1.1774696598994399" table:style-name="ce6">
            <text:p>1.177</text:p>
          </table:table-cell>
          <table:table-cell office:value-type="float" office:value="7149.7043415522103" table:style-name="ce5">
            <text:p><text:s/>7,15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149.7043415522103" table:style-name="ce5">
            <text:p><text:s/>7,150<text:s/></text:p>
          </table:table-cell>
          <table:table-cell office:value-type="float" office:value="1.1531402593299114" table:style-name="ce6">
            <text:p>1.153</text:p>
          </table:table-cell>
          <table:table-cell office:value-type="float" office:value="8244.61191854971" table:style-name="ce5">
            <text:p><text:s/>8,245<text:s/></text:p>
          </table:table-cell>
          <table:table-cell office:value-type="float" office:value="1.1005207200491136" table:style-name="ce6">
            <text:p>1.101</text:p>
          </table:table-cell>
          <table:table-cell office:value-type="float" office:value="9073.3662451278306" table:style-name="ce5">
            <text:p><text:s/>9,07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073.3662451278306" table:style-name="ce5">
            <text:p><text:s/>9,073<text:s/></text:p>
          </table:table-cell>
          <table:table-cell office:value-type="float" office:value="1.0517301672203379" table:style-name="ce6">
            <text:p>1.052</text:p>
          </table:table-cell>
          <table:table-cell office:value-type="float" office:value="9542.7329982396623" table:style-name="ce5">
            <text:p><text:s/>9,543<text:s/></text:p>
          </table:table-cell>
          <table:table-cell office:value-type="float" office:value="1.0873517406224693" table:style-name="ce6">
            <text:p>1.087</text:p>
          </table:table-cell>
          <table:table-cell office:value-type="float" office:value="10376.307335931371" table:style-name="ce5">
            <text:p><text:s/>10,3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376.307335931371" table:style-name="ce5">
            <text:p><text:s/>10,376<text:s/></text:p>
          </table:table-cell>
          <table:table-cell office:value-type="float" office:value="1.0241193361064429" table:style-name="ce6">
            <text:p>1.024</text:p>
          </table:table-cell>
          <table:table-cell office:value-type="float" office:value="10626.576980110449" table:style-name="ce5">
            <text:p><text:s/>10,627<text:s/></text:p>
          </table:table-cell>
          <table:table-cell office:value-type="float" office:value="1.0631519175151072" table:style-name="ce6">
            <text:p>1.063</text:p>
          </table:table-cell>
          <table:table-cell office:value-type="float" office:value="11297.66569302632" table:style-name="ce5">
            <text:p><text:s/>11,2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297.66569302632" table:style-name="ce5">
            <text:p><text:s/>11,298<text:s/></text:p>
          </table:table-cell>
          <table:table-cell office:value-type="float" office:value="0.94213541137846912" table:style-name="ce6">
            <text:p>0.942</text:p>
          </table:table-cell>
          <table:table-cell office:value-type="float" office:value="10643.930915315768" table:style-name="ce5">
            <text:p><text:s/>10,644<text:s/></text:p>
          </table:table-cell>
          <table:table-cell office:value-type="float" office:value="0.96088561142670414" table:style-name="ce6">
            <text:p>0.961</text:p>
          </table:table-cell>
          <table:table-cell office:value-type="float" office:value="10227.600065546791" table:style-name="ce5">
            <text:p><text:s/>10,2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227.600065546791" table:style-name="ce5">
            <text:p><text:s/>10,228<text:s/></text:p>
          </table:table-cell>
          <table:table-cell office:value-type="float" office:value="0.79978967698644388" table:style-name="ce6">
            <text:p>0.800</text:p>
          </table:table-cell>
          <table:table-cell office:value-type="float" office:value="8179.9289527701994" table:style-name="ce5">
            <text:p><text:s/>8,180<text:s/></text:p>
          </table:table-cell>
          <table:table-cell office:value-type="float" office:value="1.1060118666192287" table:style-name="ce6">
            <text:p>1.106</text:p>
          </table:table-cell>
          <table:table-cell office:value-type="float" office:value="9047.0984898660408" table:style-name="ce5">
            <text:p><text:s/>9,0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047.0984898660408" table:style-name="ce5">
            <text:p><text:s/>9,047<text:s/></text:p>
          </table:table-cell>
          <table:table-cell office:value-type="float" office:value="0.86833030008178913" table:style-name="ce6">
            <text:p>0.868</text:p>
          </table:table-cell>
          <table:table-cell office:value-type="float" office:value="7855.869746574881" table:style-name="ce5">
            <text:p><text:s/>7,856<text:s/></text:p>
          </table:table-cell>
          <table:table-cell office:value-type="float" office:value="0.95885710077259745" table:style-name="ce6">
            <text:p>0.959</text:p>
          </table:table-cell>
          <table:table-cell office:value-type="float" office:value="7532.65648924795" table:style-name="ce5">
            <text:p><text:s/>7,5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532.65648924795" table:style-name="ce5">
            <text:p><text:s/>7,533<text:s/></text:p>
          </table:table-cell>
          <table:table-cell office:value-type="float" office:value="0.86776510618337166" table:style-name="ce6">
            <text:p>0.868</text:p>
          </table:table-cell>
          <table:table-cell office:value-type="float" office:value="6536.5764582351103" table:style-name="ce5">
            <text:p><text:s/>6,537<text:s/></text:p>
          </table:table-cell>
          <table:table-cell office:value-type="float" office:value="1.0598066199441123" table:style-name="ce6">
            <text:p>1.060</text:p>
          </table:table-cell>
          <table:table-cell office:value-type="float" office:value="6927.5070022084092" table:style-name="ce5">
            <text:p><text:s/>6,9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927.5070022084092" table:style-name="ce5">
            <text:p><text:s/>6,928<text:s/></text:p>
          </table:table-cell>
          <table:table-cell office:value-type="float" office:value="0.97953162883901013" table:style-name="ce6">
            <text:p>0.980</text:p>
          </table:table-cell>
          <table:table-cell office:value-type="float" office:value="6785.7122176668508" table:style-name="ce5">
            <text:p><text:s/>6,786<text:s/></text:p>
          </table:table-cell>
          <table:table-cell office:value-type="float" office:value="0.9533728192599511" table:style-name="ce6">
            <text:p>0.953</text:p>
          </table:table-cell>
          <table:table-cell office:value-type="float" office:value="6469.3135876437409" table:style-name="ce5">
            <text:p><text:s/>6,46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51.4672401915996" table:style-name="ce5">
            <text:p><text:s/>4,3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51.4672401915996" table:style-name="ce5">
            <text:p><text:s/>4,351<text:s/></text:p>
          </table:table-cell>
          <table:table-cell office:value-type="float" office:value="0.96802390883037581" table:style-name="ce6">
            <text:p>0.968</text:p>
          </table:table-cell>
          <table:table-cell office:value-type="float" office:value="4212.3243269976001" table:style-name="ce5">
            <text:p><text:s/>4,212<text:s/></text:p>
          </table:table-cell>
          <table:table-cell office:value-type="float" office:value="1.2335757127660176" table:style-name="ce6">
            <text:p>1.234</text:p>
          </table:table-cell>
          <table:table-cell office:value-type="float" office:value="5196.2209840776995" table:style-name="ce5">
            <text:p><text:s/>5,1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196.2209840776995" table:style-name="ce5">
            <text:p><text:s/>5,196<text:s/></text:p>
          </table:table-cell>
          <table:table-cell office:value-type="float" office:value="1.0658430694783523" table:style-name="ce6">
            <text:p>1.066</text:p>
          </table:table-cell>
          <table:table-cell office:value-type="float" office:value="5538.3561233572" table:style-name="ce5">
            <text:p><text:s/>5,538<text:s/></text:p>
          </table:table-cell>
          <table:table-cell office:value-type="float" office:value="1.1073062424690292" table:style-name="ce6">
            <text:p>1.107</text:p>
          </table:table-cell>
          <table:table-cell office:value-type="float" office:value="6132.6563084099998" table:style-name="ce5">
            <text:p><text:s/>6,1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32.6563084099998" table:style-name="ce5">
            <text:p><text:s/>6,133<text:s/></text:p>
          </table:table-cell>
          <table:table-cell office:value-type="float" office:value="1.0786437405674938" table:style-name="ce6">
            <text:p>1.079</text:p>
          </table:table-cell>
          <table:table-cell office:value-type="float" office:value="6614.9513401182003" table:style-name="ce5">
            <text:p><text:s/>6,615<text:s/></text:p>
          </table:table-cell>
          <table:table-cell office:value-type="float" office:value="1.1543420910129409" table:style-name="ce6">
            <text:p>1.154</text:p>
          </table:table-cell>
          <table:table-cell office:value-type="float" office:value="7635.9167619008995" table:style-name="ce5">
            <text:p><text:s/>7,63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635.9167619008995" table:style-name="ce5">
            <text:p><text:s/>7,636<text:s/></text:p>
          </table:table-cell>
          <table:table-cell office:value-type="float" office:value="1.0806611103721973" table:style-name="ce6">
            <text:p>1.081</text:p>
          </table:table-cell>
          <table:table-cell office:value-type="float" office:value="8251.8382866254997" table:style-name="ce5">
            <text:p><text:s/>8,252<text:s/></text:p>
          </table:table-cell>
          <table:table-cell office:value-type="float" office:value="1.0319770028636743" table:style-name="ce6">
            <text:p>1.032</text:p>
          </table:table-cell>
          <table:table-cell office:value-type="float" office:value="8515.7073431475001" table:style-name="ce5">
            <text:p><text:s/>8,5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515.7073431475001" table:style-name="ce5">
            <text:p><text:s/>8,516<text:s/></text:p>
          </table:table-cell>
          <table:table-cell office:value-type="float" office:value="1.0671577751017827" table:style-name="ce6">
            <text:p>1.067</text:p>
          </table:table-cell>
          <table:table-cell office:value-type="float" office:value="9087.6033017311984" table:style-name="ce5">
            <text:p><text:s/>9,088<text:s/></text:p>
          </table:table-cell>
          <table:table-cell office:value-type="float" office:value="1.1226855931755304" table:style-name="ce6">
            <text:p>1.123</text:p>
          </table:table-cell>
          <table:table-cell office:value-type="float" office:value="10202.521303347999" table:style-name="ce5">
            <text:p><text:s/>10,2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202.521303347999" table:style-name="ce5">
            <text:p><text:s/>10,203<text:s/></text:p>
          </table:table-cell>
          <table:table-cell office:value-type="float" office:value="1.049517231808496" table:style-name="ce6">
            <text:p>1.050</text:p>
          </table:table-cell>
          <table:table-cell office:value-type="float" office:value="10707.721915757" table:style-name="ce5">
            <text:p><text:s/>10,708<text:s/></text:p>
          </table:table-cell>
          <table:table-cell office:value-type="float" office:value="1.0560484280419951" table:style-name="ce6">
            <text:p>1.056</text:p>
          </table:table-cell>
          <table:table-cell office:value-type="float" office:value="11307.872897046" table:style-name="ce5">
            <text:p><text:s/>11,3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307.872897046" table:style-name="ce5">
            <text:p><text:s/>11,308<text:s/></text:p>
          </table:table-cell>
          <table:table-cell office:value-type="float" office:value="0.99611195713603351" table:style-name="ce6">
            <text:p>0.996</text:p>
          </table:table-cell>
          <table:table-cell office:value-type="float" office:value="11263.907402522" table:style-name="ce5">
            <text:p><text:s/>11,264<text:s/></text:p>
          </table:table-cell>
          <table:table-cell office:value-type="float" office:value="1.1080519788130976" table:style-name="ce6">
            <text:p>1.108</text:p>
          </table:table-cell>
          <table:table-cell office:value-type="float" office:value="12480.994886532" table:style-name="ce5">
            <text:p><text:s/>12,4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480.994886532" table:style-name="ce5">
            <text:p><text:s/>12,481<text:s/></text:p>
          </table:table-cell>
          <table:table-cell office:value-type="float" office:value="1.1018916699375687" table:style-name="ce6">
            <text:p>1.102</text:p>
          </table:table-cell>
          <table:table-cell office:value-type="float" office:value="13752.704298003" table:style-name="ce5">
            <text:p><text:s/>13,753<text:s/></text:p>
          </table:table-cell>
          <table:table-cell office:value-type="float" office:value="1.2160332531773375" table:style-name="ce6">
            <text:p>1.216</text:p>
          </table:table-cell>
          <table:table-cell office:value-type="float" office:value="16723.74574748654" table:style-name="ce5">
            <text:p><text:s/>16,7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723.74574748654" table:style-name="ce5">
            <text:p><text:s/>16,724<text:s/></text:p>
          </table:table-cell>
          <table:table-cell office:value-type="float" office:value="1.0307877422690419" table:style-name="ce6">
            <text:p>1.031</text:p>
          </table:table-cell>
          <table:table-cell office:value-type="float" office:value="17238.632121333143" table:style-name="ce5">
            <text:p><text:s/>17,239<text:s/></text:p>
          </table:table-cell>
          <table:table-cell office:value-type="float" office:value="1.1338156797577308" table:style-name="ce6">
            <text:p>1.134</text:p>
          </table:table-cell>
          <table:table-cell office:value-type="float" office:value="19545.431396742792" table:style-name="ce5">
            <text:p><text:s/>19,54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9545.431396742792" table:style-name="ce5">
            <text:p><text:s/>19,545<text:s/></text:p>
          </table:table-cell>
          <table:table-cell office:value-type="float" office:value="1.042948076440563" table:style-name="ce6">
            <text:p>1.043</text:p>
          </table:table-cell>
          <table:table-cell office:value-type="float" office:value="20384.87007843388" table:style-name="ce5">
            <text:p><text:s/>20,385<text:s/></text:p>
          </table:table-cell>
          <table:table-cell office:value-type="float" office:value="1.1777830926373758" table:style-name="ce6">
            <text:p>1.178</text:p>
          </table:table-cell>
          <table:table-cell office:value-type="float" office:value="24008.955323988961" table:style-name="ce5">
            <text:p><text:s/>24,00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4008.955323988961" table:style-name="ce5">
            <text:p><text:s/>24,009<text:s/></text:p>
          </table:table-cell>
          <table:table-cell office:value-type="float" office:value="1.0493777046502453" table:style-name="ce6">
            <text:p>1.049</text:p>
          </table:table-cell>
          <table:table-cell office:value-type="float" office:value="25194.462428937819" table:style-name="ce5">
            <text:p><text:s/>25,194<text:s/></text:p>
          </table:table-cell>
          <table:table-cell office:value-type="float" office:value="1.0212393066122543" table:style-name="ce6">
            <text:p>1.021</text:p>
          </table:table-cell>
          <table:table-cell office:value-type="float" office:value="25729.575341396951" table:style-name="ce5">
            <text:p><text:s/>25,7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729.575341396951" table:style-name="ce5">
            <text:p><text:s/>25,730<text:s/></text:p>
          </table:table-cell>
          <table:table-cell office:value-type="float" office:value="1.0402495873931297" table:style-name="ce6">
            <text:p>1.040</text:p>
          </table:table-cell>
          <table:table-cell office:value-type="float" office:value="26765.18013268862" table:style-name="ce5">
            <text:p><text:s/>26,765<text:s/></text:p>
          </table:table-cell>
          <table:table-cell office:value-type="float" office:value="1.1597438864798246" table:style-name="ce6">
            <text:p>1.160</text:p>
          </table:table-cell>
          <table:table-cell office:value-type="float" office:value="31040.75402941689" table:style-name="ce5">
            <text:p><text:s/>31,04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1040.75402941689" table:style-name="ce5">
            <text:p><text:s/>31,041<text:s/></text:p>
          </table:table-cell>
          <table:table-cell office:value-type="float" office:value="0.90376603075232886" table:style-name="ce6">
            <text:p>0.904</text:p>
          </table:table-cell>
          <table:table-cell office:value-type="float" office:value="28053.57906072546" table:style-name="ce5">
            <text:p><text:s/>28,054<text:s/></text:p>
          </table:table-cell>
          <table:table-cell office:value-type="float" office:value="1.0296288631978423" table:style-name="ce6">
            <text:p>1.030</text:p>
          </table:table-cell>
          <table:table-cell office:value-type="float" office:value="28884.774716925549" table:style-name="ce5">
            <text:p><text:s/>28,8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884.774716925549" table:style-name="ce5">
            <text:p><text:s/>28,885<text:s/></text:p>
          </table:table-cell>
          <table:table-cell office:value-type="float" office:value="0.90958767314908606" table:style-name="ce6">
            <text:p>0.910</text:p>
          </table:table-cell>
          <table:table-cell office:value-type="float" office:value="26273.235024203863" table:style-name="ce5">
            <text:p><text:s/>26,273<text:s/></text:p>
          </table:table-cell>
          <table:table-cell office:value-type="float" office:value="1.140194852805078" table:style-name="ce6">
            <text:p>1.140</text:p>
          </table:table-cell>
          <table:table-cell office:value-type="float" office:value="29956.607341135343" table:style-name="ce5">
            <text:p><text:s/>29,95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956.607341135343" table:style-name="ce5">
            <text:p><text:s/>29,957<text:s/></text:p>
          </table:table-cell>
          <table:table-cell office:value-type="float" office:value="1.0273163955433477" table:style-name="ce6">
            <text:p>1.027</text:p>
          </table:table-cell>
          <table:table-cell office:value-type="float" office:value="30774.913876402548" table:style-name="ce5">
            <text:p><text:s/>30,775<text:s/></text:p>
          </table:table-cell>
          <table:table-cell office:value-type="float" office:value="1.1041791922948812" table:style-name="ce6">
            <text:p>1.104</text:p>
          </table:table-cell>
          <table:table-cell office:value-type="float" office:value="33981.019546990698" table:style-name="ce5">
            <text:p><text:s/>33,9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981.019546990698" table:style-name="ce5">
            <text:p><text:s/>33,981<text:s/></text:p>
          </table:table-cell>
          <table:table-cell office:value-type="float" office:value="0.9935639519990298" table:style-name="ce6">
            <text:p>0.994</text:p>
          </table:table-cell>
          <table:table-cell office:value-type="float" office:value="33762.316074064358" table:style-name="ce5">
            <text:p><text:s/>33,762<text:s/></text:p>
          </table:table-cell>
          <table:table-cell office:value-type="float" office:value="0.98980941253284516" table:style-name="ce6">
            <text:p>0.990</text:p>
          </table:table-cell>
          <table:table-cell office:value-type="float" office:value="33418.25823901788" table:style-name="ce5">
            <text:p><text:s/>33,41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36.5284626791999" table:style-name="ce5">
            <text:p><text:s/>1,93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936.5284626791999" table:style-name="ce5">
            <text:p><text:s/>1,937<text:s/></text:p>
          </table:table-cell>
          <table:table-cell office:value-type="float" office:value="0.96410226592671777" table:style-name="ce6">
            <text:p>0.964</text:p>
          </table:table-cell>
          <table:table-cell office:value-type="float" office:value="1867.0114789006" table:style-name="ce5">
            <text:p><text:s/>1,867<text:s/></text:p>
          </table:table-cell>
          <table:table-cell office:value-type="float" office:value="1.0074891067512524" table:style-name="ce6">
            <text:p>1.007</text:p>
          </table:table-cell>
          <table:table-cell office:value-type="float" office:value="1880.9937271719" table:style-name="ce5">
            <text:p><text:s/>1,88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80.9937271719" table:style-name="ce5">
            <text:p><text:s/>1,881<text:s/></text:p>
          </table:table-cell>
          <table:table-cell office:value-type="float" office:value="1.0532420723368781" table:style-name="ce6">
            <text:p>1.053</text:p>
          </table:table-cell>
          <table:table-cell office:value-type="float" office:value="1981.1417312592" table:style-name="ce5">
            <text:p><text:s/>1,981<text:s/></text:p>
          </table:table-cell>
          <table:table-cell office:value-type="float" office:value="1.0068264760570178" table:style-name="ce6">
            <text:p>1.007</text:p>
          </table:table-cell>
          <table:table-cell office:value-type="float" office:value="1994.6659478531999" table:style-name="ce5">
            <text:p><text:s/>1,9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94.6659478531999" table:style-name="ce5">
            <text:p><text:s/>1,995<text:s/></text:p>
          </table:table-cell>
          <table:table-cell office:value-type="float" office:value="1.0971828469338598" table:style-name="ce6">
            <text:p>1.097</text:p>
          </table:table-cell>
          <table:table-cell office:value-type="float" office:value="2188.5132633476001" table:style-name="ce5">
            <text:p><text:s/>2,189<text:s/></text:p>
          </table:table-cell>
          <table:table-cell office:value-type="float" office:value="1.1056553926761257" table:style-name="ce6">
            <text:p>1.106</text:p>
          </table:table-cell>
          <table:table-cell office:value-type="float" office:value="2419.7414915634999" table:style-name="ce5">
            <text:p><text:s/>2,42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419.7414915634999" table:style-name="ce5">
            <text:p><text:s/>2,420<text:s/></text:p>
          </table:table-cell>
          <table:table-cell office:value-type="float" office:value="1.1021899937677748" table:style-name="ce6">
            <text:p>1.102</text:p>
          </table:table-cell>
          <table:table-cell office:value-type="float" office:value="2667.014859506" table:style-name="ce5">
            <text:p><text:s/>2,667<text:s/></text:p>
          </table:table-cell>
          <table:table-cell office:value-type="float" office:value="1.1511105833913682" table:style-name="ce6">
            <text:p>1.151</text:p>
          </table:table-cell>
          <table:table-cell office:value-type="float" office:value="3070.0290308393996" table:style-name="ce5">
            <text:p><text:s/>3,0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70.0290308393996" table:style-name="ce5">
            <text:p><text:s/>3,070<text:s/></text:p>
          </table:table-cell>
          <table:table-cell office:value-type="float" office:value="1.0629286495471926" table:style-name="ce6">
            <text:p>1.063</text:p>
          </table:table-cell>
          <table:table-cell office:value-type="float" office:value="3263.2218118207998" table:style-name="ce5">
            <text:p><text:s/>3,263<text:s/></text:p>
          </table:table-cell>
          <table:table-cell office:value-type="float" office:value="1.0988839454962311" table:style-name="ce6">
            <text:p>1.099</text:p>
          </table:table-cell>
          <table:table-cell office:value-type="float" office:value="3585.902059603" table:style-name="ce5">
            <text:p><text:s/>3,5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85.902059603" table:style-name="ce5">
            <text:p><text:s/>3,586<text:s/></text:p>
          </table:table-cell>
          <table:table-cell office:value-type="float" office:value="1.039410993127611" table:style-name="ce6">
            <text:p>1.039</text:p>
          </table:table-cell>
          <table:table-cell office:value-type="float" office:value="3727.2260210303002" table:style-name="ce5">
            <text:p><text:s/>3,727<text:s/></text:p>
          </table:table-cell>
          <table:table-cell office:value-type="float" office:value="1.0654679901672957" table:style-name="ce6">
            <text:p>1.065</text:p>
          </table:table-cell>
          <table:table-cell office:value-type="float" office:value="3971.2400175264002" table:style-name="ce5">
            <text:p><text:s/>3,97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71.2400175264002" table:style-name="ce5">
            <text:p><text:s/>3,971<text:s/></text:p>
          </table:table-cell>
          <table:table-cell office:value-type="float" office:value="1.024077367205334" table:style-name="ce6">
            <text:p>1.024</text:p>
          </table:table-cell>
          <table:table-cell office:value-type="float" office:value="4066.8570216889002" table:style-name="ce5">
            <text:p><text:s/>4,067<text:s/></text:p>
          </table:table-cell>
          <table:table-cell office:value-type="float" office:value="1.0024470304521713" table:style-name="ce6">
            <text:p>1.002</text:p>
          </table:table-cell>
          <table:table-cell office:value-type="float" office:value="4076.8087446656" table:style-name="ce5">
            <text:p><text:s/>4,0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76.8087446656" table:style-name="ce5">
            <text:p><text:s/>4,077<text:s/></text:p>
          </table:table-cell>
          <table:table-cell office:value-type="float" office:value="1.0904905583769444" table:style-name="ce6">
            <text:p>1.090</text:p>
          </table:table-cell>
          <table:table-cell office:value-type="float" office:value="4445.7214443663997" table:style-name="ce5">
            <text:p><text:s/>4,446<text:s/></text:p>
          </table:table-cell>
          <table:table-cell office:value-type="float" office:value="1.167856164268543" table:style-name="ce6">
            <text:p>1.168</text:p>
          </table:table-cell>
          <table:table-cell office:value-type="float" office:value="5191.9631934241506" table:style-name="ce5">
            <text:p><text:s/>5,1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91.9631934241506" table:style-name="ce5">
            <text:p><text:s/>5,192<text:s/></text:p>
          </table:table-cell>
          <table:table-cell office:value-type="float" office:value="1.0559160303548829" table:style-name="ce6">
            <text:p>1.056</text:p>
          </table:table-cell>
          <table:table-cell office:value-type="float" office:value="5482.2771649490896" table:style-name="ce5">
            <text:p><text:s/>5,482<text:s/></text:p>
          </table:table-cell>
          <table:table-cell office:value-type="float" office:value="1.0586024575409485" table:style-name="ce6">
            <text:p>1.059</text:p>
          </table:table-cell>
          <table:table-cell office:value-type="float" office:value="5803.5520797357303" table:style-name="ce5">
            <text:p><text:s/>5,8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803.5520797357303" table:style-name="ce5">
            <text:p><text:s/>5,804<text:s/></text:p>
          </table:table-cell>
          <table:table-cell office:value-type="float" office:value="1.0594654706544953" table:style-name="ce6">
            <text:p>1.059</text:p>
          </table:table-cell>
          <table:table-cell office:value-type="float" office:value="6148.6630356250898" table:style-name="ce5">
            <text:p><text:s/>6,149<text:s/></text:p>
          </table:table-cell>
          <table:table-cell office:value-type="float" office:value="1.2348675389817125" table:style-name="ce6">
            <text:p>1.235</text:p>
          </table:table-cell>
          <table:table-cell office:value-type="float" office:value="7592.7843908301802" table:style-name="ce5">
            <text:p><text:s/>7,59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592.7843908301802" table:style-name="ce5">
            <text:p><text:s/>7,593<text:s/></text:p>
          </table:table-cell>
          <table:table-cell office:value-type="float" office:value="1.0538092310011002" table:style-name="ce6">
            <text:p>1.054</text:p>
          </table:table-cell>
          <table:table-cell office:value-type="float" office:value="8001.34628005791" table:style-name="ce5">
            <text:p><text:s/>8,001<text:s/></text:p>
          </table:table-cell>
          <table:table-cell office:value-type="float" office:value="1.0174240130540022" table:style-name="ce6">
            <text:p>1.017</text:p>
          </table:table-cell>
          <table:table-cell office:value-type="float" office:value="8140.7618420912304" table:style-name="ce5">
            <text:p><text:s/>8,1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140.7618420912304" table:style-name="ce5">
            <text:p><text:s/>8,141<text:s/></text:p>
          </table:table-cell>
          <table:table-cell office:value-type="float" office:value="1.0505866507932962" table:style-name="ce6">
            <text:p>1.051</text:p>
          </table:table-cell>
          <table:table-cell office:value-type="float" office:value="8552.5757185884904" table:style-name="ce5">
            <text:p><text:s/>8,553<text:s/></text:p>
          </table:table-cell>
          <table:table-cell office:value-type="float" office:value="1.1456825995980322" table:style-name="ce6">
            <text:p>1.146</text:p>
          </table:table-cell>
          <table:table-cell office:value-type="float" office:value="9798.5371825314687" table:style-name="ce5">
            <text:p><text:s/>9,79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798.5371825314687" table:style-name="ce5">
            <text:p><text:s/>9,799<text:s/></text:p>
          </table:table-cell>
          <table:table-cell office:value-type="float" office:value="0.90547850215971815" table:style-name="ce6">
            <text:p>0.905</text:p>
          </table:table-cell>
          <table:table-cell office:value-type="float" office:value="8872.3647713948994" table:style-name="ce5">
            <text:p><text:s/>8,872<text:s/></text:p>
          </table:table-cell>
          <table:table-cell office:value-type="float" office:value="1.1372484736447455" table:style-name="ce6">
            <text:p>1.137</text:p>
          </table:table-cell>
          <table:table-cell office:value-type="float" office:value="10090.08329388826" table:style-name="ce5">
            <text:p><text:s/>10,0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90.08329388826" table:style-name="ce5">
            <text:p><text:s/>10,090<text:s/></text:p>
          </table:table-cell>
          <table:table-cell office:value-type="float" office:value="0.91765354479177497" table:style-name="ce6">
            <text:p>0.918</text:p>
          </table:table-cell>
          <table:table-cell office:value-type="float" office:value="9259.2007018808308" table:style-name="ce5">
            <text:p><text:s/>9,259<text:s/></text:p>
          </table:table-cell>
          <table:table-cell office:value-type="float" office:value="1.1064279268798587" table:style-name="ce6">
            <text:p>1.106</text:p>
          </table:table-cell>
          <table:table-cell office:value-type="float" office:value="10244.638237146539" table:style-name="ce5">
            <text:p><text:s/>10,2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244.638237146539" table:style-name="ce5">
            <text:p><text:s/>10,245<text:s/></text:p>
          </table:table-cell>
          <table:table-cell office:value-type="float" office:value="1.0344075261649104" table:style-name="ce6">
            <text:p>1.034</text:p>
          </table:table-cell>
          <table:table-cell office:value-type="float" office:value="10597.130895341199" table:style-name="ce5">
            <text:p><text:s/>10,597<text:s/></text:p>
          </table:table-cell>
          <table:table-cell office:value-type="float" office:value="1.0865140711074213" table:style-name="ce6">
            <text:p>1.087</text:p>
          </table:table-cell>
          <table:table-cell office:value-type="float" office:value="11513.9318311554" table:style-name="ce5">
            <text:p><text:s/>11,5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513.9318311554" table:style-name="ce5">
            <text:p><text:s/>11,514<text:s/></text:p>
          </table:table-cell>
          <table:table-cell office:value-type="float" office:value="0.99700884216158303" table:style-name="ce6">
            <text:p>0.997</text:p>
          </table:table-cell>
          <table:table-cell office:value-type="float" office:value="11479.491843707639" table:style-name="ce5">
            <text:p><text:s/>11,479<text:s/></text:p>
          </table:table-cell>
          <table:table-cell office:value-type="float" office:value="1.0227667362468362" table:style-name="ce6">
            <text:p>1.023</text:p>
          </table:table-cell>
          <table:table-cell office:value-type="float" office:value="11740.842406761039" table:style-name="ce5">
            <text:p><text:s/>11,7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14.9387775123996" table:style-name="ce5">
            <text:p><text:s/>2,4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14.9387775123996" table:style-name="ce5">
            <text:p><text:s/>2,415<text:s/></text:p>
          </table:table-cell>
          <table:table-cell office:value-type="float" office:value="0.97116865650436057" table:style-name="ce6">
            <text:p>0.971</text:p>
          </table:table-cell>
          <table:table-cell office:value-type="float" office:value="2345.3128480969999" table:style-name="ce5">
            <text:p><text:s/>2,345<text:s/></text:p>
          </table:table-cell>
          <table:table-cell office:value-type="float" office:value="1.4135543834144744" table:style-name="ce6">
            <text:p>1.414</text:p>
          </table:table-cell>
          <table:table-cell office:value-type="float" office:value="3315.2272569058" table:style-name="ce5">
            <text:p><text:s/>3,31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15.2272569058" table:style-name="ce5">
            <text:p><text:s/>3,315<text:s/></text:p>
          </table:table-cell>
          <table:table-cell office:value-type="float" office:value="1.0729926235639282" table:style-name="ce6">
            <text:p>1.073</text:p>
          </table:table-cell>
          <table:table-cell office:value-type="float" office:value="3557.2143920979997" table:style-name="ce5">
            <text:p><text:s/>3,557<text:s/></text:p>
          </table:table-cell>
          <table:table-cell office:value-type="float" office:value="1.1632670692407343" table:style-name="ce6">
            <text:p>1.163</text:p>
          </table:table-cell>
          <table:table-cell office:value-type="float" office:value="4137.9903605567997" table:style-name="ce5">
            <text:p><text:s/>4,13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37.9903605567997" table:style-name="ce5">
            <text:p><text:s/>4,138<text:s/></text:p>
          </table:table-cell>
          <table:table-cell office:value-type="float" office:value="1.0697071986835145" table:style-name="ce6">
            <text:p>1.070</text:p>
          </table:table-cell>
          <table:table-cell office:value-type="float" office:value="4426.4380767706007" table:style-name="ce5">
            <text:p><text:s/>4,426<text:s/></text:p>
          </table:table-cell>
          <table:table-cell office:value-type="float" office:value="1.1784136996541854" table:style-name="ce6">
            <text:p>1.178</text:p>
          </table:table-cell>
          <table:table-cell office:value-type="float" office:value="5216.1752703374004" table:style-name="ce5">
            <text:p><text:s/>5,21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216.1752703374004" table:style-name="ce5">
            <text:p><text:s/>5,216<text:s/></text:p>
          </table:table-cell>
          <table:table-cell office:value-type="float" office:value="1.0706740356058344" table:style-name="ce6">
            <text:p>1.071</text:p>
          </table:table-cell>
          <table:table-cell office:value-type="float" office:value="5584.8234271194988" table:style-name="ce5">
            <text:p><text:s/>5,585<text:s/></text:p>
          </table:table-cell>
          <table:table-cell office:value-type="float" office:value="0.97508513623981008" table:style-name="ce6">
            <text:p>0.975</text:p>
          </table:table-cell>
          <table:table-cell office:value-type="float" office:value="5445.6783123080995" table:style-name="ce5">
            <text:p><text:s/>5,4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445.6783123080995" table:style-name="ce5">
            <text:p><text:s/>5,446<text:s/></text:p>
          </table:table-cell>
          <table:table-cell office:value-type="float" office:value="1.0695419662866186" table:style-name="ce6">
            <text:p>1.070</text:p>
          </table:table-cell>
          <table:table-cell office:value-type="float" office:value="5824.3814899103991" table:style-name="ce5">
            <text:p><text:s/>5,824<text:s/></text:p>
          </table:table-cell>
          <table:table-cell office:value-type="float" office:value="1.1360209243173711" table:style-name="ce6">
            <text:p>1.136</text:p>
          </table:table-cell>
          <table:table-cell office:value-type="float" office:value="6616.619243744999" table:style-name="ce5">
            <text:p><text:s/>6,6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616.619243744999" table:style-name="ce5">
            <text:p><text:s/>6,617<text:s/></text:p>
          </table:table-cell>
          <table:table-cell office:value-type="float" office:value="1.0549943464444762" table:style-name="ce6">
            <text:p>1.055</text:p>
          </table:table-cell>
          <table:table-cell office:value-type="float" office:value="6980.4958947266996" table:style-name="ce5">
            <text:p><text:s/>6,980<text:s/></text:p>
          </table:table-cell>
          <table:table-cell office:value-type="float" office:value="1.0510188660180917" table:style-name="ce6">
            <text:p>1.051</text:p>
          </table:table-cell>
          <table:table-cell office:value-type="float" office:value="7336.6328795195996" table:style-name="ce5">
            <text:p><text:s/>7,3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336.6328795195996" table:style-name="ce5">
            <text:p><text:s/>7,337<text:s/></text:p>
          </table:table-cell>
          <table:table-cell office:value-type="float" office:value="0.98097458316659836" table:style-name="ce6">
            <text:p>0.981</text:p>
          </table:table-cell>
          <table:table-cell office:value-type="float" office:value="7197.0503808330996" table:style-name="ce5">
            <text:p><text:s/>7,197<text:s/></text:p>
          </table:table-cell>
          <table:table-cell office:value-type="float" office:value="1.1677264569729979" table:style-name="ce6">
            <text:p>1.168</text:p>
          </table:table-cell>
          <table:table-cell office:value-type="float" office:value="8404.1861418663993" table:style-name="ce5">
            <text:p><text:s/>8,4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404.1861418663993" table:style-name="ce5">
            <text:p><text:s/>8,404<text:s/></text:p>
          </table:table-cell>
          <table:table-cell office:value-type="float" office:value="1.1074222651105758" table:style-name="ce6">
            <text:p>1.107</text:p>
          </table:table-cell>
          <table:table-cell office:value-type="float" office:value="9306.9828536366003" table:style-name="ce5">
            <text:p><text:s/>9,307<text:s/></text:p>
          </table:table-cell>
          <table:table-cell office:value-type="float" office:value="1.2390462876544865" table:style-name="ce6">
            <text:p>1.239</text:p>
          </table:table-cell>
          <table:table-cell office:value-type="float" office:value="11531.782554062389" table:style-name="ce5">
            <text:p><text:s/>11,5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531.782554062389" table:style-name="ce5">
            <text:p><text:s/>11,532<text:s/></text:p>
          </table:table-cell>
          <table:table-cell office:value-type="float" office:value="1.0194742140921267" table:style-name="ce6">
            <text:p>1.019</text:p>
          </table:table-cell>
          <table:table-cell office:value-type="float" office:value="11756.354956384052" table:style-name="ce5">
            <text:p><text:s/>11,756<text:s/></text:p>
          </table:table-cell>
          <table:table-cell office:value-type="float" office:value="1.1688894532352316" table:style-name="ce6">
            <text:p>1.169</text:p>
          </table:table-cell>
          <table:table-cell office:value-type="float" office:value="13741.87931700706" table:style-name="ce5">
            <text:p><text:s/>13,7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741.87931700706" table:style-name="ce5">
            <text:p><text:s/>13,742<text:s/></text:p>
          </table:table-cell>
          <table:table-cell office:value-type="float" office:value="1.0359723524270763" table:style-name="ce6">
            <text:p>1.036</text:p>
          </table:table-cell>
          <table:table-cell office:value-type="float" office:value="14236.20704280879" table:style-name="ce5">
            <text:p><text:s/>14,236<text:s/></text:p>
          </table:table-cell>
          <table:table-cell office:value-type="float" office:value="1.153128138962489" table:style-name="ce6">
            <text:p>1.153</text:p>
          </table:table-cell>
          <table:table-cell office:value-type="float" office:value="16416.170933158781" table:style-name="ce5">
            <text:p><text:s/>16,4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416.170933158781" table:style-name="ce5">
            <text:p><text:s/>16,416<text:s/></text:p>
          </table:table-cell>
          <table:table-cell office:value-type="float" office:value="1.0473280412883488" table:style-name="ce6">
            <text:p>1.047</text:p>
          </table:table-cell>
          <table:table-cell office:value-type="float" office:value="17193.116148879908" table:style-name="ce5">
            <text:p><text:s/>17,193<text:s/></text:p>
          </table:table-cell>
          <table:table-cell office:value-type="float" office:value="1.0230148710099645" table:style-name="ce6">
            <text:p>1.023</text:p>
          </table:table-cell>
          <table:table-cell office:value-type="float" office:value="17588.813499305717" table:style-name="ce5">
            <text:p><text:s/>17,5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588.813499305717" table:style-name="ce5">
            <text:p><text:s/>17,589<text:s/></text:p>
          </table:table-cell>
          <table:table-cell office:value-type="float" office:value="1.0354652071794972" table:style-name="ce6">
            <text:p>1.035</text:p>
          </table:table-cell>
          <table:table-cell office:value-type="float" office:value="18212.604414100133" table:style-name="ce5">
            <text:p><text:s/>18,213<text:s/></text:p>
          </table:table-cell>
          <table:table-cell office:value-type="float" office:value="1.166347017916876" table:style-name="ce6">
            <text:p>1.166</text:p>
          </table:table-cell>
          <table:table-cell office:value-type="float" office:value="21242.216846885422" table:style-name="ce5">
            <text:p><text:s/>21,24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242.216846885422" table:style-name="ce5">
            <text:p><text:s/>21,242<text:s/></text:p>
          </table:table-cell>
          <table:table-cell office:value-type="float" office:value="0.90297610779465087" table:style-name="ce6">
            <text:p>0.903</text:p>
          </table:table-cell>
          <table:table-cell office:value-type="float" office:value="19181.214289330557" table:style-name="ce5">
            <text:p><text:s/>19,181<text:s/></text:p>
          </table:table-cell>
          <table:table-cell office:value-type="float" office:value="0.97984888441039564" table:style-name="ce6">
            <text:p>0.980</text:p>
          </table:table-cell>
          <table:table-cell office:value-type="float" office:value="18794.691423037289" table:style-name="ce5">
            <text:p><text:s/>18,7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794.691423037289" table:style-name="ce5">
            <text:p><text:s/>18,795<text:s/></text:p>
          </table:table-cell>
          <table:table-cell office:value-type="float" office:value="0.90525744420939802" table:style-name="ce6">
            <text:p>0.905</text:p>
          </table:table-cell>
          <table:table-cell office:value-type="float" office:value="17014.03432232303" table:style-name="ce5">
            <text:p><text:s/>17,014<text:s/></text:p>
          </table:table-cell>
          <table:table-cell office:value-type="float" office:value="1.158571137835662" table:style-name="ce6">
            <text:p>1.159</text:p>
          </table:table-cell>
          <table:table-cell office:value-type="float" office:value="19711.969103988798" table:style-name="ce5">
            <text:p><text:s/>19,7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711.969103988798" table:style-name="ce5">
            <text:p><text:s/>19,712<text:s/></text:p>
          </table:table-cell>
          <table:table-cell office:value-type="float" office:value="1.0236310170036889" table:style-name="ce6">
            <text:p>1.024</text:p>
          </table:table-cell>
          <table:table-cell office:value-type="float" office:value="20177.782981061348" table:style-name="ce5">
            <text:p><text:s/>20,178<text:s/></text:p>
          </table:table-cell>
          <table:table-cell office:value-type="float" office:value="1.1134567031929459" table:style-name="ce6">
            <text:p>1.113</text:p>
          </table:table-cell>
          <table:table-cell office:value-type="float" office:value="22467.0877158353" table:style-name="ce5">
            <text:p><text:s/>22,4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467.0877158353" table:style-name="ce5">
            <text:p><text:s/>22,467<text:s/></text:p>
          </table:table-cell>
          <table:table-cell office:value-type="float" office:value="0.99179851488501081" table:style-name="ce6">
            <text:p>0.992</text:p>
          </table:table-cell>
          <table:table-cell office:value-type="float" office:value="22282.82423035672" table:style-name="ce5">
            <text:p><text:s/>22,283<text:s/></text:p>
          </table:table-cell>
          <table:table-cell office:value-type="float" office:value="0.97283071518038944" table:style-name="ce6">
            <text:p>0.973</text:p>
          </table:table-cell>
          <table:table-cell office:value-type="float" office:value="21677.41583225684" table:style-name="ce5">
            <text:p><text:s/>21,67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78.5139588584998" table:style-name="ce5">
            <text:p><text:s/>2,4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78.5139588584998" table:style-name="ce5">
            <text:p><text:s/>2,479<text:s/></text:p>
          </table:table-cell>
          <table:table-cell office:value-type="float" office:value="0.97081201950086327" table:style-name="ce6">
            <text:p>0.971</text:p>
          </table:table-cell>
          <table:table-cell office:value-type="float" office:value="2406.1711417605002" table:style-name="ce5">
            <text:p><text:s/>2,406<text:s/></text:p>
          </table:table-cell>
          <table:table-cell office:value-type="float" office:value="1.235722952024439" table:style-name="ce6">
            <text:p>1.236</text:p>
          </table:table-cell>
          <table:table-cell office:value-type="float" office:value="2973.3609063723002" table:style-name="ce5">
            <text:p><text:s/>2,97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73.3609063723002" table:style-name="ce5">
            <text:p><text:s/>2,973<text:s/></text:p>
          </table:table-cell>
          <table:table-cell office:value-type="float" office:value="1.0190718021141223" table:style-name="ce6">
            <text:p>1.019</text:p>
          </table:table-cell>
          <table:table-cell office:value-type="float" office:value="3030.0682571924999" table:style-name="ce5">
            <text:p><text:s/>3,030<text:s/></text:p>
          </table:table-cell>
          <table:table-cell office:value-type="float" office:value="1.0725859319821016" table:style-name="ce6">
            <text:p>1.073</text:p>
          </table:table-cell>
          <table:table-cell office:value-type="float" office:value="3250.0085856102" table:style-name="ce5">
            <text:p><text:s/>3,2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50.0085856102" table:style-name="ce5">
            <text:p><text:s/>3,250<text:s/></text:p>
          </table:table-cell>
          <table:table-cell office:value-type="float" office:value="1.0564516826380486" table:style-name="ce6">
            <text:p>1.056</text:p>
          </table:table-cell>
          <table:table-cell office:value-type="float" office:value="3433.477038856" table:style-name="ce5">
            <text:p><text:s/>3,433<text:s/></text:p>
          </table:table-cell>
          <table:table-cell office:value-type="float" office:value="1.0658345539781198" table:style-name="ce6">
            <text:p>1.066</text:p>
          </table:table-cell>
          <table:table-cell office:value-type="float" office:value="3659.5184683031998" table:style-name="ce5">
            <text:p><text:s/>3,66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59.5184683031998" table:style-name="ce5">
            <text:p><text:s/>3,660<text:s/></text:p>
          </table:table-cell>
          <table:table-cell office:value-type="float" office:value="1.0527377406290521" table:style-name="ce6">
            <text:p>1.053</text:p>
          </table:table-cell>
          <table:table-cell office:value-type="float" office:value="3852.5132041118004" table:style-name="ce5">
            <text:p><text:s/>3,853<text:s/></text:p>
          </table:table-cell>
          <table:table-cell office:value-type="float" office:value="1.1129376145340977" table:style-name="ce6">
            <text:p>1.113</text:p>
          </table:table-cell>
          <table:table-cell office:value-type="float" office:value="4287.6068553453006" table:style-name="ce5">
            <text:p><text:s/>4,2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87.6068553453006" table:style-name="ce5">
            <text:p><text:s/>4,288<text:s/></text:p>
          </table:table-cell>
          <table:table-cell office:value-type="float" office:value="1.0846233602108046" table:style-name="ce6">
            <text:p>1.085</text:p>
          </table:table-cell>
          <table:table-cell office:value-type="float" office:value="4650.4385547075008" table:style-name="ce5">
            <text:p><text:s/>4,650<text:s/></text:p>
          </table:table-cell>
          <table:table-cell office:value-type="float" office:value="1.0425583895370161" table:style-name="ce6">
            <text:p>1.043</text:p>
          </table:table-cell>
          <table:table-cell office:value-type="float" office:value="4848.3537302367004" table:style-name="ce5">
            <text:p><text:s/>4,8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48.3537302367004" table:style-name="ce5">
            <text:p><text:s/>4,848<text:s/></text:p>
          </table:table-cell>
          <table:table-cell office:value-type="float" office:value="1.1182112191303581" table:style-name="ce6">
            <text:p>1.118</text:p>
          </table:table-cell>
          <table:table-cell office:value-type="float" office:value="5421.4835354631996" table:style-name="ce5">
            <text:p><text:s/>5,421<text:s/></text:p>
          </table:table-cell>
          <table:table-cell office:value-type="float" office:value="0.98438095213909671" table:style-name="ce6">
            <text:p>0.984</text:p>
          </table:table-cell>
          <table:table-cell office:value-type="float" office:value="5336.8051246457007" table:style-name="ce5">
            <text:p><text:s/>5,3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36.8051246457007" table:style-name="ce5">
            <text:p><text:s/>5,337<text:s/></text:p>
          </table:table-cell>
          <table:table-cell office:value-type="float" office:value="1.0095386187925268" table:style-name="ce6">
            <text:p>1.010</text:p>
          </table:table-cell>
          <table:table-cell office:value-type="float" office:value="5387.7108742996998" table:style-name="ce5">
            <text:p><text:s/>5,388<text:s/></text:p>
          </table:table-cell>
          <table:table-cell office:value-type="float" office:value="1.0609036106211158" table:style-name="ce6">
            <text:p>1.061</text:p>
          </table:table-cell>
          <table:table-cell office:value-type="float" office:value="5715.8419195271999" table:style-name="ce5">
            <text:p><text:s/>5,7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715.8419195271999" table:style-name="ce5">
            <text:p><text:s/>5,716<text:s/></text:p>
          </table:table-cell>
          <table:table-cell office:value-type="float" office:value="1.1226489432697238" table:style-name="ce6">
            <text:p>1.123</text:p>
          </table:table-cell>
          <table:table-cell office:value-type="float" office:value="6416.8838908540001" table:style-name="ce5">
            <text:p><text:s/>6,417<text:s/></text:p>
          </table:table-cell>
          <table:table-cell office:value-type="float" office:value="1.0156923998550282" table:style-name="ce6">
            <text:p>1.016</text:p>
          </table:table-cell>
          <table:table-cell office:value-type="float" office:value="6517.5801986925699" table:style-name="ce5">
            <text:p><text:s/>6,5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517.5801986925699" table:style-name="ce5">
            <text:p><text:s/>6,518<text:s/></text:p>
          </table:table-cell>
          <table:table-cell office:value-type="float" office:value="1.0669985299732554" table:style-name="ce6">
            <text:p>1.067</text:p>
          </table:table-cell>
          <table:table-cell office:value-type="float" office:value="6954.2484909877703" table:style-name="ce5">
            <text:p><text:s/>6,954<text:s/></text:p>
          </table:table-cell>
          <table:table-cell office:value-type="float" office:value="1.0718400138537383" table:style-name="ce6">
            <text:p>1.072</text:p>
          </table:table-cell>
          <table:table-cell office:value-type="float" office:value="7453.84179892267" table:style-name="ce5">
            <text:p><text:s/>7,45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453.84179892267" table:style-name="ce5">
            <text:p><text:s/>7,454<text:s/></text:p>
          </table:table-cell>
          <table:table-cell office:value-type="float" office:value="1.0884812713633556" table:style-name="ce6">
            <text:p>1.088</text:p>
          </table:table-cell>
          <table:table-cell office:value-type="float" office:value="8113.3671978326702" table:style-name="ce5">
            <text:p><text:s/>8,113<text:s/></text:p>
          </table:table-cell>
          <table:table-cell office:value-type="float" office:value="1.053428121464719" table:style-name="ce6">
            <text:p>1.053</text:p>
          </table:table-cell>
          <table:table-cell office:value-type="float" office:value="8546.8491659663396" table:style-name="ce5">
            <text:p><text:s/>8,54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546.8491659663396" table:style-name="ce5">
            <text:p><text:s/>8,547<text:s/></text:p>
          </table:table-cell>
          <table:table-cell office:value-type="float" office:value="1.0541751373974491" table:style-name="ce6">
            <text:p>1.054</text:p>
          </table:table-cell>
          <table:table-cell office:value-type="float" office:value="9009.8758938478386" table:style-name="ce5">
            <text:p><text:s/>9,010<text:s/></text:p>
          </table:table-cell>
          <table:table-cell office:value-type="float" office:value="1.030697470379162" table:style-name="ce6">
            <text:p>1.031</text:p>
          </table:table-cell>
          <table:table-cell office:value-type="float" office:value="9286.4562922191599" table:style-name="ce5">
            <text:p><text:s/>9,28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286.4562922191599" table:style-name="ce5">
            <text:p><text:s/>9,286<text:s/></text:p>
          </table:table-cell>
          <table:table-cell office:value-type="float" office:value="1.1222193790084329" table:style-name="ce6">
            <text:p>1.122</text:p>
          </table:table-cell>
          <table:table-cell office:value-type="float" office:value="10421.44121344314" table:style-name="ce5">
            <text:p><text:s/>10,421<text:s/></text:p>
          </table:table-cell>
          <table:table-cell office:value-type="float" office:value="1.0448319288214876" table:style-name="ce6">
            <text:p>1.045</text:p>
          </table:table-cell>
          <table:table-cell office:value-type="float" office:value="10888.654524141541" table:style-name="ce5">
            <text:p><text:s/>10,88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888.654524141541" table:style-name="ce5">
            <text:p><text:s/>10,889<text:s/></text:p>
          </table:table-cell>
          <table:table-cell office:value-type="float" office:value="0.93327260979178106" table:style-name="ce6">
            <text:p>0.933</text:p>
          </table:table-cell>
          <table:table-cell office:value-type="float" office:value="10162.083024866659" table:style-name="ce5">
            <text:p><text:s/>10,162<text:s/></text:p>
          </table:table-cell>
          <table:table-cell office:value-type="float" office:value="1.1195053098690075" table:style-name="ce6">
            <text:p>1.120</text:p>
          </table:table-cell>
          <table:table-cell office:value-type="float" office:value="11376.505905667931" table:style-name="ce5">
            <text:p><text:s/>11,3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376.505905667931" table:style-name="ce5">
            <text:p><text:s/>11,377<text:s/></text:p>
          </table:table-cell>
          <table:table-cell office:value-type="float" office:value="0.89529499760385745" table:style-name="ce6">
            <text:p>0.895</text:p>
          </table:table-cell>
          <table:table-cell office:value-type="float" office:value="10185.32882755524" table:style-name="ce5">
            <text:p><text:s/>10,185<text:s/></text:p>
          </table:table-cell>
          <table:table-cell office:value-type="float" office:value="1.1304130061709718" table:style-name="ce6">
            <text:p>1.130</text:p>
          </table:table-cell>
          <table:table-cell office:value-type="float" office:value="11513.62817879658" table:style-name="ce5">
            <text:p><text:s/>11,5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513.62817879658" table:style-name="ce5">
            <text:p><text:s/>11,514<text:s/></text:p>
          </table:table-cell>
          <table:table-cell office:value-type="float" office:value="1.0188635550251719" table:style-name="ce6">
            <text:p>1.019</text:p>
          </table:table-cell>
          <table:table-cell office:value-type="float" office:value="11730.81613748668" table:style-name="ce5">
            <text:p><text:s/>11,731<text:s/></text:p>
          </table:table-cell>
          <table:table-cell office:value-type="float" office:value="1.0344919938401114" table:style-name="ce6">
            <text:p>1.034</text:p>
          </table:table-cell>
          <table:table-cell office:value-type="float" office:value="12135.435375440349" table:style-name="ce5">
            <text:p><text:s/>12,1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135.435375440349" table:style-name="ce5">
            <text:p><text:s/>12,135<text:s/></text:p>
          </table:table-cell>
          <table:table-cell office:value-type="float" office:value="1.0407545098034765" table:style-name="ce6">
            <text:p>1.041</text:p>
          </table:table-cell>
          <table:table-cell office:value-type="float" office:value="12630.009095418191" table:style-name="ce5">
            <text:p><text:s/>12,630<text:s/></text:p>
          </table:table-cell>
          <table:table-cell office:value-type="float" office:value="1.0265466602933384" table:style-name="ce6">
            <text:p>1.027</text:p>
          </table:table-cell>
          <table:table-cell office:value-type="float" office:value="12965.29365637603" table:style-name="ce5">
            <text:p><text:s/>12,96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64.0743627009999" table:style-name="ce5">
            <text:p><text:s/>1,56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564.0743627009999" table:style-name="ce5">
            <text:p><text:s/>1,564<text:s/></text:p>
          </table:table-cell>
          <table:table-cell office:value-type="float" office:value="0.96118364518688426" table:style-name="ce6">
            <text:p>0.961</text:p>
          </table:table-cell>
          <table:table-cell office:value-type="float" office:value="1503.3626972843001" table:style-name="ce5">
            <text:p><text:s/>1,503<text:s/></text:p>
          </table:table-cell>
          <table:table-cell office:value-type="float" office:value="1.2637830110224602" table:style-name="ce6">
            <text:p>1.264</text:p>
          </table:table-cell>
          <table:table-cell office:value-type="float" office:value="1899.9242362328" table:style-name="ce5">
            <text:p><text:s/>1,90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99.9242362328" table:style-name="ce5">
            <text:p><text:s/>1,900<text:s/></text:p>
          </table:table-cell>
          <table:table-cell office:value-type="float" office:value="1.0162973260999582" table:style-name="ce6">
            <text:p>1.016</text:p>
          </table:table-cell>
          <table:table-cell office:value-type="float" office:value="1930.8879210759001" table:style-name="ce5">
            <text:p><text:s/>1,931<text:s/></text:p>
          </table:table-cell>
          <table:table-cell office:value-type="float" office:value="1.0488433445743186" table:style-name="ce6">
            <text:p>1.049</text:p>
          </table:table-cell>
          <table:table-cell office:value-type="float" office:value="2025.1989451393999" table:style-name="ce5">
            <text:p><text:s/>2,0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25.1989451393999" table:style-name="ce5">
            <text:p><text:s/>2,025<text:s/></text:p>
          </table:table-cell>
          <table:table-cell office:value-type="float" office:value="1.065444864290741" table:style-name="ce6">
            <text:p>1.065</text:p>
          </table:table-cell>
          <table:table-cell office:value-type="float" office:value="2157.7378152657998" table:style-name="ce5">
            <text:p><text:s/>2,158<text:s/></text:p>
          </table:table-cell>
          <table:table-cell office:value-type="float" office:value="1.1265097737879584" table:style-name="ce6">
            <text:p>1.127</text:p>
          </table:table-cell>
          <table:table-cell office:value-type="float" office:value="2430.7127381687997" table:style-name="ce5">
            <text:p><text:s/>2,43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430.7127381687997" table:style-name="ce5">
            <text:p><text:s/>2,431<text:s/></text:p>
          </table:table-cell>
          <table:table-cell office:value-type="float" office:value="1.0587397088017336" table:style-name="ce6">
            <text:p>1.059</text:p>
          </table:table-cell>
          <table:table-cell office:value-type="float" office:value="2573.4920965894999" table:style-name="ce5">
            <text:p><text:s/>2,573<text:s/></text:p>
          </table:table-cell>
          <table:table-cell office:value-type="float" office:value="1.1093893013980003" table:style-name="ce6">
            <text:p>1.109</text:p>
          </table:table-cell>
          <table:table-cell office:value-type="float" office:value="2855.0045991887" table:style-name="ce5">
            <text:p><text:s/>2,8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55.0045991887" table:style-name="ce5">
            <text:p><text:s/>2,855<text:s/></text:p>
          </table:table-cell>
          <table:table-cell office:value-type="float" office:value="1.0789884144901143" table:style-name="ce6">
            <text:p>1.079</text:p>
          </table:table-cell>
          <table:table-cell office:value-type="float" office:value="3080.5168858406" table:style-name="ce5">
            <text:p><text:s/>3,081<text:s/></text:p>
          </table:table-cell>
          <table:table-cell office:value-type="float" office:value="1.0115020259911451" table:style-name="ce6">
            <text:p>1.012</text:p>
          </table:table-cell>
          <table:table-cell office:value-type="float" office:value="3115.9490711276999" table:style-name="ce5">
            <text:p><text:s/>3,1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15.9490711276999" table:style-name="ce5">
            <text:p><text:s/>3,116<text:s/></text:p>
          </table:table-cell>
          <table:table-cell office:value-type="float" office:value="1.1159399741014557" table:style-name="ce6">
            <text:p>1.116</text:p>
          </table:table-cell>
          <table:table-cell office:value-type="float" office:value="3477.2121257357003" table:style-name="ce5">
            <text:p><text:s/>3,477<text:s/></text:p>
          </table:table-cell>
          <table:table-cell office:value-type="float" office:value="0.93469626307567988" table:style-name="ce6">
            <text:p>0.935</text:p>
          </table:table-cell>
          <table:table-cell office:value-type="float" office:value="3250.1371798466002" table:style-name="ce5">
            <text:p><text:s/>3,2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50.1371798466002" table:style-name="ce5">
            <text:p><text:s/>3,250<text:s/></text:p>
          </table:table-cell>
          <table:table-cell office:value-type="float" office:value="1.01828429284305" table:style-name="ce6">
            <text:p>1.018</text:p>
          </table:table-cell>
          <table:table-cell office:value-type="float" office:value="3309.5636398229999" table:style-name="ce5">
            <text:p><text:s/>3,310<text:s/></text:p>
          </table:table-cell>
          <table:table-cell office:value-type="float" office:value="1.0419075772188557" table:style-name="ce6">
            <text:p>1.042</text:p>
          </table:table-cell>
          <table:table-cell office:value-type="float" office:value="3448.2594336195998" table:style-name="ce5">
            <text:p><text:s/>3,4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48.2594336195998" table:style-name="ce5">
            <text:p><text:s/>3,448<text:s/></text:p>
          </table:table-cell>
          <table:table-cell office:value-type="float" office:value="1.1086112691919967" table:style-name="ce6">
            <text:p>1.109</text:p>
          </table:table-cell>
          <table:table-cell office:value-type="float" office:value="3822.7792672083001" table:style-name="ce5">
            <text:p><text:s/>3,823<text:s/></text:p>
          </table:table-cell>
          <table:table-cell office:value-type="float" office:value="0.93050029104962872" table:style-name="ce6">
            <text:p>0.931</text:p>
          </table:table-cell>
          <table:table-cell office:value-type="float" office:value="3557.0972207558098" table:style-name="ce5">
            <text:p><text:s/>3,5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57.0972207558098" table:style-name="ce5">
            <text:p><text:s/>3,557<text:s/></text:p>
          </table:table-cell>
          <table:table-cell office:value-type="float" office:value="1.0609230179948959" table:style-name="ce6">
            <text:p>1.061</text:p>
          </table:table-cell>
          <table:table-cell office:value-type="float" office:value="3773.80631874551" table:style-name="ce5">
            <text:p><text:s/>3,774<text:s/></text:p>
          </table:table-cell>
          <table:table-cell office:value-type="float" office:value="1.069974157526606" table:style-name="ce6">
            <text:p>1.070</text:p>
          </table:table-cell>
          <table:table-cell office:value-type="float" office:value="4037.8752365683099" table:style-name="ce5">
            <text:p><text:s/>4,0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037.8752365683099" table:style-name="ce5">
            <text:p><text:s/>4,038<text:s/></text:p>
          </table:table-cell>
          <table:table-cell office:value-type="float" office:value="1.0833439101290065" table:style-name="ce6">
            <text:p>1.083</text:p>
          </table:table-cell>
          <table:table-cell office:value-type="float" office:value="4374.4075473970006" table:style-name="ce5">
            <text:p><text:s/>4,374<text:s/></text:p>
          </table:table-cell>
          <table:table-cell office:value-type="float" office:value="1.0577293244064809" table:style-name="ce6">
            <text:p>1.058</text:p>
          </table:table-cell>
          <table:table-cell office:value-type="float" office:value="4626.9391397868403" table:style-name="ce5">
            <text:p><text:s/>4,62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626.9391397868403" table:style-name="ce5">
            <text:p><text:s/>4,627<text:s/></text:p>
          </table:table-cell>
          <table:table-cell office:value-type="float" office:value="1.0558118513228263" table:style-name="ce6">
            <text:p>1.056</text:p>
          </table:table-cell>
          <table:table-cell office:value-type="float" office:value="4885.1771791363899" table:style-name="ce5">
            <text:p><text:s/>4,885<text:s/></text:p>
          </table:table-cell>
          <table:table-cell office:value-type="float" office:value="1.0342766376746895" table:style-name="ce6">
            <text:p>1.034</text:p>
          </table:table-cell>
          <table:table-cell office:value-type="float" office:value="5052.6246272823091" table:style-name="ce5">
            <text:p><text:s/>5,0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052.6246272823091" table:style-name="ce5">
            <text:p><text:s/>5,053<text:s/></text:p>
          </table:table-cell>
          <table:table-cell office:value-type="float" office:value="1.1275895297568999" table:style-name="ce6">
            <text:p>1.128</text:p>
          </table:table-cell>
          <table:table-cell office:value-type="float" office:value="5697.2866275153901" table:style-name="ce5">
            <text:p><text:s/>5,697<text:s/></text:p>
          </table:table-cell>
          <table:table-cell office:value-type="float" office:value="1.0534365134910613" table:style-name="ce6">
            <text:p>1.053</text:p>
          </table:table-cell>
          <table:table-cell office:value-type="float" office:value="6001.7297612490593" table:style-name="ce5">
            <text:p><text:s/>6,0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001.7297612490593" table:style-name="ce5">
            <text:p><text:s/>6,002<text:s/></text:p>
          </table:table-cell>
          <table:table-cell office:value-type="float" office:value="0.92660449293052904" table:style-name="ce6">
            <text:p>0.927</text:p>
          </table:table-cell>
          <table:table-cell office:value-type="float" office:value="5561.2297621282505" table:style-name="ce5">
            <text:p><text:s/>5,561<text:s/></text:p>
          </table:table-cell>
          <table:table-cell office:value-type="float" office:value="1.1411137618215101" table:style-name="ce6">
            <text:p>1.141</text:p>
          </table:table-cell>
          <table:table-cell office:value-type="float" office:value="6345.9958142159103" table:style-name="ce5">
            <text:p><text:s/>6,3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345.9958142159103" table:style-name="ce5">
            <text:p><text:s/>6,346<text:s/></text:p>
          </table:table-cell>
          <table:table-cell office:value-type="float" office:value="0.89340922702855785" table:style-name="ce6">
            <text:p>0.893</text:p>
          </table:table-cell>
          <table:table-cell office:value-type="float" office:value="5669.5712151050993" table:style-name="ce5">
            <text:p><text:s/>5,670<text:s/></text:p>
          </table:table-cell>
          <table:table-cell office:value-type="float" office:value="1.072289855828394" table:style-name="ce6">
            <text:p>1.072</text:p>
          </table:table-cell>
          <table:table-cell office:value-type="float" office:value="6079.4237008538603" table:style-name="ce5">
            <text:p><text:s/>6,0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079.4237008538603" table:style-name="ce5">
            <text:p><text:s/>6,079<text:s/></text:p>
          </table:table-cell>
          <table:table-cell office:value-type="float" office:value="1.0271570073013701" table:style-name="ce6">
            <text:p>1.027</text:p>
          </table:table-cell>
          <table:table-cell office:value-type="float" office:value="6244.5226546860704" table:style-name="ce5">
            <text:p><text:s/>6,245<text:s/></text:p>
          </table:table-cell>
          <table:table-cell office:value-type="float" office:value="1.0686221292332827" table:style-name="ce6">
            <text:p>1.069</text:p>
          </table:table-cell>
          <table:table-cell office:value-type="float" office:value="6673.0350952960998" table:style-name="ce5">
            <text:p><text:s/>6,6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673.0350952960998" table:style-name="ce5">
            <text:p><text:s/>6,673<text:s/></text:p>
          </table:table-cell>
          <table:table-cell office:value-type="float" office:value="1.0415646081371692" table:style-name="ce6">
            <text:p>1.042</text:p>
          </table:table-cell>
          <table:table-cell office:value-type="float" office:value="6950.3971841176599" table:style-name="ce5">
            <text:p><text:s/>6,950<text:s/></text:p>
          </table:table-cell>
          <table:table-cell office:value-type="float" office:value="1.0353051946919767" table:style-name="ce6">
            <text:p>1.035</text:p>
          </table:table-cell>
          <table:table-cell office:value-type="float" office:value="7195.7823098894996" table:style-name="ce5">
            <text:p><text:s/>7,19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14.43959615749998" table:style-name="ce5">
            <text:p><text:s/>9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14.43959615749998" table:style-name="ce5">
            <text:p><text:s/>914<text:s/></text:p>
          </table:table-cell>
          <table:table-cell office:value-type="float" office:value="0.98728056863441327" table:style-name="ce6">
            <text:p>0.987</text:p>
          </table:table-cell>
          <table:table-cell office:value-type="float" office:value="902.80844447619984" table:style-name="ce5">
            <text:p><text:s/>903<text:s/></text:p>
          </table:table-cell>
          <table:table-cell office:value-type="float" office:value="1.1889971529478738" table:style-name="ce6">
            <text:p>1.189</text:p>
          </table:table-cell>
          <table:table-cell office:value-type="float" office:value="1073.4366701395002" table:style-name="ce5">
            <text:p><text:s/>1,07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73.4366701395002" table:style-name="ce5">
            <text:p><text:s/>1,073<text:s/></text:p>
          </table:table-cell>
          <table:table-cell office:value-type="float" office:value="1.0239824730170195" table:style-name="ce6">
            <text:p>1.024</text:p>
          </table:table-cell>
          <table:table-cell office:value-type="float" office:value="1099.1803361166001" table:style-name="ce5">
            <text:p><text:s/>1,099<text:s/></text:p>
          </table:table-cell>
          <table:table-cell office:value-type="float" office:value="1.1142936242819332" table:style-name="ce6">
            <text:p>1.114</text:p>
          </table:table-cell>
          <table:table-cell office:value-type="float" office:value="1224.8096404707999" table:style-name="ce5">
            <text:p><text:s/>1,2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24.8096404707999" table:style-name="ce5">
            <text:p><text:s/>1,225<text:s/></text:p>
          </table:table-cell>
          <table:table-cell office:value-type="float" office:value="1.04158163149322" table:style-name="ce6">
            <text:p>1.042</text:p>
          </table:table-cell>
          <table:table-cell office:value-type="float" office:value="1275.7392235902" table:style-name="ce5">
            <text:p><text:s/>1,276<text:s/></text:p>
          </table:table-cell>
          <table:table-cell office:value-type="float" office:value="0.96321074668871642" table:style-name="ce6">
            <text:p>0.963</text:p>
          </table:table-cell>
          <table:table-cell office:value-type="float" office:value="1228.8057301343999" table:style-name="ce5">
            <text:p><text:s/>1,22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28.8057301343999" table:style-name="ce5">
            <text:p><text:s/>1,229<text:s/></text:p>
          </table:table-cell>
          <table:table-cell office:value-type="float" office:value="1.0408651881712889" table:style-name="ce6">
            <text:p>1.041</text:p>
          </table:table-cell>
          <table:table-cell office:value-type="float" office:value="1279.0211075223003" table:style-name="ce5">
            <text:p><text:s/>1,279<text:s/></text:p>
          </table:table-cell>
          <table:table-cell office:value-type="float" office:value="1.1200771025052234" table:style-name="ce6">
            <text:p>1.120</text:p>
          </table:table-cell>
          <table:table-cell office:value-type="float" office:value="1432.6022561566001" table:style-name="ce5">
            <text:p><text:s/>1,4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32.6022561566001" table:style-name="ce5">
            <text:p><text:s/>1,433<text:s/></text:p>
          </table:table-cell>
          <table:table-cell office:value-type="float" office:value="1.0958531316840883" table:style-name="ce6">
            <text:p>1.096</text:p>
          </table:table-cell>
          <table:table-cell office:value-type="float" office:value="1569.9216688669005" table:style-name="ce5">
            <text:p><text:s/>1,570<text:s/></text:p>
          </table:table-cell>
          <table:table-cell office:value-type="float" office:value="1.1034975142163448" table:style-name="ce6">
            <text:p>1.103</text:p>
          </table:table-cell>
          <table:table-cell office:value-type="float" office:value="1732.4046591090002" table:style-name="ce5">
            <text:p><text:s/>1,7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32.4046591090002" table:style-name="ce5">
            <text:p><text:s/>1,732<text:s/></text:p>
          </table:table-cell>
          <table:table-cell office:value-type="float" office:value="1.1222963408141984" table:style-name="ce6">
            <text:p>1.122</text:p>
          </table:table-cell>
          <table:table-cell office:value-type="float" office:value="1944.2714097274995" table:style-name="ce5">
            <text:p><text:s/>1,944<text:s/></text:p>
          </table:table-cell>
          <table:table-cell office:value-type="float" office:value="1.0732390212390968" table:style-name="ce6">
            <text:p>1.073</text:p>
          </table:table-cell>
          <table:table-cell office:value-type="float" office:value="2086.6679447991005" table:style-name="ce5">
            <text:p><text:s/>2,0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86.6679447991005" table:style-name="ce5">
            <text:p><text:s/>2,087<text:s/></text:p>
          </table:table-cell>
          <table:table-cell office:value-type="float" office:value="0.99591659499843377" table:style-name="ce6">
            <text:p>0.996</text:p>
          </table:table-cell>
          <table:table-cell office:value-type="float" office:value="2078.1472344766999" table:style-name="ce5">
            <text:p><text:s/>2,078<text:s/></text:p>
          </table:table-cell>
          <table:table-cell office:value-type="float" office:value="1.0911558374152455" table:style-name="ce6">
            <text:p>1.091</text:p>
          </table:table-cell>
          <table:table-cell office:value-type="float" office:value="2267.5824859076001" table:style-name="ce5">
            <text:p><text:s/>2,26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67.5824859076001" table:style-name="ce5">
            <text:p><text:s/>2,268<text:s/></text:p>
          </table:table-cell>
          <table:table-cell office:value-type="float" office:value="1.1439957045740763" table:style-name="ce6">
            <text:p>1.144</text:p>
          </table:table-cell>
          <table:table-cell office:value-type="float" office:value="2594.1046236457" table:style-name="ce5">
            <text:p><text:s/>2,594<text:s/></text:p>
          </table:table-cell>
          <table:table-cell office:value-type="float" office:value="1.1412349952856411" table:style-name="ce6">
            <text:p>1.141</text:p>
          </table:table-cell>
          <table:table-cell office:value-type="float" office:value="2960.4829779367601" table:style-name="ce5">
            <text:p><text:s/>2,9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60.4829779367601" table:style-name="ce5">
            <text:p><text:s/>2,960<text:s/></text:p>
          </table:table-cell>
          <table:table-cell office:value-type="float" office:value="1.0742984154763813" table:style-name="ce6">
            <text:p>1.074</text:p>
          </table:table-cell>
          <table:table-cell office:value-type="float" office:value="3180.4421722422599" table:style-name="ce5">
            <text:p><text:s/>3,180<text:s/></text:p>
          </table:table-cell>
          <table:table-cell office:value-type="float" office:value="1.0740539765720853" table:style-name="ce6">
            <text:p>1.074</text:p>
          </table:table-cell>
          <table:table-cell office:value-type="float" office:value="3415.9665623543606" table:style-name="ce5">
            <text:p><text:s/>3,41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15.9665623543606" table:style-name="ce5">
            <text:p><text:s/>3,416<text:s/></text:p>
          </table:table-cell>
          <table:table-cell office:value-type="float" office:value="1.0945539372782078" table:style-name="ce6">
            <text:p>1.095</text:p>
          </table:table-cell>
          <table:table-cell office:value-type="float" office:value="3738.95965043567" table:style-name="ce5">
            <text:p><text:s/>3,739<text:s/></text:p>
          </table:table-cell>
          <table:table-cell office:value-type="float" office:value="1.0483959156185987" table:style-name="ce6">
            <text:p>1.048</text:p>
          </table:table-cell>
          <table:table-cell office:value-type="float" office:value="3919.9100261794997" table:style-name="ce5">
            <text:p><text:s/>3,9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919.9100261794997" table:style-name="ce5">
            <text:p><text:s/>3,920<text:s/></text:p>
          </table:table-cell>
          <table:table-cell office:value-type="float" office:value="1.0522432114931846" table:style-name="ce6">
            <text:p>1.052</text:p>
          </table:table-cell>
          <table:table-cell office:value-type="float" office:value="4124.6987147114496" table:style-name="ce5">
            <text:p><text:s/>4,125<text:s/></text:p>
          </table:table-cell>
          <table:table-cell office:value-type="float" office:value="1.0264584052736165" table:style-name="ce6">
            <text:p>1.026</text:p>
          </table:table-cell>
          <table:table-cell office:value-type="float" office:value="4233.8316649368508" table:style-name="ce5">
            <text:p><text:s/>4,2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33.8316649368508" table:style-name="ce5">
            <text:p><text:s/>4,234<text:s/></text:p>
          </table:table-cell>
          <table:table-cell office:value-type="float" office:value="1.1158106792604878" table:style-name="ce6">
            <text:p>1.116</text:p>
          </table:table-cell>
          <table:table-cell office:value-type="float" office:value="4724.1545859277494" table:style-name="ce5">
            <text:p><text:s/>4,724<text:s/></text:p>
          </table:table-cell>
          <table:table-cell office:value-type="float" office:value="1.0344548794930608" table:style-name="ce6">
            <text:p>1.034</text:p>
          </table:table-cell>
          <table:table-cell office:value-type="float" office:value="4886.9247628924804" table:style-name="ce5">
            <text:p><text:s/>4,88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86.9247628924804" table:style-name="ce5">
            <text:p><text:s/>4,887<text:s/></text:p>
          </table:table-cell>
          <table:table-cell office:value-type="float" office:value="0.94146185709133956" table:style-name="ce6">
            <text:p>0.941</text:p>
          </table:table-cell>
          <table:table-cell office:value-type="float" office:value="4600.8532627384093" table:style-name="ce5">
            <text:p><text:s/>4,601<text:s/></text:p>
          </table:table-cell>
          <table:table-cell office:value-type="float" office:value="1.0933863360071348" table:style-name="ce6">
            <text:p>1.093</text:p>
          </table:table-cell>
          <table:table-cell office:value-type="float" office:value="5030.5100914520208" table:style-name="ce5">
            <text:p><text:s/>5,03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030.5100914520208" table:style-name="ce5">
            <text:p><text:s/>5,031<text:s/></text:p>
          </table:table-cell>
          <table:table-cell office:value-type="float" office:value="0.89767389993381363" table:style-name="ce6">
            <text:p>0.898</text:p>
          </table:table-cell>
          <table:table-cell office:value-type="float" office:value="4515.7576124501411" table:style-name="ce5">
            <text:p><text:s/>4,516<text:s/></text:p>
          </table:table-cell>
          <table:table-cell office:value-type="float" office:value="1.2033871045160573" table:style-name="ce6">
            <text:p>1.203</text:p>
          </table:table-cell>
          <table:table-cell office:value-type="float" office:value="5434.2044779427197" table:style-name="ce5">
            <text:p><text:s/>5,4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434.2044779427197" table:style-name="ce5">
            <text:p><text:s/>5,434<text:s/></text:p>
          </table:table-cell>
          <table:table-cell office:value-type="float" office:value="1.0095853965505561" table:style-name="ce6">
            <text:p>1.010</text:p>
          </table:table-cell>
          <table:table-cell office:value-type="float" office:value="5486.2934828006082" table:style-name="ce5">
            <text:p><text:s/>5,486<text:s/></text:p>
          </table:table-cell>
          <table:table-cell office:value-type="float" office:value="0.99564492808646432" table:style-name="ce6">
            <text:p>0.996</text:p>
          </table:table-cell>
          <table:table-cell office:value-type="float" office:value="5462.4002801442502" table:style-name="ce5">
            <text:p><text:s/>5,4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62.4002801442502" table:style-name="ce5">
            <text:p><text:s/>5,462<text:s/></text:p>
          </table:table-cell>
          <table:table-cell office:value-type="float" office:value="1.0397648689250845" table:style-name="ce6">
            <text:p>1.040</text:p>
          </table:table-cell>
          <table:table-cell office:value-type="float" office:value="5679.6119113005307" table:style-name="ce5">
            <text:p><text:s/>5,680<text:s/></text:p>
          </table:table-cell>
          <table:table-cell office:value-type="float" office:value="1.0158284468358005" table:style-name="ce6">
            <text:p>1.016</text:p>
          </table:table-cell>
          <table:table-cell office:value-type="float" office:value="5769.5113464865299" table:style-name="ce5">
            <text:p><text:s/>5,77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00.0255270590999" table:style-name="ce5">
            <text:p><text:s/>1,70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00.0255270590999" table:style-name="ce5">
            <text:p><text:s/>1,700<text:s/></text:p>
          </table:table-cell>
          <table:table-cell office:value-type="float" office:value="0.98958868145167289" table:style-name="ce6">
            <text:p>0.990</text:p>
          </table:table-cell>
          <table:table-cell office:value-type="float" office:value="1682.3260197565999" table:style-name="ce5">
            <text:p><text:s/>1,682<text:s/></text:p>
          </table:table-cell>
          <table:table-cell office:value-type="float" office:value="0.9379591781910378" table:style-name="ce6">
            <text:p>0.938</text:p>
          </table:table-cell>
          <table:table-cell office:value-type="float" office:value="1577.9531309403001" table:style-name="ce5">
            <text:p><text:s/>1,57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77.9531309403001" table:style-name="ce5">
            <text:p><text:s/>1,578<text:s/></text:p>
          </table:table-cell>
          <table:table-cell office:value-type="float" office:value="1.0107208680038673" table:style-name="ce6">
            <text:p>1.011</text:p>
          </table:table-cell>
          <table:table-cell office:value-type="float" office:value="1594.8701581733999" table:style-name="ce5">
            <text:p><text:s/>1,595<text:s/></text:p>
          </table:table-cell>
          <table:table-cell office:value-type="float" office:value="1.1940130333642862" table:style-name="ce6">
            <text:p>1.194</text:p>
          </table:table-cell>
          <table:table-cell office:value-type="float" office:value="1904.2957553828001" table:style-name="ce5">
            <text:p><text:s/>1,9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04.2957553828001" table:style-name="ce5">
            <text:p><text:s/>1,904<text:s/></text:p>
          </table:table-cell>
          <table:table-cell office:value-type="float" office:value="1.0668839651878532" table:style-name="ce6">
            <text:p>1.067</text:p>
          </table:table-cell>
          <table:table-cell office:value-type="float" office:value="2031.6626063931999" table:style-name="ce5">
            <text:p><text:s/>2,032<text:s/></text:p>
          </table:table-cell>
          <table:table-cell office:value-type="float" office:value="1.0427694486771408" table:style-name="ce6">
            <text:p>1.043</text:p>
          </table:table-cell>
          <table:table-cell office:value-type="float" office:value="2118.5556959666001" table:style-name="ce5">
            <text:p><text:s/>2,1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18.5556959666001" table:style-name="ce5">
            <text:p><text:s/>2,119<text:s/></text:p>
          </table:table-cell>
          <table:table-cell office:value-type="float" office:value="1.0555530073124193" table:style-name="ce6">
            <text:p>1.056</text:p>
          </table:table-cell>
          <table:table-cell office:value-type="float" office:value="2236.2478360363998" table:style-name="ce5">
            <text:p><text:s/>2,236<text:s/></text:p>
          </table:table-cell>
          <table:table-cell office:value-type="float" office:value="0.98441784100179996" table:style-name="ce6">
            <text:p>0.984</text:p>
          </table:table-cell>
          <table:table-cell office:value-type="float" office:value="2201.4022666958999" table:style-name="ce5">
            <text:p><text:s/>2,2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01.4022666958999" table:style-name="ce5">
            <text:p><text:s/>2,201<text:s/></text:p>
          </table:table-cell>
          <table:table-cell office:value-type="float" office:value="0.97355897596227892" table:style-name="ce6">
            <text:p>0.974</text:p>
          </table:table-cell>
          <table:table-cell office:value-type="float" office:value="2143.1949364454999" table:style-name="ce5">
            <text:p><text:s/>2,143<text:s/></text:p>
          </table:table-cell>
          <table:table-cell office:value-type="float" office:value="1.2272840932879776" table:style-name="ce6">
            <text:p>1.227</text:p>
          </table:table-cell>
          <table:table-cell office:value-type="float" office:value="2630.3090543149001" table:style-name="ce5">
            <text:p><text:s/>2,6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30.3090543149001" table:style-name="ce5">
            <text:p><text:s/>2,630<text:s/></text:p>
          </table:table-cell>
          <table:table-cell office:value-type="float" office:value="1.080284395946393" table:style-name="ce6">
            <text:p>1.080</text:p>
          </table:table-cell>
          <table:table-cell office:value-type="float" office:value="2841.4818278929001" table:style-name="ce5">
            <text:p><text:s/>2,841<text:s/></text:p>
          </table:table-cell>
          <table:table-cell office:value-type="float" office:value="1.0457464706072721" table:style-name="ce6">
            <text:p>1.046</text:p>
          </table:table-cell>
          <table:table-cell office:value-type="float" office:value="2971.4695928137003" table:style-name="ce5">
            <text:p><text:s/>2,97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71.4695928137003" table:style-name="ce5">
            <text:p><text:s/>2,971<text:s/></text:p>
          </table:table-cell>
          <table:table-cell office:value-type="float" office:value="1.0484214613929319" table:style-name="ce6">
            <text:p>1.048</text:p>
          </table:table-cell>
          <table:table-cell office:value-type="float" office:value="3115.3524929823998" table:style-name="ce5">
            <text:p><text:s/>3,115<text:s/></text:p>
          </table:table-cell>
          <table:table-cell office:value-type="float" office:value="0.98936815901105579" table:style-name="ce6">
            <text:p>0.989</text:p>
          </table:table-cell>
          <table:table-cell office:value-type="float" office:value="3082.2305606525001" table:style-name="ce5">
            <text:p><text:s/>3,0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82.2305606525001" table:style-name="ce5">
            <text:p><text:s/>3,082<text:s/></text:p>
          </table:table-cell>
          <table:table-cell office:value-type="float" office:value="1.0649984385387732" table:style-name="ce6">
            <text:p>1.065</text:p>
          </table:table-cell>
          <table:table-cell office:value-type="float" office:value="3282.5707343114" table:style-name="ce5">
            <text:p><text:s/>3,283<text:s/></text:p>
          </table:table-cell>
          <table:table-cell office:value-type="float" office:value="1.2759362911725007" table:style-name="ce6">
            <text:p>1.276</text:p>
          </table:table-cell>
          <table:table-cell office:value-type="float" office:value="4188.3511282486797" table:style-name="ce5">
            <text:p><text:s/>4,1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88.3511282486797" table:style-name="ce5">
            <text:p><text:s/>4,188<text:s/></text:p>
          </table:table-cell>
          <table:table-cell office:value-type="float" office:value="1.1293897185362805" table:style-name="ce6">
            <text:p>1.129</text:p>
          </table:table-cell>
          <table:table-cell office:value-type="float" office:value="4730.2807018638896" table:style-name="ce5">
            <text:p><text:s/>4,730<text:s/></text:p>
          </table:table-cell>
          <table:table-cell office:value-type="float" office:value="1.0313920996234154" table:style-name="ce6">
            <text:p>1.031</text:p>
          </table:table-cell>
          <table:table-cell office:value-type="float" office:value="4878.7741449035193" table:style-name="ce5">
            <text:p><text:s/>4,87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878.7741449035193" table:style-name="ce5">
            <text:p><text:s/>4,879<text:s/></text:p>
          </table:table-cell>
          <table:table-cell office:value-type="float" office:value="1.0727869499178164" table:style-name="ce6">
            <text:p>1.073</text:p>
          </table:table-cell>
          <table:table-cell office:value-type="float" office:value="5233.8852342489499" table:style-name="ce5">
            <text:p><text:s/>5,234<text:s/></text:p>
          </table:table-cell>
          <table:table-cell office:value-type="float" office:value="1.0328466454218668" table:style-name="ce6">
            <text:p>1.033</text:p>
          </table:table-cell>
          <table:table-cell office:value-type="float" office:value="5405.8008067170695" table:style-name="ce5">
            <text:p><text:s/>5,40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405.8008067170695" table:style-name="ce5">
            <text:p><text:s/>5,406<text:s/></text:p>
          </table:table-cell>
          <table:table-cell office:value-type="float" office:value="1.0149622263925704" table:style-name="ce6">
            <text:p>1.015</text:p>
          </table:table-cell>
          <table:table-cell office:value-type="float" office:value="5486.6836222203101" table:style-name="ce5">
            <text:p><text:s/>5,487<text:s/></text:p>
          </table:table-cell>
          <table:table-cell office:value-type="float" office:value="1.1881203102057749" table:style-name="ce6">
            <text:p>1.188</text:p>
          </table:table-cell>
          <table:table-cell office:value-type="float" office:value="6518.8402472333401" table:style-name="ce5">
            <text:p><text:s/>6,5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518.8402472333401" table:style-name="ce5">
            <text:p><text:s/>6,519<text:s/></text:p>
          </table:table-cell>
          <table:table-cell office:value-type="float" office:value="1.0852009846027661" table:style-name="ce6">
            <text:p>1.085</text:p>
          </table:table-cell>
          <table:table-cell office:value-type="float" office:value="7074.2518547657601" table:style-name="ce5">
            <text:p><text:s/>7,074<text:s/></text:p>
          </table:table-cell>
          <table:table-cell office:value-type="float" office:value="1.032538405089461" table:style-name="ce6">
            <text:p>1.033</text:p>
          </table:table-cell>
          <table:table-cell office:value-type="float" office:value="7304.436727321" table:style-name="ce5">
            <text:p><text:s/>7,30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304.436727321" table:style-name="ce5">
            <text:p><text:s/>7,304<text:s/></text:p>
          </table:table-cell>
          <table:table-cell office:value-type="float" office:value="0.92572724476807855" table:style-name="ce6">
            <text:p>0.926</text:p>
          </table:table-cell>
          <table:table-cell office:value-type="float" office:value="6761.9160861656301" table:style-name="ce5">
            <text:p><text:s/>6,762<text:s/></text:p>
          </table:table-cell>
          <table:table-cell office:value-type="float" office:value="1.1509910656994702" table:style-name="ce6">
            <text:p>1.151</text:p>
          </table:table-cell>
          <table:table-cell office:value-type="float" office:value="7782.9050021861694" table:style-name="ce5">
            <text:p><text:s/>7,7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782.9050021861694" table:style-name="ce5">
            <text:p><text:s/>7,783<text:s/></text:p>
          </table:table-cell>
          <table:table-cell office:value-type="float" office:value="0.93810870335715846" table:style-name="ce6">
            <text:p>0.938</text:p>
          </table:table-cell>
          <table:table-cell office:value-type="float" office:value="7301.2109199528104" table:style-name="ce5">
            <text:p><text:s/>7,301<text:s/></text:p>
          </table:table-cell>
          <table:table-cell office:value-type="float" office:value="1.1713353227702448" table:style-name="ce6">
            <text:p>1.171</text:p>
          </table:table-cell>
          <table:table-cell office:value-type="float" office:value="8552.1662495365599" table:style-name="ce5">
            <text:p><text:s/>8,5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552.1662495365599" table:style-name="ce5">
            <text:p><text:s/>8,552<text:s/></text:p>
          </table:table-cell>
          <table:table-cell office:value-type="float" office:value="1.0325698138725126" table:style-name="ce6">
            <text:p>1.033</text:p>
          </table:table-cell>
          <table:table-cell office:value-type="float" office:value="8830.7087124907503" table:style-name="ce5">
            <text:p><text:s/>8,831<text:s/></text:p>
          </table:table-cell>
          <table:table-cell office:value-type="float" office:value="1.1060103071083132" table:style-name="ce6">
            <text:p>1.106</text:p>
          </table:table-cell>
          <table:table-cell office:value-type="float" office:value="9766.8548550859505" table:style-name="ce5">
            <text:p><text:s/>9,7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766.8548550859505" table:style-name="ce5">
            <text:p><text:s/>9,767<text:s/></text:p>
          </table:table-cell>
          <table:table-cell office:value-type="float" office:value="1.0403389289988934" table:style-name="ce6">
            <text:p>1.040</text:p>
          </table:table-cell>
          <table:table-cell office:value-type="float" office:value="10160.839319627759" table:style-name="ce5">
            <text:p><text:s/>10,161<text:s/></text:p>
          </table:table-cell>
          <table:table-cell office:value-type="float" office:value="1.0085266073262167" table:style-name="ce6">
            <text:p>1.009</text:p>
          </table:table-cell>
          <table:table-cell office:value-type="float" office:value="10247.47680661101" table:style-name="ce5">
            <text:p><text:s/>10,24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88.75991936627997" table:style-name="ce5">
            <text:p><text:s/>78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88.75991936627997" table:style-name="ce5">
            <text:p><text:s/>789<text:s/></text:p>
          </table:table-cell>
          <table:table-cell office:value-type="float" office:value="0.97700575409016488" table:style-name="ce6">
            <text:p>0.977</text:p>
          </table:table-cell>
          <table:table-cell office:value-type="float" office:value="770.62297981655001" table:style-name="ce5">
            <text:p><text:s/>771<text:s/></text:p>
          </table:table-cell>
          <table:table-cell office:value-type="float" office:value="1.1158257929740016" table:style-name="ce6">
            <text:p>1.116</text:p>
          </table:table-cell>
          <table:table-cell office:value-type="float" office:value="859.88099753778999" table:style-name="ce5">
            <text:p><text:s/>86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59.88099753778999" table:style-name="ce5">
            <text:p><text:s/>860<text:s/></text:p>
          </table:table-cell>
          <table:table-cell office:value-type="float" office:value="1.0040832528362806" table:style-name="ce6">
            <text:p>1.004</text:p>
          </table:table-cell>
          <table:table-cell office:value-type="float" office:value="863.39210905984999" table:style-name="ce5">
            <text:p><text:s/>863<text:s/></text:p>
          </table:table-cell>
          <table:table-cell office:value-type="float" office:value="1.2279574727258791" table:style-name="ce6">
            <text:p>1.228</text:p>
          </table:table-cell>
          <table:table-cell office:value-type="float" office:value="1060.2087922126" table:style-name="ce5">
            <text:p><text:s/>1,0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60.2087922126" table:style-name="ce5">
            <text:p><text:s/>1,060<text:s/></text:p>
          </table:table-cell>
          <table:table-cell office:value-type="float" office:value="1.0720531785720011" table:style-name="ce6">
            <text:p>1.072</text:p>
          </table:table-cell>
          <table:table-cell office:value-type="float" office:value="1136.6002056415" table:style-name="ce5">
            <text:p><text:s/>1,137<text:s/></text:p>
          </table:table-cell>
          <table:table-cell office:value-type="float" office:value="1.073285010621468" table:style-name="ce6">
            <text:p>1.073</text:p>
          </table:table-cell>
          <table:table-cell office:value-type="float" office:value="1219.8959637843002" table:style-name="ce5">
            <text:p><text:s/>1,22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19.8959637843002" table:style-name="ce5">
            <text:p><text:s/>1,220<text:s/></text:p>
          </table:table-cell>
          <table:table-cell office:value-type="float" office:value="1.040092336896647" table:style-name="ce6">
            <text:p>1.040</text:p>
          </table:table-cell>
          <table:table-cell office:value-type="float" office:value="1268.8044437432" table:style-name="ce5">
            <text:p><text:s/>1,269<text:s/></text:p>
          </table:table-cell>
          <table:table-cell office:value-type="float" office:value="0.90801660208961144" table:style-name="ce6">
            <text:p>0.908</text:p>
          </table:table-cell>
          <table:table-cell office:value-type="float" office:value="1152.0954997239" table:style-name="ce5">
            <text:p><text:s/>1,1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52.0954997239" table:style-name="ce5">
            <text:p><text:s/>1,152<text:s/></text:p>
          </table:table-cell>
          <table:table-cell office:value-type="float" office:value="0.98156049417119395" table:style-name="ce6">
            <text:p>0.982</text:p>
          </table:table-cell>
          <table:table-cell office:value-type="float" office:value="1130.8514280413999" table:style-name="ce5">
            <text:p><text:s/>1,131<text:s/></text:p>
          </table:table-cell>
          <table:table-cell office:value-type="float" office:value="1.1247796905211445" table:style-name="ce6">
            <text:p>1.125</text:p>
          </table:table-cell>
          <table:table-cell office:value-type="float" office:value="1271.9587192578001" table:style-name="ce5">
            <text:p><text:s/>1,2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71.9587192578001" table:style-name="ce5">
            <text:p><text:s/>1,272<text:s/></text:p>
          </table:table-cell>
          <table:table-cell office:value-type="float" office:value="1.0730810518422647" table:style-name="ce6">
            <text:p>1.073</text:p>
          </table:table-cell>
          <table:table-cell office:value-type="float" office:value="1364.9148003610999" table:style-name="ce5">
            <text:p><text:s/>1,365<text:s/></text:p>
          </table:table-cell>
          <table:table-cell office:value-type="float" office:value="1.1308960188192212" table:style-name="ce6">
            <text:p>1.131</text:p>
          </table:table-cell>
          <table:table-cell office:value-type="float" office:value="1543.5767137558" table:style-name="ce5">
            <text:p><text:s/>1,5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43.5767137558" table:style-name="ce5">
            <text:p><text:s/>1,544<text:s/></text:p>
          </table:table-cell>
          <table:table-cell office:value-type="float" office:value="1.0759938082510863" table:style-name="ce6">
            <text:p>1.076</text:p>
          </table:table-cell>
          <table:table-cell office:value-type="float" office:value="1660.8789865618" table:style-name="ce5">
            <text:p><text:s/>1,661<text:s/></text:p>
          </table:table-cell>
          <table:table-cell office:value-type="float" office:value="0.96747214150150862" table:style-name="ce6">
            <text:p>0.967</text:p>
          </table:table-cell>
          <table:table-cell office:value-type="float" office:value="1606.8541499037999" table:style-name="ce5">
            <text:p><text:s/>1,60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06.8541499037999" table:style-name="ce5">
            <text:p><text:s/>1,607<text:s/></text:p>
          </table:table-cell>
          <table:table-cell office:value-type="float" office:value="1.0713630066758486" table:style-name="ce6">
            <text:p>1.071</text:p>
          </table:table-cell>
          <table:table-cell office:value-type="float" office:value="1721.5240933304999" table:style-name="ce5">
            <text:p><text:s/>1,722<text:s/></text:p>
          </table:table-cell>
          <table:table-cell office:value-type="float" office:value="1.1037442265526123" table:style-name="ce6">
            <text:p>1.104</text:p>
          </table:table-cell>
          <table:table-cell office:value-type="float" office:value="1900.1222788847599" table:style-name="ce5">
            <text:p><text:s/>1,9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00.1222788847599" table:style-name="ce5">
            <text:p><text:s/>1,900<text:s/></text:p>
          </table:table-cell>
          <table:table-cell office:value-type="float" office:value="1.1385924882203551" table:style-name="ce6">
            <text:p>1.139</text:p>
          </table:table-cell>
          <table:table-cell office:value-type="float" office:value="2163.4649534383302" table:style-name="ce5">
            <text:p><text:s/>2,163<text:s/></text:p>
          </table:table-cell>
          <table:table-cell office:value-type="float" office:value="1.0462947290099447" table:style-name="ce6">
            <text:p>1.046</text:p>
          </table:table-cell>
          <table:table-cell office:value-type="float" office:value="2263.6219771802703" table:style-name="ce5">
            <text:p><text:s/>2,26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263.6219771802703" table:style-name="ce5">
            <text:p><text:s/>2,264<text:s/></text:p>
          </table:table-cell>
          <table:table-cell office:value-type="float" office:value="1.0726761193140946" table:style-name="ce6">
            <text:p>1.073</text:p>
          </table:table-cell>
          <table:table-cell office:value-type="float" office:value="2428.1332380758299" table:style-name="ce5">
            <text:p><text:s/>2,428<text:s/></text:p>
          </table:table-cell>
          <table:table-cell office:value-type="float" office:value="1.0323992556725725" table:style-name="ce6">
            <text:p>1.032</text:p>
          </table:table-cell>
          <table:table-cell office:value-type="float" office:value="2506.8029476633201" table:style-name="ce5">
            <text:p><text:s/>2,50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06.8029476633201" table:style-name="ce5">
            <text:p><text:s/>2,507<text:s/></text:p>
          </table:table-cell>
          <table:table-cell office:value-type="float" office:value="1.02394328949389" table:style-name="ce6">
            <text:p>1.024</text:p>
          </table:table-cell>
          <table:table-cell office:value-type="float" office:value="2566.8240563433601" table:style-name="ce5">
            <text:p><text:s/>2,567<text:s/></text:p>
          </table:table-cell>
          <table:table-cell office:value-type="float" office:value="1.184144778754447" table:style-name="ce6">
            <text:p>1.184</text:p>
          </table:table-cell>
          <table:table-cell office:value-type="float" office:value="3039.4913043003003" table:style-name="ce5">
            <text:p><text:s/>3,03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39.4913043003003" table:style-name="ce5">
            <text:p><text:s/>3,039<text:s/></text:p>
          </table:table-cell>
          <table:table-cell office:value-type="float" office:value="1.0889959861027305" table:style-name="ce6">
            <text:p>1.089</text:p>
          </table:table-cell>
          <table:table-cell office:value-type="float" office:value="3309.9938301771799" table:style-name="ce5">
            <text:p><text:s/>3,310<text:s/></text:p>
          </table:table-cell>
          <table:table-cell office:value-type="float" office:value="1.0157124410582501" table:style-name="ce6">
            <text:p>1.016</text:p>
          </table:table-cell>
          <table:table-cell office:value-type="float" office:value="3362.00191313701" table:style-name="ce5">
            <text:p><text:s/>3,36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62.00191313701" table:style-name="ce5">
            <text:p><text:s/>3,362<text:s/></text:p>
          </table:table-cell>
          <table:table-cell office:value-type="float" office:value="0.92660333444459464" table:style-name="ce6">
            <text:p>0.927</text:p>
          </table:table-cell>
          <table:table-cell office:value-type="float" office:value="3115.2421831218599" table:style-name="ce5">
            <text:p><text:s/>3,115<text:s/></text:p>
          </table:table-cell>
          <table:table-cell office:value-type="float" office:value="1.2415290303232187" table:style-name="ce6">
            <text:p>1.242</text:p>
          </table:table-cell>
          <table:table-cell office:value-type="float" office:value="3867.66360683327" table:style-name="ce5">
            <text:p><text:s/>3,8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67.66360683327" table:style-name="ce5">
            <text:p><text:s/>3,868<text:s/></text:p>
          </table:table-cell>
          <table:table-cell office:value-type="float" office:value="0.94039550912360725" table:style-name="ce6">
            <text:p>0.940</text:p>
          </table:table-cell>
          <table:table-cell office:value-type="float" office:value="3637.1334866668199" table:style-name="ce5">
            <text:p><text:s/>3,637<text:s/></text:p>
          </table:table-cell>
          <table:table-cell office:value-type="float" office:value="1.1089313660976621" table:style-name="ce6">
            <text:p>1.109</text:p>
          </table:table-cell>
          <table:table-cell office:value-type="float" office:value="4033.3314060489897" table:style-name="ce5">
            <text:p><text:s/>4,0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33.3314060489897" table:style-name="ce5">
            <text:p><text:s/>4,033<text:s/></text:p>
          </table:table-cell>
          <table:table-cell office:value-type="float" office:value="1.028931253370917" table:style-name="ce6">
            <text:p>1.029</text:p>
          </table:table-cell>
          <table:table-cell office:value-type="float" office:value="4150.02073888627" table:style-name="ce5">
            <text:p><text:s/>4,150<text:s/></text:p>
          </table:table-cell>
          <table:table-cell office:value-type="float" office:value="1.0910370776806313" table:style-name="ce6">
            <text:p>1.091</text:p>
          </table:table-cell>
          <table:table-cell office:value-type="float" office:value="4527.8264992684899" table:style-name="ce5">
            <text:p><text:s/>4,5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27.8264992684899" table:style-name="ce5">
            <text:p><text:s/>4,528<text:s/></text:p>
          </table:table-cell>
          <table:table-cell office:value-type="float" office:value="1.0319745415107358" table:style-name="ce6">
            <text:p>1.032</text:p>
          </table:table-cell>
          <table:table-cell office:value-type="float" office:value="4672.60167562276" table:style-name="ce5">
            <text:p><text:s/>4,673<text:s/></text:p>
          </table:table-cell>
          <table:table-cell office:value-type="float" office:value="1.1280821453026715" table:style-name="ce6">
            <text:p>1.128</text:p>
          </table:table-cell>
          <table:table-cell office:value-type="float" office:value="5271.07852238138" table:style-name="ce5">
            <text:p><text:s/>5,27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11.26560769281991" table:style-name="ce5">
            <text:p><text:s/>91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11.26560769281991" table:style-name="ce5">
            <text:p><text:s/>911<text:s/></text:p>
          </table:table-cell>
          <table:table-cell office:value-type="float" office:value="1.0004800271661052" table:style-name="ce6">
            <text:p>1.000</text:p>
          </table:table-cell>
          <table:table-cell office:value-type="float" office:value="911.70303994004985" table:style-name="ce5">
            <text:p><text:s/>912<text:s/></text:p>
          </table:table-cell>
          <table:table-cell office:value-type="float" office:value="0.7876162543559444" table:style-name="ce6">
            <text:p>0.788</text:p>
          </table:table-cell>
          <table:table-cell office:value-type="float" office:value="718.07213340251008" table:style-name="ce5">
            <text:p><text:s/>71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18.07213340251008" table:style-name="ce5">
            <text:p><text:s/>718<text:s/></text:p>
          </table:table-cell>
          <table:table-cell office:value-type="float" office:value="1.0186693161974096" table:style-name="ce6">
            <text:p>1.019</text:p>
          </table:table-cell>
          <table:table-cell office:value-type="float" office:value="731.4780491135499" table:style-name="ce5">
            <text:p><text:s/>731<text:s/></text:p>
          </table:table-cell>
          <table:table-cell office:value-type="float" office:value="1.1539470858942611" table:style-name="ce6">
            <text:p>1.154</text:p>
          </table:table-cell>
          <table:table-cell office:value-type="float" office:value="844.08696317020008" table:style-name="ce5">
            <text:p><text:s/>8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44.08696317020008" table:style-name="ce5">
            <text:p><text:s/>844<text:s/></text:p>
          </table:table-cell>
          <table:table-cell office:value-type="float" office:value="1.0603912153672503" table:style-name="ce6">
            <text:p>1.060</text:p>
          </table:table-cell>
          <table:table-cell office:value-type="float" office:value="895.0624007516999" table:style-name="ce5">
            <text:p><text:s/>895<text:s/></text:p>
          </table:table-cell>
          <table:table-cell office:value-type="float" office:value="1.0040190845102852" table:style-name="ce6">
            <text:p>1.004</text:p>
          </table:table-cell>
          <table:table-cell office:value-type="float" office:value="898.65973218229988" table:style-name="ce5">
            <text:p><text:s/>89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98.65973218229988" table:style-name="ce5">
            <text:p><text:s/>899<text:s/></text:p>
          </table:table-cell>
          <table:table-cell office:value-type="float" office:value="1.0765402717487587" table:style-name="ce6">
            <text:p>1.077</text:p>
          </table:table-cell>
          <table:table-cell office:value-type="float" office:value="967.44339229319974" table:style-name="ce5">
            <text:p><text:s/>967<text:s/></text:p>
          </table:table-cell>
          <table:table-cell office:value-type="float" office:value="1.0846182581130184" table:style-name="ce6">
            <text:p>1.085</text:p>
          </table:table-cell>
          <table:table-cell office:value-type="float" office:value="1049.3067669719999" table:style-name="ce5">
            <text:p><text:s/>1,0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49.3067669719999" table:style-name="ce5">
            <text:p><text:s/>1,049<text:s/></text:p>
          </table:table-cell>
          <table:table-cell office:value-type="float" office:value="0.96477363938615834" table:style-name="ce6">
            <text:p>0.965</text:p>
          </table:table-cell>
          <table:table-cell office:value-type="float" office:value="1012.3435084040999" table:style-name="ce5">
            <text:p><text:s/>1,012<text:s/></text:p>
          </table:table-cell>
          <table:table-cell office:value-type="float" office:value="1.3417879640463732" table:style-name="ce6">
            <text:p>1.342</text:p>
          </table:table-cell>
          <table:table-cell office:value-type="float" office:value="1358.3503350570998" table:style-name="ce5">
            <text:p><text:s/>1,3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58.3503350570998" table:style-name="ce5">
            <text:p><text:s/>1,358<text:s/></text:p>
          </table:table-cell>
          <table:table-cell office:value-type="float" office:value="1.0870296045310952" table:style-name="ce6">
            <text:p>1.087</text:p>
          </table:table-cell>
          <table:table-cell office:value-type="float" office:value="1476.5670275318" table:style-name="ce5">
            <text:p><text:s/>1,477<text:s/></text:p>
          </table:table-cell>
          <table:table-cell office:value-type="float" office:value="0.96703559840743392" table:style-name="ce6">
            <text:p>0.967</text:p>
          </table:table-cell>
          <table:table-cell office:value-type="float" office:value="1427.8928790579002" table:style-name="ce5">
            <text:p><text:s/>1,4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27.8928790579002" table:style-name="ce5">
            <text:p><text:s/>1,428<text:s/></text:p>
          </table:table-cell>
          <table:table-cell office:value-type="float" office:value="1.0186152811268567" table:style-name="ce6">
            <text:p>1.019</text:p>
          </table:table-cell>
          <table:table-cell office:value-type="float" office:value="1454.4735064206" table:style-name="ce5">
            <text:p><text:s/>1,454<text:s/></text:p>
          </table:table-cell>
          <table:table-cell office:value-type="float" office:value="1.0143714576001741" table:style-name="ce6">
            <text:p>1.014</text:p>
          </table:table-cell>
          <table:table-cell office:value-type="float" office:value="1475.3764107487002" table:style-name="ce5">
            <text:p><text:s/>1,4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75.3764107487002" table:style-name="ce5">
            <text:p><text:s/>1,475<text:s/></text:p>
          </table:table-cell>
          <table:table-cell office:value-type="float" office:value="1.0580666937657797" table:style-name="ce6">
            <text:p>1.058</text:p>
          </table:table-cell>
          <table:table-cell office:value-type="float" office:value="1561.0466409809001" table:style-name="ce5">
            <text:p><text:s/>1,561<text:s/></text:p>
          </table:table-cell>
          <table:table-cell office:value-type="float" office:value="1.4658299049451127" table:style-name="ce6">
            <text:p>1.466</text:p>
          </table:table-cell>
          <table:table-cell office:value-type="float" office:value="2288.2288493639203" table:style-name="ce5">
            <text:p><text:s/>2,2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88.2288493639203" table:style-name="ce5">
            <text:p><text:s/>2,288<text:s/></text:p>
          </table:table-cell>
          <table:table-cell office:value-type="float" office:value="1.1217478309213174" table:style-name="ce6">
            <text:p>1.122</text:p>
          </table:table-cell>
          <table:table-cell office:value-type="float" office:value="2566.8157484255594" table:style-name="ce5">
            <text:p><text:s/>2,567<text:s/></text:p>
          </table:table-cell>
          <table:table-cell office:value-type="float" office:value="1.0188312773627552" table:style-name="ce6">
            <text:p>1.019</text:p>
          </table:table-cell>
          <table:table-cell office:value-type="float" office:value="2615.1521677232495" table:style-name="ce5">
            <text:p><text:s/>2,61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15.1521677232495" table:style-name="ce5">
            <text:p><text:s/>2,615<text:s/></text:p>
          </table:table-cell>
          <table:table-cell office:value-type="float" office:value="1.0728828826109216" table:style-name="ce6">
            <text:p>1.073</text:p>
          </table:table-cell>
          <table:table-cell office:value-type="float" office:value="2805.75199617312" table:style-name="ce5">
            <text:p><text:s/>2,806<text:s/></text:p>
          </table:table-cell>
          <table:table-cell office:value-type="float" office:value="1.0332338221652559" table:style-name="ce6">
            <text:p>1.033</text:p>
          </table:table-cell>
          <table:table-cell office:value-type="float" office:value="2898.9978590537494" table:style-name="ce5">
            <text:p><text:s/>2,89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98.9978590537494" table:style-name="ce5">
            <text:p><text:s/>2,899<text:s/></text:p>
          </table:table-cell>
          <table:table-cell office:value-type="float" office:value="1.0071961787615842" table:style-name="ce6">
            <text:p>1.007</text:p>
          </table:table-cell>
          <table:table-cell office:value-type="float" office:value="2919.8595658769505" table:style-name="ce5">
            <text:p><text:s/>2,920<text:s/></text:p>
          </table:table-cell>
          <table:table-cell office:value-type="float" office:value="1.191615166563003" table:style-name="ce6">
            <text:p>1.192</text:p>
          </table:table-cell>
          <table:table-cell office:value-type="float" office:value="3479.3489429330402" table:style-name="ce5">
            <text:p><text:s/>3,47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79.3489429330402" table:style-name="ce5">
            <text:p><text:s/>3,479<text:s/></text:p>
          </table:table-cell>
          <table:table-cell office:value-type="float" office:value="1.0818857453875743" table:style-name="ce6">
            <text:p>1.082</text:p>
          </table:table-cell>
          <table:table-cell office:value-type="float" office:value="3764.2580245885806" table:style-name="ce5">
            <text:p><text:s/>3,764<text:s/></text:p>
          </table:table-cell>
          <table:table-cell office:value-type="float" office:value="1.047333840674985" table:style-name="ce6">
            <text:p>1.047</text:p>
          </table:table-cell>
          <table:table-cell office:value-type="float" office:value="3942.4348141839901" table:style-name="ce5">
            <text:p><text:s/>3,94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42.4348141839901" table:style-name="ce5">
            <text:p><text:s/>3,942<text:s/></text:p>
          </table:table-cell>
          <table:table-cell office:value-type="float" office:value="0.92498013915762445" table:style-name="ce6">
            <text:p>0.925</text:p>
          </table:table-cell>
          <table:table-cell office:value-type="float" office:value="3646.6739030437702" table:style-name="ce5">
            <text:p><text:s/>3,647<text:s/></text:p>
          </table:table-cell>
          <table:table-cell office:value-type="float" office:value="1.0736472466279379" table:style-name="ce6">
            <text:p>1.074</text:p>
          </table:table-cell>
          <table:table-cell office:value-type="float" office:value="3915.2413953528994" table:style-name="ce5">
            <text:p><text:s/>3,9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915.2413953528994" table:style-name="ce5">
            <text:p><text:s/>3,915<text:s/></text:p>
          </table:table-cell>
          <table:table-cell office:value-type="float" office:value="0.93584968672301472" table:style-name="ce6">
            <text:p>0.936</text:p>
          </table:table-cell>
          <table:table-cell office:value-type="float" office:value="3664.0774332859901" table:style-name="ce5">
            <text:p><text:s/>3,664<text:s/></text:p>
          </table:table-cell>
          <table:table-cell office:value-type="float" office:value="1.233280389338012" table:style-name="ce6">
            <text:p>1.233</text:p>
          </table:table-cell>
          <table:table-cell office:value-type="float" office:value="4518.8348434875697" table:style-name="ce5">
            <text:p><text:s/>4,5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18.8348434875697" table:style-name="ce5">
            <text:p><text:s/>4,519<text:s/></text:p>
          </table:table-cell>
          <table:table-cell office:value-type="float" office:value="1.0358174475772595" table:style-name="ce6">
            <text:p>1.036</text:p>
          </table:table-cell>
          <table:table-cell office:value-type="float" office:value="4680.6879736044784" table:style-name="ce5">
            <text:p><text:s/>4,681<text:s/></text:p>
          </table:table-cell>
          <table:table-cell office:value-type="float" office:value="1.1192859650892342" table:style-name="ce6">
            <text:p>1.119</text:p>
          </table:table-cell>
          <table:table-cell office:value-type="float" office:value="5239.0283558174606" table:style-name="ce5">
            <text:p><text:s/>5,2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239.0283558174606" table:style-name="ce5">
            <text:p><text:s/>5,239<text:s/></text:p>
          </table:table-cell>
          <table:table-cell office:value-type="float" office:value="1.0475678448868893" table:style-name="ce6">
            <text:p>1.048</text:p>
          </table:table-cell>
          <table:table-cell office:value-type="float" office:value="5488.2376440050002" table:style-name="ce5">
            <text:p><text:s/>5,488<text:s/></text:p>
          </table:table-cell>
          <table:table-cell office:value-type="float" office:value="0.90673884897559576" table:style-name="ce6">
            <text:p>0.907</text:p>
          </table:table-cell>
          <table:table-cell office:value-type="float" office:value="4976.3982842296291" table:style-name="ce5">
            <text:p><text:s/>4,97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18.5090942437" table:style-name="ce5">
            <text:p><text:s/>2,91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18.5090942437" table:style-name="ce5">
            <text:p><text:s/>2,919<text:s/></text:p>
          </table:table-cell>
          <table:table-cell office:value-type="float" office:value="1.0238973666381441" table:style-name="ce6">
            <text:p>1.024</text:p>
          </table:table-cell>
          <table:table-cell office:value-type="float" office:value="2988.2537761056001" table:style-name="ce5">
            <text:p><text:s/>2,988<text:s/></text:p>
          </table:table-cell>
          <table:table-cell office:value-type="float" office:value="1.1447202504277929" table:style-name="ce6">
            <text:p>1.145</text:p>
          </table:table-cell>
          <table:table-cell office:value-type="float" office:value="3420.7146109253999" table:style-name="ce5">
            <text:p><text:s/>3,42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420.7146109253999" table:style-name="ce5">
            <text:p><text:s/>3,421<text:s/></text:p>
          </table:table-cell>
          <table:table-cell office:value-type="float" office:value="0.89015595588482899" table:style-name="ce6">
            <text:p>0.890</text:p>
          </table:table-cell>
          <table:table-cell office:value-type="float" office:value="3044.9694842975" table:style-name="ce5">
            <text:p><text:s/>3,045<text:s/></text:p>
          </table:table-cell>
          <table:table-cell office:value-type="float" office:value="1.0361460504744244" table:style-name="ce6">
            <text:p>1.036</text:p>
          </table:table-cell>
          <table:table-cell office:value-type="float" office:value="3155.0331049699998" table:style-name="ce5">
            <text:p><text:s/>3,15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55.0331049699998" table:style-name="ce5">
            <text:p><text:s/>3,155<text:s/></text:p>
          </table:table-cell>
          <table:table-cell office:value-type="float" office:value="1.1108559407008587" table:style-name="ce6">
            <text:p>1.111</text:p>
          </table:table-cell>
          <table:table-cell office:value-type="float" office:value="3504.7872677638002" table:style-name="ce5">
            <text:p><text:s/>3,505<text:s/></text:p>
          </table:table-cell>
          <table:table-cell office:value-type="float" office:value="1.049055028907103" table:style-name="ce6">
            <text:p>1.049</text:p>
          </table:table-cell>
          <table:table-cell office:value-type="float" office:value="3676.7147084971998" table:style-name="ce5">
            <text:p><text:s/>3,67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76.7147084971998" table:style-name="ce5">
            <text:p><text:s/>3,677<text:s/></text:p>
          </table:table-cell>
          <table:table-cell office:value-type="float" office:value="1.0156448292884577" table:style-name="ce6">
            <text:p>1.016</text:p>
          </table:table-cell>
          <table:table-cell office:value-type="float" office:value="3734.236282454" table:style-name="ce5">
            <text:p><text:s/>3,734<text:s/></text:p>
          </table:table-cell>
          <table:table-cell office:value-type="float" office:value="1.075551462726964" table:style-name="ce6">
            <text:p>1.076</text:p>
          </table:table-cell>
          <table:table-cell office:value-type="float" office:value="4016.3632957615" table:style-name="ce5">
            <text:p><text:s/>4,0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16.3632957615" table:style-name="ce5">
            <text:p><text:s/>4,016<text:s/></text:p>
          </table:table-cell>
          <table:table-cell office:value-type="float" office:value="1.0598138457577833" table:style-name="ce6">
            <text:p>1.060</text:p>
          </table:table-cell>
          <table:table-cell office:value-type="float" office:value="4256.5974304414003" table:style-name="ce5">
            <text:p><text:s/>4,257<text:s/></text:p>
          </table:table-cell>
          <table:table-cell office:value-type="float" office:value="1.0708755611036995" table:style-name="ce6">
            <text:p>1.071</text:p>
          </table:table-cell>
          <table:table-cell office:value-type="float" office:value="4558.2861617164999" table:style-name="ce5">
            <text:p><text:s/>4,5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58.2861617164999" table:style-name="ce5">
            <text:p><text:s/>4,558<text:s/></text:p>
          </table:table-cell>
          <table:table-cell office:value-type="float" office:value="1.0897967952167713" table:style-name="ce6">
            <text:p>1.090</text:p>
          </table:table-cell>
          <table:table-cell office:value-type="float" office:value="4967.6056507195999" table:style-name="ce5">
            <text:p><text:s/>4,968<text:s/></text:p>
          </table:table-cell>
          <table:table-cell office:value-type="float" office:value="1.02933232096205" table:style-name="ce6">
            <text:p>1.029</text:p>
          </table:table-cell>
          <table:table-cell office:value-type="float" office:value="5113.3170540793999" table:style-name="ce5">
            <text:p><text:s/>5,1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13.3170540793999" table:style-name="ce5">
            <text:p><text:s/>5,113<text:s/></text:p>
          </table:table-cell>
          <table:table-cell office:value-type="float" office:value="0.93795612475936774" table:style-name="ce6">
            <text:p>0.938</text:p>
          </table:table-cell>
          <table:table-cell office:value-type="float" office:value="4796.0670487103007" table:style-name="ce5">
            <text:p><text:s/>4,796<text:s/></text:p>
          </table:table-cell>
          <table:table-cell office:value-type="float" office:value="1.0018129360379433" table:style-name="ce6">
            <text:p>1.002</text:p>
          </table:table-cell>
          <table:table-cell office:value-type="float" office:value="4804.7620115032996" table:style-name="ce5">
            <text:p><text:s/>4,8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804.7620115032996" table:style-name="ce5">
            <text:p><text:s/>4,805<text:s/></text:p>
          </table:table-cell>
          <table:table-cell office:value-type="float" office:value="1.0349548358248972" table:style-name="ce6">
            <text:p>1.035</text:p>
          </table:table-cell>
          <table:table-cell office:value-type="float" office:value="4972.7116787931" table:style-name="ce5">
            <text:p><text:s/>4,973<text:s/></text:p>
          </table:table-cell>
          <table:table-cell office:value-type="float" office:value="0.98436944135073901" table:style-name="ce6">
            <text:p>0.984</text:p>
          </table:table-cell>
          <table:table-cell office:value-type="float" office:value="4894.9854172518599" table:style-name="ce5">
            <text:p><text:s/>4,8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894.9854172518599" table:style-name="ce5">
            <text:p><text:s/>4,895<text:s/></text:p>
          </table:table-cell>
          <table:table-cell office:value-type="float" office:value="1.0308295606598914" table:style-name="ce6">
            <text:p>1.031</text:p>
          </table:table-cell>
          <table:table-cell office:value-type="float" office:value="5045.8956671023097" table:style-name="ce5">
            <text:p><text:s/>5,046<text:s/></text:p>
          </table:table-cell>
          <table:table-cell office:value-type="float" office:value="1.149643641366612" table:style-name="ce6">
            <text:p>1.150</text:p>
          </table:table-cell>
          <table:table-cell office:value-type="float" office:value="5800.9818686835097" table:style-name="ce5">
            <text:p><text:s/>5,80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800.9818686835097" table:style-name="ce5">
            <text:p><text:s/>5,801<text:s/></text:p>
          </table:table-cell>
          <table:table-cell office:value-type="float" office:value="1.1192685976228929" table:style-name="ce6">
            <text:p>1.119</text:p>
          </table:table-cell>
          <table:table-cell office:value-type="float" office:value="6492.8568409972204" table:style-name="ce5">
            <text:p><text:s/>6,493<text:s/></text:p>
          </table:table-cell>
          <table:table-cell office:value-type="float" office:value="0.91294668768979215" table:style-name="ce6">
            <text:p>0.913</text:p>
          </table:table-cell>
          <table:table-cell office:value-type="float" office:value="5927.6321466324198" table:style-name="ce5">
            <text:p><text:s/>5,92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927.6321466324198" table:style-name="ce5">
            <text:p><text:s/>5,928<text:s/></text:p>
          </table:table-cell>
          <table:table-cell office:value-type="float" office:value="0.92170127386274003" table:style-name="ce6">
            <text:p>0.922</text:p>
          </table:table-cell>
          <table:table-cell office:value-type="float" office:value="5463.5061005408297" table:style-name="ce5">
            <text:p><text:s/>5,464<text:s/></text:p>
          </table:table-cell>
          <table:table-cell office:value-type="float" office:value="1.0637495292558039" table:style-name="ce6">
            <text:p>1.064</text:p>
          </table:table-cell>
          <table:table-cell office:value-type="float" office:value="5811.8020425365203" table:style-name="ce5">
            <text:p><text:s/>5,8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811.8020425365203" table:style-name="ce5">
            <text:p><text:s/>5,812<text:s/></text:p>
          </table:table-cell>
          <table:table-cell office:value-type="float" office:value="1.1242793071014776" table:style-name="ce6">
            <text:p>1.124</text:p>
          </table:table-cell>
          <table:table-cell office:value-type="float" office:value="6534.0887733939107" table:style-name="ce5">
            <text:p><text:s/>6,534<text:s/></text:p>
          </table:table-cell>
          <table:table-cell office:value-type="float" office:value="1.0399993304844535" table:style-name="ce6">
            <text:p>1.040</text:p>
          </table:table-cell>
          <table:table-cell office:value-type="float" office:value="6795.4479496556505" table:style-name="ce5">
            <text:p><text:s/>6,79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795.4479496556505" table:style-name="ce5">
            <text:p><text:s/>6,795<text:s/></text:p>
          </table:table-cell>
          <table:table-cell office:value-type="float" office:value="0.87788474173333042" table:style-name="ce6">
            <text:p>0.878</text:p>
          </table:table-cell>
          <table:table-cell office:value-type="float" office:value="5965.6200682457402" table:style-name="ce5">
            <text:p><text:s/>5,966<text:s/></text:p>
          </table:table-cell>
          <table:table-cell office:value-type="float" office:value="1.0784446408150179" table:style-name="ce6">
            <text:p>1.078</text:p>
          </table:table-cell>
          <table:table-cell office:value-type="float" office:value="6433.5909917381405" table:style-name="ce5">
            <text:p><text:s/>6,4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433.5909917381405" table:style-name="ce5">
            <text:p><text:s/>6,434<text:s/></text:p>
          </table:table-cell>
          <table:table-cell office:value-type="float" office:value="0.99407286110116277" table:style-name="ce6">
            <text:p>0.994</text:p>
          </table:table-cell>
          <table:table-cell office:value-type="float" office:value="6395.4582043117998" table:style-name="ce5">
            <text:p><text:s/>6,395<text:s/></text:p>
          </table:table-cell>
          <table:table-cell office:value-type="float" office:value="0.90684134344302214" table:style-name="ce6">
            <text:p>0.907</text:p>
          </table:table-cell>
          <table:table-cell office:value-type="float" office:value="5799.6659099318103" table:style-name="ce5">
            <text:p><text:s/>5,8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99.6659099318103" table:style-name="ce5">
            <text:p><text:s/>5,800<text:s/></text:p>
          </table:table-cell>
          <table:table-cell office:value-type="float" office:value="0.99235629809046688" table:style-name="ce6">
            <text:p>0.992</text:p>
          </table:table-cell>
          <table:table-cell office:value-type="float" office:value="5755.3349925414104" table:style-name="ce5">
            <text:p><text:s/>5,755<text:s/></text:p>
          </table:table-cell>
          <table:table-cell office:value-type="float" office:value="1.1232611031598982" table:style-name="ce6">
            <text:p>1.123</text:p>
          </table:table-cell>
          <table:table-cell office:value-type="float" office:value="6464.7439327768298" table:style-name="ce5">
            <text:p><text:s/>6,4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64.7439327768298" table:style-name="ce5">
            <text:p><text:s/>6,465<text:s/></text:p>
          </table:table-cell>
          <table:table-cell office:value-type="float" office:value="0.98010542624031416" table:style-name="ce6">
            <text:p>0.980</text:p>
          </table:table-cell>
          <table:table-cell office:value-type="float" office:value="6336.1306077687195" table:style-name="ce5">
            <text:p><text:s/>6,336<text:s/></text:p>
          </table:table-cell>
          <table:table-cell office:value-type="float" office:value="1.07740873596609" table:style-name="ce6">
            <text:p>1.077</text:p>
          </table:table-cell>
          <table:table-cell office:value-type="float" office:value="6826.6024690321501" table:style-name="ce5">
            <text:p><text:s/>6,82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47.6031037425" table:style-name="ce5">
            <text:p><text:s/>1,54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547.6031037425" table:style-name="ce5">
            <text:p><text:s/>1,548<text:s/></text:p>
          </table:table-cell>
          <table:table-cell office:value-type="float" office:value="1.0386937707722275" table:style-name="ce6">
            <text:p>1.039</text:p>
          </table:table-cell>
          <table:table-cell office:value-type="float" office:value="1607.4857034851" table:style-name="ce5">
            <text:p><text:s/>1,607<text:s/></text:p>
          </table:table-cell>
          <table:table-cell office:value-type="float" office:value="1.1018681782349162" table:style-name="ce6">
            <text:p>1.102</text:p>
          </table:table-cell>
          <table:table-cell office:value-type="float" office:value="1771.2373436378" table:style-name="ce5">
            <text:p><text:s/>1,77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71.2373436378" table:style-name="ce5">
            <text:p><text:s/>1,771<text:s/></text:p>
          </table:table-cell>
          <table:table-cell office:value-type="float" office:value="0.87366122029953097" table:style-name="ce6">
            <text:p>0.874</text:p>
          </table:table-cell>
          <table:table-cell office:value-type="float" office:value="1547.4613790827" table:style-name="ce5">
            <text:p><text:s/>1,547<text:s/></text:p>
          </table:table-cell>
          <table:table-cell office:value-type="float" office:value="0.99319801771631966" table:style-name="ce6">
            <text:p>0.993</text:p>
          </table:table-cell>
          <table:table-cell office:value-type="float" office:value="1536.9355741975" table:style-name="ce5">
            <text:p><text:s/>1,5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36.9355741975" table:style-name="ce5">
            <text:p><text:s/>1,537<text:s/></text:p>
          </table:table-cell>
          <table:table-cell office:value-type="float" office:value="1.0994683140157149" table:style-name="ce6">
            <text:p>1.099</text:p>
          </table:table-cell>
          <table:table-cell office:value-type="float" office:value="1689.8119645137001" table:style-name="ce5">
            <text:p><text:s/>1,690<text:s/></text:p>
          </table:table-cell>
          <table:table-cell office:value-type="float" office:value="0.97776870618021039" table:style-name="ce6">
            <text:p>0.978</text:p>
          </table:table-cell>
          <table:table-cell office:value-type="float" office:value="1652.2452582304002" table:style-name="ce5">
            <text:p><text:s/>1,65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52.2452582304002" table:style-name="ce5">
            <text:p><text:s/>1,652<text:s/></text:p>
          </table:table-cell>
          <table:table-cell office:value-type="float" office:value="1.0270995517810444" table:style-name="ce6">
            <text:p>1.027</text:p>
          </table:table-cell>
          <table:table-cell office:value-type="float" office:value="1697.0203641608" table:style-name="ce5">
            <text:p><text:s/>1,697<text:s/></text:p>
          </table:table-cell>
          <table:table-cell office:value-type="float" office:value="1.0697766952040417" table:style-name="ce6">
            <text:p>1.070</text:p>
          </table:table-cell>
          <table:table-cell office:value-type="float" office:value="1815.4328368659001" table:style-name="ce5">
            <text:p><text:s/>1,8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15.4328368659001" table:style-name="ce5">
            <text:p><text:s/>1,815<text:s/></text:p>
          </table:table-cell>
          <table:table-cell office:value-type="float" office:value="1.0577816336313457" table:style-name="ce6">
            <text:p>1.058</text:p>
          </table:table-cell>
          <table:table-cell office:value-type="float" office:value="1920.3315119280001" table:style-name="ce5">
            <text:p><text:s/>1,920<text:s/></text:p>
          </table:table-cell>
          <table:table-cell office:value-type="float" office:value="1.0676438918510391" table:style-name="ce6">
            <text:p>1.068</text:p>
          </table:table-cell>
          <table:table-cell office:value-type="float" office:value="2050.2302090389999" table:style-name="ce5">
            <text:p><text:s/>2,0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50.2302090389999" table:style-name="ce5">
            <text:p><text:s/>2,050<text:s/></text:p>
          </table:table-cell>
          <table:table-cell office:value-type="float" office:value="1.0849697756658536" table:style-name="ce6">
            <text:p>1.085</text:p>
          </table:table-cell>
          <table:table-cell office:value-type="float" office:value="2224.4378099644" table:style-name="ce5">
            <text:p><text:s/>2,224<text:s/></text:p>
          </table:table-cell>
          <table:table-cell office:value-type="float" office:value="1.2184359814148171" table:style-name="ce6">
            <text:p>1.218</text:p>
          </table:table-cell>
          <table:table-cell office:value-type="float" office:value="2710.3350660802002" table:style-name="ce5">
            <text:p><text:s/>2,7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10.3350660802002" table:style-name="ce5">
            <text:p><text:s/>2,710<text:s/></text:p>
          </table:table-cell>
          <table:table-cell office:value-type="float" office:value="0.94524046751420798" table:style-name="ce6">
            <text:p>0.945</text:p>
          </table:table-cell>
          <table:table-cell office:value-type="float" office:value="2561.9183849818" table:style-name="ce5">
            <text:p><text:s/>2,562<text:s/></text:p>
          </table:table-cell>
          <table:table-cell office:value-type="float" office:value="1.0621165978491274" table:style-name="ce6">
            <text:p>1.062</text:p>
          </table:table-cell>
          <table:table-cell office:value-type="float" office:value="2721.0560390240003" table:style-name="ce5">
            <text:p><text:s/>2,7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21.0560390240003" table:style-name="ce5">
            <text:p><text:s/>2,721<text:s/></text:p>
          </table:table-cell>
          <table:table-cell office:value-type="float" office:value="1.0243248367608557" table:style-name="ce6">
            <text:p>1.024</text:p>
          </table:table-cell>
          <table:table-cell office:value-type="float" office:value="2787.2452829904" table:style-name="ce5">
            <text:p><text:s/>2,787<text:s/></text:p>
          </table:table-cell>
          <table:table-cell office:value-type="float" office:value="0.92439152516901557" table:style-name="ce6">
            <text:p>0.924</text:p>
          </table:table-cell>
          <table:table-cell office:value-type="float" office:value="2576.5059181636402" table:style-name="ce5">
            <text:p><text:s/>2,5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76.5059181636402" table:style-name="ce5">
            <text:p><text:s/>2,577<text:s/></text:p>
          </table:table-cell>
          <table:table-cell office:value-type="float" office:value="1.0326199279476571" table:style-name="ce6">
            <text:p>1.033</text:p>
          </table:table-cell>
          <table:table-cell office:value-type="float" office:value="2660.5513555708499" table:style-name="ce5">
            <text:p><text:s/>2,661<text:s/></text:p>
          </table:table-cell>
          <table:table-cell office:value-type="float" office:value="1.1026622720714463" table:style-name="ce6">
            <text:p>1.103</text:p>
          </table:table-cell>
          <table:table-cell office:value-type="float" office:value="2933.6896026965201" table:style-name="ce5">
            <text:p><text:s/>2,93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933.6896026965201" table:style-name="ce5">
            <text:p><text:s/>2,934<text:s/></text:p>
          </table:table-cell>
          <table:table-cell office:value-type="float" office:value="1.1511654382034997" table:style-name="ce6">
            <text:p>1.151</text:p>
          </table:table-cell>
          <table:table-cell office:value-type="float" office:value="3377.1620770411901" table:style-name="ce5">
            <text:p><text:s/>3,377<text:s/></text:p>
          </table:table-cell>
          <table:table-cell office:value-type="float" office:value="0.96849573040772885" table:style-name="ce6">
            <text:p>0.968</text:p>
          </table:table-cell>
          <table:table-cell office:value-type="float" office:value="3270.7670525092904" table:style-name="ce5">
            <text:p><text:s/>3,27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270.7670525092904" table:style-name="ce5">
            <text:p><text:s/>3,271<text:s/></text:p>
          </table:table-cell>
          <table:table-cell office:value-type="float" office:value="0.90644305148033744" table:style-name="ce6">
            <text:p>0.906</text:p>
          </table:table-cell>
          <table:table-cell office:value-type="float" office:value="2964.7640677578702" table:style-name="ce5">
            <text:p><text:s/>2,965<text:s/></text:p>
          </table:table-cell>
          <table:table-cell office:value-type="float" office:value="1.0496274290653322" table:style-name="ce6">
            <text:p>1.050</text:p>
          </table:table-cell>
          <table:table-cell office:value-type="float" office:value="3111.8976862259697" table:style-name="ce5">
            <text:p><text:s/>3,1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11.8976862259697" table:style-name="ce5">
            <text:p><text:s/>3,112<text:s/></text:p>
          </table:table-cell>
          <table:table-cell office:value-type="float" office:value="1.1001166415801651" table:style-name="ce6">
            <text:p>1.100</text:p>
          </table:table-cell>
          <table:table-cell office:value-type="float" office:value="3423.4504315120003" table:style-name="ce5">
            <text:p><text:s/>3,423<text:s/></text:p>
          </table:table-cell>
          <table:table-cell office:value-type="float" office:value="1.0255839913456894" table:style-name="ce6">
            <text:p>1.026</text:p>
          </table:table-cell>
          <table:table-cell office:value-type="float" office:value="3511.0359577241998" table:style-name="ce5">
            <text:p><text:s/>3,51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11.0359577241998" table:style-name="ce5">
            <text:p><text:s/>3,511<text:s/></text:p>
          </table:table-cell>
          <table:table-cell office:value-type="float" office:value="0.85991143150923088" table:style-name="ce6">
            <text:p>0.860</text:p>
          </table:table-cell>
          <table:table-cell office:value-type="float" office:value="3019.1799564869998" table:style-name="ce5">
            <text:p><text:s/>3,019<text:s/></text:p>
          </table:table-cell>
          <table:table-cell office:value-type="float" office:value="1.0715820579799549" table:style-name="ce6">
            <text:p>1.072</text:p>
          </table:table-cell>
          <table:table-cell office:value-type="float" office:value="3235.2990711841699" table:style-name="ce5">
            <text:p><text:s/>3,2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35.2990711841699" table:style-name="ce5">
            <text:p><text:s/>3,235<text:s/></text:p>
          </table:table-cell>
          <table:table-cell office:value-type="float" office:value="0.95776885436242187" table:style-name="ce6">
            <text:p>0.958</text:p>
          </table:table-cell>
          <table:table-cell office:value-type="float" office:value="3098.6686849278699" table:style-name="ce5">
            <text:p><text:s/>3,099<text:s/></text:p>
          </table:table-cell>
          <table:table-cell office:value-type="float" office:value="0.92847349145239799" table:style-name="ce6">
            <text:p>0.928</text:p>
          </table:table-cell>
          <table:table-cell office:value-type="float" office:value="2877.0317327491898" table:style-name="ce5">
            <text:p><text:s/>2,8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77.0317327491898" table:style-name="ce5">
            <text:p><text:s/>2,877<text:s/></text:p>
          </table:table-cell>
          <table:table-cell office:value-type="float" office:value="1.0156709158163777" table:style-name="ce6">
            <text:p>1.016</text:p>
          </table:table-cell>
          <table:table-cell office:value-type="float" office:value="2922.1174548341496" table:style-name="ce5">
            <text:p><text:s/>2,922<text:s/></text:p>
          </table:table-cell>
          <table:table-cell office:value-type="float" office:value="1.108542028904359" table:style-name="ce6">
            <text:p>1.109</text:p>
          </table:table-cell>
          <table:table-cell office:value-type="float" office:value="3239.2900120786899" table:style-name="ce5">
            <text:p><text:s/>3,2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39.2900120786899" table:style-name="ce5">
            <text:p><text:s/>3,239<text:s/></text:p>
          </table:table-cell>
          <table:table-cell office:value-type="float" office:value="0.98074676442425468" table:style-name="ce6">
            <text:p>0.981</text:p>
          </table:table-cell>
          <table:table-cell office:value-type="float" office:value="3176.92319837798" table:style-name="ce5">
            <text:p><text:s/>3,177<text:s/></text:p>
          </table:table-cell>
          <table:table-cell office:value-type="float" office:value="1.0168176660016894" table:style-name="ce6">
            <text:p>1.017</text:p>
          </table:table-cell>
          <table:table-cell office:value-type="float" office:value="3230.3516316413202" table:style-name="ce5">
            <text:p><text:s/>3,23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70.9059905012" table:style-name="ce5">
            <text:p><text:s/>1,37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70.9059905012" table:style-name="ce5">
            <text:p><text:s/>1,371<text:s/></text:p>
          </table:table-cell>
          <table:table-cell office:value-type="float" office:value="1.0071938427489797" table:style-name="ce6">
            <text:p>1.007</text:p>
          </table:table-cell>
          <table:table-cell office:value-type="float" office:value="1380.7680726204999" table:style-name="ce5">
            <text:p><text:s/>1,381<text:s/></text:p>
          </table:table-cell>
          <table:table-cell office:value-type="float" office:value="1.1946084936314674" table:style-name="ce6">
            <text:p>1.195</text:p>
          </table:table-cell>
          <table:table-cell office:value-type="float" office:value="1649.4772672875997" table:style-name="ce5">
            <text:p><text:s/>1,64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49.4772672875997" table:style-name="ce5">
            <text:p><text:s/>1,649<text:s/></text:p>
          </table:table-cell>
          <table:table-cell office:value-type="float" office:value="0.90786828949592147" table:style-name="ce6">
            <text:p>0.908</text:p>
          </table:table-cell>
          <table:table-cell office:value-type="float" office:value="1497.5081052148" table:style-name="ce5">
            <text:p><text:s/>1,498<text:s/></text:p>
          </table:table-cell>
          <table:table-cell office:value-type="float" office:value="1.080526726458287" table:style-name="ce6">
            <text:p>1.081</text:p>
          </table:table-cell>
          <table:table-cell office:value-type="float" office:value="1618.0975307724998" table:style-name="ce5">
            <text:p><text:s/>1,6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18.0975307724998" table:style-name="ce5">
            <text:p><text:s/>1,618<text:s/></text:p>
          </table:table-cell>
          <table:table-cell office:value-type="float" office:value="1.121672376808837" table:style-name="ce6">
            <text:p>1.122</text:p>
          </table:table-cell>
          <table:table-cell office:value-type="float" office:value="1814.9753032501001" table:style-name="ce5">
            <text:p><text:s/>1,815<text:s/></text:p>
          </table:table-cell>
          <table:table-cell office:value-type="float" office:value="1.11542534305649" table:style-name="ce6">
            <text:p>1.115</text:p>
          </table:table-cell>
          <table:table-cell office:value-type="float" office:value="2024.4694502667999" table:style-name="ce5">
            <text:p><text:s/>2,02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24.4694502667999" table:style-name="ce5">
            <text:p><text:s/>2,024<text:s/></text:p>
          </table:table-cell>
          <table:table-cell office:value-type="float" office:value="1.0062962017158226" table:style-name="ce6">
            <text:p>1.006</text:p>
          </table:table-cell>
          <table:table-cell office:value-type="float" office:value="2037.2159182932" table:style-name="ce5">
            <text:p><text:s/>2,037<text:s/></text:p>
          </table:table-cell>
          <table:table-cell office:value-type="float" office:value="1.0803618993609483" table:style-name="ce6">
            <text:p>1.080</text:p>
          </table:table-cell>
          <table:table-cell office:value-type="float" office:value="2200.9304588955997" table:style-name="ce5">
            <text:p><text:s/>2,2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00.9304588955997" table:style-name="ce5">
            <text:p><text:s/>2,201<text:s/></text:p>
          </table:table-cell>
          <table:table-cell office:value-type="float" office:value="1.0614901116347446" table:style-name="ce6">
            <text:p>1.061</text:p>
          </table:table-cell>
          <table:table-cell office:value-type="float" office:value="2336.2659185134003" table:style-name="ce5">
            <text:p><text:s/>2,336<text:s/></text:p>
          </table:table-cell>
          <table:table-cell office:value-type="float" office:value="1.073531883850539" table:style-name="ce6">
            <text:p>1.074</text:p>
          </table:table-cell>
          <table:table-cell office:value-type="float" office:value="2508.0559526775" table:style-name="ce5">
            <text:p><text:s/>2,50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08.0559526775" table:style-name="ce5">
            <text:p><text:s/>2,508<text:s/></text:p>
          </table:table-cell>
          <table:table-cell office:value-type="float" office:value="1.0937426805915966" table:style-name="ce6">
            <text:p>1.094</text:p>
          </table:table-cell>
          <table:table-cell office:value-type="float" office:value="2743.1678407551999" table:style-name="ce5">
            <text:p><text:s/>2,743<text:s/></text:p>
          </table:table-cell>
          <table:table-cell office:value-type="float" office:value="0.87598795534787754" table:style-name="ce6">
            <text:p>0.876</text:p>
          </table:table-cell>
          <table:table-cell office:value-type="float" office:value="2402.9819879991996" table:style-name="ce5">
            <text:p><text:s/>2,4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02.9819879991996" table:style-name="ce5">
            <text:p><text:s/>2,403<text:s/></text:p>
          </table:table-cell>
          <table:table-cell office:value-type="float" office:value="0.92974007915420309" table:style-name="ce6">
            <text:p>0.930</text:p>
          </table:table-cell>
          <table:table-cell office:value-type="float" office:value="2234.1486637285002" table:style-name="ce5">
            <text:p><text:s/>2,234<text:s/></text:p>
          </table:table-cell>
          <table:table-cell office:value-type="float" office:value="0.93266218417259139" table:style-name="ce6">
            <text:p>0.933</text:p>
          </table:table-cell>
          <table:table-cell office:value-type="float" office:value="2083.7059724792994" table:style-name="ce5">
            <text:p><text:s/>2,08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83.7059724792994" table:style-name="ce5">
            <text:p><text:s/>2,084<text:s/></text:p>
          </table:table-cell>
          <table:table-cell office:value-type="float" office:value="1.0488362680087351" table:style-name="ce6">
            <text:p>1.049</text:p>
          </table:table-cell>
          <table:table-cell office:value-type="float" office:value="2185.4663958027004" table:style-name="ce5">
            <text:p><text:s/>2,185<text:s/></text:p>
          </table:table-cell>
          <table:table-cell office:value-type="float" office:value="1.0608625708182828" table:style-name="ce6">
            <text:p>1.061</text:p>
          </table:table-cell>
          <table:table-cell office:value-type="float" office:value="2318.4794990882197" table:style-name="ce5">
            <text:p><text:s/>2,3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18.4794990882197" table:style-name="ce5">
            <text:p><text:s/>2,318<text:s/></text:p>
          </table:table-cell>
          <table:table-cell office:value-type="float" office:value="1.0288399412069575" table:style-name="ce6">
            <text:p>1.029</text:p>
          </table:table-cell>
          <table:table-cell office:value-type="float" office:value="2385.3443115314603" table:style-name="ce5">
            <text:p><text:s/>2,385<text:s/></text:p>
          </table:table-cell>
          <table:table-cell office:value-type="float" office:value="1.202045445651452" table:style-name="ce6">
            <text:p>1.202</text:p>
          </table:table-cell>
          <table:table-cell office:value-type="float" office:value="2867.2922659869901" table:style-name="ce5">
            <text:p><text:s/>2,86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67.2922659869901" table:style-name="ce5">
            <text:p><text:s/>2,867<text:s/></text:p>
          </table:table-cell>
          <table:table-cell office:value-type="float" office:value="1.0866331280266379" table:style-name="ce6">
            <text:p>1.087</text:p>
          </table:table-cell>
          <table:table-cell office:value-type="float" office:value="3115.6947639560299" table:style-name="ce5">
            <text:p><text:s/>3,116<text:s/></text:p>
          </table:table-cell>
          <table:table-cell office:value-type="float" office:value="0.85273600124733662" table:style-name="ce6">
            <text:p>0.853</text:p>
          </table:table-cell>
          <table:table-cell office:value-type="float" office:value="2656.8650941231294" table:style-name="ce5">
            <text:p><text:s/>2,6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56.8650941231294" table:style-name="ce5">
            <text:p><text:s/>2,657<text:s/></text:p>
          </table:table-cell>
          <table:table-cell office:value-type="float" office:value="0.94048509964245786" table:style-name="ce6">
            <text:p>0.940</text:p>
          </table:table-cell>
          <table:table-cell office:value-type="float" office:value="2498.7420327829595" table:style-name="ce5">
            <text:p><text:s/>2,499<text:s/></text:p>
          </table:table-cell>
          <table:table-cell office:value-type="float" office:value="1.0805054386921036" table:style-name="ce6">
            <text:p>1.081</text:p>
          </table:table-cell>
          <table:table-cell office:value-type="float" office:value="2699.9043563105502" table:style-name="ce5">
            <text:p><text:s/>2,70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99.9043563105502" table:style-name="ce5">
            <text:p><text:s/>2,700<text:s/></text:p>
          </table:table-cell>
          <table:table-cell office:value-type="float" office:value="1.1521290873179793" table:style-name="ce6">
            <text:p>1.152</text:p>
          </table:table-cell>
          <table:table-cell office:value-type="float" office:value="3110.6383418819105" table:style-name="ce5">
            <text:p><text:s/>3,111<text:s/></text:p>
          </table:table-cell>
          <table:table-cell office:value-type="float" office:value="1.0558643053131045" table:style-name="ce6">
            <text:p>1.056</text:p>
          </table:table-cell>
          <table:table-cell office:value-type="float" office:value="3284.4119919314503" table:style-name="ce5">
            <text:p><text:s/>3,2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84.4119919314503" table:style-name="ce5">
            <text:p><text:s/>3,284<text:s/></text:p>
          </table:table-cell>
          <table:table-cell office:value-type="float" office:value="0.89709820783659944" table:style-name="ce6">
            <text:p>0.897</text:p>
          </table:table-cell>
          <table:table-cell office:value-type="float" office:value="2946.4401117587399" table:style-name="ce5">
            <text:p><text:s/>2,946<text:s/></text:p>
          </table:table-cell>
          <table:table-cell office:value-type="float" office:value="1.0854766427425873" table:style-name="ce6">
            <text:p>1.085</text:p>
          </table:table-cell>
          <table:table-cell office:value-type="float" office:value="3198.2919205539702" table:style-name="ce5">
            <text:p><text:s/>3,19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98.2919205539702" table:style-name="ce5">
            <text:p><text:s/>3,198<text:s/></text:p>
          </table:table-cell>
          <table:table-cell office:value-type="float" office:value="1.0307969382647533" table:style-name="ce6">
            <text:p>1.031</text:p>
          </table:table-cell>
          <table:table-cell office:value-type="float" office:value="3296.7895193839304" table:style-name="ce5">
            <text:p><text:s/>3,297<text:s/></text:p>
          </table:table-cell>
          <table:table-cell office:value-type="float" office:value="0.88650918112866728" table:style-name="ce6">
            <text:p>0.887</text:p>
          </table:table-cell>
          <table:table-cell office:value-type="float" office:value="2922.6341771826205" table:style-name="ce5">
            <text:p><text:s/>2,92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22.6341771826205" table:style-name="ce5">
            <text:p><text:s/>2,923<text:s/></text:p>
          </table:table-cell>
          <table:table-cell office:value-type="float" office:value="0.96940546299860342" table:style-name="ce6">
            <text:p>0.969</text:p>
          </table:table-cell>
          <table:table-cell office:value-type="float" office:value="2833.2175377072608" table:style-name="ce5">
            <text:p><text:s/>2,833<text:s/></text:p>
          </table:table-cell>
          <table:table-cell office:value-type="float" office:value="1.1384420284607903" table:style-name="ce6">
            <text:p>1.138</text:p>
          </table:table-cell>
          <table:table-cell office:value-type="float" office:value="3225.4539206981399" table:style-name="ce5">
            <text:p><text:s/>3,2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25.4539206981399" table:style-name="ce5">
            <text:p><text:s/>3,225<text:s/></text:p>
          </table:table-cell>
          <table:table-cell office:value-type="float" office:value="0.97946133693546567" table:style-name="ce6">
            <text:p>0.979</text:p>
          </table:table-cell>
          <table:table-cell office:value-type="float" office:value="3159.2074093907395" table:style-name="ce5">
            <text:p><text:s/>3,159<text:s/></text:p>
          </table:table-cell>
          <table:table-cell office:value-type="float" office:value="1.1383395805862506" table:style-name="ce6">
            <text:p>1.138</text:p>
          </table:table-cell>
          <table:table-cell office:value-type="float" office:value="3596.2508373908299" table:style-name="ce5">
            <text:p><text:s/>3,59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36.8123745841999" table:style-name="ce5">
            <text:p><text:s/>2,13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36.8123745841999" table:style-name="ce5">
            <text:p><text:s/>2,137<text:s/></text:p>
          </table:table-cell>
          <table:table-cell office:value-type="float" office:value="0.96130571589305358" table:style-name="ce6">
            <text:p>0.961</text:p>
          </table:table-cell>
          <table:table-cell office:value-type="float" office:value="2054.1299494788" table:style-name="ce5">
            <text:p><text:s/>2,054<text:s/></text:p>
          </table:table-cell>
          <table:table-cell office:value-type="float" office:value="1.010823790832825" table:style-name="ce6">
            <text:p>1.011</text:p>
          </table:table-cell>
          <table:table-cell office:value-type="float" office:value="2076.3634223954" table:style-name="ce5">
            <text:p><text:s/>2,07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76.3634223954" table:style-name="ce5">
            <text:p><text:s/>2,076<text:s/></text:p>
          </table:table-cell>
          <table:table-cell office:value-type="float" office:value="1.004253984507977" table:style-name="ce6">
            <text:p>1.004</text:p>
          </table:table-cell>
          <table:table-cell office:value-type="float" office:value="2085.1962402272002" table:style-name="ce5">
            <text:p><text:s/>2,085<text:s/></text:p>
          </table:table-cell>
          <table:table-cell office:value-type="float" office:value="1.0578010649393208" table:style-name="ce6">
            <text:p>1.058</text:p>
          </table:table-cell>
          <table:table-cell office:value-type="float" office:value="2205.7228035198" table:style-name="ce5">
            <text:p><text:s/>2,2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05.7228035198" table:style-name="ce5">
            <text:p><text:s/>2,206<text:s/></text:p>
          </table:table-cell>
          <table:table-cell office:value-type="float" office:value="1.0737514036134139" table:style-name="ce6">
            <text:p>1.074</text:p>
          </table:table-cell>
          <table:table-cell office:value-type="float" office:value="2368.3979562615" table:style-name="ce5">
            <text:p><text:s/>2,368<text:s/></text:p>
          </table:table-cell>
          <table:table-cell office:value-type="float" office:value="1.0996524669731396" table:style-name="ce6">
            <text:p>1.100</text:p>
          </table:table-cell>
          <table:table-cell office:value-type="float" office:value="2604.4146553771002" table:style-name="ce5">
            <text:p><text:s/>2,60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04.4146553771002" table:style-name="ce5">
            <text:p><text:s/>2,604<text:s/></text:p>
          </table:table-cell>
          <table:table-cell office:value-type="float" office:value="1.1095071466768047" table:style-name="ce6">
            <text:p>1.110</text:p>
          </table:table-cell>
          <table:table-cell office:value-type="float" office:value="2889.6166730507002" table:style-name="ce5">
            <text:p><text:s/>2,890<text:s/></text:p>
          </table:table-cell>
          <table:table-cell office:value-type="float" office:value="1.1263542309342474" table:style-name="ce6">
            <text:p>1.126</text:p>
          </table:table-cell>
          <table:table-cell office:value-type="float" office:value="3254.7319654687999" table:style-name="ce5">
            <text:p><text:s/>3,2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54.7319654687999" table:style-name="ce5">
            <text:p><text:s/>3,255<text:s/></text:p>
          </table:table-cell>
          <table:table-cell office:value-type="float" office:value="1.1495150813483983" table:style-name="ce6">
            <text:p>1.150</text:p>
          </table:table-cell>
          <table:table-cell office:value-type="float" office:value="3741.3634800530999" table:style-name="ce5">
            <text:p><text:s/>3,741<text:s/></text:p>
          </table:table-cell>
          <table:table-cell office:value-type="float" office:value="0.97659575449671165" table:style-name="ce6">
            <text:p>0.977</text:p>
          </table:table-cell>
          <table:table-cell office:value-type="float" office:value="3653.7996906489002" table:style-name="ce5">
            <text:p><text:s/>3,6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53.7996906489002" table:style-name="ce5">
            <text:p><text:s/>3,654<text:s/></text:p>
          </table:table-cell>
          <table:table-cell office:value-type="float" office:value="1.1351681481679663" table:style-name="ce6">
            <text:p>1.135</text:p>
          </table:table-cell>
          <table:table-cell office:value-type="float" office:value="4147.6770286106002" table:style-name="ce5">
            <text:p><text:s/>4,148<text:s/></text:p>
          </table:table-cell>
          <table:table-cell office:value-type="float" office:value="0.95238031823216418" table:style-name="ce6">
            <text:p>0.952</text:p>
          </table:table-cell>
          <table:table-cell office:value-type="float" office:value="3950.1659684324004" table:style-name="ce5">
            <text:p><text:s/>3,9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50.1659684324004" table:style-name="ce5">
            <text:p><text:s/>3,950<text:s/></text:p>
          </table:table-cell>
          <table:table-cell office:value-type="float" office:value="1.1513349860088873" table:style-name="ce6">
            <text:p>1.151</text:p>
          </table:table-cell>
          <table:table-cell office:value-type="float" office:value="4547.9642799979001" table:style-name="ce5">
            <text:p><text:s/>4,548<text:s/></text:p>
          </table:table-cell>
          <table:table-cell office:value-type="float" office:value="1.0196277758761643" table:style-name="ce6">
            <text:p>1.020</text:p>
          </table:table-cell>
          <table:table-cell office:value-type="float" office:value="4637.2307035784997" table:style-name="ce5">
            <text:p><text:s/>4,6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37.2307035784997" table:style-name="ce5">
            <text:p><text:s/>4,637<text:s/></text:p>
          </table:table-cell>
          <table:table-cell office:value-type="float" office:value="1.1132555449235502" table:style-name="ce6">
            <text:p>1.113</text:p>
          </table:table-cell>
          <table:table-cell office:value-type="float" office:value="5162.4227938485001" table:style-name="ce5">
            <text:p><text:s/>5,162<text:s/></text:p>
          </table:table-cell>
          <table:table-cell office:value-type="float" office:value="1.1302299546377679" table:style-name="ce6">
            <text:p>1.130</text:p>
          </table:table-cell>
          <table:table-cell office:value-type="float" office:value="5834.7248801123696" table:style-name="ce5">
            <text:p><text:s/>5,8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34.7248801123696" table:style-name="ce5">
            <text:p><text:s/>5,835<text:s/></text:p>
          </table:table-cell>
          <table:table-cell office:value-type="float" office:value="1.0610550829147594" table:style-name="ce6">
            <text:p>1.061</text:p>
          </table:table-cell>
          <table:table-cell office:value-type="float" office:value="6190.9644914524406" table:style-name="ce5">
            <text:p><text:s/>6,191<text:s/></text:p>
          </table:table-cell>
          <table:table-cell office:value-type="float" office:value="1.0185319016451786" table:style-name="ce6">
            <text:p>1.019</text:p>
          </table:table-cell>
          <table:table-cell office:value-type="float" office:value="6305.6948364968302" table:style-name="ce5">
            <text:p><text:s/>6,30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305.6948364968302" table:style-name="ce5">
            <text:p><text:s/>6,306<text:s/></text:p>
          </table:table-cell>
          <table:table-cell office:value-type="float" office:value="1.0829317544631836" table:style-name="ce6">
            <text:p>1.083</text:p>
          </table:table-cell>
          <table:table-cell office:value-type="float" office:value="6828.6371723969496" table:style-name="ce5">
            <text:p><text:s/>6,829<text:s/></text:p>
          </table:table-cell>
          <table:table-cell office:value-type="float" office:value="1.0295021682711523" table:style-name="ce6">
            <text:p>1.030</text:p>
          </table:table-cell>
          <table:table-cell office:value-type="float" office:value="7030.0967753196501" table:style-name="ce5">
            <text:p><text:s/>7,03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030.0967753196501" table:style-name="ce5">
            <text:p><text:s/>7,030<text:s/></text:p>
          </table:table-cell>
          <table:table-cell office:value-type="float" office:value="1.0226354090506649" table:style-name="ce6">
            <text:p>1.023</text:p>
          </table:table-cell>
          <table:table-cell office:value-type="float" office:value="7189.2258914947697" table:style-name="ce5">
            <text:p><text:s/>7,189<text:s/></text:p>
          </table:table-cell>
          <table:table-cell office:value-type="float" office:value="1.041479167941693" table:style-name="ce6">
            <text:p>1.041</text:p>
          </table:table-cell>
          <table:table-cell office:value-type="float" office:value="7487.42899961885" table:style-name="ce5">
            <text:p><text:s/>7,4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487.42899961885" table:style-name="ce5">
            <text:p><text:s/>7,487<text:s/></text:p>
          </table:table-cell>
          <table:table-cell office:value-type="float" office:value="0.95595864961979393" table:style-name="ce6">
            <text:p>0.956</text:p>
          </table:table-cell>
          <table:table-cell office:value-type="float" office:value="7157.6725155997201" table:style-name="ce5">
            <text:p><text:s/>7,158<text:s/></text:p>
          </table:table-cell>
          <table:table-cell office:value-type="float" office:value="1.126274633815308" table:style-name="ce6">
            <text:p>1.126</text:p>
          </table:table-cell>
          <table:table-cell office:value-type="float" office:value="8061.5049914769697" table:style-name="ce5">
            <text:p><text:s/>8,06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061.5049914769697" table:style-name="ce5">
            <text:p><text:s/>8,062<text:s/></text:p>
          </table:table-cell>
          <table:table-cell office:value-type="float" office:value="0.99975172027891124" table:style-name="ce6">
            <text:p>1.000</text:p>
          </table:table-cell>
          <table:table-cell office:value-type="float" office:value="8059.5034832661304" table:style-name="ce5">
            <text:p><text:s/>8,060<text:s/></text:p>
          </table:table-cell>
          <table:table-cell office:value-type="float" office:value="1.1161474546300696" table:style-name="ce6">
            <text:p>1.116</text:p>
          </table:table-cell>
          <table:table-cell office:value-type="float" office:value="8995.5942984296707" table:style-name="ce5">
            <text:p><text:s/>8,9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995.5942984296707" table:style-name="ce5">
            <text:p><text:s/>8,996<text:s/></text:p>
          </table:table-cell>
          <table:table-cell office:value-type="float" office:value="0.98881219391971042" table:style-name="ce6">
            <text:p>0.989</text:p>
          </table:table-cell>
          <table:table-cell office:value-type="float" office:value="8894.9533338418805" table:style-name="ce5">
            <text:p><text:s/>8,895<text:s/></text:p>
          </table:table-cell>
          <table:table-cell office:value-type="float" office:value="1.1571035815733175" table:style-name="ce6">
            <text:p>1.157</text:p>
          </table:table-cell>
          <table:table-cell office:value-type="float" office:value="10292.382360515961" table:style-name="ce5">
            <text:p><text:s/>10,2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292.382360515961" table:style-name="ce5">
            <text:p><text:s/>10,292<text:s/></text:p>
          </table:table-cell>
          <table:table-cell office:value-type="float" office:value="1.0182779901432499" table:style-name="ce6">
            <text:p>1.018</text:p>
          </table:table-cell>
          <table:table-cell office:value-type="float" office:value="10480.50642385203" table:style-name="ce5">
            <text:p><text:s/>10,481<text:s/></text:p>
          </table:table-cell>
          <table:table-cell office:value-type="float" office:value="0.95675962167651385" table:style-name="ce6">
            <text:p>0.957</text:p>
          </table:table-cell>
          <table:table-cell office:value-type="float" office:value="10027.32536106294" table:style-name="ce5">
            <text:p><text:s/>10,0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027.32536106294" table:style-name="ce5">
            <text:p><text:s/>10,027<text:s/></text:p>
          </table:table-cell>
          <table:table-cell office:value-type="float" office:value="1.042533638678051" table:style-name="ce6">
            <text:p>1.043</text:p>
          </table:table-cell>
          <table:table-cell office:value-type="float" office:value="10453.82399487765" table:style-name="ce5">
            <text:p><text:s/>10,454<text:s/></text:p>
          </table:table-cell>
          <table:table-cell office:value-type="float" office:value="0.95321457717253122" table:style-name="ce6">
            <text:p>0.953</text:p>
          </table:table-cell>
          <table:table-cell office:value-type="float" office:value="9964.7374191133586" table:style-name="ce5">
            <text:p><text:s/>9,96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97.44205775834996" table:style-name="ce5">
            <text:p><text:s/>69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97.44205775834996" table:style-name="ce5">
            <text:p><text:s/>697<text:s/></text:p>
          </table:table-cell>
          <table:table-cell office:value-type="float" office:value="0.96213353815242608" table:style-name="ce6">
            <text:p>0.962</text:p>
          </table:table-cell>
          <table:table-cell office:value-type="float" office:value="671.03239468735001" table:style-name="ce5">
            <text:p><text:s/>671<text:s/></text:p>
          </table:table-cell>
          <table:table-cell office:value-type="float" office:value="1.0261196525406739" table:style-name="ce6">
            <text:p>1.026</text:p>
          </table:table-cell>
          <table:table-cell office:value-type="float" office:value="688.55952768012003" table:style-name="ce5">
            <text:p><text:s/>68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88.55952768012003" table:style-name="ce5">
            <text:p><text:s/>689<text:s/></text:p>
          </table:table-cell>
          <table:table-cell office:value-type="float" office:value="0.99864529428984494" table:style-name="ce6">
            <text:p>0.999</text:p>
          </table:table-cell>
          <table:table-cell office:value-type="float" office:value="687.62673215619009" table:style-name="ce5">
            <text:p><text:s/>688<text:s/></text:p>
          </table:table-cell>
          <table:table-cell office:value-type="float" office:value="1.128956907972563" table:style-name="ce6">
            <text:p>1.129</text:p>
          </table:table-cell>
          <table:table-cell office:value-type="float" office:value="776.30094937433" table:style-name="ce5">
            <text:p><text:s/>7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76.30094937433" table:style-name="ce5">
            <text:p><text:s/>776<text:s/></text:p>
          </table:table-cell>
          <table:table-cell office:value-type="float" office:value="1.0820835692448363" table:style-name="ce6">
            <text:p>1.082</text:p>
          </table:table-cell>
          <table:table-cell office:value-type="float" office:value="840.02250210713009" table:style-name="ce5">
            <text:p><text:s/>840<text:s/></text:p>
          </table:table-cell>
          <table:table-cell office:value-type="float" office:value="1.0710782616101102" table:style-name="ce6">
            <text:p>1.071</text:p>
          </table:table-cell>
          <table:table-cell office:value-type="float" office:value="899.72984127027996" table:style-name="ce5">
            <text:p><text:s/>90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99.72984127027996" table:style-name="ce5">
            <text:p><text:s/>900<text:s/></text:p>
          </table:table-cell>
          <table:table-cell office:value-type="float" office:value="1.1239416083157578" table:style-name="ce6">
            <text:p>1.124</text:p>
          </table:table-cell>
          <table:table-cell office:value-type="float" office:value="1011.243804847" table:style-name="ce5">
            <text:p><text:s/>1,011<text:s/></text:p>
          </table:table-cell>
          <table:table-cell office:value-type="float" office:value="1.1262950649675656" table:style-name="ce6">
            <text:p>1.126</text:p>
          </table:table-cell>
          <table:table-cell office:value-type="float" office:value="1138.9589068782" table:style-name="ce5">
            <text:p><text:s/>1,1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38.9589068782" table:style-name="ce5">
            <text:p><text:s/>1,139<text:s/></text:p>
          </table:table-cell>
          <table:table-cell office:value-type="float" office:value="1.1488455125392241" table:style-name="ce6">
            <text:p>1.149</text:p>
          </table:table-cell>
          <table:table-cell office:value-type="float" office:value="1308.4878291335999" table:style-name="ce5">
            <text:p><text:s/>1,308<text:s/></text:p>
          </table:table-cell>
          <table:table-cell office:value-type="float" office:value="0.98587747853013219" table:style-name="ce6">
            <text:p>0.986</text:p>
          </table:table-cell>
          <table:table-cell office:value-type="float" office:value="1290.0086816736" table:style-name="ce5">
            <text:p><text:s/>1,2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90.0086816736" table:style-name="ce5">
            <text:p><text:s/>1,290<text:s/></text:p>
          </table:table-cell>
          <table:table-cell office:value-type="float" office:value="1.132969041938356" table:style-name="ce6">
            <text:p>1.133</text:p>
          </table:table-cell>
          <table:table-cell office:value-type="float" office:value="1461.5399001679" table:style-name="ce5">
            <text:p><text:s/>1,462<text:s/></text:p>
          </table:table-cell>
          <table:table-cell office:value-type="float" office:value="1.0489754863002214" table:style-name="ce6">
            <text:p>1.049</text:p>
          </table:table-cell>
          <table:table-cell office:value-type="float" office:value="1533.1195275258001" table:style-name="ce5">
            <text:p><text:s/>1,5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33.1195275258001" table:style-name="ce5">
            <text:p><text:s/>1,533<text:s/></text:p>
          </table:table-cell>
          <table:table-cell office:value-type="float" office:value="1.1576776004437996" table:style-name="ce6">
            <text:p>1.158</text:p>
          </table:table-cell>
          <table:table-cell office:value-type="float" office:value="1774.8581358196002" table:style-name="ce5">
            <text:p><text:s/>1,775<text:s/></text:p>
          </table:table-cell>
          <table:table-cell office:value-type="float" office:value="1.0396464171133348" table:style-name="ce6">
            <text:p>1.040</text:p>
          </table:table-cell>
          <table:table-cell office:value-type="float" office:value="1845.2249017893" table:style-name="ce5">
            <text:p><text:s/>1,8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45.2249017893" table:style-name="ce5">
            <text:p><text:s/>1,845<text:s/></text:p>
          </table:table-cell>
          <table:table-cell office:value-type="float" office:value="1.1185735608900229" table:style-name="ce6">
            <text:p>1.119</text:p>
          </table:table-cell>
          <table:table-cell office:value-type="float" office:value="2064.0197890374002" table:style-name="ce5">
            <text:p><text:s/>2,064<text:s/></text:p>
          </table:table-cell>
          <table:table-cell office:value-type="float" office:value="1.1160534044618646" table:style-name="ce6">
            <text:p>1.116</text:p>
          </table:table-cell>
          <table:table-cell office:value-type="float" office:value="2303.5563124318501" table:style-name="ce5">
            <text:p><text:s/>2,30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03.5563124318501" table:style-name="ce5">
            <text:p><text:s/>2,304<text:s/></text:p>
          </table:table-cell>
          <table:table-cell office:value-type="float" office:value="1.0522866375104791" table:style-name="ce6">
            <text:p>1.052</text:p>
          </table:table-cell>
          <table:table-cell office:value-type="float" office:value="2424.0015263249502" table:style-name="ce5">
            <text:p><text:s/>2,424<text:s/></text:p>
          </table:table-cell>
          <table:table-cell office:value-type="float" office:value="1.0625217367906077" table:style-name="ce6">
            <text:p>1.063</text:p>
          </table:table-cell>
          <table:table-cell office:value-type="float" office:value="2575.5543117338702" table:style-name="ce5">
            <text:p><text:s/>2,57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75.5543117338702" table:style-name="ce5">
            <text:p><text:s/>2,576<text:s/></text:p>
          </table:table-cell>
          <table:table-cell office:value-type="float" office:value="1.1084432313188004" table:style-name="ce6">
            <text:p>1.108</text:p>
          </table:table-cell>
          <table:table-cell office:value-type="float" office:value="2854.8557437353602" table:style-name="ce5">
            <text:p><text:s/>2,855<text:s/></text:p>
          </table:table-cell>
          <table:table-cell office:value-type="float" office:value="0.99336840766609147" table:style-name="ce6">
            <text:p>0.993</text:p>
          </table:table-cell>
          <table:table-cell office:value-type="float" office:value="2835.9235042707901" table:style-name="ce5">
            <text:p><text:s/>2,8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35.9235042707901" table:style-name="ce5">
            <text:p><text:s/>2,836<text:s/></text:p>
          </table:table-cell>
          <table:table-cell office:value-type="float" office:value="1.0378188731137155" table:style-name="ce6">
            <text:p>1.038</text:p>
          </table:table-cell>
          <table:table-cell office:value-type="float" office:value="2943.1749354390104" table:style-name="ce5">
            <text:p><text:s/>2,943<text:s/></text:p>
          </table:table-cell>
          <table:table-cell office:value-type="float" office:value="1.0475108779831777" table:style-name="ce6">
            <text:p>1.048</text:p>
          </table:table-cell>
          <table:table-cell office:value-type="float" office:value="3083.0077606798" table:style-name="ce5">
            <text:p><text:s/>3,0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83.0077606798" table:style-name="ce5">
            <text:p><text:s/>3,083<text:s/></text:p>
          </table:table-cell>
          <table:table-cell office:value-type="float" office:value="0.96850347696344152" table:style-name="ce6">
            <text:p>0.969</text:p>
          </table:table-cell>
          <table:table-cell office:value-type="float" office:value="2985.9037357236598" table:style-name="ce5">
            <text:p><text:s/>2,986<text:s/></text:p>
          </table:table-cell>
          <table:table-cell office:value-type="float" office:value="1.0662467269030493" table:style-name="ce6">
            <text:p>1.066</text:p>
          </table:table-cell>
          <table:table-cell office:value-type="float" office:value="3183.7100850629399" table:style-name="ce5">
            <text:p><text:s/>3,1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183.7100850629399" table:style-name="ce5">
            <text:p><text:s/>3,184<text:s/></text:p>
          </table:table-cell>
          <table:table-cell office:value-type="float" office:value="1.0357487138057704" table:style-name="ce6">
            <text:p>1.036</text:p>
          </table:table-cell>
          <table:table-cell office:value-type="float" office:value="3297.5236257344" table:style-name="ce5">
            <text:p><text:s/>3,298<text:s/></text:p>
          </table:table-cell>
          <table:table-cell office:value-type="float" office:value="1.0913053450274479" table:style-name="ce6">
            <text:p>1.091</text:p>
          </table:table-cell>
          <table:table-cell office:value-type="float" office:value="3598.6051581182401" table:style-name="ce5">
            <text:p><text:s/>3,5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98.6051581182401" table:style-name="ce5">
            <text:p><text:s/>3,599<text:s/></text:p>
          </table:table-cell>
          <table:table-cell office:value-type="float" office:value="0.98352125672782931" table:style-name="ce6">
            <text:p>0.984</text:p>
          </table:table-cell>
          <table:table-cell office:value-type="float" office:value="3539.3046675797" table:style-name="ce5">
            <text:p><text:s/>3,539<text:s/></text:p>
          </table:table-cell>
          <table:table-cell office:value-type="float" office:value="1.0809608975844511" table:style-name="ce6">
            <text:p>1.081</text:p>
          </table:table-cell>
          <table:table-cell office:value-type="float" office:value="3825.8499502917898" table:style-name="ce5">
            <text:p><text:s/>3,8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825.8499502917898" table:style-name="ce5">
            <text:p><text:s/>3,826<text:s/></text:p>
          </table:table-cell>
          <table:table-cell office:value-type="float" office:value="1.0004935983133096" table:style-name="ce6">
            <text:p>1.000</text:p>
          </table:table-cell>
          <table:table-cell office:value-type="float" office:value="3827.7383833742301" table:style-name="ce5">
            <text:p><text:s/>3,828<text:s/></text:p>
          </table:table-cell>
          <table:table-cell office:value-type="float" office:value="0.92292239545092625" table:style-name="ce6">
            <text:p>0.923</text:p>
          </table:table-cell>
          <table:table-cell office:value-type="float" office:value="3532.7054779432001" table:style-name="ce5">
            <text:p><text:s/>3,53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32.7054779432001" table:style-name="ce5">
            <text:p><text:s/>3,533<text:s/></text:p>
          </table:table-cell>
          <table:table-cell office:value-type="float" office:value="1.0415901790294171" table:style-name="ce6">
            <text:p>1.042</text:p>
          </table:table-cell>
          <table:table-cell office:value-type="float" office:value="3679.6313312290604" table:style-name="ce5">
            <text:p><text:s/>3,680<text:s/></text:p>
          </table:table-cell>
          <table:table-cell office:value-type="float" office:value="0.96746018090399921" table:style-name="ce6">
            <text:p>0.967</text:p>
          </table:table-cell>
          <table:table-cell office:value-type="float" office:value="3559.89679337089" table:style-name="ce5">
            <text:p><text:s/>3,5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39.3703168258501" table:style-name="ce5">
            <text:p><text:s/>1,4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39.3703168258501" table:style-name="ce5">
            <text:p><text:s/>1,439<text:s/></text:p>
          </table:table-cell>
          <table:table-cell office:value-type="float" office:value="0.96090459739471723" table:style-name="ce6">
            <text:p>0.961</text:p>
          </table:table-cell>
          <table:table-cell office:value-type="float" office:value="1383.09755479145" table:style-name="ce5">
            <text:p><text:s/>1,383<text:s/></text:p>
          </table:table-cell>
          <table:table-cell office:value-type="float" office:value="1.0034027534120973" table:style-name="ce6">
            <text:p>1.003</text:p>
          </table:table-cell>
          <table:table-cell office:value-type="float" office:value="1387.80389471528" table:style-name="ce5">
            <text:p><text:s/>1,3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87.80389471528" table:style-name="ce5">
            <text:p><text:s/>1,388<text:s/></text:p>
          </table:table-cell>
          <table:table-cell office:value-type="float" office:value="1.0070367386868686" table:style-name="ce6">
            <text:p>1.007</text:p>
          </table:table-cell>
          <table:table-cell office:value-type="float" office:value="1397.5695080710102" table:style-name="ce5">
            <text:p><text:s/>1,398<text:s/></text:p>
          </table:table-cell>
          <table:table-cell office:value-type="float" office:value="1.0227912428616335" table:style-name="ce6">
            <text:p>1.023</text:p>
          </table:table-cell>
          <table:table-cell office:value-type="float" office:value="1429.4218541454702" table:style-name="ce5">
            <text:p><text:s/>1,4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29.4218541454702" table:style-name="ce5">
            <text:p><text:s/>1,429<text:s/></text:p>
          </table:table-cell>
          <table:table-cell office:value-type="float" office:value="1.0692263097292967" table:style-name="ce6">
            <text:p>1.069</text:p>
          </table:table-cell>
          <table:table-cell office:value-type="float" office:value="1528.3754541543699" table:style-name="ce5">
            <text:p><text:s/>1,528<text:s/></text:p>
          </table:table-cell>
          <table:table-cell office:value-type="float" office:value="1.1153573616176662" table:style-name="ce6">
            <text:p>1.115</text:p>
          </table:table-cell>
          <table:table-cell office:value-type="float" office:value="1704.6848141068201" table:style-name="ce5">
            <text:p><text:s/>1,70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04.6848141068201" table:style-name="ce5">
            <text:p><text:s/>1,705<text:s/></text:p>
          </table:table-cell>
          <table:table-cell office:value-type="float" office:value="1.1018886615634484" table:style-name="ce6">
            <text:p>1.102</text:p>
          </table:table-cell>
          <table:table-cell office:value-type="float" office:value="1878.3728682037001" table:style-name="ce5">
            <text:p><text:s/>1,878<text:s/></text:p>
          </table:table-cell>
          <table:table-cell office:value-type="float" office:value="1.1263860836181727" table:style-name="ce6">
            <text:p>1.126</text:p>
          </table:table-cell>
          <table:table-cell office:value-type="float" office:value="2115.7730585906002" table:style-name="ce5">
            <text:p><text:s/>2,1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15.7730585906002" table:style-name="ce5">
            <text:p><text:s/>2,116<text:s/></text:p>
          </table:table-cell>
          <table:table-cell office:value-type="float" office:value="1.1498755223493273" table:style-name="ce6">
            <text:p>1.150</text:p>
          </table:table-cell>
          <table:table-cell office:value-type="float" office:value="2432.8756509195005" table:style-name="ce5">
            <text:p><text:s/>2,433<text:s/></text:p>
          </table:table-cell>
          <table:table-cell office:value-type="float" office:value="0.97160371023562586" table:style-name="ce6">
            <text:p>0.972</text:p>
          </table:table-cell>
          <table:table-cell office:value-type="float" office:value="2363.7910089753" table:style-name="ce5">
            <text:p><text:s/>2,3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63.7910089753" table:style-name="ce5">
            <text:p><text:s/>2,364<text:s/></text:p>
          </table:table-cell>
          <table:table-cell office:value-type="float" office:value="1.1363682822396117" table:style-name="ce6">
            <text:p>1.136</text:p>
          </table:table-cell>
          <table:table-cell office:value-type="float" office:value="2686.1371284427" table:style-name="ce5">
            <text:p><text:s/>2,686<text:s/></text:p>
          </table:table-cell>
          <table:table-cell office:value-type="float" office:value="0.89982243099699588" table:style-name="ce6">
            <text:p>0.900</text:p>
          </table:table-cell>
          <table:table-cell office:value-type="float" office:value="2417.0464409065999" table:style-name="ce5">
            <text:p><text:s/>2,4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17.0464409065999" table:style-name="ce5">
            <text:p><text:s/>2,417<text:s/></text:p>
          </table:table-cell>
          <table:table-cell office:value-type="float" office:value="1.1473118998649223" table:style-name="ce6">
            <text:p>1.147</text:p>
          </table:table-cell>
          <table:table-cell office:value-type="float" office:value="2773.1061441782999" table:style-name="ce5">
            <text:p><text:s/>2,773<text:s/></text:p>
          </table:table-cell>
          <table:table-cell office:value-type="float" office:value="1.0068153386954108" table:style-name="ce6">
            <text:p>1.007</text:p>
          </table:table-cell>
          <table:table-cell office:value-type="float" office:value="2792.0058017891997" table:style-name="ce5">
            <text:p><text:s/>2,7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92.0058017891997" table:style-name="ce5">
            <text:p><text:s/>2,792<text:s/></text:p>
          </table:table-cell>
          <table:table-cell office:value-type="float" office:value="1.1097408905187631" table:style-name="ce6">
            <text:p>1.110</text:p>
          </table:table-cell>
          <table:table-cell office:value-type="float" office:value="3098.4030048110999" table:style-name="ce5">
            <text:p><text:s/>3,098<text:s/></text:p>
          </table:table-cell>
          <table:table-cell office:value-type="float" office:value="1.1396737487658757" table:style-name="ce6">
            <text:p>1.140</text:p>
          </table:table-cell>
          <table:table-cell office:value-type="float" office:value="3531.1685676805196" table:style-name="ce5">
            <text:p><text:s/>3,5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31.1685676805196" table:style-name="ce5">
            <text:p><text:s/>3,531<text:s/></text:p>
          </table:table-cell>
          <table:table-cell office:value-type="float" office:value="1.0667751745428156" table:style-name="ce6">
            <text:p>1.067</text:p>
          </table:table-cell>
          <table:table-cell office:value-type="float" office:value="3766.96296512749" table:style-name="ce5">
            <text:p><text:s/>3,767<text:s/></text:p>
          </table:table-cell>
          <table:table-cell office:value-type="float" office:value="0.99022489981839157" table:style-name="ce6">
            <text:p>0.990</text:p>
          </table:table-cell>
          <table:table-cell office:value-type="float" office:value="3730.14052476296" table:style-name="ce5">
            <text:p><text:s/>3,73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730.14052476296" table:style-name="ce5">
            <text:p><text:s/>3,730<text:s/></text:p>
          </table:table-cell>
          <table:table-cell office:value-type="float" office:value="1.0653168164258671" table:style-name="ce6">
            <text:p>1.065</text:p>
          </table:table-cell>
          <table:table-cell office:value-type="float" office:value="3973.7814286615894" table:style-name="ce5">
            <text:p><text:s/>3,974<text:s/></text:p>
          </table:table-cell>
          <table:table-cell office:value-type="float" office:value="1.0554614908604825" table:style-name="ce6">
            <text:p>1.055</text:p>
          </table:table-cell>
          <table:table-cell office:value-type="float" office:value="4194.1732710488595" table:style-name="ce5">
            <text:p><text:s/>4,19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94.1732710488595" table:style-name="ce5">
            <text:p><text:s/>4,194<text:s/></text:p>
          </table:table-cell>
          <table:table-cell office:value-type="float" office:value="1.0123689894656944" table:style-name="ce6">
            <text:p>1.012</text:p>
          </table:table-cell>
          <table:table-cell office:value-type="float" office:value="4246.0509560557603" table:style-name="ce5">
            <text:p><text:s/>4,246<text:s/></text:p>
          </table:table-cell>
          <table:table-cell office:value-type="float" office:value="1.0372982530172938" table:style-name="ce6">
            <text:p>1.037</text:p>
          </table:table-cell>
          <table:table-cell office:value-type="float" office:value="4404.4212389390495" table:style-name="ce5">
            <text:p><text:s/>4,4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404.4212389390495" table:style-name="ce5">
            <text:p><text:s/>4,404<text:s/></text:p>
          </table:table-cell>
          <table:table-cell office:value-type="float" office:value="0.9471775185792557" table:style-name="ce6">
            <text:p>0.947</text:p>
          </table:table-cell>
          <table:table-cell office:value-type="float" office:value="4171.7687798760599" table:style-name="ce5">
            <text:p><text:s/>4,172<text:s/></text:p>
          </table:table-cell>
          <table:table-cell office:value-type="float" office:value="1.1692390359560976" table:style-name="ce6">
            <text:p>1.169</text:p>
          </table:table-cell>
          <table:table-cell office:value-type="float" office:value="4877.7949064140303" table:style-name="ce5">
            <text:p><text:s/>4,87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77.7949064140303" table:style-name="ce5">
            <text:p><text:s/>4,878<text:s/></text:p>
          </table:table-cell>
          <table:table-cell office:value-type="float" office:value="0.97625667927734949" table:style-name="ce6">
            <text:p>0.976</text:p>
          </table:table-cell>
          <table:table-cell office:value-type="float" office:value="4761.9798575317309" table:style-name="ce5">
            <text:p><text:s/>4,762<text:s/></text:p>
          </table:table-cell>
          <table:table-cell office:value-type="float" office:value="1.1333498464457685" table:style-name="ce6">
            <text:p>1.133</text:p>
          </table:table-cell>
          <table:table-cell office:value-type="float" office:value="5396.9891403114298" table:style-name="ce5">
            <text:p><text:s/>5,3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96.9891403114298" table:style-name="ce5">
            <text:p><text:s/>5,397<text:s/></text:p>
          </table:table-cell>
          <table:table-cell office:value-type="float" office:value="0.99234008574513011" table:style-name="ce6">
            <text:p>0.992</text:p>
          </table:table-cell>
          <table:table-cell office:value-type="float" office:value="5355.6486662621801" table:style-name="ce5">
            <text:p><text:s/>5,356<text:s/></text:p>
          </table:table-cell>
          <table:table-cell office:value-type="float" office:value="1.2074228190060308" table:style-name="ce6">
            <text:p>1.207</text:p>
          </table:table-cell>
          <table:table-cell office:value-type="float" office:value="6466.5324102241702" table:style-name="ce5">
            <text:p><text:s/>6,46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466.5324102241702" table:style-name="ce5">
            <text:p><text:s/>6,467<text:s/></text:p>
          </table:table-cell>
          <table:table-cell office:value-type="float" office:value="1.0287999221900093" table:style-name="ce6">
            <text:p>1.029</text:p>
          </table:table-cell>
          <table:table-cell office:value-type="float" office:value="6652.7680404778002" table:style-name="ce5">
            <text:p><text:s/>6,653<text:s/></text:p>
          </table:table-cell>
          <table:table-cell office:value-type="float" office:value="0.97622821712769325" table:style-name="ce6">
            <text:p>0.976</text:p>
          </table:table-cell>
          <table:table-cell office:value-type="float" office:value="6494.6198831197407" table:style-name="ce5">
            <text:p><text:s/>6,4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94.6198831197407" table:style-name="ce5">
            <text:p><text:s/>6,495<text:s/></text:p>
          </table:table-cell>
          <table:table-cell office:value-type="float" office:value="1.0430468273063203" table:style-name="ce6">
            <text:p>1.043</text:p>
          </table:table-cell>
          <table:table-cell office:value-type="float" office:value="6774.1926636485896" table:style-name="ce5">
            <text:p><text:s/>6,774<text:s/></text:p>
          </table:table-cell>
          <table:table-cell office:value-type="float" office:value="0.94547659680715579" table:style-name="ce6">
            <text:p>0.945</text:p>
          </table:table-cell>
          <table:table-cell office:value-type="float" office:value="6404.8406257424695" table:style-name="ce5">
            <text:p><text:s/>6,40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62.9180714173999" table:style-name="ce5">
            <text:p><text:s/>3,8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62.9180714173999" table:style-name="ce5">
            <text:p><text:s/>3,863<text:s/></text:p>
          </table:table-cell>
          <table:table-cell office:value-type="float" office:value="1.0090804509485312" table:style-name="ce6">
            <text:p>1.009</text:p>
          </table:table-cell>
          <table:table-cell office:value-type="float" office:value="3897.9951094830999" table:style-name="ce5">
            <text:p><text:s/>3,898<text:s/></text:p>
          </table:table-cell>
          <table:table-cell office:value-type="float" office:value="1.0464680085905802" table:style-name="ce6">
            <text:p>1.046</text:p>
          </table:table-cell>
          <table:table-cell office:value-type="float" office:value="4079.1271797166" table:style-name="ce5">
            <text:p><text:s/>4,07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079.1271797166" table:style-name="ce5">
            <text:p><text:s/>4,079<text:s/></text:p>
          </table:table-cell>
          <table:table-cell office:value-type="float" office:value="1.0486121848343244" table:style-name="ce6">
            <text:p>1.049</text:p>
          </table:table-cell>
          <table:table-cell office:value-type="float" office:value="4277.4224641396995" table:style-name="ce5">
            <text:p><text:s/>4,277<text:s/></text:p>
          </table:table-cell>
          <table:table-cell office:value-type="float" office:value="1.0271677651022186" table:style-name="ce6">
            <text:p>1.027</text:p>
          </table:table-cell>
          <table:table-cell office:value-type="float" office:value="4393.6304728883997" table:style-name="ce5">
            <text:p><text:s/>4,3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393.6304728883997" table:style-name="ce5">
            <text:p><text:s/>4,394<text:s/></text:p>
          </table:table-cell>
          <table:table-cell office:value-type="float" office:value="1.0397351171121656" table:style-name="ce6">
            <text:p>1.040</text:p>
          </table:table-cell>
          <table:table-cell office:value-type="float" office:value="4568.2118942761999" table:style-name="ce5">
            <text:p><text:s/>4,568<text:s/></text:p>
          </table:table-cell>
          <table:table-cell office:value-type="float" office:value="1.0320433715145982" table:style-name="ce6">
            <text:p>1.032</text:p>
          </table:table-cell>
          <table:table-cell office:value-type="float" office:value="4714.5928051618994" table:style-name="ce5">
            <text:p><text:s/>4,71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714.5928051618994" table:style-name="ce5">
            <text:p><text:s/>4,715<text:s/></text:p>
          </table:table-cell>
          <table:table-cell office:value-type="float" office:value="1.0363817491869716" table:style-name="ce6">
            <text:p>1.036</text:p>
          </table:table-cell>
          <table:table-cell office:value-type="float" office:value="4886.117938118" table:style-name="ce5">
            <text:p><text:s/>4,886<text:s/></text:p>
          </table:table-cell>
          <table:table-cell office:value-type="float" office:value="1.0217948694390946" table:style-name="ce6">
            <text:p>1.022</text:p>
          </table:table-cell>
          <table:table-cell office:value-type="float" office:value="4992.6102406433001" table:style-name="ce5">
            <text:p><text:s/>4,9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92.6102406433001" table:style-name="ce5">
            <text:p><text:s/>4,993<text:s/></text:p>
          </table:table-cell>
          <table:table-cell office:value-type="float" office:value="1.0409862926544278" table:style-name="ce6">
            <text:p>1.041</text:p>
          </table:table-cell>
          <table:table-cell office:value-type="float" office:value="5197.2388250758004" table:style-name="ce5">
            <text:p><text:s/>5,197<text:s/></text:p>
          </table:table-cell>
          <table:table-cell office:value-type="float" office:value="1.0443133650133043" table:style-name="ce6">
            <text:p>1.044</text:p>
          </table:table-cell>
          <table:table-cell office:value-type="float" office:value="5427.5459661927007" table:style-name="ce5">
            <text:p><text:s/>5,4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27.5459661927007" table:style-name="ce5">
            <text:p><text:s/>5,428<text:s/></text:p>
          </table:table-cell>
          <table:table-cell office:value-type="float" office:value="1.0466659628601673" table:style-name="ce6">
            <text:p>1.047</text:p>
          </table:table-cell>
          <table:table-cell office:value-type="float" office:value="5680.8276246729001" table:style-name="ce5">
            <text:p><text:s/>5,681<text:s/></text:p>
          </table:table-cell>
          <table:table-cell office:value-type="float" office:value="1.0443586212593643" table:style-name="ce6">
            <text:p>1.044</text:p>
          </table:table-cell>
          <table:table-cell office:value-type="float" office:value="5932.8213057154999" table:style-name="ce5">
            <text:p><text:s/>5,9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32.8213057154999" table:style-name="ce5">
            <text:p><text:s/>5,933<text:s/></text:p>
          </table:table-cell>
          <table:table-cell office:value-type="float" office:value="1.0447632474060284" table:style-name="ce6">
            <text:p>1.045</text:p>
          </table:table-cell>
          <table:table-cell office:value-type="float" office:value="6198.3936536390001" table:style-name="ce5">
            <text:p><text:s/>6,198<text:s/></text:p>
          </table:table-cell>
          <table:table-cell office:value-type="float" office:value="1.1020058742866066" table:style-name="ce6">
            <text:p>1.102</text:p>
          </table:table-cell>
          <table:table-cell office:value-type="float" office:value="6830.6662174510002" table:style-name="ce5">
            <text:p><text:s/>6,8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830.6662174510002" table:style-name="ce5">
            <text:p><text:s/>6,831<text:s/></text:p>
          </table:table-cell>
          <table:table-cell office:value-type="float" office:value="1.023218483743491" table:style-name="ce6">
            <text:p>1.023</text:p>
          </table:table-cell>
          <table:table-cell office:value-type="float" office:value="6989.2639299780994" table:style-name="ce5">
            <text:p><text:s/>6,989<text:s/></text:p>
          </table:table-cell>
          <table:table-cell office:value-type="float" office:value="1.0797226903184292" table:style-name="ce6">
            <text:p>1.080</text:p>
          </table:table-cell>
          <table:table-cell office:value-type="float" office:value="7546.4668538215101" table:style-name="ce5">
            <text:p><text:s/>7,5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546.4668538215101" table:style-name="ce5">
            <text:p><text:s/>7,546<text:s/></text:p>
          </table:table-cell>
          <table:table-cell office:value-type="float" office:value="1.0413325221303473" table:style-name="ce6">
            <text:p>1.041</text:p>
          </table:table-cell>
          <table:table-cell office:value-type="float" office:value="7858.3813620630199" table:style-name="ce5">
            <text:p><text:s/>7,858<text:s/></text:p>
          </table:table-cell>
          <table:table-cell office:value-type="float" office:value="1.2127056528727902" table:style-name="ce6">
            <text:p>1.213</text:p>
          </table:table-cell>
          <table:table-cell office:value-type="float" office:value="9529.903500204" table:style-name="ce5">
            <text:p><text:s/>9,53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529.903500204" table:style-name="ce5">
            <text:p><text:s/>9,530<text:s/></text:p>
          </table:table-cell>
          <table:table-cell office:value-type="float" office:value="1.0717090718233371" table:style-name="ce6">
            <text:p>1.072</text:p>
          </table:table-cell>
          <table:table-cell office:value-type="float" office:value="10213.2840347696" table:style-name="ce5">
            <text:p><text:s/>10,213<text:s/></text:p>
          </table:table-cell>
          <table:table-cell office:value-type="float" office:value="1.1940950739894935" table:style-name="ce6">
            <text:p>1.194</text:p>
          </table:table-cell>
          <table:table-cell office:value-type="float" office:value="12195.63215517392" table:style-name="ce5">
            <text:p><text:s/>12,19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195.63215517392" table:style-name="ce5">
            <text:p><text:s/>12,196<text:s/></text:p>
          </table:table-cell>
          <table:table-cell office:value-type="float" office:value="1.0643297572155743" table:style-name="ce6">
            <text:p>1.064</text:p>
          </table:table-cell>
          <table:table-cell office:value-type="float" office:value="12980.17421080671" table:style-name="ce5">
            <text:p><text:s/>12,980<text:s/></text:p>
          </table:table-cell>
          <table:table-cell office:value-type="float" office:value="1.0967563773887143" table:style-name="ce6">
            <text:p>1.097</text:p>
          </table:table-cell>
          <table:table-cell office:value-type="float" office:value="14236.088845318782" table:style-name="ce5">
            <text:p><text:s/>14,23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236.088845318782" table:style-name="ce5">
            <text:p><text:s/>14,236<text:s/></text:p>
          </table:table-cell>
          <table:table-cell office:value-type="float" office:value="1.0002515991210106" table:style-name="ce6">
            <text:p>1.000</text:p>
          </table:table-cell>
          <table:table-cell office:value-type="float" office:value="14239.670632758891" table:style-name="ce5">
            <text:p><text:s/>14,240<text:s/></text:p>
          </table:table-cell>
          <table:table-cell office:value-type="float" office:value="1.0861854181554222" table:style-name="ce6">
            <text:p>1.086</text:p>
          </table:table-cell>
          <table:table-cell office:value-type="float" office:value="15466.9226006387" table:style-name="ce5">
            <text:p><text:s/>15,46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466.9226006387" table:style-name="ce5">
            <text:p><text:s/>15,467<text:s/></text:p>
          </table:table-cell>
          <table:table-cell office:value-type="float" office:value="0.98407702208993464" table:style-name="ce6">
            <text:p>0.984</text:p>
          </table:table-cell>
          <table:table-cell office:value-type="float" office:value="15220.643133732041" table:style-name="ce5">
            <text:p><text:s/>15,221<text:s/></text:p>
          </table:table-cell>
          <table:table-cell office:value-type="float" office:value="1.0546135646510491" table:style-name="ce6">
            <text:p>1.055</text:p>
          </table:table-cell>
          <table:table-cell office:value-type="float" office:value="16051.89671154666" table:style-name="ce5">
            <text:p><text:s/>16,05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051.89671154666" table:style-name="ce5">
            <text:p><text:s/>16,052<text:s/></text:p>
          </table:table-cell>
          <table:table-cell office:value-type="float" office:value="0.98878342079144599" table:style-name="ce6">
            <text:p>0.989</text:p>
          </table:table-cell>
          <table:table-cell office:value-type="float" office:value="15871.849340634069" table:style-name="ce5">
            <text:p><text:s/>15,872<text:s/></text:p>
          </table:table-cell>
          <table:table-cell office:value-type="float" office:value="1.0691284784628738" table:style-name="ce6">
            <text:p>1.069</text:p>
          </table:table-cell>
          <table:table-cell office:value-type="float" office:value="16969.046135944071" table:style-name="ce5">
            <text:p><text:s/>16,9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969.046135944071" table:style-name="ce5">
            <text:p><text:s/>16,969<text:s/></text:p>
          </table:table-cell>
          <table:table-cell office:value-type="float" office:value="1.0075925191779038" table:style-name="ce6">
            <text:p>1.008</text:p>
          </table:table-cell>
          <table:table-cell office:value-type="float" office:value="17097.88394416196" table:style-name="ce5">
            <text:p><text:s/>17,098<text:s/></text:p>
          </table:table-cell>
          <table:table-cell office:value-type="float" office:value="1.0250649712133477" table:style-name="ce6">
            <text:p>1.025</text:p>
          </table:table-cell>
          <table:table-cell office:value-type="float" office:value="17526.44191303154" table:style-name="ce5">
            <text:p><text:s/>17,5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526.44191303154" table:style-name="ce5">
            <text:p><text:s/>17,526<text:s/></text:p>
          </table:table-cell>
          <table:table-cell office:value-type="float" office:value="1.0409925069418935" table:style-name="ce6">
            <text:p>1.041</text:p>
          </table:table-cell>
          <table:table-cell office:value-type="float" office:value="18244.89470481818" table:style-name="ce5">
            <text:p><text:s/>18,245<text:s/></text:p>
          </table:table-cell>
          <table:table-cell office:value-type="float" office:value="1.0004561665268461" table:style-name="ce6">
            <text:p>1.000</text:p>
          </table:table-cell>
          <table:table-cell office:value-type="float" office:value="18253.217415068353" table:style-name="ce5">
            <text:p><text:s/>18,25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2.97913688784996" table:style-name="ce5">
            <text:p><text:s/>43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32.97913688784996" table:style-name="ce5">
            <text:p><text:s/>433<text:s/></text:p>
          </table:table-cell>
          <table:table-cell office:value-type="float" office:value="0.99685643080391073" table:style-name="ce6">
            <text:p>0.997</text:p>
          </table:table-cell>
          <table:table-cell office:value-type="float" office:value="431.61803701058" table:style-name="ce5">
            <text:p><text:s/>432<text:s/></text:p>
          </table:table-cell>
          <table:table-cell office:value-type="float" office:value="1.1515023775800108" table:style-name="ce6">
            <text:p>1.152</text:p>
          </table:table-cell>
          <table:table-cell office:value-type="float" office:value="497.0091958241" table:style-name="ce5">
            <text:p><text:s/>49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97.0091958241" table:style-name="ce5">
            <text:p><text:s/>497<text:s/></text:p>
          </table:table-cell>
          <table:table-cell office:value-type="float" office:value="0.92963202008198309" table:style-name="ce6">
            <text:p>0.930</text:p>
          </table:table-cell>
          <table:table-cell office:value-type="float" office:value="462.03566271328003" table:style-name="ce5">
            <text:p><text:s/>462<text:s/></text:p>
          </table:table-cell>
          <table:table-cell office:value-type="float" office:value="1.0384190397207833" table:style-name="ce6">
            <text:p>1.038</text:p>
          </table:table-cell>
          <table:table-cell office:value-type="float" office:value="479.78662919147996" table:style-name="ce5">
            <text:p><text:s/>4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79.78662919147996" table:style-name="ce5">
            <text:p><text:s/>480<text:s/></text:p>
          </table:table-cell>
          <table:table-cell office:value-type="float" office:value="1.0693257752605181" table:style-name="ce6">
            <text:p>1.069</text:p>
          </table:table-cell>
          <table:table-cell office:value-type="float" office:value="513.04820921981002" table:style-name="ce5">
            <text:p><text:s/>513<text:s/></text:p>
          </table:table-cell>
          <table:table-cell office:value-type="float" office:value="1.0666439033929871" table:style-name="ce6">
            <text:p>1.067</text:p>
          </table:table-cell>
          <table:table-cell office:value-type="float" office:value="547.23974451100003" table:style-name="ce5">
            <text:p><text:s/>54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47.23974451100003" table:style-name="ce5">
            <text:p><text:s/>547<text:s/></text:p>
          </table:table-cell>
          <table:table-cell office:value-type="float" office:value="0.941061835303445" table:style-name="ce6">
            <text:p>0.941</text:p>
          </table:table-cell>
          <table:table-cell office:value-type="float" office:value="514.98643832051005" table:style-name="ce5">
            <text:p><text:s/>515<text:s/></text:p>
          </table:table-cell>
          <table:table-cell office:value-type="float" office:value="1.0437510458781389" table:style-name="ce6">
            <text:p>1.044</text:p>
          </table:table-cell>
          <table:table-cell office:value-type="float" office:value="537.51763361009" table:style-name="ce5">
            <text:p><text:s/>5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37.51763361009" table:style-name="ce5">
            <text:p><text:s/>538<text:s/></text:p>
          </table:table-cell>
          <table:table-cell office:value-type="float" office:value="0.97913802699380037" table:style-name="ce6">
            <text:p>0.979</text:p>
          </table:table-cell>
          <table:table-cell office:value-type="float" office:value="526.30395524736002" table:style-name="ce5">
            <text:p><text:s/>526<text:s/></text:p>
          </table:table-cell>
          <table:table-cell office:value-type="float" office:value="1.028789143689522" table:style-name="ce6">
            <text:p>1.029</text:p>
          </table:table-cell>
          <table:table-cell office:value-type="float" office:value="541.45579543934002" table:style-name="ce5">
            <text:p><text:s/>5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1.45579543934002" table:style-name="ce5">
            <text:p><text:s/>541<text:s/></text:p>
          </table:table-cell>
          <table:table-cell office:value-type="float" office:value="1.0757240543404312" table:style-name="ce6">
            <text:p>1.076</text:p>
          </table:table-cell>
          <table:table-cell office:value-type="float" office:value="582.45702351612999" table:style-name="ce5">
            <text:p><text:s/>582<text:s/></text:p>
          </table:table-cell>
          <table:table-cell office:value-type="float" office:value="1.0060262991980091" table:style-name="ce6">
            <text:p>1.006</text:p>
          </table:table-cell>
          <table:table-cell office:value-type="float" office:value="585.96708380982011" table:style-name="ce5">
            <text:p><text:s/>58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5.96708380982011" table:style-name="ce5">
            <text:p><text:s/>586<text:s/></text:p>
          </table:table-cell>
          <table:table-cell office:value-type="float" office:value="1.0157548115126995" table:style-name="ce6">
            <text:p>1.016</text:p>
          </table:table-cell>
          <table:table-cell office:value-type="float" office:value="595.19888476788992" table:style-name="ce5">
            <text:p><text:s/>595<text:s/></text:p>
          </table:table-cell>
          <table:table-cell office:value-type="float" office:value="1.0710563951474186" table:style-name="ce6">
            <text:p>1.071</text:p>
          </table:table-cell>
          <table:table-cell office:value-type="float" office:value="637.49157191526001" table:style-name="ce5">
            <text:p><text:s/>6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37.49157191526001" table:style-name="ce5">
            <text:p><text:s/>637<text:s/></text:p>
          </table:table-cell>
          <table:table-cell office:value-type="float" office:value="0.7450611719457626" table:style-name="ce6">
            <text:p>0.745</text:p>
          </table:table-cell>
          <table:table-cell office:value-type="float" office:value="474.97021767672999" table:style-name="ce5">
            <text:p><text:s/>475<text:s/></text:p>
          </table:table-cell>
          <table:table-cell office:value-type="float" office:value="1.1033723567036517" table:style-name="ce6">
            <text:p>1.103</text:p>
          </table:table-cell>
          <table:table-cell office:value-type="float" office:value="524.06900844202005" table:style-name="ce5">
            <text:p><text:s/>5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24.06900844202005" table:style-name="ce5">
            <text:p><text:s/>524<text:s/></text:p>
          </table:table-cell>
          <table:table-cell office:value-type="float" office:value="1.3170678767010005" table:style-name="ce6">
            <text:p>1.317</text:p>
          </table:table-cell>
          <table:table-cell office:value-type="float" office:value="690.23445619352992" table:style-name="ce5">
            <text:p><text:s/>690<text:s/></text:p>
          </table:table-cell>
          <table:table-cell office:value-type="float" office:value="1.0572602660759207" table:style-name="ce6">
            <text:p>1.057</text:p>
          </table:table-cell>
          <table:table-cell office:value-type="float" office:value="729.75746480993996" table:style-name="ce5">
            <text:p><text:s/>73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29.75746480993996" table:style-name="ce5">
            <text:p><text:s/>730<text:s/></text:p>
          </table:table-cell>
          <table:table-cell office:value-type="float" office:value="1.0639167424206588" table:style-name="ce6">
            <text:p>1.064</text:p>
          </table:table-cell>
          <table:table-cell office:value-type="float" office:value="776.40118471774997" table:style-name="ce5">
            <text:p><text:s/>776<text:s/></text:p>
          </table:table-cell>
          <table:table-cell office:value-type="float" office:value="1.2271196514499068" table:style-name="ce6">
            <text:p>1.227</text:p>
          </table:table-cell>
          <table:table-cell office:value-type="float" office:value="952.73715117613995" table:style-name="ce5">
            <text:p><text:s/>95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52.73715117613995" table:style-name="ce5">
            <text:p><text:s/>953<text:s/></text:p>
          </table:table-cell>
          <table:table-cell office:value-type="float" office:value="1.0881232704960595" table:style-name="ce6">
            <text:p>1.088</text:p>
          </table:table-cell>
          <table:table-cell office:value-type="float" office:value="1036.6954648608801" table:style-name="ce5">
            <text:p><text:s/>1,037<text:s/></text:p>
          </table:table-cell>
          <table:table-cell office:value-type="float" office:value="1.0193989194439264" table:style-name="ce6">
            <text:p>1.019</text:p>
          </table:table-cell>
          <table:table-cell office:value-type="float" office:value="1056.8062366715999" table:style-name="ce5">
            <text:p><text:s/>1,0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56.8062366715999" table:style-name="ce5">
            <text:p><text:s/>1,057<text:s/></text:p>
          </table:table-cell>
          <table:table-cell office:value-type="float" office:value="1.0521017615944486" table:style-name="ce6">
            <text:p>1.052</text:p>
          </table:table-cell>
          <table:table-cell office:value-type="float" office:value="1111.8677032661901" table:style-name="ce5">
            <text:p><text:s/>1,112<text:s/></text:p>
          </table:table-cell>
          <table:table-cell office:value-type="float" office:value="1.184921245860719" table:style-name="ce6">
            <text:p>1.185</text:p>
          </table:table-cell>
          <table:table-cell office:value-type="float" office:value="1317.4756641864701" table:style-name="ce5">
            <text:p><text:s/>1,3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17.4756641864701" table:style-name="ce5">
            <text:p><text:s/>1,317<text:s/></text:p>
          </table:table-cell>
          <table:table-cell office:value-type="float" office:value="0.98555212065944786" table:style-name="ce6">
            <text:p>0.986</text:p>
          </table:table-cell>
          <table:table-cell office:value-type="float" office:value="1298.44093475619" table:style-name="ce5">
            <text:p><text:s/>1,298<text:s/></text:p>
          </table:table-cell>
          <table:table-cell office:value-type="float" office:value="1.054005401851958" table:style-name="ce6">
            <text:p>1.054</text:p>
          </table:table-cell>
          <table:table-cell office:value-type="float" office:value="1368.56375921873" table:style-name="ce5">
            <text:p><text:s/>1,3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68.56375921873" table:style-name="ce5">
            <text:p><text:s/>1,369<text:s/></text:p>
          </table:table-cell>
          <table:table-cell office:value-type="float" office:value="0.95113502731722444" table:style-name="ce6">
            <text:p>0.951</text:p>
          </table:table-cell>
          <table:table-cell office:value-type="float" office:value="1301.68892850987" table:style-name="ce5">
            <text:p><text:s/>1,302<text:s/></text:p>
          </table:table-cell>
          <table:table-cell office:value-type="float" office:value="1.1071665599106861" table:style-name="ce6">
            <text:p>1.107</text:p>
          </table:table-cell>
          <table:table-cell office:value-type="float" office:value="1441.1864530521" table:style-name="ce5">
            <text:p><text:s/>1,4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41.1864530521" table:style-name="ce5">
            <text:p><text:s/>1,441<text:s/></text:p>
          </table:table-cell>
          <table:table-cell office:value-type="float" office:value="1.0455206325483886" table:style-name="ce6">
            <text:p>1.046</text:p>
          </table:table-cell>
          <table:table-cell office:value-type="float" office:value="1506.7901720151999" table:style-name="ce5">
            <text:p><text:s/>1,507<text:s/></text:p>
          </table:table-cell>
          <table:table-cell office:value-type="float" office:value="0.97298794467354055" table:style-name="ce6">
            <text:p>0.973</text:p>
          </table:table-cell>
          <table:table-cell office:value-type="float" office:value="1466.0886725233599" table:style-name="ce5">
            <text:p><text:s/>1,4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66.0886725233599" table:style-name="ce5">
            <text:p><text:s/>1,466<text:s/></text:p>
          </table:table-cell>
          <table:table-cell office:value-type="float" office:value="1.0466489383960713" table:style-name="ce6">
            <text:p>1.047</text:p>
          </table:table-cell>
          <table:table-cell office:value-type="float" office:value="1534.4801526910801" table:style-name="ce5">
            <text:p><text:s/>1,534<text:s/></text:p>
          </table:table-cell>
          <table:table-cell office:value-type="float" office:value="0.96757420746029876" table:style-name="ce6">
            <text:p>0.968</text:p>
          </table:table-cell>
          <table:table-cell office:value-type="float" office:value="1484.72341760363" table:style-name="ce5">
            <text:p><text:s/>1,48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29.9389345295499" table:style-name="ce5">
            <text:p><text:s/>3,43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29.9389345295499" table:style-name="ce5">
            <text:p><text:s/>3,430<text:s/></text:p>
          </table:table-cell>
          <table:table-cell office:value-type="float" office:value="1.0106235529665393" table:style-name="ce6">
            <text:p>1.011</text:p>
          </table:table-cell>
          <table:table-cell office:value-type="float" office:value="3466.37707247252" table:style-name="ce5">
            <text:p><text:s/>3,466<text:s/></text:p>
          </table:table-cell>
          <table:table-cell office:value-type="float" office:value="1.033389590630261" table:style-name="ce6">
            <text:p>1.033</text:p>
          </table:table-cell>
          <table:table-cell office:value-type="float" office:value="3582.1179838925" table:style-name="ce5">
            <text:p><text:s/>3,5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82.1179838925" table:style-name="ce5">
            <text:p><text:s/>3,582<text:s/></text:p>
          </table:table-cell>
          <table:table-cell office:value-type="float" office:value="1.0651203613568414" table:style-name="ce6">
            <text:p>1.065</text:p>
          </table:table-cell>
          <table:table-cell office:value-type="float" office:value="3815.3868014264199" table:style-name="ce5">
            <text:p><text:s/>3,815<text:s/></text:p>
          </table:table-cell>
          <table:table-cell office:value-type="float" office:value="1.0258052583904969" table:style-name="ce6">
            <text:p>1.026</text:p>
          </table:table-cell>
          <table:table-cell office:value-type="float" office:value="3913.84384369692" table:style-name="ce5">
            <text:p><text:s/>3,9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13.84384369692" table:style-name="ce5">
            <text:p><text:s/>3,914<text:s/></text:p>
          </table:table-cell>
          <table:table-cell office:value-type="float" office:value="1.0361076851819369" table:style-name="ce6">
            <text:p>1.036</text:p>
          </table:table-cell>
          <table:table-cell office:value-type="float" office:value="4055.1636850563905" table:style-name="ce5">
            <text:p><text:s/>4,055<text:s/></text:p>
          </table:table-cell>
          <table:table-cell office:value-type="float" office:value="1.0276658069334996" table:style-name="ce6">
            <text:p>1.028</text:p>
          </table:table-cell>
          <table:table-cell office:value-type="float" office:value="4167.3530606508994" table:style-name="ce5">
            <text:p><text:s/>4,16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67.3530606508994" table:style-name="ce5">
            <text:p><text:s/>4,167<text:s/></text:p>
          </table:table-cell>
          <table:table-cell office:value-type="float" office:value="1.0488987700779935" table:style-name="ce6">
            <text:p>1.049</text:p>
          </table:table-cell>
          <table:table-cell office:value-type="float" office:value="4371.1314997974905" table:style-name="ce5">
            <text:p><text:s/>4,371<text:s/></text:p>
          </table:table-cell>
          <table:table-cell office:value-type="float" office:value="1.0192080945722199" table:style-name="ce6">
            <text:p>1.019</text:p>
          </table:table-cell>
          <table:table-cell office:value-type="float" office:value="4455.0926070332098" table:style-name="ce5">
            <text:p><text:s/>4,4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55.0926070332098" table:style-name="ce5">
            <text:p><text:s/>4,455<text:s/></text:p>
          </table:table-cell>
          <table:table-cell office:value-type="float" office:value="1.0484484345969558" table:style-name="ce6">
            <text:p>1.048</text:p>
          </table:table-cell>
          <table:table-cell office:value-type="float" office:value="4670.9348698284393" table:style-name="ce5">
            <text:p><text:s/>4,671<text:s/></text:p>
          </table:table-cell>
          <table:table-cell office:value-type="float" office:value="1.0460625778181367" table:style-name="ce6">
            <text:p>1.046</text:p>
          </table:table-cell>
          <table:table-cell office:value-type="float" office:value="4886.0901707533603" table:style-name="ce5">
            <text:p><text:s/>4,8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86.0901707533603" table:style-name="ce5">
            <text:p><text:s/>4,886<text:s/></text:p>
          </table:table-cell>
          <table:table-cell office:value-type="float" office:value="1.0434458683701859" table:style-name="ce6">
            <text:p>1.043</text:p>
          </table:table-cell>
          <table:table-cell office:value-type="float" office:value="5098.370601156771" table:style-name="ce5">
            <text:p><text:s/>5,098<text:s/></text:p>
          </table:table-cell>
          <table:table-cell office:value-type="float" office:value="1.0487378498323623" table:style-name="ce6">
            <text:p>1.049</text:p>
          </table:table-cell>
          <table:table-cell office:value-type="float" office:value="5346.8542219056799" table:style-name="ce5">
            <text:p><text:s/>5,3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46.8542219056799" table:style-name="ce5">
            <text:p><text:s/>5,347<text:s/></text:p>
          </table:table-cell>
          <table:table-cell office:value-type="float" office:value="1.0479423108105737" table:style-name="ce6">
            <text:p>1.048</text:p>
          </table:table-cell>
          <table:table-cell office:value-type="float" office:value="5603.1947688711098" table:style-name="ce5">
            <text:p><text:s/>5,603<text:s/></text:p>
          </table:table-cell>
          <table:table-cell office:value-type="float" office:value="1.1052934800593224" table:style-name="ce6">
            <text:p>1.105</text:p>
          </table:table-cell>
          <table:table-cell office:value-type="float" office:value="6193.1746455357397" table:style-name="ce5">
            <text:p><text:s/>6,19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93.1746455357397" table:style-name="ce5">
            <text:p><text:s/>6,193<text:s/></text:p>
          </table:table-cell>
          <table:table-cell office:value-type="float" office:value="1.0518504781706912" table:style-name="ce6">
            <text:p>1.052</text:p>
          </table:table-cell>
          <table:table-cell office:value-type="float" office:value="6514.2937123013699" table:style-name="ce5">
            <text:p><text:s/>6,514<text:s/></text:p>
          </table:table-cell>
          <table:table-cell office:value-type="float" office:value="1.0779983457176077" table:style-name="ce6">
            <text:p>1.078</text:p>
          </table:table-cell>
          <table:table-cell office:value-type="float" office:value="7022.3978453794898" table:style-name="ce5">
            <text:p><text:s/>7,0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022.3978453794898" table:style-name="ce5">
            <text:p><text:s/>7,022<text:s/></text:p>
          </table:table-cell>
          <table:table-cell office:value-type="float" office:value="1.0207548851117709" table:style-name="ce6">
            <text:p>1.021</text:p>
          </table:table-cell>
          <table:table-cell office:value-type="float" office:value="7168.1469058694893" table:style-name="ce5">
            <text:p><text:s/>7,168<text:s/></text:p>
          </table:table-cell>
          <table:table-cell office:value-type="float" office:value="1.2276737838880285" table:style-name="ce6">
            <text:p>1.228</text:p>
          </table:table-cell>
          <table:table-cell office:value-type="float" office:value="8800.1460353940602" table:style-name="ce5">
            <text:p><text:s/>8,8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800.1460353940602" table:style-name="ce5">
            <text:p><text:s/>8,800<text:s/></text:p>
          </table:table-cell>
          <table:table-cell office:value-type="float" office:value="1.0723552554806299" table:style-name="ce6">
            <text:p>1.072</text:p>
          </table:table-cell>
          <table:table-cell office:value-type="float" office:value="9436.8828500518503" table:style-name="ce5">
            <text:p><text:s/>9,437<text:s/></text:p>
          </table:table-cell>
          <table:table-cell office:value-type="float" office:value="1.1913780411013588" table:style-name="ce6">
            <text:p>1.191</text:p>
          </table:table-cell>
          <table:table-cell office:value-type="float" office:value="11242.895003997779" table:style-name="ce5">
            <text:p><text:s/>11,24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242.895003997779" table:style-name="ce5">
            <text:p><text:s/>11,243<text:s/></text:p>
          </table:table-cell>
          <table:table-cell office:value-type="float" office:value="1.0623134647881114" table:style-name="ce6">
            <text:p>1.062</text:p>
          </table:table-cell>
          <table:table-cell office:value-type="float" office:value="11943.478745945829" table:style-name="ce5">
            <text:p><text:s/>11,943<text:s/></text:p>
          </table:table-cell>
          <table:table-cell office:value-type="float" office:value="1.1034710145166742" table:style-name="ce6">
            <text:p>1.103</text:p>
          </table:table-cell>
          <table:table-cell office:value-type="float" office:value="13179.282608647181" table:style-name="ce5">
            <text:p><text:s/>13,17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179.282608647181" table:style-name="ce5">
            <text:p><text:s/>13,179<text:s/></text:p>
          </table:table-cell>
          <table:table-cell office:value-type="float" office:value="0.99609389367516077" table:style-name="ce6">
            <text:p>0.996</text:p>
          </table:table-cell>
          <table:table-cell office:value-type="float" office:value="13127.8029294927" table:style-name="ce5">
            <text:p><text:s/>13,128<text:s/></text:p>
          </table:table-cell>
          <table:table-cell office:value-type="float" office:value="1.0778229237936168" table:style-name="ce6">
            <text:p>1.078</text:p>
          </table:table-cell>
          <table:table-cell office:value-type="float" office:value="14149.44693645223" table:style-name="ce5">
            <text:p><text:s/>14,1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149.44693645223" table:style-name="ce5">
            <text:p><text:s/>14,149<text:s/></text:p>
          </table:table-cell>
          <table:table-cell office:value-type="float" office:value="0.98393967350830192" table:style-name="ce6">
            <text:p>0.984</text:p>
          </table:table-cell>
          <table:table-cell office:value-type="float" office:value="13922.20219897585" table:style-name="ce5">
            <text:p><text:s/>13,922<text:s/></text:p>
          </table:table-cell>
          <table:table-cell office:value-type="float" office:value="1.0546702843755615" table:style-name="ce6">
            <text:p>1.055</text:p>
          </table:table-cell>
          <table:table-cell office:value-type="float" office:value="14683.33295232793" table:style-name="ce5">
            <text:p><text:s/>14,6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683.33295232793" table:style-name="ce5">
            <text:p><text:s/>14,683<text:s/></text:p>
          </table:table-cell>
          <table:table-cell office:value-type="float" office:value="0.99229244882131551" table:style-name="ce6">
            <text:p>0.992</text:p>
          </table:table-cell>
          <table:table-cell office:value-type="float" office:value="14570.160412124198" table:style-name="ce5">
            <text:p><text:s/>14,570<text:s/></text:p>
          </table:table-cell>
          <table:table-cell office:value-type="float" office:value="1.0657301802916903" table:style-name="ce6">
            <text:p>1.066</text:p>
          </table:table-cell>
          <table:table-cell office:value-type="float" office:value="15527.859682891971" table:style-name="ce5">
            <text:p><text:s/>15,5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527.859682891971" table:style-name="ce5">
            <text:p><text:s/>15,528<text:s/></text:p>
          </table:table-cell>
          <table:table-cell office:value-type="float" office:value="1.0040722991156636" table:style-name="ce6">
            <text:p>1.004</text:p>
          </table:table-cell>
          <table:table-cell office:value-type="float" office:value="15591.093772146762" table:style-name="ce5">
            <text:p><text:s/>15,591<text:s/></text:p>
          </table:table-cell>
          <table:table-cell office:value-type="float" office:value="1.0300979184154317" table:style-name="ce6">
            <text:p>1.030</text:p>
          </table:table-cell>
          <table:table-cell office:value-type="float" office:value="16060.353240508181" table:style-name="ce5">
            <text:p><text:s/>16,0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060.353240508181" table:style-name="ce5">
            <text:p><text:s/>16,060<text:s/></text:p>
          </table:table-cell>
          <table:table-cell office:value-type="float" office:value="1.0404761527896724" table:style-name="ce6">
            <text:p>1.040</text:p>
          </table:table-cell>
          <table:table-cell office:value-type="float" office:value="16710.414552127098" table:style-name="ce5">
            <text:p><text:s/>16,710<text:s/></text:p>
          </table:table-cell>
          <table:table-cell office:value-type="float" office:value="1.0034756435967789" table:style-name="ce6">
            <text:p>1.003</text:p>
          </table:table-cell>
          <table:table-cell office:value-type="float" office:value="16768.49399746472" table:style-name="ce5">
            <text:p><text:s/>16,76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41.3083794066001" table:style-name="ce5">
            <text:p><text:s/>3,0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41.3083794066001" table:style-name="ce5">
            <text:p><text:s/>3,041<text:s/></text:p>
          </table:table-cell>
          <table:table-cell office:value-type="float" office:value="0.9951551673301624" table:style-name="ce6">
            <text:p>0.995</text:p>
          </table:table-cell>
          <table:table-cell office:value-type="float" office:value="3026.5737492110002" table:style-name="ce5">
            <text:p><text:s/>3,027<text:s/></text:p>
          </table:table-cell>
          <table:table-cell office:value-type="float" office:value="1.0807234579632468" table:style-name="ce6">
            <text:p>1.081</text:p>
          </table:table-cell>
          <table:table-cell office:value-type="float" office:value="3270.8892480281002" table:style-name="ce5">
            <text:p><text:s/>3,27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70.8892480281002" table:style-name="ce5">
            <text:p><text:s/>3,271<text:s/></text:p>
          </table:table-cell>
          <table:table-cell office:value-type="float" office:value="1.0115906930071863" table:style-name="ce6">
            <text:p>1.012</text:p>
          </table:table-cell>
          <table:table-cell office:value-type="float" office:value="3308.8011211624998" table:style-name="ce5">
            <text:p><text:s/>3,309<text:s/></text:p>
          </table:table-cell>
          <table:table-cell office:value-type="float" office:value="1.3453057782464972" table:style-name="ce6">
            <text:p>1.345</text:p>
          </table:table-cell>
          <table:table-cell office:value-type="float" office:value="4451.3492673683995" table:style-name="ce5">
            <text:p><text:s/>4,4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51.3492673683995" table:style-name="ce5">
            <text:p><text:s/>4,451<text:s/></text:p>
          </table:table-cell>
          <table:table-cell office:value-type="float" office:value="1.0887992310082837" table:style-name="ce6">
            <text:p>1.089</text:p>
          </table:table-cell>
          <table:table-cell office:value-type="float" office:value="4846.6256592600002" table:style-name="ce5">
            <text:p><text:s/>4,847<text:s/></text:p>
          </table:table-cell>
          <table:table-cell office:value-type="float" office:value="0.82034873413610365" table:style-name="ce6">
            <text:p>0.820</text:p>
          </table:table-cell>
          <table:table-cell office:value-type="float" office:value="3975.9232244055002" table:style-name="ce5">
            <text:p><text:s/>3,97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975.9232244055002" table:style-name="ce5">
            <text:p><text:s/>3,976<text:s/></text:p>
          </table:table-cell>
          <table:table-cell office:value-type="float" office:value="1.0617732860791405" table:style-name="ce6">
            <text:p>1.062</text:p>
          </table:table-cell>
          <table:table-cell office:value-type="float" office:value="4221.5290671754001" table:style-name="ce5">
            <text:p><text:s/>4,222<text:s/></text:p>
          </table:table-cell>
          <table:table-cell office:value-type="float" office:value="1.1109364587575732" table:style-name="ce6">
            <text:p>1.111</text:p>
          </table:table-cell>
          <table:table-cell office:value-type="float" office:value="4689.8505524299999" table:style-name="ce5">
            <text:p><text:s/>4,6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89.8505524299999" table:style-name="ce5">
            <text:p><text:s/>4,690<text:s/></text:p>
          </table:table-cell>
          <table:table-cell office:value-type="float" office:value="1.0640081814524684" table:style-name="ce6">
            <text:p>1.064</text:p>
          </table:table-cell>
          <table:table-cell office:value-type="float" office:value="4990.0393575748994" table:style-name="ce5">
            <text:p><text:s/>4,990<text:s/></text:p>
          </table:table-cell>
          <table:table-cell office:value-type="float" office:value="0.97816984212296076" table:style-name="ce6">
            <text:p>0.978</text:p>
          </table:table-cell>
          <table:table-cell office:value-type="float" office:value="4881.1060105863999" table:style-name="ce5">
            <text:p><text:s/>4,88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81.1060105863999" table:style-name="ce5">
            <text:p><text:s/>4,881<text:s/></text:p>
          </table:table-cell>
          <table:table-cell office:value-type="float" office:value="1.0590826980719998" table:style-name="ce6">
            <text:p>1.059</text:p>
          </table:table-cell>
          <table:table-cell office:value-type="float" office:value="5169.4949232672998" table:style-name="ce5">
            <text:p><text:s/>5,169<text:s/></text:p>
          </table:table-cell>
          <table:table-cell office:value-type="float" office:value="1.1506333487903952" table:style-name="ce6">
            <text:p>1.151</text:p>
          </table:table-cell>
          <table:table-cell office:value-type="float" office:value="5948.1932551140007" table:style-name="ce5">
            <text:p><text:s/>5,9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48.1932551140007" table:style-name="ce5">
            <text:p><text:s/>5,948<text:s/></text:p>
          </table:table-cell>
          <table:table-cell office:value-type="float" office:value="1.0676500534693183" table:style-name="ce6">
            <text:p>1.068</text:p>
          </table:table-cell>
          <table:table-cell office:value-type="float" office:value="6350.5888468683006" table:style-name="ce5">
            <text:p><text:s/>6,351<text:s/></text:p>
          </table:table-cell>
          <table:table-cell office:value-type="float" office:value="1.1497569683745144" table:style-name="ce6">
            <text:p>1.150</text:p>
          </table:table-cell>
          <table:table-cell office:value-type="float" office:value="7301.6337799682997" table:style-name="ce5">
            <text:p><text:s/>7,3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301.6337799682997" table:style-name="ce5">
            <text:p><text:s/>7,302<text:s/></text:p>
          </table:table-cell>
          <table:table-cell office:value-type="float" office:value="1.0715391950695681" table:style-name="ce6">
            <text:p>1.072</text:p>
          </table:table-cell>
          <table:table-cell office:value-type="float" office:value="7823.9867832800001" table:style-name="ce5">
            <text:p><text:s/>7,824<text:s/></text:p>
          </table:table-cell>
          <table:table-cell office:value-type="float" office:value="1.1472276471309137" table:style-name="ce6">
            <text:p>1.147</text:p>
          </table:table-cell>
          <table:table-cell office:value-type="float" office:value="8975.8939485656792" table:style-name="ce5">
            <text:p><text:s/>8,97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975.8939485656792" table:style-name="ce5">
            <text:p><text:s/>8,976<text:s/></text:p>
          </table:table-cell>
          <table:table-cell office:value-type="float" office:value="1.0766970690328286" table:style-name="ce6">
            <text:p>1.077</text:p>
          </table:table-cell>
          <table:table-cell office:value-type="float" office:value="9664.3187063701698" table:style-name="ce5">
            <text:p><text:s/>9,664<text:s/></text:p>
          </table:table-cell>
          <table:table-cell office:value-type="float" office:value="0.99614558016465171" table:style-name="ce6">
            <text:p>0.996</text:p>
          </table:table-cell>
          <table:table-cell office:value-type="float" office:value="9627.0683646532088" table:style-name="ce5">
            <text:p><text:s/>9,62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627.0683646532088" table:style-name="ce5">
            <text:p><text:s/>9,627<text:s/></text:p>
          </table:table-cell>
          <table:table-cell office:value-type="float" office:value="1.1367182208711211" table:style-name="ce6">
            <text:p>1.137</text:p>
          </table:table-cell>
          <table:table-cell office:value-type="float" office:value="10943.26402367325" table:style-name="ce5">
            <text:p><text:s/>10,943<text:s/></text:p>
          </table:table-cell>
          <table:table-cell office:value-type="float" office:value="1.0974888554590214" table:style-name="ce6">
            <text:p>1.097</text:p>
          </table:table-cell>
          <table:table-cell office:value-type="float" office:value="12010.110308327039" table:style-name="ce5">
            <text:p><text:s/>12,01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010.110308327039" table:style-name="ce5">
            <text:p><text:s/>12,010<text:s/></text:p>
          </table:table-cell>
          <table:table-cell office:value-type="float" office:value="1.0869061397768753" table:style-name="ce6">
            <text:p>1.087</text:p>
          </table:table-cell>
          <table:table-cell office:value-type="float" office:value="13053.8626335182" table:style-name="ce5">
            <text:p><text:s/>13,054<text:s/></text:p>
          </table:table-cell>
          <table:table-cell office:value-type="float" office:value="1.152020316457335" table:style-name="ce6">
            <text:p>1.152</text:p>
          </table:table-cell>
          <table:table-cell office:value-type="float" office:value="15038.31496205622" table:style-name="ce5">
            <text:p><text:s/>15,0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038.31496205622" table:style-name="ce5">
            <text:p><text:s/>15,038<text:s/></text:p>
          </table:table-cell>
          <table:table-cell office:value-type="float" office:value="0.99381589157393979" table:style-name="ce6">
            <text:p>0.994</text:p>
          </table:table-cell>
          <table:table-cell office:value-type="float" office:value="14945.31639178562" table:style-name="ce5">
            <text:p><text:s/>14,945<text:s/></text:p>
          </table:table-cell>
          <table:table-cell office:value-type="float" office:value="1.1714339805819918" table:style-name="ce6">
            <text:p>1.171</text:p>
          </table:table-cell>
          <table:table-cell office:value-type="float" office:value="17507.451471886718" table:style-name="ce5">
            <text:p><text:s/>17,50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507.451471886718" table:style-name="ce5">
            <text:p><text:s/>17,507<text:s/></text:p>
          </table:table-cell>
          <table:table-cell office:value-type="float" office:value="0.93045118630418455" table:style-name="ce6">
            <text:p>0.930</text:p>
          </table:table-cell>
          <table:table-cell office:value-type="float" office:value="16289.828991179938" table:style-name="ce5">
            <text:p><text:s/>16,290<text:s/></text:p>
          </table:table-cell>
          <table:table-cell office:value-type="float" office:value="0.98814738556547399" table:style-name="ce6">
            <text:p>0.988</text:p>
          </table:table-cell>
          <table:table-cell office:value-type="float" office:value="16096.751928943118" table:style-name="ce5">
            <text:p><text:s/>16,0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096.751928943118" table:style-name="ce5">
            <text:p><text:s/>16,097<text:s/></text:p>
          </table:table-cell>
          <table:table-cell office:value-type="float" office:value="0.94776366949811364" table:style-name="ce6">
            <text:p>0.948</text:p>
          </table:table-cell>
          <table:table-cell office:value-type="float" office:value="15255.916675175969" table:style-name="ce5">
            <text:p><text:s/>15,256<text:s/></text:p>
          </table:table-cell>
          <table:table-cell office:value-type="float" office:value="0.95918528616531473" table:style-name="ce6">
            <text:p>0.959</text:p>
          </table:table-cell>
          <table:table-cell office:value-type="float" office:value="14633.250801792859" table:style-name="ce5">
            <text:p><text:s/>14,6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633.250801792859" table:style-name="ce5">
            <text:p><text:s/>14,633<text:s/></text:p>
          </table:table-cell>
          <table:table-cell office:value-type="float" office:value="1.0611990983626693" table:style-name="ce6">
            <text:p>1.061</text:p>
          </table:table-cell>
          <table:table-cell office:value-type="float" office:value="15528.792556977391" table:style-name="ce5">
            <text:p><text:s/>15,529<text:s/></text:p>
          </table:table-cell>
          <table:table-cell office:value-type="float" office:value="0.97007399437941533" table:style-name="ce6">
            <text:p>0.970</text:p>
          </table:table-cell>
          <table:table-cell office:value-type="float" office:value="15064.077823636391" table:style-name="ce5">
            <text:p><text:s/>15,06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064.077823636391" table:style-name="ce5">
            <text:p><text:s/>15,064<text:s/></text:p>
          </table:table-cell>
          <table:table-cell office:value-type="float" office:value="1.002189791987584" table:style-name="ce6">
            <text:p>1.002</text:p>
          </table:table-cell>
          <table:table-cell office:value-type="float" office:value="15097.06502055493" table:style-name="ce5">
            <text:p><text:s/>15,097<text:s/></text:p>
          </table:table-cell>
          <table:table-cell office:value-type="float" office:value="1.0419757194178241" table:style-name="ce6">
            <text:p>1.042</text:p>
          </table:table-cell>
          <table:table-cell office:value-type="float" office:value="15730.77518589039" table:style-name="ce5">
            <text:p><text:s/>15,73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17.4496064195" table:style-name="ce5">
            <text:p><text:s/>1,21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17.4496064195" table:style-name="ce5">
            <text:p><text:s/>1,217<text:s/></text:p>
          </table:table-cell>
          <table:table-cell office:value-type="float" office:value="1.0132630761402013" table:style-name="ce6">
            <text:p>1.013</text:p>
          </table:table-cell>
          <table:table-cell office:value-type="float" office:value="1233.5967332462999" table:style-name="ce5">
            <text:p><text:s/>1,234<text:s/></text:p>
          </table:table-cell>
          <table:table-cell office:value-type="float" office:value="1.1165999366160624" table:style-name="ce6">
            <text:p>1.117</text:p>
          </table:table-cell>
          <table:table-cell office:value-type="float" office:value="1377.4340341526001" table:style-name="ce5">
            <text:p><text:s/>1,37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377.4340341526001" table:style-name="ce5">
            <text:p><text:s/>1,377<text:s/></text:p>
          </table:table-cell>
          <table:table-cell office:value-type="float" office:value="1.0010711245543658" table:style-name="ce6">
            <text:p>1.001</text:p>
          </table:table-cell>
          <table:table-cell office:value-type="float" office:value="1378.9094375686" table:style-name="ce5">
            <text:p><text:s/>1,379<text:s/></text:p>
          </table:table-cell>
          <table:table-cell office:value-type="float" office:value="1.3840238360445307" table:style-name="ce6">
            <text:p>1.384</text:p>
          </table:table-cell>
          <table:table-cell office:value-type="float" office:value="1908.4435293417" table:style-name="ce5">
            <text:p><text:s/>1,90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08.4435293417" table:style-name="ce5">
            <text:p><text:s/>1,908<text:s/></text:p>
          </table:table-cell>
          <table:table-cell office:value-type="float" office:value="1.1035078492564772" table:style-name="ce6">
            <text:p>1.104</text:p>
          </table:table-cell>
          <table:table-cell office:value-type="float" office:value="2105.9824144913" table:style-name="ce5">
            <text:p><text:s/>2,106<text:s/></text:p>
          </table:table-cell>
          <table:table-cell office:value-type="float" office:value="0.65539719572155142" table:style-name="ce6">
            <text:p>0.655</text:p>
          </table:table-cell>
          <table:table-cell office:value-type="float" office:value="1380.2549686965001" table:style-name="ce5">
            <text:p><text:s/>1,38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80.2549686965001" table:style-name="ce5">
            <text:p><text:s/>1,380<text:s/></text:p>
          </table:table-cell>
          <table:table-cell office:value-type="float" office:value="1.0708483872496766" table:style-name="ce6">
            <text:p>1.071</text:p>
          </table:table-cell>
          <table:table-cell office:value-type="float" office:value="1478.0438072219999" table:style-name="ce5">
            <text:p><text:s/>1,478<text:s/></text:p>
          </table:table-cell>
          <table:table-cell office:value-type="float" office:value="1.239608250179967" table:style-name="ce6">
            <text:p>1.240</text:p>
          </table:table-cell>
          <table:table-cell office:value-type="float" office:value="1832.1952975597999" table:style-name="ce5">
            <text:p><text:s/>1,8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32.1952975597999" table:style-name="ce5">
            <text:p><text:s/>1,832<text:s/></text:p>
          </table:table-cell>
          <table:table-cell office:value-type="float" office:value="1.0640265094959243" table:style-name="ce6">
            <text:p>1.064</text:p>
          </table:table-cell>
          <table:table-cell office:value-type="float" office:value="1949.5043671774001" table:style-name="ce5">
            <text:p><text:s/>1,950<text:s/></text:p>
          </table:table-cell>
          <table:table-cell office:value-type="float" office:value="0.85362525160158664" table:style-name="ce6">
            <text:p>0.854</text:p>
          </table:table-cell>
          <table:table-cell office:value-type="float" office:value="1664.1461559302002" table:style-name="ce5">
            <text:p><text:s/>1,6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64.1461559302002" table:style-name="ce5">
            <text:p><text:s/>1,664<text:s/></text:p>
          </table:table-cell>
          <table:table-cell office:value-type="float" office:value="1.0581330275327436" table:style-name="ce6">
            <text:p>1.058</text:p>
          </table:table-cell>
          <table:table-cell office:value-type="float" office:value="1760.8880102313999" table:style-name="ce5">
            <text:p><text:s/>1,761<text:s/></text:p>
          </table:table-cell>
          <table:table-cell office:value-type="float" office:value="1.2193860618286758" table:style-name="ce6">
            <text:p>1.219</text:p>
          </table:table-cell>
          <table:table-cell office:value-type="float" office:value="2147.2022961173998" table:style-name="ce5">
            <text:p><text:s/>2,1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47.2022961173998" table:style-name="ce5">
            <text:p><text:s/>2,147<text:s/></text:p>
          </table:table-cell>
          <table:table-cell office:value-type="float" office:value="1.0655181943678902" table:style-name="ce6">
            <text:p>1.066</text:p>
          </table:table-cell>
          <table:table-cell office:value-type="float" office:value="2287.8831135015998" table:style-name="ce5">
            <text:p><text:s/>2,288<text:s/></text:p>
          </table:table-cell>
          <table:table-cell office:value-type="float" office:value="0.91728731949038556" table:style-name="ce6">
            <text:p>0.917</text:p>
          </table:table-cell>
          <table:table-cell office:value-type="float" office:value="2098.6461684912001" table:style-name="ce5">
            <text:p><text:s/>2,0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98.6461684912001" table:style-name="ce5">
            <text:p><text:s/>2,099<text:s/></text:p>
          </table:table-cell>
          <table:table-cell office:value-type="float" office:value="1.0709964537222678" table:style-name="ce6">
            <text:p>1.071</text:p>
          </table:table-cell>
          <table:table-cell office:value-type="float" office:value="2247.6426040718998" table:style-name="ce5">
            <text:p><text:s/>2,248<text:s/></text:p>
          </table:table-cell>
          <table:table-cell office:value-type="float" office:value="1.2767697358494503" table:style-name="ce6">
            <text:p>1.277</text:p>
          </table:table-cell>
          <table:table-cell office:value-type="float" office:value="2869.7220538848501" table:style-name="ce5">
            <text:p><text:s/>2,8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69.7220538848501" table:style-name="ce5">
            <text:p><text:s/>2,870<text:s/></text:p>
          </table:table-cell>
          <table:table-cell office:value-type="float" office:value="1.0760609740433136" table:style-name="ce6">
            <text:p>1.076</text:p>
          </table:table-cell>
          <table:table-cell office:value-type="float" office:value="3087.9959085369101" table:style-name="ce5">
            <text:p><text:s/>3,088<text:s/></text:p>
          </table:table-cell>
          <table:table-cell office:value-type="float" office:value="0.99250427098984495" table:style-name="ce6">
            <text:p>0.993</text:p>
          </table:table-cell>
          <table:table-cell office:value-type="float" office:value="3064.8491280220501" table:style-name="ce5">
            <text:p><text:s/>3,06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64.8491280220501" table:style-name="ce5">
            <text:p><text:s/>3,065<text:s/></text:p>
          </table:table-cell>
          <table:table-cell office:value-type="float" office:value="1.1558176145429544" table:style-name="ce6">
            <text:p>1.156</text:p>
          </table:table-cell>
          <table:table-cell office:value-type="float" office:value="3542.4066080845" table:style-name="ce5">
            <text:p><text:s/>3,542<text:s/></text:p>
          </table:table-cell>
          <table:table-cell office:value-type="float" office:value="1.0423852526181203" table:style-name="ce6">
            <text:p>1.042</text:p>
          </table:table-cell>
          <table:table-cell office:value-type="float" office:value="3692.5524070442602" table:style-name="ce5">
            <text:p><text:s/>3,69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92.5524070442602" table:style-name="ce5">
            <text:p><text:s/>3,693<text:s/></text:p>
          </table:table-cell>
          <table:table-cell office:value-type="float" office:value="1.088705626482477" table:style-name="ce6">
            <text:p>1.089</text:p>
          </table:table-cell>
          <table:table-cell office:value-type="float" office:value="4020.1025816305" table:style-name="ce5">
            <text:p><text:s/>4,020<text:s/></text:p>
          </table:table-cell>
          <table:table-cell office:value-type="float" office:value="1.1576612945091673" table:style-name="ce6">
            <text:p>1.158</text:p>
          </table:table-cell>
          <table:table-cell office:value-type="float" office:value="4653.91715871001" table:style-name="ce5">
            <text:p><text:s/>4,6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53.91715871001" table:style-name="ce5">
            <text:p><text:s/>4,654<text:s/></text:p>
          </table:table-cell>
          <table:table-cell office:value-type="float" office:value="1.0030964384415482" table:style-name="ce6">
            <text:p>1.003</text:p>
          </table:table-cell>
          <table:table-cell office:value-type="float" office:value="4668.3277267040194" table:style-name="ce5">
            <text:p><text:s/>4,668<text:s/></text:p>
          </table:table-cell>
          <table:table-cell office:value-type="float" office:value="1.1555549327005641" table:style-name="ce6">
            <text:p>1.156</text:p>
          </table:table-cell>
          <table:table-cell office:value-type="float" office:value="5394.5091320556403" table:style-name="ce5">
            <text:p><text:s/>5,39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394.5091320556403" table:style-name="ce5">
            <text:p><text:s/>5,395<text:s/></text:p>
          </table:table-cell>
          <table:table-cell office:value-type="float" office:value="0.9317446404614258" table:style-name="ce6">
            <text:p>0.932</text:p>
          </table:table-cell>
          <table:table-cell office:value-type="float" office:value="5026.3049717130607" table:style-name="ce5">
            <text:p><text:s/>5,026<text:s/></text:p>
          </table:table-cell>
          <table:table-cell office:value-type="float" office:value="1.2210186652377086" table:style-name="ce6">
            <text:p>1.221</text:p>
          </table:table-cell>
          <table:table-cell office:value-type="float" office:value="6137.21218763874" table:style-name="ce5">
            <text:p><text:s/>6,1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137.21218763874" table:style-name="ce5">
            <text:p><text:s/>6,137<text:s/></text:p>
          </table:table-cell>
          <table:table-cell office:value-type="float" office:value="0.95497801715554531" table:style-name="ce6">
            <text:p>0.955</text:p>
          </table:table-cell>
          <table:table-cell office:value-type="float" office:value="5860.9027258140895" table:style-name="ce5">
            <text:p><text:s/>5,861<text:s/></text:p>
          </table:table-cell>
          <table:table-cell office:value-type="float" office:value="0.80713311241930763" table:style-name="ce6">
            <text:p>0.807</text:p>
          </table:table-cell>
          <table:table-cell office:value-type="float" office:value="4730.5286586731299" table:style-name="ce5">
            <text:p><text:s/>4,7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730.5286586731299" table:style-name="ce5">
            <text:p><text:s/>4,731<text:s/></text:p>
          </table:table-cell>
          <table:table-cell office:value-type="float" office:value="1.0730073449096198" table:style-name="ce6">
            <text:p>1.073</text:p>
          </table:table-cell>
          <table:table-cell office:value-type="float" office:value="5075.8919960617195" table:style-name="ce5">
            <text:p><text:s/>5,076<text:s/></text:p>
          </table:table-cell>
          <table:table-cell office:value-type="float" office:value="1.0509611262793435" table:style-name="ce6">
            <text:p>1.051</text:p>
          </table:table-cell>
          <table:table-cell office:value-type="float" office:value="5334.5651690533305" table:style-name="ce5">
            <text:p><text:s/>5,3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34.5651690533305" table:style-name="ce5">
            <text:p><text:s/>5,335<text:s/></text:p>
          </table:table-cell>
          <table:table-cell office:value-type="float" office:value="0.99975982965494292" table:style-name="ce6">
            <text:p>1.000</text:p>
          </table:table-cell>
          <table:table-cell office:value-type="float" office:value="5333.2839646959492" table:style-name="ce5">
            <text:p><text:s/>5,333<text:s/></text:p>
          </table:table-cell>
          <table:table-cell office:value-type="float" office:value="1.1136502857755495" table:style-name="ce6">
            <text:p>1.114</text:p>
          </table:table-cell>
          <table:table-cell office:value-type="float" office:value="5939.4132114058002" table:style-name="ce5">
            <text:p><text:s/>5,9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23.8587729870999" table:style-name="ce5">
            <text:p><text:s/>1,8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23.8587729870999" table:style-name="ce5">
            <text:p><text:s/>1,824<text:s/></text:p>
          </table:table-cell>
          <table:table-cell office:value-type="float" office:value="0.98306790115562404" table:style-name="ce6">
            <text:p>0.983</text:p>
          </table:table-cell>
          <table:table-cell office:value-type="float" office:value="1792.9770159647001" table:style-name="ce5">
            <text:p><text:s/>1,793<text:s/></text:p>
          </table:table-cell>
          <table:table-cell office:value-type="float" office:value="1.05603986945518" table:style-name="ce6">
            <text:p>1.056</text:p>
          </table:table-cell>
          <table:table-cell office:value-type="float" office:value="1893.4552138755" table:style-name="ce5">
            <text:p><text:s/>1,89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93.4552138755" table:style-name="ce5">
            <text:p><text:s/>1,893<text:s/></text:p>
          </table:table-cell>
          <table:table-cell office:value-type="float" office:value="1.0192433755239567" table:style-name="ce6">
            <text:p>1.019</text:p>
          </table:table-cell>
          <table:table-cell office:value-type="float" office:value="1929.8916835938999" table:style-name="ce5">
            <text:p><text:s/>1,930<text:s/></text:p>
          </table:table-cell>
          <table:table-cell office:value-type="float" office:value="1.3176416892430083" table:style-name="ce6">
            <text:p>1.318</text:p>
          </table:table-cell>
          <table:table-cell office:value-type="float" office:value="2542.9057380266995" table:style-name="ce5">
            <text:p><text:s/>2,5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42.9057380266995" table:style-name="ce5">
            <text:p><text:s/>2,543<text:s/></text:p>
          </table:table-cell>
          <table:table-cell office:value-type="float" office:value="1.0777604548155393" table:style-name="ce6">
            <text:p>1.078</text:p>
          </table:table-cell>
          <table:table-cell office:value-type="float" office:value="2740.6432447687002" table:style-name="ce5">
            <text:p><text:s/>2,741<text:s/></text:p>
          </table:table-cell>
          <table:table-cell office:value-type="float" office:value="0.94710183846933504" table:style-name="ce6">
            <text:p>0.947</text:p>
          </table:table-cell>
          <table:table-cell office:value-type="float" office:value="2595.6682557089998" table:style-name="ce5">
            <text:p><text:s/>2,59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95.6682557089998" table:style-name="ce5">
            <text:p><text:s/>2,596<text:s/></text:p>
          </table:table-cell>
          <table:table-cell office:value-type="float" office:value="1.0569475717550909" table:style-name="ce6">
            <text:p>1.057</text:p>
          </table:table-cell>
          <table:table-cell office:value-type="float" office:value="2743.4852599533997" table:style-name="ce5">
            <text:p><text:s/>2,743<text:s/></text:p>
          </table:table-cell>
          <table:table-cell office:value-type="float" office:value="1.0416149474478094" table:style-name="ce6">
            <text:p>1.042</text:p>
          </table:table-cell>
          <table:table-cell office:value-type="float" office:value="2857.6552548702002" table:style-name="ce5">
            <text:p><text:s/>2,8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57.6552548702002" table:style-name="ce5">
            <text:p><text:s/>2,858<text:s/></text:p>
          </table:table-cell>
          <table:table-cell office:value-type="float" office:value="1.0639964303656377" table:style-name="ce6">
            <text:p>1.064</text:p>
          </table:table-cell>
          <table:table-cell office:value-type="float" office:value="3040.5349903974998" table:style-name="ce5">
            <text:p><text:s/>3,041<text:s/></text:p>
          </table:table-cell>
          <table:table-cell office:value-type="float" office:value="1.0580242834948055" table:style-name="ce6">
            <text:p>1.058</text:p>
          </table:table-cell>
          <table:table-cell office:value-type="float" office:value="3216.9598546562002" table:style-name="ce5">
            <text:p><text:s/>3,2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16.9598546562002" table:style-name="ce5">
            <text:p><text:s/>3,217<text:s/></text:p>
          </table:table-cell>
          <table:table-cell office:value-type="float" office:value="1.0595739664274366" table:style-name="ce6">
            <text:p>1.060</text:p>
          </table:table-cell>
          <table:table-cell office:value-type="float" office:value="3408.6069130358997" table:style-name="ce5">
            <text:p><text:s/>3,409<text:s/></text:p>
          </table:table-cell>
          <table:table-cell office:value-type="float" office:value="1.1151156633697081" table:style-name="ce6">
            <text:p>1.115</text:p>
          </table:table-cell>
          <table:table-cell office:value-type="float" office:value="3800.9909589966001" table:style-name="ce5">
            <text:p><text:s/>3,8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00.9909589966001" table:style-name="ce5">
            <text:p><text:s/>3,801<text:s/></text:p>
          </table:table-cell>
          <table:table-cell office:value-type="float" office:value="1.0688543532971699" table:style-name="ce6">
            <text:p>1.069</text:p>
          </table:table-cell>
          <table:table-cell office:value-type="float" office:value="4062.7057333667008" table:style-name="ce5">
            <text:p><text:s/>4,063<text:s/></text:p>
          </table:table-cell>
          <table:table-cell office:value-type="float" office:value="1.2806705562613971" table:style-name="ce6">
            <text:p>1.281</text:p>
          </table:table-cell>
          <table:table-cell office:value-type="float" office:value="5202.9876114771005" table:style-name="ce5">
            <text:p><text:s/>5,2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02.9876114771005" table:style-name="ce5">
            <text:p><text:s/>5,203<text:s/></text:p>
          </table:table-cell>
          <table:table-cell office:value-type="float" office:value="1.0717581119946209" table:style-name="ce6">
            <text:p>1.072</text:p>
          </table:table-cell>
          <table:table-cell office:value-type="float" office:value="5576.3441792080994" table:style-name="ce5">
            <text:p><text:s/>5,576<text:s/></text:p>
          </table:table-cell>
          <table:table-cell office:value-type="float" office:value="1.0950134529802233" table:style-name="ce6">
            <text:p>1.095</text:p>
          </table:table-cell>
          <table:table-cell office:value-type="float" office:value="6106.1718946808296" table:style-name="ce5">
            <text:p><text:s/>6,1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06.1718946808296" table:style-name="ce5">
            <text:p><text:s/>6,106<text:s/></text:p>
          </table:table-cell>
          <table:table-cell office:value-type="float" office:value="1.0769960150584665" table:style-name="ce6">
            <text:p>1.077</text:p>
          </table:table-cell>
          <table:table-cell office:value-type="float" office:value="6576.3227978332607" table:style-name="ce5">
            <text:p><text:s/>6,576<text:s/></text:p>
          </table:table-cell>
          <table:table-cell office:value-type="float" office:value="0.99785540314311405" table:style-name="ce6">
            <text:p>0.998</text:p>
          </table:table-cell>
          <table:table-cell office:value-type="float" office:value="6562.2192366311601" table:style-name="ce5">
            <text:p><text:s/>6,56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562.2192366311601" table:style-name="ce5">
            <text:p><text:s/>6,562<text:s/></text:p>
          </table:table-cell>
          <table:table-cell office:value-type="float" office:value="1.1277979519910282" table:style-name="ce6">
            <text:p>1.128</text:p>
          </table:table-cell>
          <table:table-cell office:value-type="float" office:value="7400.8574155887509" table:style-name="ce5">
            <text:p><text:s/>7,401<text:s/></text:p>
          </table:table-cell>
          <table:table-cell office:value-type="float" office:value="1.1238640922554652" table:style-name="ce6">
            <text:p>1.124</text:p>
          </table:table-cell>
          <table:table-cell office:value-type="float" office:value="8317.5579012827802" table:style-name="ce5">
            <text:p><text:s/>8,31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317.5579012827802" table:style-name="ce5">
            <text:p><text:s/>8,318<text:s/></text:p>
          </table:table-cell>
          <table:table-cell office:value-type="float" office:value="1.0861072635868831" table:style-name="ce6">
            <text:p>1.086</text:p>
          </table:table-cell>
          <table:table-cell office:value-type="float" office:value="9033.7600518876989" table:style-name="ce5">
            <text:p><text:s/>9,034<text:s/></text:p>
          </table:table-cell>
          <table:table-cell office:value-type="float" office:value="1.1495100316701772" table:style-name="ce6">
            <text:p>1.150</text:p>
          </table:table-cell>
          <table:table-cell office:value-type="float" office:value="10384.39780334621" table:style-name="ce5">
            <text:p><text:s/>10,3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384.39780334621" table:style-name="ce5">
            <text:p><text:s/>10,384<text:s/></text:p>
          </table:table-cell>
          <table:table-cell office:value-type="float" office:value="0.9896566810807268" table:style-name="ce6">
            <text:p>0.990</text:p>
          </table:table-cell>
          <table:table-cell office:value-type="float" office:value="10276.988665081601" table:style-name="ce5">
            <text:p><text:s/>10,277<text:s/></text:p>
          </table:table-cell>
          <table:table-cell office:value-type="float" office:value="1.1786470467742702" table:style-name="ce6">
            <text:p>1.179</text:p>
          </table:table-cell>
          <table:table-cell office:value-type="float" office:value="12112.942339831077" table:style-name="ce5">
            <text:p><text:s/>12,11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112.942339831077" table:style-name="ce5">
            <text:p><text:s/>12,113<text:s/></text:p>
          </table:table-cell>
          <table:table-cell office:value-type="float" office:value="0.9298751453995574" table:style-name="ce6">
            <text:p>0.930</text:p>
          </table:table-cell>
          <table:table-cell office:value-type="float" office:value="11263.524019466879" table:style-name="ce5">
            <text:p><text:s/>11,264<text:s/></text:p>
          </table:table-cell>
          <table:table-cell office:value-type="float" office:value="0.88422945821318366" table:style-name="ce6">
            <text:p>0.884</text:p>
          </table:table-cell>
          <table:table-cell office:value-type="float" office:value="9959.5397413043793" table:style-name="ce5">
            <text:p><text:s/>9,9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959.5397413043793" table:style-name="ce5">
            <text:p><text:s/>9,960<text:s/></text:p>
          </table:table-cell>
          <table:table-cell office:value-type="float" office:value="0.94331808430852626" table:style-name="ce6">
            <text:p>0.943</text:p>
          </table:table-cell>
          <table:table-cell office:value-type="float" office:value="9395.0139493618808" table:style-name="ce5">
            <text:p><text:s/>9,395<text:s/></text:p>
          </table:table-cell>
          <table:table-cell office:value-type="float" office:value="1.0540401745536878" table:style-name="ce6">
            <text:p>1.054</text:p>
          </table:table-cell>
          <table:table-cell office:value-type="float" office:value="9902.7221431197304" table:style-name="ce5">
            <text:p><text:s/>9,90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902.7221431197304" table:style-name="ce5">
            <text:p><text:s/>9,903<text:s/></text:p>
          </table:table-cell>
          <table:table-cell office:value-type="float" office:value="1.0555583010251577" table:style-name="ce6">
            <text:p>1.056</text:p>
          </table:table-cell>
          <table:table-cell office:value-type="float" office:value="10452.90056091567" table:style-name="ce5">
            <text:p><text:s/>10,453<text:s/></text:p>
          </table:table-cell>
          <table:table-cell office:value-type="float" office:value="0.9307954857011248" table:style-name="ce6">
            <text:p>0.931</text:p>
          </table:table-cell>
          <table:table-cell office:value-type="float" office:value="9729.5126545830608" table:style-name="ce5">
            <text:p><text:s/>9,7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729.5126545830608" table:style-name="ce5">
            <text:p><text:s/>9,730<text:s/></text:p>
          </table:table-cell>
          <table:table-cell office:value-type="float" office:value="1.0035221087111468" table:style-name="ce6">
            <text:p>1.004</text:p>
          </table:table-cell>
          <table:table-cell office:value-type="float" office:value="9763.7810558589808" table:style-name="ce5">
            <text:p><text:s/>9,764<text:s/></text:p>
          </table:table-cell>
          <table:table-cell office:value-type="float" office:value="1.0028248194493321" table:style-name="ce6">
            <text:p>1.003</text:p>
          </table:table-cell>
          <table:table-cell office:value-type="float" office:value="9791.361974484591" table:style-name="ce5">
            <text:p><text:s/>9,79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771.030149577" table:style-name="ce5">
            <text:p><text:s/>9,77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771.030149577" table:style-name="ce5">
            <text:p><text:s/>9,771<text:s/></text:p>
          </table:table-cell>
          <table:table-cell office:value-type="float" office:value="1.0074037563592344" table:style-name="ce6">
            <text:p>1.007</text:p>
          </table:table-cell>
          <table:table-cell office:value-type="float" office:value="9843.3724761832" table:style-name="ce5">
            <text:p><text:s/>9,843<text:s/></text:p>
          </table:table-cell>
          <table:table-cell office:value-type="float" office:value="1.1198241580294384" table:style-name="ce6">
            <text:p>1.120</text:p>
          </table:table-cell>
          <table:table-cell office:value-type="float" office:value="11022.846295312" table:style-name="ce5">
            <text:p><text:s/>11,0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022.846295312" table:style-name="ce5">
            <text:p><text:s/>11,023<text:s/></text:p>
          </table:table-cell>
          <table:table-cell office:value-type="float" office:value="1.0274338449545113" table:style-name="ce6">
            <text:p>1.027</text:p>
          </table:table-cell>
          <table:table-cell office:value-type="float" office:value="11325.245351535001" table:style-name="ce5">
            <text:p><text:s/>11,325<text:s/></text:p>
          </table:table-cell>
          <table:table-cell office:value-type="float" office:value="1.0791098022057037" table:style-name="ce6">
            <text:p>1.079</text:p>
          </table:table-cell>
          <table:table-cell office:value-type="float" office:value="12221.183271226" table:style-name="ce5">
            <text:p><text:s/>12,22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221.183271226" table:style-name="ce5">
            <text:p><text:s/>12,221<text:s/></text:p>
          </table:table-cell>
          <table:table-cell office:value-type="float" office:value="1.021854371161411" table:style-name="ce6">
            <text:p>1.022</text:p>
          </table:table-cell>
          <table:table-cell office:value-type="float" office:value="12488.269546467" table:style-name="ce5">
            <text:p><text:s/>12,488<text:s/></text:p>
          </table:table-cell>
          <table:table-cell office:value-type="float" office:value="1.1282399887760328" table:style-name="ce6">
            <text:p>1.128</text:p>
          </table:table-cell>
          <table:table-cell office:value-type="float" office:value="14089.765092938" table:style-name="ce5">
            <text:p><text:s/>14,09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089.765092938" table:style-name="ce5">
            <text:p><text:s/>14,090<text:s/></text:p>
          </table:table-cell>
          <table:table-cell office:value-type="float" office:value="1.0238729414211165" table:style-name="ce6">
            <text:p>1.024</text:p>
          </table:table-cell>
          <table:table-cell office:value-type="float" office:value="14426.129229639" table:style-name="ce5">
            <text:p><text:s/>14,426<text:s/></text:p>
          </table:table-cell>
          <table:table-cell office:value-type="float" office:value="1.1054145906712534" table:style-name="ce6">
            <text:p>1.105</text:p>
          </table:table-cell>
          <table:table-cell office:value-type="float" office:value="15946.853737351999" table:style-name="ce5">
            <text:p><text:s/>15,94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946.853737351999" table:style-name="ce5">
            <text:p><text:s/>15,947<text:s/></text:p>
          </table:table-cell>
          <table:table-cell office:value-type="float" office:value="1.0414100594405813" table:style-name="ce6">
            <text:p>1.041</text:p>
          </table:table-cell>
          <table:table-cell office:value-type="float" office:value="16607.213898506001" table:style-name="ce5">
            <text:p><text:s/>16,607<text:s/></text:p>
          </table:table-cell>
          <table:table-cell office:value-type="float" office:value="1.0997662247468885" table:style-name="ce6">
            <text:p>1.100</text:p>
          </table:table-cell>
          <table:table-cell office:value-type="float" office:value="18264.052932724" table:style-name="ce5">
            <text:p><text:s/>18,2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264.052932724" table:style-name="ce5">
            <text:p><text:s/>18,264<text:s/></text:p>
          </table:table-cell>
          <table:table-cell office:value-type="float" office:value="1.0215077894224769" table:style-name="ce6">
            <text:p>1.022</text:p>
          </table:table-cell>
          <table:table-cell office:value-type="float" office:value="18656.872337201999" table:style-name="ce5">
            <text:p><text:s/>18,657<text:s/></text:p>
          </table:table-cell>
          <table:table-cell office:value-type="float" office:value="1.104146215698842" table:style-name="ce6">
            <text:p>1.104</text:p>
          </table:table-cell>
          <table:table-cell office:value-type="float" office:value="20599.914987897999" table:style-name="ce5">
            <text:p><text:s/>20,6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599.914987897999" table:style-name="ce5">
            <text:p><text:s/>20,600<text:s/></text:p>
          </table:table-cell>
          <table:table-cell office:value-type="float" office:value="1.0183955179215363" table:style-name="ce6">
            <text:p>1.018</text:p>
          </table:table-cell>
          <table:table-cell office:value-type="float" office:value="20978.861093240001" table:style-name="ce5">
            <text:p><text:s/>20,979<text:s/></text:p>
          </table:table-cell>
          <table:table-cell office:value-type="float" office:value="1.1332284469513754" table:style-name="ce6">
            <text:p>1.133</text:p>
          </table:table-cell>
          <table:table-cell office:value-type="float" office:value="23773.842175500999" table:style-name="ce5">
            <text:p><text:s/>23,7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773.842175500999" table:style-name="ce5">
            <text:p><text:s/>23,774<text:s/></text:p>
          </table:table-cell>
          <table:table-cell office:value-type="float" office:value="1.0317381895040321" table:style-name="ce6">
            <text:p>1.032</text:p>
          </table:table-cell>
          <table:table-cell office:value-type="float" office:value="24528.380883706002" table:style-name="ce5">
            <text:p><text:s/>24,528<text:s/></text:p>
          </table:table-cell>
          <table:table-cell office:value-type="float" office:value="1.1133692413804801" table:style-name="ce6">
            <text:p>1.113</text:p>
          </table:table-cell>
          <table:table-cell office:value-type="float" office:value="27309.144816783217" table:style-name="ce5">
            <text:p><text:s/>27,3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309.144816783217" table:style-name="ce5">
            <text:p><text:s/>27,309<text:s/></text:p>
          </table:table-cell>
          <table:table-cell office:value-type="float" office:value="1.0223980612202994" table:style-name="ce6">
            <text:p>1.022</text:p>
          </table:table-cell>
          <table:table-cell office:value-type="float" office:value="27920.81671426355" table:style-name="ce5">
            <text:p><text:s/>27,921<text:s/></text:p>
          </table:table-cell>
          <table:table-cell office:value-type="float" office:value="1.0756077239308259" table:style-name="ce6">
            <text:p>1.076</text:p>
          </table:table-cell>
          <table:table-cell office:value-type="float" office:value="30031.846116318779" table:style-name="ce5">
            <text:p><text:s/>30,03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0031.846116318779" table:style-name="ce5">
            <text:p><text:s/>30,032<text:s/></text:p>
          </table:table-cell>
          <table:table-cell office:value-type="float" office:value="1.019774295840959" table:style-name="ce6">
            <text:p>1.020</text:p>
          </table:table-cell>
          <table:table-cell office:value-type="float" office:value="30625.704726073021" table:style-name="ce5">
            <text:p><text:s/>30,626<text:s/></text:p>
          </table:table-cell>
          <table:table-cell office:value-type="float" office:value="1.0723348818311078" table:style-name="ce6">
            <text:p>1.072</text:p>
          </table:table-cell>
          <table:table-cell office:value-type="float" office:value="32841.011458427907" table:style-name="ce5">
            <text:p><text:s/>32,84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2841.011458427907" table:style-name="ce5">
            <text:p><text:s/>32,841<text:s/></text:p>
          </table:table-cell>
          <table:table-cell office:value-type="float" office:value="1.0161911188690633" table:style-name="ce6">
            <text:p>1.016</text:p>
          </table:table-cell>
          <table:table-cell office:value-type="float" office:value="33372.744178731591" table:style-name="ce5">
            <text:p><text:s/>33,373<text:s/></text:p>
          </table:table-cell>
          <table:table-cell office:value-type="float" office:value="1.0724946602114385" table:style-name="ce6">
            <text:p>1.072</text:p>
          </table:table-cell>
          <table:table-cell office:value-type="float" office:value="35792.089928292" table:style-name="ce5">
            <text:p><text:s/>35,7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792.089928292" table:style-name="ce5">
            <text:p><text:s/>35,792<text:s/></text:p>
          </table:table-cell>
          <table:table-cell office:value-type="float" office:value="1.0147269040950495" table:style-name="ce6">
            <text:p>1.015</text:p>
          </table:table-cell>
          <table:table-cell office:value-type="float" office:value="36319.196604027347" table:style-name="ce5">
            <text:p><text:s/>36,319<text:s/></text:p>
          </table:table-cell>
          <table:table-cell office:value-type="float" office:value="1.1237244074521404" table:style-name="ce6">
            <text:p>1.124</text:p>
          </table:table-cell>
          <table:table-cell office:value-type="float" office:value="40812.767682998419" table:style-name="ce5">
            <text:p><text:s/>40,81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0812.767682998419" table:style-name="ce5">
            <text:p><text:s/>40,813<text:s/></text:p>
          </table:table-cell>
          <table:table-cell office:value-type="float" office:value="0.98512676825330425" table:style-name="ce6">
            <text:p>0.985</text:p>
          </table:table-cell>
          <table:table-cell office:value-type="float" office:value="40205.74993102513" table:style-name="ce5">
            <text:p><text:s/>40,206<text:s/></text:p>
          </table:table-cell>
          <table:table-cell office:value-type="float" office:value="1.0433960056571985" table:style-name="ce6">
            <text:p>1.043</text:p>
          </table:table-cell>
          <table:table-cell office:value-type="float" office:value="41950.518882483804" table:style-name="ce5">
            <text:p><text:s/>41,9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1950.518882483804" table:style-name="ce5">
            <text:p><text:s/>41,951<text:s/></text:p>
          </table:table-cell>
          <table:table-cell office:value-type="float" office:value="0.99556214387649444" table:style-name="ce6">
            <text:p>0.996</text:p>
          </table:table-cell>
          <table:table-cell office:value-type="float" office:value="41764.348515376936" table:style-name="ce5">
            <text:p><text:s/>41,764<text:s/></text:p>
          </table:table-cell>
          <table:table-cell office:value-type="float" office:value="1.0758546769324955" table:style-name="ce6">
            <text:p>1.076</text:p>
          </table:table-cell>
          <table:table-cell office:value-type="float" office:value="44932.369679307005" table:style-name="ce5">
            <text:p><text:s/>44,9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4932.369679307005" table:style-name="ce5">
            <text:p><text:s/>44,932<text:s/></text:p>
          </table:table-cell>
          <table:table-cell office:value-type="float" office:value="1.0008132967902157" table:style-name="ce6">
            <text:p>1.001</text:p>
          </table:table-cell>
          <table:table-cell office:value-type="float" office:value="44968.913031343975" table:style-name="ce5">
            <text:p><text:s/>44,969<text:s/></text:p>
          </table:table-cell>
          <table:table-cell office:value-type="float" office:value="1.083467079526842" table:style-name="ce6">
            <text:p>1.083</text:p>
          </table:table-cell>
          <table:table-cell office:value-type="float" office:value="48722.336871566804" table:style-name="ce5">
            <text:p><text:s/>48,72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8722.336871566804" table:style-name="ce5">
            <text:p><text:s/>48,722<text:s/></text:p>
          </table:table-cell>
          <table:table-cell office:value-type="float" office:value="1.0070240775466641" table:style-name="ce6">
            <text:p>1.007</text:p>
          </table:table-cell>
          <table:table-cell office:value-type="float" office:value="49064.566344007377" table:style-name="ce5">
            <text:p><text:s/>49,065<text:s/></text:p>
          </table:table-cell>
          <table:table-cell office:value-type="float" office:value="1.0597295166487086" table:style-name="ce6">
            <text:p>1.060</text:p>
          </table:table-cell>
          <table:table-cell office:value-type="float" office:value="51995.169176313437" table:style-name="ce5">
            <text:p><text:s/>51,9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19.6239538434002" table:style-name="ce5">
            <text:p><text:s/>2,22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219.6239538434002" table:style-name="ce5">
            <text:p><text:s/>2,220<text:s/></text:p>
          </table:table-cell>
          <table:table-cell office:value-type="float" office:value="0.97279264145981525" table:style-name="ce6">
            <text:p>0.973</text:p>
          </table:table-cell>
          <table:table-cell office:value-type="float" office:value="2159.2338491067999" table:style-name="ce5">
            <text:p><text:s/>2,159<text:s/></text:p>
          </table:table-cell>
          <table:table-cell office:value-type="float" office:value="1.2605068861377775" table:style-name="ce6">
            <text:p>1.261</text:p>
          </table:table-cell>
          <table:table-cell office:value-type="float" office:value="2721.7291355809002" table:style-name="ce5">
            <text:p><text:s/>2,72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721.7291355809002" table:style-name="ce5">
            <text:p><text:s/>2,722<text:s/></text:p>
          </table:table-cell>
          <table:table-cell office:value-type="float" office:value="1.0224878845578205" table:style-name="ce6">
            <text:p>1.022</text:p>
          </table:table-cell>
          <table:table-cell office:value-type="float" office:value="2782.9350661795002" table:style-name="ce5">
            <text:p><text:s/>2,783<text:s/></text:p>
          </table:table-cell>
          <table:table-cell office:value-type="float" office:value="1.1049821679150726" table:style-name="ce6">
            <text:p>1.105</text:p>
          </table:table-cell>
          <table:table-cell office:value-type="float" office:value="3075.0936225939004" table:style-name="ce5">
            <text:p><text:s/>3,0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75.0936225939004" table:style-name="ce5">
            <text:p><text:s/>3,075<text:s/></text:p>
          </table:table-cell>
          <table:table-cell office:value-type="float" office:value="1.0522698196538216" table:style-name="ce6">
            <text:p>1.052</text:p>
          </table:table-cell>
          <table:table-cell office:value-type="float" office:value="3235.8282116655" table:style-name="ce5">
            <text:p><text:s/>3,236<text:s/></text:p>
          </table:table-cell>
          <table:table-cell office:value-type="float" office:value="1.0757987186461475" table:style-name="ce6">
            <text:p>1.076</text:p>
          </table:table-cell>
          <table:table-cell office:value-type="float" office:value="3481.0998438688002" table:style-name="ce5">
            <text:p><text:s/>3,48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481.0998438688002" table:style-name="ce5">
            <text:p><text:s/>3,481<text:s/></text:p>
          </table:table-cell>
          <table:table-cell office:value-type="float" office:value="1.0020950765616348" table:style-name="ce6">
            <text:p>1.002</text:p>
          </table:table-cell>
          <table:table-cell office:value-type="float" office:value="3488.3930145603999" table:style-name="ce5">
            <text:p><text:s/>3,488<text:s/></text:p>
          </table:table-cell>
          <table:table-cell office:value-type="float" office:value="1.1030996854294592" table:style-name="ce6">
            <text:p>1.103</text:p>
          </table:table-cell>
          <table:table-cell office:value-type="float" office:value="3848.0452370159001" table:style-name="ce5">
            <text:p><text:s/>3,84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48.0452370159001" table:style-name="ce5">
            <text:p><text:s/>3,848<text:s/></text:p>
          </table:table-cell>
          <table:table-cell office:value-type="float" office:value="1.1043101417963246" table:style-name="ce6">
            <text:p>1.104</text:p>
          </table:table-cell>
          <table:table-cell office:value-type="float" office:value="4249.4353813277003" table:style-name="ce5">
            <text:p><text:s/>4,249<text:s/></text:p>
          </table:table-cell>
          <table:table-cell office:value-type="float" office:value="1.11626119803077" table:style-name="ce6">
            <text:p>1.116</text:p>
          </table:table-cell>
          <table:table-cell office:value-type="float" office:value="4743.4798297152001" table:style-name="ce5">
            <text:p><text:s/>4,7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43.4798297152001" table:style-name="ce5">
            <text:p><text:s/>4,743<text:s/></text:p>
          </table:table-cell>
          <table:table-cell office:value-type="float" office:value="1.0599960061792202" table:style-name="ce6">
            <text:p>1.060</text:p>
          </table:table-cell>
          <table:table-cell office:value-type="float" office:value="5028.0696748897999" table:style-name="ce5">
            <text:p><text:s/>5,028<text:s/></text:p>
          </table:table-cell>
          <table:table-cell office:value-type="float" office:value="0.99767657461553461" table:style-name="ce6">
            <text:p>0.998</text:p>
          </table:table-cell>
          <table:table-cell office:value-type="float" office:value="5016.3873301723006" table:style-name="ce5">
            <text:p><text:s/>5,0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16.3873301723006" table:style-name="ce5">
            <text:p><text:s/>5,016<text:s/></text:p>
          </table:table-cell>
          <table:table-cell office:value-type="float" office:value="1.0076441227803441" table:style-name="ce6">
            <text:p>1.008</text:p>
          </table:table-cell>
          <table:table-cell office:value-type="float" office:value="5054.7332108379005" table:style-name="ce5">
            <text:p><text:s/>5,055<text:s/></text:p>
          </table:table-cell>
          <table:table-cell office:value-type="float" office:value="1.159980204307806" table:style-name="ce6">
            <text:p>1.160</text:p>
          </table:table-cell>
          <table:table-cell office:value-type="float" office:value="5863.3904626291996" table:style-name="ce5">
            <text:p><text:s/>5,8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63.3904626291996" table:style-name="ce5">
            <text:p><text:s/>5,863<text:s/></text:p>
          </table:table-cell>
          <table:table-cell office:value-type="float" office:value="1.0842007098122064" table:style-name="ce6">
            <text:p>1.084</text:p>
          </table:table-cell>
          <table:table-cell office:value-type="float" office:value="6357.0921014886999" table:style-name="ce5">
            <text:p><text:s/>6,357<text:s/></text:p>
          </table:table-cell>
          <table:table-cell office:value-type="float" office:value="1.0893929011044154" table:style-name="ce6">
            <text:p>1.089</text:p>
          </table:table-cell>
          <table:table-cell office:value-type="float" office:value="6925.3710070287398" table:style-name="ce5">
            <text:p><text:s/>6,9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925.3710070287398" table:style-name="ce5">
            <text:p><text:s/>6,925<text:s/></text:p>
          </table:table-cell>
          <table:table-cell office:value-type="float" office:value="1.0340414670759606" table:style-name="ce6">
            <text:p>1.034</text:p>
          </table:table-cell>
          <table:table-cell office:value-type="float" office:value="7161.12079615332" table:style-name="ce5">
            <text:p><text:s/>7,161<text:s/></text:p>
          </table:table-cell>
          <table:table-cell office:value-type="float" office:value="1.0901777300624191" table:style-name="ce6">
            <text:p>1.090</text:p>
          </table:table-cell>
          <table:table-cell office:value-type="float" office:value="7806.89441425321" table:style-name="ce5">
            <text:p><text:s/>7,8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806.89441425321" table:style-name="ce5">
            <text:p><text:s/>7,807<text:s/></text:p>
          </table:table-cell>
          <table:table-cell office:value-type="float" office:value="1.0488817704365718" table:style-name="ce6">
            <text:p>1.049</text:p>
          </table:table-cell>
          <table:table-cell office:value-type="float" office:value="8188.5092348332901" table:style-name="ce5">
            <text:p><text:s/>8,189<text:s/></text:p>
          </table:table-cell>
          <table:table-cell office:value-type="float" office:value="1.0203777377966781" table:style-name="ce6">
            <text:p>1.020</text:p>
          </table:table-cell>
          <table:table-cell office:value-type="float" office:value="8355.3725289663998" table:style-name="ce5">
            <text:p><text:s/>8,35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355.3725289663998" table:style-name="ce5">
            <text:p><text:s/>8,355<text:s/></text:p>
          </table:table-cell>
          <table:table-cell office:value-type="float" office:value="1.0050830163605733" table:style-name="ce6">
            <text:p>1.005</text:p>
          </table:table-cell>
          <table:table-cell office:value-type="float" office:value="8397.84302422982" table:style-name="ce5">
            <text:p><text:s/>8,398<text:s/></text:p>
          </table:table-cell>
          <table:table-cell office:value-type="float" office:value="1.0514397626021352" table:style-name="ce6">
            <text:p>1.051</text:p>
          </table:table-cell>
          <table:table-cell office:value-type="float" office:value="8829.8260757661992" table:style-name="ce5">
            <text:p><text:s/>8,8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829.8260757661992" table:style-name="ce5">
            <text:p><text:s/>8,830<text:s/></text:p>
          </table:table-cell>
          <table:table-cell office:value-type="float" office:value="1.0356983166563842" table:style-name="ce6">
            <text:p>1.036</text:p>
          </table:table-cell>
          <table:table-cell office:value-type="float" office:value="9145.0360030396987" table:style-name="ce5">
            <text:p><text:s/>9,145<text:s/></text:p>
          </table:table-cell>
          <table:table-cell office:value-type="float" office:value="1.0999673065236102" table:style-name="ce6">
            <text:p>1.100</text:p>
          </table:table-cell>
          <table:table-cell office:value-type="float" office:value="10059.240620325019" table:style-name="ce5">
            <text:p><text:s/>10,05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059.240620325019" table:style-name="ce5">
            <text:p><text:s/>10,059<text:s/></text:p>
          </table:table-cell>
          <table:table-cell office:value-type="float" office:value="0.94149834580371472" table:style-name="ce6">
            <text:p>0.941</text:p>
          </table:table-cell>
          <table:table-cell office:value-type="float" office:value="9470.75840407754" table:style-name="ce5">
            <text:p><text:s/>9,471<text:s/></text:p>
          </table:table-cell>
          <table:table-cell office:value-type="float" office:value="1.0513452693912493" table:style-name="ce6">
            <text:p>1.051</text:p>
          </table:table-cell>
          <table:table-cell office:value-type="float" office:value="9957.0370456743385" table:style-name="ce5">
            <text:p><text:s/>9,95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957.0370456743385" table:style-name="ce5">
            <text:p><text:s/>9,957<text:s/></text:p>
          </table:table-cell>
          <table:table-cell office:value-type="float" office:value="0.98965476575939926" table:style-name="ce6">
            <text:p>0.990</text:p>
          </table:table-cell>
          <table:table-cell office:value-type="float" office:value="9854.0291650945001" table:style-name="ce5">
            <text:p><text:s/>9,854<text:s/></text:p>
          </table:table-cell>
          <table:table-cell office:value-type="float" office:value="1.0433547458208028" table:style-name="ce6">
            <text:p>1.043</text:p>
          </table:table-cell>
          <table:table-cell office:value-type="float" office:value="10281.24809485795" table:style-name="ce5">
            <text:p><text:s/>10,2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281.24809485795" table:style-name="ce5">
            <text:p><text:s/>10,281<text:s/></text:p>
          </table:table-cell>
          <table:table-cell office:value-type="float" office:value="0.98539752675988179" table:style-name="ce6">
            <text:p>0.985</text:p>
          </table:table-cell>
          <table:table-cell office:value-type="float" office:value="10131.116444677771" table:style-name="ce5">
            <text:p><text:s/>10,131<text:s/></text:p>
          </table:table-cell>
          <table:table-cell office:value-type="float" office:value="1.0528188336758586" table:style-name="ce6">
            <text:p>1.053</text:p>
          </table:table-cell>
          <table:table-cell office:value-type="float" office:value="10666.23019911996" table:style-name="ce5">
            <text:p><text:s/>10,6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666.23019911996" table:style-name="ce5">
            <text:p><text:s/>10,666<text:s/></text:p>
          </table:table-cell>
          <table:table-cell office:value-type="float" office:value="1.035159904026101" table:style-name="ce6">
            <text:p>1.035</text:p>
          </table:table-cell>
          <table:table-cell office:value-type="float" office:value="11041.253829241319" table:style-name="ce5">
            <text:p><text:s/>11,041<text:s/></text:p>
          </table:table-cell>
          <table:table-cell office:value-type="float" office:value="1.0928517943925644" table:style-name="ce6">
            <text:p>1.093</text:p>
          </table:table-cell>
          <table:table-cell office:value-type="float" office:value="12066.45405963015" table:style-name="ce5">
            <text:p><text:s/>12,0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551.4061957335998" table:style-name="ce5">
            <text:p><text:s/>7,5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551.4061957335998" table:style-name="ce5">
            <text:p><text:s/>7,551<text:s/></text:p>
          </table:table-cell>
          <table:table-cell office:value-type="float" office:value="1.0175771807134137" table:style-name="ce6">
            <text:p>1.018</text:p>
          </table:table-cell>
          <table:table-cell office:value-type="float" office:value="7684.1386270764006" table:style-name="ce5">
            <text:p><text:s/>7,684<text:s/></text:p>
          </table:table-cell>
          <table:table-cell office:value-type="float" office:value="1.0802924781289953" table:style-name="ce6">
            <text:p>1.080</text:p>
          </table:table-cell>
          <table:table-cell office:value-type="float" office:value="8301.1171597311004" table:style-name="ce5">
            <text:p><text:s/>8,3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301.1171597311004" table:style-name="ce5">
            <text:p><text:s/>8,301<text:s/></text:p>
          </table:table-cell>
          <table:table-cell office:value-type="float" office:value="1.0290555019262266" table:style-name="ce6">
            <text:p>1.029</text:p>
          </table:table-cell>
          <table:table-cell office:value-type="float" office:value="8542.3102853554992" table:style-name="ce5">
            <text:p><text:s/>8,542<text:s/></text:p>
          </table:table-cell>
          <table:table-cell office:value-type="float" office:value="1.0706810386309296" table:style-name="ce6">
            <text:p>1.071</text:p>
          </table:table-cell>
          <table:table-cell office:value-type="float" office:value="9146.0896486320999" table:style-name="ce5">
            <text:p><text:s/>9,1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146.0896486320999" table:style-name="ce5">
            <text:p><text:s/>9,146<text:s/></text:p>
          </table:table-cell>
          <table:table-cell office:value-type="float" office:value="1.0116281044965818" table:style-name="ce6">
            <text:p>1.012</text:p>
          </table:table-cell>
          <table:table-cell office:value-type="float" office:value="9252.4413348014987" table:style-name="ce5">
            <text:p><text:s/>9,252<text:s/></text:p>
          </table:table-cell>
          <table:table-cell office:value-type="float" office:value="1.1465801149331791" table:style-name="ce6">
            <text:p>1.147</text:p>
          </table:table-cell>
          <table:table-cell office:value-type="float" office:value="10608.665249069199" table:style-name="ce5">
            <text:p><text:s/>10,60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608.665249069199" table:style-name="ce5">
            <text:p><text:s/>10,609<text:s/></text:p>
          </table:table-cell>
          <table:table-cell office:value-type="float" office:value="1.0310190733974072" table:style-name="ce6">
            <text:p>1.031</text:p>
          </table:table-cell>
          <table:table-cell office:value-type="float" office:value="10937.736215078599" table:style-name="ce5">
            <text:p><text:s/>10,938<text:s/></text:p>
          </table:table-cell>
          <table:table-cell office:value-type="float" office:value="1.1061528878029498" table:style-name="ce6">
            <text:p>1.106</text:p>
          </table:table-cell>
          <table:table-cell office:value-type="float" office:value="12098.808500336099" table:style-name="ce5">
            <text:p><text:s/>12,09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098.808500336099" table:style-name="ce5">
            <text:p><text:s/>12,099<text:s/></text:p>
          </table:table-cell>
          <table:table-cell office:value-type="float" office:value="1.0214045884629885" table:style-name="ce6">
            <text:p>1.021</text:p>
          </table:table-cell>
          <table:table-cell office:value-type="float" office:value="12357.778517178302" table:style-name="ce5">
            <text:p><text:s/>12,358<text:s/></text:p>
          </table:table-cell>
          <table:table-cell office:value-type="float" office:value="1.0940941435561513" table:style-name="ce6">
            <text:p>1.094</text:p>
          </table:table-cell>
          <table:table-cell office:value-type="float" office:value="13520.573103008799" table:style-name="ce5">
            <text:p><text:s/>13,52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520.573103008799" table:style-name="ce5">
            <text:p><text:s/>13,521<text:s/></text:p>
          </table:table-cell>
          <table:table-cell office:value-type="float" office:value="1.0080048056009783" table:style-name="ce6">
            <text:p>1.008</text:p>
          </table:table-cell>
          <table:table-cell office:value-type="float" office:value="13628.802662312199" table:style-name="ce5">
            <text:p><text:s/>13,629<text:s/></text:p>
          </table:table-cell>
          <table:table-cell office:value-type="float" office:value="1.1434260252970652" table:style-name="ce6">
            <text:p>1.143</text:p>
          </table:table-cell>
          <table:table-cell office:value-type="float" office:value="15583.527657725699" table:style-name="ce5">
            <text:p><text:s/>15,5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583.527657725699" table:style-name="ce5">
            <text:p><text:s/>15,584<text:s/></text:p>
          </table:table-cell>
          <table:table-cell office:value-type="float" office:value="1.0218564263597625" table:style-name="ce6">
            <text:p>1.022</text:p>
          </table:table-cell>
          <table:table-cell office:value-type="float" office:value="15924.127882402101" table:style-name="ce5">
            <text:p><text:s/>15,924<text:s/></text:p>
          </table:table-cell>
          <table:table-cell office:value-type="float" office:value="1.1247367419514886" table:style-name="ce6">
            <text:p>1.125</text:p>
          </table:table-cell>
          <table:table-cell office:value-type="float" office:value="17910.4517128718" table:style-name="ce5">
            <text:p><text:s/>17,91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910.4517128718" table:style-name="ce5">
            <text:p><text:s/>17,910<text:s/></text:p>
          </table:table-cell>
          <table:table-cell office:value-type="float" office:value="1.0145633998252563" table:style-name="ce6">
            <text:p>1.015</text:p>
          </table:table-cell>
          <table:table-cell office:value-type="float" office:value="18171.2887822173" table:style-name="ce5">
            <text:p><text:s/>18,171<text:s/></text:p>
          </table:table-cell>
          <table:table-cell office:value-type="float" office:value="1.1217571881694131" table:style-name="ce6">
            <text:p>1.122</text:p>
          </table:table-cell>
          <table:table-cell office:value-type="float" office:value="20383.773809754479" table:style-name="ce5">
            <text:p><text:s/>20,38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383.773809754479" table:style-name="ce5">
            <text:p><text:s/>20,384<text:s/></text:p>
          </table:table-cell>
          <table:table-cell office:value-type="float" office:value="1.0184422233029222" table:style-name="ce6">
            <text:p>1.018</text:p>
          </table:table-cell>
          <table:table-cell office:value-type="float" office:value="20759.695918110228" table:style-name="ce5">
            <text:p><text:s/>20,760<text:s/></text:p>
          </table:table-cell>
          <table:table-cell office:value-type="float" office:value="1.0705817556160389" table:style-name="ce6">
            <text:p>1.071</text:p>
          </table:table-cell>
          <table:table-cell office:value-type="float" office:value="22224.951702065566" table:style-name="ce5">
            <text:p><text:s/>22,22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2224.951702065566" table:style-name="ce5">
            <text:p><text:s/>22,225<text:s/></text:p>
          </table:table-cell>
          <table:table-cell office:value-type="float" office:value="1.0095497975437417" table:style-name="ce6">
            <text:p>1.010</text:p>
          </table:table-cell>
          <table:table-cell office:value-type="float" office:value="22437.19549123973" table:style-name="ce5">
            <text:p><text:s/>22,437<text:s/></text:p>
          </table:table-cell>
          <table:table-cell office:value-type="float" office:value="1.0912967683069643" table:style-name="ce6">
            <text:p>1.091</text:p>
          </table:table-cell>
          <table:table-cell office:value-type="float" office:value="24485.638929461511" table:style-name="ce5">
            <text:p><text:s/>24,48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485.638929461511" table:style-name="ce5">
            <text:p><text:s/>24,486<text:s/></text:p>
          </table:table-cell>
          <table:table-cell office:value-type="float" office:value="1.0199815992733428" table:style-name="ce6">
            <text:p>1.020</text:p>
          </table:table-cell>
          <table:table-cell office:value-type="float" office:value="24974.901154501771" table:style-name="ce5">
            <text:p><text:s/>24,975<text:s/></text:p>
          </table:table-cell>
          <table:table-cell office:value-type="float" office:value="1.0795743969407385" table:style-name="ce6">
            <text:p>1.080</text:p>
          </table:table-cell>
          <table:table-cell office:value-type="float" office:value="26962.263852525804" table:style-name="ce5">
            <text:p><text:s/>26,96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962.263852525804" table:style-name="ce5">
            <text:p><text:s/>26,962<text:s/></text:p>
          </table:table-cell>
          <table:table-cell office:value-type="float" office:value="1.0078590117514183" table:style-name="ce6">
            <text:p>1.008</text:p>
          </table:table-cell>
          <table:table-cell office:value-type="float" office:value="27174.160600987645" table:style-name="ce5">
            <text:p><text:s/>27,174<text:s/></text:p>
          </table:table-cell>
          <table:table-cell office:value-type="float" office:value="1.1317194858101951" table:style-name="ce6">
            <text:p>1.132</text:p>
          </table:table-cell>
          <table:table-cell office:value-type="float" office:value="30753.527062673402" table:style-name="ce5">
            <text:p><text:s/>30,75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753.527062673402" table:style-name="ce5">
            <text:p><text:s/>30,754<text:s/></text:p>
          </table:table-cell>
          <table:table-cell office:value-type="float" office:value="0.99939728748224443" table:style-name="ce6">
            <text:p>0.999</text:p>
          </table:table-cell>
          <table:table-cell office:value-type="float" office:value="30734.991526947593" table:style-name="ce5">
            <text:p><text:s/>30,735<text:s/></text:p>
          </table:table-cell>
          <table:table-cell office:value-type="float" office:value="1.0409464993266213" table:style-name="ce6">
            <text:p>1.041</text:p>
          </table:table-cell>
          <table:table-cell office:value-type="float" office:value="31993.481836809464" table:style-name="ce5">
            <text:p><text:s/>31,9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993.481836809464" table:style-name="ce5">
            <text:p><text:s/>31,993<text:s/></text:p>
          </table:table-cell>
          <table:table-cell office:value-type="float" office:value="0.99740064282621022" table:style-name="ce6">
            <text:p>0.997</text:p>
          </table:table-cell>
          <table:table-cell office:value-type="float" office:value="31910.31935028244" table:style-name="ce5">
            <text:p><text:s/>31,910<text:s/></text:p>
          </table:table-cell>
          <table:table-cell office:value-type="float" office:value="1.0858907804738833" table:style-name="ce6">
            <text:p>1.086</text:p>
          </table:table-cell>
          <table:table-cell office:value-type="float" office:value="34651.121584449058" table:style-name="ce5">
            <text:p><text:s/>34,6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651.121584449058" table:style-name="ce5">
            <text:p><text:s/>34,651<text:s/></text:p>
          </table:table-cell>
          <table:table-cell office:value-type="float" office:value="1.005387271571057" table:style-name="ce6">
            <text:p>1.005</text:p>
          </table:table-cell>
          <table:table-cell office:value-type="float" office:value="34837.796586666198" table:style-name="ce5">
            <text:p><text:s/>34,838<text:s/></text:p>
          </table:table-cell>
          <table:table-cell office:value-type="float" office:value="1.0923798403201084" table:style-name="ce6">
            <text:p>1.092</text:p>
          </table:table-cell>
          <table:table-cell office:value-type="float" office:value="38056.10667244684" table:style-name="ce5">
            <text:p><text:s/>38,05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056.10667244684" table:style-name="ce5">
            <text:p><text:s/>38,056<text:s/></text:p>
          </table:table-cell>
          <table:table-cell office:value-type="float" office:value="0.99913826819009521" table:style-name="ce6">
            <text:p>0.999</text:p>
          </table:table-cell>
          <table:table-cell office:value-type="float" office:value="38023.312514766061" table:style-name="ce5">
            <text:p><text:s/>38,023<text:s/></text:p>
          </table:table-cell>
          <table:table-cell office:value-type="float" office:value="1.0501114310116269" table:style-name="ce6">
            <text:p>1.050</text:p>
          </table:table-cell>
          <table:table-cell office:value-type="float" office:value="39928.715116683292" table:style-name="ce5">
            <text:p><text:s/>39,92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90.8488477575002" table:style-name="ce5">
            <text:p><text:s/>2,09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90.8488477575002" table:style-name="ce5">
            <text:p><text:s/>2,091<text:s/></text:p>
          </table:table-cell>
          <table:table-cell office:value-type="float" office:value="0.9956716210166956" table:style-name="ce6">
            <text:p>0.996</text:p>
          </table:table-cell>
          <table:table-cell office:value-type="float" office:value="2081.7988615476002" table:style-name="ce5">
            <text:p><text:s/>2,082<text:s/></text:p>
          </table:table-cell>
          <table:table-cell office:value-type="float" office:value="1.1293428324200008" table:style-name="ce6">
            <text:p>1.129</text:p>
          </table:table-cell>
          <table:table-cell office:value-type="float" office:value="2351.0646228288997" table:style-name="ce5">
            <text:p><text:s/>2,35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51.0646228288997" table:style-name="ce5">
            <text:p><text:s/>2,351<text:s/></text:p>
          </table:table-cell>
          <table:table-cell office:value-type="float" office:value="0.98731839826358114" table:style-name="ce6">
            <text:p>0.987</text:p>
          </table:table-cell>
          <table:table-cell office:value-type="float" office:value="2321.2493576255997" table:style-name="ce5">
            <text:p><text:s/>2,321<text:s/></text:p>
          </table:table-cell>
          <table:table-cell office:value-type="float" office:value="1.0806761720141767" table:style-name="ce6">
            <text:p>1.081</text:p>
          </table:table-cell>
          <table:table-cell office:value-type="float" office:value="2508.5188700891999" table:style-name="ce5">
            <text:p><text:s/>2,50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08.5188700891999" table:style-name="ce5">
            <text:p><text:s/>2,509<text:s/></text:p>
          </table:table-cell>
          <table:table-cell office:value-type="float" office:value="1.0392729926814133" table:style-name="ce6">
            <text:p>1.039</text:p>
          </table:table-cell>
          <table:table-cell office:value-type="float" office:value="2607.0359133154002" table:style-name="ce5">
            <text:p><text:s/>2,607<text:s/></text:p>
          </table:table-cell>
          <table:table-cell office:value-type="float" office:value="0.91653863040854988" table:style-name="ce6">
            <text:p>0.917</text:p>
          </table:table-cell>
          <table:table-cell office:value-type="float" office:value="2389.4491254159998" table:style-name="ce5">
            <text:p><text:s/>2,38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389.4491254159998" table:style-name="ce5">
            <text:p><text:s/>2,389<text:s/></text:p>
          </table:table-cell>
          <table:table-cell office:value-type="float" office:value="1.0102035129259157" table:style-name="ce6">
            <text:p>1.010</text:p>
          </table:table-cell>
          <table:table-cell office:value-type="float" office:value="2413.8299004529999" table:style-name="ce5">
            <text:p><text:s/>2,414<text:s/></text:p>
          </table:table-cell>
          <table:table-cell office:value-type="float" office:value="1.1479959859640307" table:style-name="ce6">
            <text:p>1.148</text:p>
          </table:table-cell>
          <table:table-cell office:value-type="float" office:value="2771.0670365199999" table:style-name="ce5">
            <text:p><text:s/>2,7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71.0670365199999" table:style-name="ce5">
            <text:p><text:s/>2,771<text:s/></text:p>
          </table:table-cell>
          <table:table-cell office:value-type="float" office:value="0.97317344106562786" table:style-name="ce6">
            <text:p>0.973</text:p>
          </table:table-cell>
          <table:table-cell office:value-type="float" office:value="2696.7288433537001" table:style-name="ce5">
            <text:p><text:s/>2,697<text:s/></text:p>
          </table:table-cell>
          <table:table-cell office:value-type="float" office:value="1.1128011097267752" table:style-name="ce6">
            <text:p>1.113</text:p>
          </table:table-cell>
          <table:table-cell office:value-type="float" office:value="3000.9228495162001" table:style-name="ce5">
            <text:p><text:s/>3,0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00.9228495162001" table:style-name="ce5">
            <text:p><text:s/>3,001<text:s/></text:p>
          </table:table-cell>
          <table:table-cell office:value-type="float" office:value="1.0318654428913814" table:style-name="ce6">
            <text:p>1.032</text:p>
          </table:table-cell>
          <table:table-cell office:value-type="float" office:value="3096.5485851989001" table:style-name="ce5">
            <text:p><text:s/>3,097<text:s/></text:p>
          </table:table-cell>
          <table:table-cell office:value-type="float" office:value="1.0420803273548604" table:style-name="ce6">
            <text:p>1.042</text:p>
          </table:table-cell>
          <table:table-cell office:value-type="float" office:value="3226.8523633343002" table:style-name="ce5">
            <text:p><text:s/>3,2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26.8523633343002" table:style-name="ce5">
            <text:p><text:s/>3,227<text:s/></text:p>
          </table:table-cell>
          <table:table-cell office:value-type="float" office:value="0.96916720754940455" table:style-name="ce6">
            <text:p>0.969</text:p>
          </table:table-cell>
          <table:table-cell office:value-type="float" office:value="3127.3594941469" table:style-name="ce5">
            <text:p><text:s/>3,127<text:s/></text:p>
          </table:table-cell>
          <table:table-cell office:value-type="float" office:value="1.1340336337086965" table:style-name="ce6">
            <text:p>1.134</text:p>
          </table:table-cell>
          <table:table-cell office:value-type="float" office:value="3546.5308510608002" table:style-name="ce5">
            <text:p><text:s/>3,54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46.5308510608002" table:style-name="ce5">
            <text:p><text:s/>3,547<text:s/></text:p>
          </table:table-cell>
          <table:table-cell office:value-type="float" office:value="1.1084909615515153" table:style-name="ce6">
            <text:p>1.108</text:p>
          </table:table-cell>
          <table:table-cell office:value-type="float" office:value="3931.2973932645" table:style-name="ce5">
            <text:p><text:s/>3,931<text:s/></text:p>
          </table:table-cell>
          <table:table-cell office:value-type="float" office:value="0.98026653755560322" table:style-name="ce6">
            <text:p>0.980</text:p>
          </table:table-cell>
          <table:table-cell office:value-type="float" office:value="3853.71928379676" table:style-name="ce5">
            <text:p><text:s/>3,8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53.71928379676" table:style-name="ce5">
            <text:p><text:s/>3,854<text:s/></text:p>
          </table:table-cell>
          <table:table-cell office:value-type="float" office:value="1.0886193263002628" table:style-name="ce6">
            <text:p>1.089</text:p>
          </table:table-cell>
          <table:table-cell office:value-type="float" office:value="4195.2332904771602" table:style-name="ce5">
            <text:p><text:s/>4,195<text:s/></text:p>
          </table:table-cell>
          <table:table-cell office:value-type="float" office:value="1.0697076729443784" table:style-name="ce6">
            <text:p>1.070</text:p>
          </table:table-cell>
          <table:table-cell office:value-type="float" office:value="4487.6732406151104" table:style-name="ce5">
            <text:p><text:s/>4,48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487.6732406151104" table:style-name="ce5">
            <text:p><text:s/>4,488<text:s/></text:p>
          </table:table-cell>
          <table:table-cell office:value-type="float" office:value="1.0846556343785665" table:style-name="ce6">
            <text:p>1.085</text:p>
          </table:table-cell>
          <table:table-cell office:value-type="float" office:value="4867.5800656830997" table:style-name="ce5">
            <text:p><text:s/>4,868<text:s/></text:p>
          </table:table-cell>
          <table:table-cell office:value-type="float" office:value="1.205357080398046" table:style-name="ce6">
            <text:p>1.205</text:p>
          </table:table-cell>
          <table:table-cell office:value-type="float" office:value="5867.1720965755103" table:style-name="ce5">
            <text:p><text:s/>5,86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867.1720965755103" table:style-name="ce5">
            <text:p><text:s/>5,867<text:s/></text:p>
          </table:table-cell>
          <table:table-cell office:value-type="float" office:value="1.0097270188837089" table:style-name="ce6">
            <text:p>1.010</text:p>
          </table:table-cell>
          <table:table-cell office:value-type="float" office:value="5924.2421903528702" table:style-name="ce5">
            <text:p><text:s/>5,924<text:s/></text:p>
          </table:table-cell>
          <table:table-cell office:value-type="float" office:value="1.1605667420283912" table:style-name="ce6">
            <text:p>1.161</text:p>
          </table:table-cell>
          <table:table-cell office:value-type="float" office:value="6875.4784578449699" table:style-name="ce5">
            <text:p><text:s/>6,8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875.4784578449699" table:style-name="ce5">
            <text:p><text:s/>6,875<text:s/></text:p>
          </table:table-cell>
          <table:table-cell office:value-type="float" office:value="1.0828876346522065" table:style-name="ce6">
            <text:p>1.083</text:p>
          </table:table-cell>
          <table:table-cell office:value-type="float" office:value="7445.37060431794" table:style-name="ce5">
            <text:p><text:s/>7,445<text:s/></text:p>
          </table:table-cell>
          <table:table-cell office:value-type="float" office:value="1.1238097303368899" table:style-name="ce6">
            <text:p>1.124</text:p>
          </table:table-cell>
          <table:table-cell office:value-type="float" office:value="8367.1799310967508" table:style-name="ce5">
            <text:p><text:s/>8,36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367.1799310967508" table:style-name="ce5">
            <text:p><text:s/>8,367<text:s/></text:p>
          </table:table-cell>
          <table:table-cell office:value-type="float" office:value="0.98827064161172207" table:style-name="ce6">
            <text:p>0.988</text:p>
          </table:table-cell>
          <table:table-cell office:value-type="float" office:value="8269.0382789857103" table:style-name="ce5">
            <text:p><text:s/>8,269<text:s/></text:p>
          </table:table-cell>
          <table:table-cell office:value-type="float" office:value="1.1337376237309604" table:style-name="ce6">
            <text:p>1.134</text:p>
          </table:table-cell>
          <table:table-cell office:value-type="float" office:value="9374.9198089576093" table:style-name="ce5">
            <text:p><text:s/>9,3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374.9198089576093" table:style-name="ce5">
            <text:p><text:s/>9,375<text:s/></text:p>
          </table:table-cell>
          <table:table-cell office:value-type="float" office:value="1.0060071392298409" table:style-name="ce6">
            <text:p>1.006</text:p>
          </table:table-cell>
          <table:table-cell office:value-type="float" office:value="9431.2362575186107" table:style-name="ce5">
            <text:p><text:s/>9,431<text:s/></text:p>
          </table:table-cell>
          <table:table-cell office:value-type="float" office:value="1.1173717515736101" table:style-name="ce6">
            <text:p>1.117</text:p>
          </table:table-cell>
          <table:table-cell office:value-type="float" office:value="10538.19697656811" table:style-name="ce5">
            <text:p><text:s/>10,5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538.19697656811" table:style-name="ce5">
            <text:p><text:s/>10,538<text:s/></text:p>
          </table:table-cell>
          <table:table-cell office:value-type="float" office:value="0.99315071090549067" table:style-name="ce6">
            <text:p>0.993</text:p>
          </table:table-cell>
          <table:table-cell office:value-type="float" office:value="10466.017818940711" table:style-name="ce5">
            <text:p><text:s/>10,466<text:s/></text:p>
          </table:table-cell>
          <table:table-cell office:value-type="float" office:value="1.1110698349441206" table:style-name="ce6">
            <text:p>1.111</text:p>
          </table:table-cell>
          <table:table-cell office:value-type="float" office:value="11628.476690612681" table:style-name="ce5">
            <text:p><text:s/>11,6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628.476690612681" table:style-name="ce5">
            <text:p><text:s/>11,628<text:s/></text:p>
          </table:table-cell>
          <table:table-cell office:value-type="float" office:value="1.0482110220797924" table:style-name="ce6">
            <text:p>1.048</text:p>
          </table:table-cell>
          <table:table-cell office:value-type="float" office:value="12189.09743709816" table:style-name="ce5">
            <text:p><text:s/>12,189<text:s/></text:p>
          </table:table-cell>
          <table:table-cell office:value-type="float" office:value="1.0426668778037615" table:style-name="ce6">
            <text:p>1.043</text:p>
          </table:table-cell>
          <table:table-cell office:value-type="float" office:value="12709.16816798497" table:style-name="ce5">
            <text:p><text:s/>12,70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51.06957616033992" table:style-name="ce5">
            <text:p><text:s/>95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51.06957616033992" table:style-name="ce5">
            <text:p><text:s/>951<text:s/></text:p>
          </table:table-cell>
          <table:table-cell office:value-type="float" office:value="0.98928380629022272" table:style-name="ce6">
            <text:p>0.989</text:p>
          </table:table-cell>
          <table:table-cell office:value-type="float" office:value="940.87773035072996" table:style-name="ce5">
            <text:p><text:s/>941<text:s/></text:p>
          </table:table-cell>
          <table:table-cell office:value-type="float" office:value="1.157351497976769" table:style-name="ce6">
            <text:p>1.157</text:p>
          </table:table-cell>
          <table:table-cell office:value-type="float" office:value="1088.9262506343998" table:style-name="ce5">
            <text:p><text:s/>1,08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88.9262506343998" table:style-name="ce5">
            <text:p><text:s/>1,089<text:s/></text:p>
          </table:table-cell>
          <table:table-cell office:value-type="float" office:value="0.98349665013968568" table:style-name="ce6">
            <text:p>0.983</text:p>
          </table:table-cell>
          <table:table-cell office:value-type="float" office:value="1070.9553197481" table:style-name="ce5">
            <text:p><text:s/>1,071<text:s/></text:p>
          </table:table-cell>
          <table:table-cell office:value-type="float" office:value="1.0696047221182239" table:style-name="ce6">
            <text:p>1.070</text:p>
          </table:table-cell>
          <table:table-cell office:value-type="float" office:value="1145.4988671802" table:style-name="ce5">
            <text:p><text:s/>1,1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45.4988671802" table:style-name="ce5">
            <text:p><text:s/>1,145<text:s/></text:p>
          </table:table-cell>
          <table:table-cell office:value-type="float" office:value="1.0442325362648561" table:style-name="ce6">
            <text:p>1.044</text:p>
          </table:table-cell>
          <table:table-cell office:value-type="float" office:value="1196.1671873641001" table:style-name="ce5">
            <text:p><text:s/>1,196<text:s/></text:p>
          </table:table-cell>
          <table:table-cell office:value-type="float" office:value="0.9894462280327061" table:style-name="ce6">
            <text:p>0.989</text:p>
          </table:table-cell>
          <table:table-cell office:value-type="float" office:value="1183.5431116339" table:style-name="ce5">
            <text:p><text:s/>1,18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83.5431116339" table:style-name="ce5">
            <text:p><text:s/>1,184<text:s/></text:p>
          </table:table-cell>
          <table:table-cell office:value-type="float" office:value="1.0246122920074168" table:style-name="ce6">
            <text:p>1.025</text:p>
          </table:table-cell>
          <table:table-cell office:value-type="float" office:value="1212.6728203008001" table:style-name="ce5">
            <text:p><text:s/>1,213<text:s/></text:p>
          </table:table-cell>
          <table:table-cell office:value-type="float" office:value="1.0546566464679723" table:style-name="ce6">
            <text:p>1.055</text:p>
          </table:table-cell>
          <table:table-cell office:value-type="float" office:value="1278.9534499213" table:style-name="ce5">
            <text:p><text:s/>1,2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78.9534499213" table:style-name="ce5">
            <text:p><text:s/>1,279<text:s/></text:p>
          </table:table-cell>
          <table:table-cell office:value-type="float" office:value="0.9681716750321876" table:style-name="ce6">
            <text:p>0.968</text:p>
          </table:table-cell>
          <table:table-cell office:value-type="float" office:value="1238.2465038984999" table:style-name="ce5">
            <text:p><text:s/>1,238<text:s/></text:p>
          </table:table-cell>
          <table:table-cell office:value-type="float" office:value="1.1051889670266144" table:style-name="ce6">
            <text:p>1.105</text:p>
          </table:table-cell>
          <table:table-cell office:value-type="float" office:value="1368.4963745678999" table:style-name="ce5">
            <text:p><text:s/>1,3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68.4963745678999" table:style-name="ce5">
            <text:p><text:s/>1,368<text:s/></text:p>
          </table:table-cell>
          <table:table-cell office:value-type="float" office:value="1.0250973429160488" table:style-name="ce6">
            <text:p>1.025</text:p>
          </table:table-cell>
          <table:table-cell office:value-type="float" office:value="1402.8419973598002" table:style-name="ce5">
            <text:p><text:s/>1,403<text:s/></text:p>
          </table:table-cell>
          <table:table-cell office:value-type="float" office:value="1.0568372234986274" table:style-name="ce6">
            <text:p>1.057</text:p>
          </table:table-cell>
          <table:table-cell office:value-type="float" office:value="1482.5756414969999" table:style-name="ce5">
            <text:p><text:s/>1,48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82.5756414969999" table:style-name="ce5">
            <text:p><text:s/>1,483<text:s/></text:p>
          </table:table-cell>
          <table:table-cell office:value-type="float" office:value="0.97196579081109624" table:style-name="ce6">
            <text:p>0.972</text:p>
          </table:table-cell>
          <table:table-cell office:value-type="float" office:value="1441.0128058248999" table:style-name="ce5">
            <text:p><text:s/>1,441<text:s/></text:p>
          </table:table-cell>
          <table:table-cell office:value-type="float" office:value="1.117576165714788" table:style-name="ce6">
            <text:p>1.118</text:p>
          </table:table-cell>
          <table:table-cell office:value-type="float" office:value="1610.4415662797001" table:style-name="ce5">
            <text:p><text:s/>1,61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10.4415662797001" table:style-name="ce5">
            <text:p><text:s/>1,610<text:s/></text:p>
          </table:table-cell>
          <table:table-cell office:value-type="float" office:value="1.1267973636419011" table:style-name="ce6">
            <text:p>1.127</text:p>
          </table:table-cell>
          <table:table-cell office:value-type="float" office:value="1814.6413111833001" table:style-name="ce5">
            <text:p><text:s/>1,815<text:s/></text:p>
          </table:table-cell>
          <table:table-cell office:value-type="float" office:value="0.96472560869116353" table:style-name="ce6">
            <text:p>0.965</text:p>
          </table:table-cell>
          <table:table-cell office:value-type="float" office:value="1750.6309434874402" table:style-name="ce5">
            <text:p><text:s/>1,75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50.6309434874402" table:style-name="ce5">
            <text:p><text:s/>1,751<text:s/></text:p>
          </table:table-cell>
          <table:table-cell office:value-type="float" office:value="1.0830866679066349" table:style-name="ce6">
            <text:p>1.083</text:p>
          </table:table-cell>
          <table:table-cell office:value-type="float" office:value="1896.0850353160602" table:style-name="ce5">
            <text:p><text:s/>1,896<text:s/></text:p>
          </table:table-cell>
          <table:table-cell office:value-type="float" office:value="1.0331637959823454" table:style-name="ce6">
            <text:p>1.033</text:p>
          </table:table-cell>
          <table:table-cell office:value-type="float" office:value="1958.9664125924598" table:style-name="ce5">
            <text:p><text:s/>1,95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58.9664125924598" table:style-name="ce5">
            <text:p><text:s/>1,959<text:s/></text:p>
          </table:table-cell>
          <table:table-cell office:value-type="float" office:value="1.0924725339310941" table:style-name="ce6">
            <text:p>1.092</text:p>
          </table:table-cell>
          <table:table-cell office:value-type="float" office:value="2140.11700065079" table:style-name="ce5">
            <text:p><text:s/>2,140<text:s/></text:p>
          </table:table-cell>
          <table:table-cell office:value-type="float" office:value="1.1040631924834796" table:style-name="ce6">
            <text:p>1.104</text:p>
          </table:table-cell>
          <table:table-cell office:value-type="float" office:value="2362.82440802668" table:style-name="ce5">
            <text:p><text:s/>2,36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62.82440802668" table:style-name="ce5">
            <text:p><text:s/>2,363<text:s/></text:p>
          </table:table-cell>
          <table:table-cell office:value-type="float" office:value="1.0121660476871777" table:style-name="ce6">
            <text:p>1.012</text:p>
          </table:table-cell>
          <table:table-cell office:value-type="float" office:value="2391.57064245116" table:style-name="ce5">
            <text:p><text:s/>2,392<text:s/></text:p>
          </table:table-cell>
          <table:table-cell office:value-type="float" office:value="1.0969128587160868" table:style-name="ce6">
            <text:p>1.097</text:p>
          </table:table-cell>
          <table:table-cell office:value-type="float" office:value="2623.3445902325702" table:style-name="ce5">
            <text:p><text:s/>2,62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23.3445902325702" table:style-name="ce5">
            <text:p><text:s/>2,623<text:s/></text:p>
          </table:table-cell>
          <table:table-cell office:value-type="float" office:value="1.1179581383464063" table:style-name="ce6">
            <text:p>1.118</text:p>
          </table:table-cell>
          <table:table-cell office:value-type="float" office:value="2932.7894343375201" table:style-name="ce5">
            <text:p><text:s/>2,933<text:s/></text:p>
          </table:table-cell>
          <table:table-cell office:value-type="float" office:value="1.1302850515024994" table:style-name="ce6">
            <text:p>1.130</text:p>
          </table:table-cell>
          <table:table-cell office:value-type="float" office:value="3314.8880568361701" table:style-name="ce5">
            <text:p><text:s/>3,31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14.8880568361701" table:style-name="ce5">
            <text:p><text:s/>3,315<text:s/></text:p>
          </table:table-cell>
          <table:table-cell office:value-type="float" office:value="1.0036896761196283" table:style-name="ce6">
            <text:p>1.004</text:p>
          </table:table-cell>
          <table:table-cell office:value-type="float" office:value="3327.1189201387201" table:style-name="ce5">
            <text:p><text:s/>3,327<text:s/></text:p>
          </table:table-cell>
          <table:table-cell office:value-type="float" office:value="1.1123275244452031" table:style-name="ce6">
            <text:p>1.112</text:p>
          </table:table-cell>
          <table:table-cell office:value-type="float" office:value="3700.8459519727003" table:style-name="ce5">
            <text:p><text:s/>3,7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00.8459519727003" table:style-name="ce5">
            <text:p><text:s/>3,701<text:s/></text:p>
          </table:table-cell>
          <table:table-cell office:value-type="float" office:value="1.0129921897254059" table:style-name="ce6">
            <text:p>1.013</text:p>
          </table:table-cell>
          <table:table-cell office:value-type="float" office:value="3748.9280447252304" table:style-name="ce5">
            <text:p><text:s/>3,749<text:s/></text:p>
          </table:table-cell>
          <table:table-cell office:value-type="float" office:value="1.1468450052998171" table:style-name="ce6">
            <text:p>1.147</text:p>
          </table:table-cell>
          <table:table-cell office:value-type="float" office:value="4299.4394033215394" table:style-name="ce5">
            <text:p><text:s/>4,2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99.4394033215394" table:style-name="ce5">
            <text:p><text:s/>4,299<text:s/></text:p>
          </table:table-cell>
          <table:table-cell office:value-type="float" office:value="1.0057006085934053" table:style-name="ce6">
            <text:p>1.006</text:p>
          </table:table-cell>
          <table:table-cell office:value-type="float" office:value="4323.9488245309403" table:style-name="ce5">
            <text:p><text:s/>4,324<text:s/></text:p>
          </table:table-cell>
          <table:table-cell office:value-type="float" office:value="1.0912718978185345" table:style-name="ce6">
            <text:p>1.091</text:p>
          </table:table-cell>
          <table:table-cell office:value-type="float" office:value="4718.6038398160999" table:style-name="ce5">
            <text:p><text:s/>4,71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718.6038398160999" table:style-name="ce5">
            <text:p><text:s/>4,719<text:s/></text:p>
          </table:table-cell>
          <table:table-cell office:value-type="float" office:value="1.059857069649536" table:style-name="ce6">
            <text:p>1.060</text:p>
          </table:table-cell>
          <table:table-cell office:value-type="float" office:value="5001.0456385045409" table:style-name="ce5">
            <text:p><text:s/>5,001<text:s/></text:p>
          </table:table-cell>
          <table:table-cell office:value-type="float" office:value="1.0380968757531279" table:style-name="ce6">
            <text:p>1.038</text:p>
          </table:table-cell>
          <table:table-cell office:value-type="float" office:value="5191.5698528303701" table:style-name="ce5">
            <text:p><text:s/>5,19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39.7792715971598" table:style-name="ce5">
            <text:p><text:s/>1,14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39.7792715971598" table:style-name="ce5">
            <text:p><text:s/>1,140<text:s/></text:p>
          </table:table-cell>
          <table:table-cell office:value-type="float" office:value="1.0010018252026203" table:style-name="ce6">
            <text:p>1.001</text:p>
          </table:table-cell>
          <table:table-cell office:value-type="float" office:value="1140.9211311968702" table:style-name="ce5">
            <text:p><text:s/>1,141<text:s/></text:p>
          </table:table-cell>
          <table:table-cell office:value-type="float" office:value="1.1062450660988883" table:style-name="ce6">
            <text:p>1.106</text:p>
          </table:table-cell>
          <table:table-cell office:value-type="float" office:value="1262.1383721944999" table:style-name="ce5">
            <text:p><text:s/>1,26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62.1383721944999" table:style-name="ce5">
            <text:p><text:s/>1,262<text:s/></text:p>
          </table:table-cell>
          <table:table-cell office:value-type="float" office:value="0.99061566102581433" table:style-name="ce6">
            <text:p>0.991</text:p>
          </table:table-cell>
          <table:table-cell office:value-type="float" office:value="1250.2940378774999" table:style-name="ce5">
            <text:p><text:s/>1,250<text:s/></text:p>
          </table:table-cell>
          <table:table-cell office:value-type="float" office:value="1.0901595637637878" table:style-name="ce6">
            <text:p>1.090</text:p>
          </table:table-cell>
          <table:table-cell office:value-type="float" office:value="1363.0200029089999" table:style-name="ce5">
            <text:p><text:s/>1,3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63.0200029089999" table:style-name="ce5">
            <text:p><text:s/>1,363<text:s/></text:p>
          </table:table-cell>
          <table:table-cell office:value-type="float" office:value="1.0351049309182403" table:style-name="ce6">
            <text:p>1.035</text:p>
          </table:table-cell>
          <table:table-cell office:value-type="float" office:value="1410.8687259513001" table:style-name="ce5">
            <text:p><text:s/>1,411<text:s/></text:p>
          </table:table-cell>
          <table:table-cell office:value-type="float" office:value="0.85472588030399432" table:style-name="ce6">
            <text:p>0.855</text:p>
          </table:table-cell>
          <table:table-cell office:value-type="float" office:value="1205.9060137821" table:style-name="ce5">
            <text:p><text:s/>1,20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05.9060137821" table:style-name="ce5">
            <text:p><text:s/>1,206<text:s/></text:p>
          </table:table-cell>
          <table:table-cell office:value-type="float" office:value="0.9960619371861279" table:style-name="ce6">
            <text:p>0.996</text:p>
          </table:table-cell>
          <table:table-cell office:value-type="float" office:value="1201.1570801522" table:style-name="ce5">
            <text:p><text:s/>1,201<text:s/></text:p>
          </table:table-cell>
          <table:table-cell office:value-type="float" office:value="1.2422301889188654" table:style-name="ce6">
            <text:p>1.242</text:p>
          </table:table-cell>
          <table:table-cell office:value-type="float" office:value="1492.1135865987001" table:style-name="ce5">
            <text:p><text:s/>1,4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92.1135865987001" table:style-name="ce5">
            <text:p><text:s/>1,492<text:s/></text:p>
          </table:table-cell>
          <table:table-cell office:value-type="float" office:value="0.97746066556490319" table:style-name="ce6">
            <text:p>0.977</text:p>
          </table:table-cell>
          <table:table-cell office:value-type="float" office:value="1458.4823394552002" table:style-name="ce5">
            <text:p><text:s/>1,458<text:s/></text:p>
          </table:table-cell>
          <table:table-cell office:value-type="float" office:value="1.119263792771104" table:style-name="ce6">
            <text:p>1.119</text:p>
          </table:table-cell>
          <table:table-cell office:value-type="float" office:value="1632.4264749483002" table:style-name="ce5">
            <text:p><text:s/>1,6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32.4264749483002" table:style-name="ce5">
            <text:p><text:s/>1,632<text:s/></text:p>
          </table:table-cell>
          <table:table-cell office:value-type="float" office:value="1.0375392790004467" table:style-name="ce6">
            <text:p>1.038</text:p>
          </table:table-cell>
          <table:table-cell office:value-type="float" office:value="1693.7065878391002" table:style-name="ce5">
            <text:p><text:s/>1,694<text:s/></text:p>
          </table:table-cell>
          <table:table-cell office:value-type="float" office:value="1.0298576709574705" table:style-name="ce6">
            <text:p>1.030</text:p>
          </table:table-cell>
          <table:table-cell office:value-type="float" office:value="1744.2767218373001" table:style-name="ce5">
            <text:p><text:s/>1,7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44.2767218373001" table:style-name="ce5">
            <text:p><text:s/>1,744<text:s/></text:p>
          </table:table-cell>
          <table:table-cell office:value-type="float" office:value="0.96678850735663069" table:style-name="ce6">
            <text:p>0.967</text:p>
          </table:table-cell>
          <table:table-cell office:value-type="float" office:value="1686.3466883220003" table:style-name="ce5">
            <text:p><text:s/>1,686<text:s/></text:p>
          </table:table-cell>
          <table:table-cell office:value-type="float" office:value="1.1480968285991098" table:style-name="ce6">
            <text:p>1.148</text:p>
          </table:table-cell>
          <table:table-cell office:value-type="float" office:value="1936.0892847811001" table:style-name="ce5">
            <text:p><text:s/>1,9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36.0892847811001" table:style-name="ce5">
            <text:p><text:s/>1,936<text:s/></text:p>
          </table:table-cell>
          <table:table-cell office:value-type="float" office:value="1.0932636726619327" table:style-name="ce6">
            <text:p>1.093</text:p>
          </table:table-cell>
          <table:table-cell office:value-type="float" office:value="2116.6560820812001" table:style-name="ce5">
            <text:p><text:s/>2,117<text:s/></text:p>
          </table:table-cell>
          <table:table-cell office:value-type="float" office:value="0.99359001120364354" table:style-name="ce6">
            <text:p>0.994</text:p>
          </table:table-cell>
          <table:table-cell office:value-type="float" office:value="2103.0883403093198" table:style-name="ce5">
            <text:p><text:s/>2,1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03.0883403093198" table:style-name="ce5">
            <text:p><text:s/>2,103<text:s/></text:p>
          </table:table-cell>
          <table:table-cell office:value-type="float" office:value="1.0932247643115856" table:style-name="ce6">
            <text:p>1.093</text:p>
          </table:table-cell>
          <table:table-cell office:value-type="float" office:value="2299.1482551610998" table:style-name="ce5">
            <text:p><text:s/>2,299<text:s/></text:p>
          </table:table-cell>
          <table:table-cell office:value-type="float" office:value="1.0998450501598758" table:style-name="ce6">
            <text:p>1.100</text:p>
          </table:table-cell>
          <table:table-cell office:value-type="float" office:value="2528.7068280226508" table:style-name="ce5">
            <text:p><text:s/>2,52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28.7068280226508" table:style-name="ce5">
            <text:p><text:s/>2,529<text:s/></text:p>
          </table:table-cell>
          <table:table-cell office:value-type="float" office:value="1.0785999526742602" table:style-name="ce6">
            <text:p>1.079</text:p>
          </table:table-cell>
          <table:table-cell office:value-type="float" office:value="2727.4630650323097" table:style-name="ce5">
            <text:p><text:s/>2,727<text:s/></text:p>
          </table:table-cell>
          <table:table-cell office:value-type="float" office:value="1.284837816312397" table:style-name="ce6">
            <text:p>1.285</text:p>
          </table:table-cell>
          <table:table-cell office:value-type="float" office:value="3504.3476885488299" table:style-name="ce5">
            <text:p><text:s/>3,50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04.3476885488299" table:style-name="ce5">
            <text:p><text:s/>3,504<text:s/></text:p>
          </table:table-cell>
          <table:table-cell office:value-type="float" office:value="1.0080824911995558" table:style-name="ce6">
            <text:p>1.008</text:p>
          </table:table-cell>
          <table:table-cell office:value-type="float" office:value="3532.6715479017103" table:style-name="ce5">
            <text:p><text:s/>3,533<text:s/></text:p>
          </table:table-cell>
          <table:table-cell office:value-type="float" office:value="1.2036595562183035" table:style-name="ce6">
            <text:p>1.204</text:p>
          </table:table-cell>
          <table:table-cell office:value-type="float" office:value="4252.1338676123996" table:style-name="ce5">
            <text:p><text:s/>4,25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52.1338676123996" table:style-name="ce5">
            <text:p><text:s/>4,252<text:s/></text:p>
          </table:table-cell>
          <table:table-cell office:value-type="float" office:value="1.0612509649218222" table:style-name="ce6">
            <text:p>1.061</text:p>
          </table:table-cell>
          <table:table-cell office:value-type="float" office:value="4512.581169980419" table:style-name="ce5">
            <text:p><text:s/>4,513<text:s/></text:p>
          </table:table-cell>
          <table:table-cell office:value-type="float" office:value="1.119601328807234" table:style-name="ce6">
            <text:p>1.120</text:p>
          </table:table-cell>
          <table:table-cell office:value-type="float" office:value="5052.2918742605798" table:style-name="ce5">
            <text:p><text:s/>5,05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052.2918742605798" table:style-name="ce5">
            <text:p><text:s/>5,052<text:s/></text:p>
          </table:table-cell>
          <table:table-cell office:value-type="float" office:value="0.97815397087886125" table:style-name="ce6">
            <text:p>0.978</text:p>
          </table:table-cell>
          <table:table-cell office:value-type="float" office:value="4941.9193588469907" table:style-name="ce5">
            <text:p><text:s/>4,942<text:s/></text:p>
          </table:table-cell>
          <table:table-cell office:value-type="float" office:value="1.1481518505208346" table:style-name="ce6">
            <text:p>1.148</text:p>
          </table:table-cell>
          <table:table-cell office:value-type="float" office:value="5674.0738569849091" table:style-name="ce5">
            <text:p><text:s/>5,6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674.0738569849091" table:style-name="ce5">
            <text:p><text:s/>5,674<text:s/></text:p>
          </table:table-cell>
          <table:table-cell office:value-type="float" office:value="1.0014512246431784" table:style-name="ce6">
            <text:p>1.001</text:p>
          </table:table-cell>
          <table:table-cell office:value-type="float" office:value="5682.3082127933794" table:style-name="ce5">
            <text:p><text:s/>5,682<text:s/></text:p>
          </table:table-cell>
          <table:table-cell office:value-type="float" office:value="1.0979266417123199" table:style-name="ce6">
            <text:p>1.098</text:p>
          </table:table-cell>
          <table:table-cell office:value-type="float" office:value="6238.7575732465693" table:style-name="ce5">
            <text:p><text:s/>6,2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238.7575732465693" table:style-name="ce5">
            <text:p><text:s/>6,239<text:s/></text:p>
          </table:table-cell>
          <table:table-cell office:value-type="float" office:value="0.98450194967481575" table:style-name="ce6">
            <text:p>0.985</text:p>
          </table:table-cell>
          <table:table-cell office:value-type="float" office:value="6142.0689944097703" table:style-name="ce5">
            <text:p><text:s/>6,142<text:s/></text:p>
          </table:table-cell>
          <table:table-cell office:value-type="float" office:value="1.1250073643076348" table:style-name="ce6">
            <text:p>1.125</text:p>
          </table:table-cell>
          <table:table-cell office:value-type="float" office:value="6909.8728507965807" table:style-name="ce5">
            <text:p><text:s/>6,9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909.8728507965807" table:style-name="ce5">
            <text:p><text:s/>6,910<text:s/></text:p>
          </table:table-cell>
          <table:table-cell office:value-type="float" office:value="1.0402581861929587" table:style-name="ce6">
            <text:p>1.040</text:p>
          </table:table-cell>
          <table:table-cell office:value-type="float" office:value="7188.0517985936194" table:style-name="ce5">
            <text:p><text:s/>7,188<text:s/></text:p>
          </table:table-cell>
          <table:table-cell office:value-type="float" office:value="1.0458464304090656" table:style-name="ce6">
            <text:p>1.046</text:p>
          </table:table-cell>
          <table:table-cell office:value-type="float" office:value="7517.5983151545997" table:style-name="ce5">
            <text:p><text:s/>7,51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5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37.9327263409" table:style-name="ce5">
            <text:p><text:s/>1,8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37.9327263409" table:style-name="ce5">
            <text:p><text:s/>1,838<text:s/></text:p>
          </table:table-cell>
          <table:table-cell office:value-type="float" office:value="0.95005835774939296" table:style-name="ce6">
            <text:p>0.950</text:p>
          </table:table-cell>
          <table:table-cell office:value-type="float" office:value="1746.1433476412999" table:style-name="ce5">
            <text:p><text:s/>1,746<text:s/></text:p>
          </table:table-cell>
          <table:table-cell office:value-type="float" office:value="1.1241163935604448" table:style-name="ce6">
            <text:p>1.124</text:p>
          </table:table-cell>
          <table:table-cell office:value-type="float" office:value="1962.8683625901001" table:style-name="ce5">
            <text:p><text:s/>1,96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62.8683625901001" table:style-name="ce5">
            <text:p><text:s/>1,963<text:s/></text:p>
          </table:table-cell>
          <table:table-cell office:value-type="float" office:value="1.0239535171674263" table:style-name="ce6">
            <text:p>1.024</text:p>
          </table:table-cell>
          <table:table-cell office:value-type="float" office:value="2009.8859636108" table:style-name="ce5">
            <text:p><text:s/>2,010<text:s/></text:p>
          </table:table-cell>
          <table:table-cell office:value-type="float" office:value="1.1247775010681469" table:style-name="ce6">
            <text:p>1.125</text:p>
          </table:table-cell>
          <table:table-cell office:value-type="float" office:value="2260.6745115821" table:style-name="ce5">
            <text:p><text:s/>2,2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60.6745115821" table:style-name="ce5">
            <text:p><text:s/>2,261<text:s/></text:p>
          </table:table-cell>
          <table:table-cell office:value-type="float" office:value="1.0342140681667038" table:style-name="ce6">
            <text:p>1.034</text:p>
          </table:table-cell>
          <table:table-cell office:value-type="float" office:value="2338.0213834240999" table:style-name="ce5">
            <text:p><text:s/>2,338<text:s/></text:p>
          </table:table-cell>
          <table:table-cell office:value-type="float" office:value="1.0366240835845117" table:style-name="ce6">
            <text:p>1.037</text:p>
          </table:table-cell>
          <table:table-cell office:value-type="float" office:value="2423.649273993" table:style-name="ce5">
            <text:p><text:s/>2,42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23.649273993" table:style-name="ce5">
            <text:p><text:s/>2,424<text:s/></text:p>
          </table:table-cell>
          <table:table-cell office:value-type="float" office:value="1.0379537210685401" table:style-name="ce6">
            <text:p>1.038</text:p>
          </table:table-cell>
          <table:table-cell office:value-type="float" office:value="2515.6357825061" table:style-name="ce5">
            <text:p><text:s/>2,516<text:s/></text:p>
          </table:table-cell>
          <table:table-cell office:value-type="float" office:value="1.2155572079670023" table:style-name="ce6">
            <text:p>1.216</text:p>
          </table:table-cell>
          <table:table-cell office:value-type="float" office:value="3057.8992080450003" table:style-name="ce5">
            <text:p><text:s/>3,0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57.8992080450003" table:style-name="ce5">
            <text:p><text:s/>3,058<text:s/></text:p>
          </table:table-cell>
          <table:table-cell office:value-type="float" office:value="0.95579387637213087" table:style-name="ce6">
            <text:p>0.956</text:p>
          </table:table-cell>
          <table:table-cell office:value-type="float" office:value="2922.7213376125997" table:style-name="ce5">
            <text:p><text:s/>2,923<text:s/></text:p>
          </table:table-cell>
          <table:table-cell office:value-type="float" office:value="1.0361575554931017" table:style-name="ce6">
            <text:p>1.036</text:p>
          </table:table-cell>
          <table:table-cell office:value-type="float" office:value="3028.3997965682001" table:style-name="ce5">
            <text:p><text:s/>3,0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28.3997965682001" table:style-name="ce5">
            <text:p><text:s/>3,028<text:s/></text:p>
          </table:table-cell>
          <table:table-cell office:value-type="float" office:value="1.1141183748689758" table:style-name="ce6">
            <text:p>1.114</text:p>
          </table:table-cell>
          <table:table-cell office:value-type="float" office:value="3373.9958598060998" table:style-name="ce5">
            <text:p><text:s/>3,374<text:s/></text:p>
          </table:table-cell>
          <table:table-cell office:value-type="float" office:value="1.0269121135691073" table:style-name="ce6">
            <text:p>1.027</text:p>
          </table:table-cell>
          <table:table-cell office:value-type="float" office:value="3464.7972195668999" table:style-name="ce5">
            <text:p><text:s/>3,4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64.7972195668999" table:style-name="ce5">
            <text:p><text:s/>3,465<text:s/></text:p>
          </table:table-cell>
          <table:table-cell office:value-type="float" office:value="1.0286045571783242" table:style-name="ce6">
            <text:p>1.029</text:p>
          </table:table-cell>
          <table:table-cell office:value-type="float" office:value="3563.9062097452997" table:style-name="ce5">
            <text:p><text:s/>3,564<text:s/></text:p>
          </table:table-cell>
          <table:table-cell office:value-type="float" office:value="1.0383647868740551" table:style-name="ce6">
            <text:p>1.038</text:p>
          </table:table-cell>
          <table:table-cell office:value-type="float" office:value="3700.6347119213001" table:style-name="ce5">
            <text:p><text:s/>3,7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00.6347119213001" table:style-name="ce5">
            <text:p><text:s/>3,701<text:s/></text:p>
          </table:table-cell>
          <table:table-cell office:value-type="float" office:value="0.99455849292862386" table:style-name="ce6">
            <text:p>0.995</text:p>
          </table:table-cell>
          <table:table-cell office:value-type="float" office:value="3680.4976819678" table:style-name="ce5">
            <text:p><text:s/>3,680<text:s/></text:p>
          </table:table-cell>
          <table:table-cell office:value-type="float" office:value="1.1359821043813005" table:style-name="ce6">
            <text:p>1.136</text:p>
          </table:table-cell>
          <table:table-cell office:value-type="float" office:value="4180.9795019322801" table:style-name="ce5">
            <text:p><text:s/>4,18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80.9795019322801" table:style-name="ce5">
            <text:p><text:s/>4,181<text:s/></text:p>
          </table:table-cell>
          <table:table-cell office:value-type="float" office:value="0.9906317497701369" table:style-name="ce6">
            <text:p>0.991</text:p>
          </table:table-cell>
          <table:table-cell office:value-type="float" office:value="4141.8110397522505" table:style-name="ce5">
            <text:p><text:s/>4,142<text:s/></text:p>
          </table:table-cell>
          <table:table-cell office:value-type="float" office:value="1.0783731666746552" table:style-name="ce6">
            <text:p>1.078</text:p>
          </table:table-cell>
          <table:table-cell office:value-type="float" office:value="4466.4178867056798" table:style-name="ce5">
            <text:p><text:s/>4,46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466.4178867056798" table:style-name="ce5">
            <text:p><text:s/>4,466<text:s/></text:p>
          </table:table-cell>
          <table:table-cell office:value-type="float" office:value="1.1157957176962159" table:style-name="ce6">
            <text:p>1.116</text:p>
          </table:table-cell>
          <table:table-cell office:value-type="float" office:value="4983.6099514279804" table:style-name="ce5">
            <text:p><text:s/>4,984<text:s/></text:p>
          </table:table-cell>
          <table:table-cell office:value-type="float" office:value="1.0380443714788861" table:style-name="ce6">
            <text:p>1.038</text:p>
          </table:table-cell>
          <table:table-cell office:value-type="float" office:value="5173.2082597259796" table:style-name="ce5">
            <text:p><text:s/>5,17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173.2082597259796" table:style-name="ce5">
            <text:p><text:s/>5,173<text:s/></text:p>
          </table:table-cell>
          <table:table-cell office:value-type="float" office:value="0.97570589766075322" table:style-name="ce6">
            <text:p>0.976</text:p>
          </table:table-cell>
          <table:table-cell office:value-type="float" office:value="5047.5298088419604" table:style-name="ce5">
            <text:p><text:s/>5,048<text:s/></text:p>
          </table:table-cell>
          <table:table-cell office:value-type="float" office:value="1.0814022672052583" table:style-name="ce6">
            <text:p>1.081</text:p>
          </table:table-cell>
          <table:table-cell office:value-type="float" office:value="5458.4101790678196" table:style-name="ce5">
            <text:p><text:s/>5,4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58.4101790678196" table:style-name="ce5">
            <text:p><text:s/>5,458<text:s/></text:p>
          </table:table-cell>
          <table:table-cell office:value-type="float" office:value="1.0078079372242703" table:style-name="ce6">
            <text:p>1.008</text:p>
          </table:table-cell>
          <table:table-cell office:value-type="float" office:value="5501.0291030902999" table:style-name="ce5">
            <text:p><text:s/>5,501<text:s/></text:p>
          </table:table-cell>
          <table:table-cell office:value-type="float" office:value="1.0808141195603838" table:style-name="ce6">
            <text:p>1.081</text:p>
          </table:table-cell>
          <table:table-cell office:value-type="float" office:value="5945.5899267325894" table:style-name="ce5">
            <text:p><text:s/>5,94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945.5899267325894" table:style-name="ce5">
            <text:p><text:s/>5,946<text:s/></text:p>
          </table:table-cell>
          <table:table-cell office:value-type="float" office:value="0.98090005599208607" table:style-name="ce6">
            <text:p>0.981</text:p>
          </table:table-cell>
          <table:table-cell office:value-type="float" office:value="5832.0294920379802" table:style-name="ce5">
            <text:p><text:s/>5,832<text:s/></text:p>
          </table:table-cell>
          <table:table-cell office:value-type="float" office:value="1.0293404424426555" table:style-name="ce6">
            <text:p>1.029</text:p>
          </table:table-cell>
          <table:table-cell office:value-type="float" office:value="6003.1438176729898" table:style-name="ce5">
            <text:p><text:s/>6,00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003.1438176729898" table:style-name="ce5">
            <text:p><text:s/>6,003<text:s/></text:p>
          </table:table-cell>
          <table:table-cell office:value-type="float" office:value="0.94213152546688939" table:style-name="ce6">
            <text:p>0.942</text:p>
          </table:table-cell>
          <table:table-cell office:value-type="float" office:value="5655.7510425413802" table:style-name="ce5">
            <text:p><text:s/>5,656<text:s/></text:p>
          </table:table-cell>
          <table:table-cell office:value-type="float" office:value="1.1240209977958515" table:style-name="ce6">
            <text:p>1.124</text:p>
          </table:table-cell>
          <table:table-cell office:value-type="float" office:value="6357.1829301222897" table:style-name="ce5">
            <text:p><text:s/>6,35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357.1829301222897" table:style-name="ce5">
            <text:p><text:s/>6,357<text:s/></text:p>
          </table:table-cell>
          <table:table-cell office:value-type="float" office:value="0.99213187378062639" table:style-name="ce6">
            <text:p>0.992</text:p>
          </table:table-cell>
          <table:table-cell office:value-type="float" office:value="6307.16381242844" table:style-name="ce5">
            <text:p><text:s/>6,307<text:s/></text:p>
          </table:table-cell>
          <table:table-cell office:value-type="float" office:value="1.0069273146843554" table:style-name="ce6">
            <text:p>1.007</text:p>
          </table:table-cell>
          <table:table-cell office:value-type="float" office:value="6350.8555209229098" table:style-name="ce5">
            <text:p><text:s/>6,35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350.8555209229098" table:style-name="ce5">
            <text:p><text:s/>6,351<text:s/></text:p>
          </table:table-cell>
          <table:table-cell office:value-type="float" office:value="1.0069141801087877" table:style-name="ce6">
            <text:p>1.007</text:p>
          </table:table-cell>
          <table:table-cell office:value-type="float" office:value="6394.7664798394608" table:style-name="ce5">
            <text:p><text:s/>6,395<text:s/></text:p>
          </table:table-cell>
          <table:table-cell office:value-type="float" office:value="1.0060514408990493" table:style-name="ce6">
            <text:p>1.006</text:p>
          </table:table-cell>
          <table:table-cell office:value-type="float" office:value="6433.4640312554302" table:style-name="ce5">
            <text:p><text:s/>6,43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62.32840099707994" table:style-name="ce5">
            <text:p><text:s/>66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62.32840099707994" table:style-name="ce5">
            <text:p><text:s/>662<text:s/></text:p>
          </table:table-cell>
          <table:table-cell office:value-type="float" office:value="0.93163507356632358" table:style-name="ce6">
            <text:p>0.932</text:p>
          </table:table-cell>
          <table:table-cell office:value-type="float" office:value="617.04836858798001" table:style-name="ce5">
            <text:p><text:s/>617<text:s/></text:p>
          </table:table-cell>
          <table:table-cell office:value-type="float" office:value="1.2051468172248982" table:style-name="ce6">
            <text:p>1.205</text:p>
          </table:table-cell>
          <table:table-cell office:value-type="float" office:value="743.63387747761999" table:style-name="ce5">
            <text:p><text:s/>74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43.63387747761999" table:style-name="ce5">
            <text:p><text:s/>744<text:s/></text:p>
          </table:table-cell>
          <table:table-cell office:value-type="float" office:value="0.98635890657880188" table:style-name="ce6">
            <text:p>0.986</text:p>
          </table:table-cell>
          <table:table-cell office:value-type="float" office:value="733.48989828378001" table:style-name="ce5">
            <text:p><text:s/>733<text:s/></text:p>
          </table:table-cell>
          <table:table-cell office:value-type="float" office:value="1.1039249264266462" table:style-name="ce6">
            <text:p>1.104</text:p>
          </table:table-cell>
          <table:table-cell office:value-type="float" office:value="809.71778199761002" table:style-name="ce5">
            <text:p><text:s/>8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09.71778199761002" table:style-name="ce5">
            <text:p><text:s/>810<text:s/></text:p>
          </table:table-cell>
          <table:table-cell office:value-type="float" office:value="1.0562218892827457" table:style-name="ce6">
            <text:p>1.056</text:p>
          </table:table-cell>
          <table:table-cell office:value-type="float" office:value="855.24164548734996" table:style-name="ce5">
            <text:p><text:s/>855<text:s/></text:p>
          </table:table-cell>
          <table:table-cell office:value-type="float" office:value="0.98436749282897529" table:style-name="ce6">
            <text:p>0.984</text:p>
          </table:table-cell>
          <table:table-cell office:value-type="float" office:value="841.87207433131005" table:style-name="ce5">
            <text:p><text:s/>84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41.87207433131005" table:style-name="ce5">
            <text:p><text:s/>842<text:s/></text:p>
          </table:table-cell>
          <table:table-cell office:value-type="float" office:value="1.053176856285664" table:style-name="ce6">
            <text:p>1.053</text:p>
          </table:table-cell>
          <table:table-cell office:value-type="float" office:value="886.64018463894001" table:style-name="ce5">
            <text:p><text:s/>887<text:s/></text:p>
          </table:table-cell>
          <table:table-cell office:value-type="float" office:value="1.2719267320165979" table:style-name="ce6">
            <text:p>1.272</text:p>
          </table:table-cell>
          <table:table-cell office:value-type="float" office:value="1127.7413525223999" table:style-name="ce5">
            <text:p><text:s/>1,1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27.7413525223999" table:style-name="ce5">
            <text:p><text:s/>1,128<text:s/></text:p>
          </table:table-cell>
          <table:table-cell office:value-type="float" office:value="0.95360712565263428" table:style-name="ce6">
            <text:p>0.954</text:p>
          </table:table-cell>
          <table:table-cell office:value-type="float" office:value="1075.4221896585" table:style-name="ce5">
            <text:p><text:s/>1,075<text:s/></text:p>
          </table:table-cell>
          <table:table-cell office:value-type="float" office:value="1.0659510142566635" table:style-name="ce6">
            <text:p>1.066</text:p>
          </table:table-cell>
          <table:table-cell office:value-type="float" office:value="1146.3473738206001" table:style-name="ce5">
            <text:p><text:s/>1,1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46.3473738206001" table:style-name="ce5">
            <text:p><text:s/>1,146<text:s/></text:p>
          </table:table-cell>
          <table:table-cell office:value-type="float" office:value="1.1254571134355884" table:style-name="ce6">
            <text:p>1.125</text:p>
          </table:table-cell>
          <table:table-cell office:value-type="float" office:value="1290.1648063345999" table:style-name="ce5">
            <text:p><text:s/>1,290<text:s/></text:p>
          </table:table-cell>
          <table:table-cell office:value-type="float" office:value="0.98122304884891032" table:style-name="ce6">
            <text:p>0.981</text:p>
          </table:table-cell>
          <table:table-cell office:value-type="float" office:value="1265.9394447892" table:style-name="ce5">
            <text:p><text:s/>1,2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65.9394447892" table:style-name="ce5">
            <text:p><text:s/>1,266<text:s/></text:p>
          </table:table-cell>
          <table:table-cell office:value-type="float" office:value="1.0132466881371189" table:style-name="ce6">
            <text:p>1.013</text:p>
          </table:table-cell>
          <table:table-cell office:value-type="float" office:value="1282.7089498148" table:style-name="ce5">
            <text:p><text:s/>1,283<text:s/></text:p>
          </table:table-cell>
          <table:table-cell office:value-type="float" office:value="1.0163584541706281" table:style-name="ce6">
            <text:p>1.016</text:p>
          </table:table-cell>
          <table:table-cell office:value-type="float" office:value="1303.6920853846" table:style-name="ce5">
            <text:p><text:s/>1,3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03.6920853846" table:style-name="ce5">
            <text:p><text:s/>1,304<text:s/></text:p>
          </table:table-cell>
          <table:table-cell office:value-type="float" office:value="1.0003458445115643" table:style-name="ce6">
            <text:p>1.000</text:p>
          </table:table-cell>
          <table:table-cell office:value-type="float" office:value="1304.1429601371001" table:style-name="ce5">
            <text:p><text:s/>1,304<text:s/></text:p>
          </table:table-cell>
          <table:table-cell office:value-type="float" office:value="1.2484865958968274" table:style-name="ce6">
            <text:p>1.248</text:p>
          </table:table-cell>
          <table:table-cell office:value-type="float" office:value="1628.2050048643798" table:style-name="ce5">
            <text:p><text:s/>1,6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28.2050048643798" table:style-name="ce5">
            <text:p><text:s/>1,628<text:s/></text:p>
          </table:table-cell>
          <table:table-cell office:value-type="float" office:value="0.98261843863438603" table:style-name="ce6">
            <text:p>0.983</text:p>
          </table:table-cell>
          <table:table-cell office:value-type="float" office:value="1599.9042596565298" table:style-name="ce5">
            <text:p><text:s/>1,600<text:s/></text:p>
          </table:table-cell>
          <table:table-cell office:value-type="float" office:value="1.0347805183496894" table:style-name="ce6">
            <text:p>1.035</text:p>
          </table:table-cell>
          <table:table-cell office:value-type="float" office:value="1655.54975911726" table:style-name="ce5">
            <text:p><text:s/>1,65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55.54975911726" table:style-name="ce5">
            <text:p><text:s/>1,656<text:s/></text:p>
          </table:table-cell>
          <table:table-cell office:value-type="float" office:value="1.1139632542182785" table:style-name="ce6">
            <text:p>1.114</text:p>
          </table:table-cell>
          <table:table-cell office:value-type="float" office:value="1844.2215971865498" table:style-name="ce5">
            <text:p><text:s/>1,844<text:s/></text:p>
          </table:table-cell>
          <table:table-cell office:value-type="float" office:value="1.0470265879831562" table:style-name="ce6">
            <text:p>1.047</text:p>
          </table:table-cell>
          <table:table-cell office:value-type="float" office:value="1930.94904638708" table:style-name="ce5">
            <text:p><text:s/>1,93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30.94904638708" table:style-name="ce5">
            <text:p><text:s/>1,931<text:s/></text:p>
          </table:table-cell>
          <table:table-cell office:value-type="float" office:value="0.97762209080654427" table:style-name="ce6">
            <text:p>0.978</text:p>
          </table:table-cell>
          <table:table-cell office:value-type="float" office:value="1887.7384439698401" table:style-name="ce5">
            <text:p><text:s/>1,888<text:s/></text:p>
          </table:table-cell>
          <table:table-cell office:value-type="float" office:value="1.0560564713418956" table:style-name="ce6">
            <text:p>1.056</text:p>
          </table:table-cell>
          <table:table-cell office:value-type="float" office:value="1993.55839995523" table:style-name="ce5">
            <text:p><text:s/>1,9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93.55839995523" table:style-name="ce5">
            <text:p><text:s/>1,994<text:s/></text:p>
          </table:table-cell>
          <table:table-cell office:value-type="float" office:value="1.0250035410984497" table:style-name="ce6">
            <text:p>1.025</text:p>
          </table:table-cell>
          <table:table-cell office:value-type="float" office:value="2043.4044193406701" table:style-name="ce5">
            <text:p><text:s/>2,043<text:s/></text:p>
          </table:table-cell>
          <table:table-cell office:value-type="float" office:value="1.0564149512582859" table:style-name="ce6">
            <text:p>1.056</text:p>
          </table:table-cell>
          <table:table-cell office:value-type="float" office:value="2158.6829800587402" table:style-name="ce5">
            <text:p><text:s/>2,15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58.6829800587402" table:style-name="ce5">
            <text:p><text:s/>2,159<text:s/></text:p>
          </table:table-cell>
          <table:table-cell office:value-type="float" office:value="0.95733015477626837" table:style-name="ce6">
            <text:p>0.957</text:p>
          </table:table-cell>
          <table:table-cell office:value-type="float" office:value="2066.5723114125299" table:style-name="ce5">
            <text:p><text:s/>2,067<text:s/></text:p>
          </table:table-cell>
          <table:table-cell office:value-type="float" office:value="1.0970170241640131" table:style-name="ce6">
            <text:p>1.097</text:p>
          </table:table-cell>
          <table:table-cell office:value-type="float" office:value="2267.0650072855201" table:style-name="ce5">
            <text:p><text:s/>2,26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67.0650072855201" table:style-name="ce5">
            <text:p><text:s/>2,267<text:s/></text:p>
          </table:table-cell>
          <table:table-cell office:value-type="float" office:value="0.93398654202898124" table:style-name="ce6">
            <text:p>0.934</text:p>
          </table:table-cell>
          <table:table-cell office:value-type="float" office:value="2117.4082067095101" table:style-name="ce5">
            <text:p><text:s/>2,117<text:s/></text:p>
          </table:table-cell>
          <table:table-cell office:value-type="float" office:value="1.0729938964443921" table:style-name="ce6">
            <text:p>1.073</text:p>
          </table:table-cell>
          <table:table-cell office:value-type="float" office:value="2271.9660820805702" table:style-name="ce5">
            <text:p><text:s/>2,2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71.9660820805702" table:style-name="ce5">
            <text:p><text:s/>2,272<text:s/></text:p>
          </table:table-cell>
          <table:table-cell office:value-type="float" office:value="0.9702889530797334" table:style-name="ce6">
            <text:p>0.970</text:p>
          </table:table-cell>
          <table:table-cell office:value-type="float" office:value="2204.46359121462" table:style-name="ce5">
            <text:p><text:s/>2,204<text:s/></text:p>
          </table:table-cell>
          <table:table-cell office:value-type="float" office:value="1.0451076910530199" table:style-name="ce6">
            <text:p>1.045</text:p>
          </table:table-cell>
          <table:table-cell office:value-type="float" office:value="2303.9018538247601" table:style-name="ce5">
            <text:p><text:s/>2,30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03.9018538247601" table:style-name="ce5">
            <text:p><text:s/>2,304<text:s/></text:p>
          </table:table-cell>
          <table:table-cell office:value-type="float" office:value="0.99239327472657035" table:style-name="ce6">
            <text:p>0.992</text:p>
          </table:table-cell>
          <table:table-cell office:value-type="float" office:value="2286.3767053657698" table:style-name="ce5">
            <text:p><text:s/>2,286<text:s/></text:p>
          </table:table-cell>
          <table:table-cell office:value-type="float" office:value="1.0472159432875565" table:style-name="ce6">
            <text:p>1.047</text:p>
          </table:table-cell>
          <table:table-cell office:value-type="float" office:value="2394.3301382203103" table:style-name="ce5">
            <text:p><text:s/>2,39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ernambuc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75.6043253438202" table:style-name="ce5">
            <text:p><text:s/>1,17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75.6043253438202" table:style-name="ce5">
            <text:p><text:s/>1,176<text:s/></text:p>
          </table:table-cell>
          <table:table-cell office:value-type="float" office:value="0.96043792516933968" table:style-name="ce6">
            <text:p>0.960</text:p>
          </table:table-cell>
          <table:table-cell office:value-type="float" office:value="1129.09497905332" table:style-name="ce5">
            <text:p><text:s/>1,129<text:s/></text:p>
          </table:table-cell>
          <table:table-cell office:value-type="float" office:value="1.0798334132481369" table:style-name="ce6">
            <text:p>1.080</text:p>
          </table:table-cell>
          <table:table-cell office:value-type="float" office:value="1219.2344851124801" table:style-name="ce5">
            <text:p><text:s/>1,21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19.2344851124801" table:style-name="ce5">
            <text:p><text:s/>1,219<text:s/></text:p>
          </table:table-cell>
          <table:table-cell office:value-type="float" office:value="1.046883172115384" table:style-name="ce6">
            <text:p>1.047</text:p>
          </table:table-cell>
          <table:table-cell office:value-type="float" office:value="1276.3960653270201" table:style-name="ce5">
            <text:p><text:s/>1,276<text:s/></text:p>
          </table:table-cell>
          <table:table-cell office:value-type="float" office:value="1.1367605784751038" table:style-name="ce6">
            <text:p>1.137</text:p>
          </table:table-cell>
          <table:table-cell office:value-type="float" office:value="1450.9567295844897" table:style-name="ce5">
            <text:p><text:s/>1,4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50.9567295844897" table:style-name="ce5">
            <text:p><text:s/>1,451<text:s/></text:p>
          </table:table-cell>
          <table:table-cell office:value-type="float" office:value="1.0219324309976998" table:style-name="ce6">
            <text:p>1.022</text:p>
          </table:table-cell>
          <table:table-cell office:value-type="float" office:value="1482.7797379367498" table:style-name="ce5">
            <text:p><text:s/>1,483<text:s/></text:p>
          </table:table-cell>
          <table:table-cell office:value-type="float" office:value="1.066764779145615" table:style-name="ce6">
            <text:p>1.067</text:p>
          </table:table-cell>
          <table:table-cell office:value-type="float" office:value="1581.77719966169" table:style-name="ce5">
            <text:p><text:s/>1,5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81.77719966169" table:style-name="ce5">
            <text:p><text:s/>1,582<text:s/></text:p>
          </table:table-cell>
          <table:table-cell office:value-type="float" office:value="1.0298514849092333" table:style-name="ce6">
            <text:p>1.030</text:p>
          </table:table-cell>
          <table:table-cell office:value-type="float" office:value="1628.9955978671603" table:style-name="ce5">
            <text:p><text:s/>1,629<text:s/></text:p>
          </table:table-cell>
          <table:table-cell office:value-type="float" office:value="1.1848760414391242" table:style-name="ce6">
            <text:p>1.185</text:p>
          </table:table-cell>
          <table:table-cell office:value-type="float" office:value="1930.1578555226001" table:style-name="ce5">
            <text:p><text:s/>1,9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30.1578555226001" table:style-name="ce5">
            <text:p><text:s/>1,930<text:s/></text:p>
          </table:table-cell>
          <table:table-cell office:value-type="float" office:value="0.95707153830375913" table:style-name="ce6">
            <text:p>0.957</text:p>
          </table:table-cell>
          <table:table-cell office:value-type="float" office:value="1847.2991479540999" table:style-name="ce5">
            <text:p><text:s/>1,847<text:s/></text:p>
          </table:table-cell>
          <table:table-cell office:value-type="float" office:value="1.0188130194462492" table:style-name="ce6">
            <text:p>1.019</text:p>
          </table:table-cell>
          <table:table-cell office:value-type="float" office:value="1882.0524227476001" table:style-name="ce5">
            <text:p><text:s/>1,8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82.0524227476001" table:style-name="ce5">
            <text:p><text:s/>1,882<text:s/></text:p>
          </table:table-cell>
          <table:table-cell office:value-type="float" office:value="1.1072120140146384" table:style-name="ce6">
            <text:p>1.107</text:p>
          </table:table-cell>
          <table:table-cell office:value-type="float" office:value="2083.8310534715001" table:style-name="ce5">
            <text:p><text:s/>2,084<text:s/></text:p>
          </table:table-cell>
          <table:table-cell office:value-type="float" office:value="1.0551996387205067" table:style-name="ce6">
            <text:p>1.055</text:p>
          </table:table-cell>
          <table:table-cell office:value-type="float" office:value="2198.8577747776994" table:style-name="ce5">
            <text:p><text:s/>2,19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98.8577747776994" table:style-name="ce5">
            <text:p><text:s/>2,199<text:s/></text:p>
          </table:table-cell>
          <table:table-cell office:value-type="float" office:value="1.0374464806670476" table:style-name="ce6">
            <text:p>1.037</text:p>
          </table:table-cell>
          <table:table-cell office:value-type="float" office:value="2281.1972599305" table:style-name="ce5">
            <text:p><text:s/>2,281<text:s/></text:p>
          </table:table-cell>
          <table:table-cell office:value-type="float" office:value="1.0507388679792324" table:style-name="ce6">
            <text:p>1.051</text:p>
          </table:table-cell>
          <table:table-cell office:value-type="float" office:value="2396.9426265367001" table:style-name="ce5">
            <text:p><text:s/>2,39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96.9426265367001" table:style-name="ce5">
            <text:p><text:s/>2,397<text:s/></text:p>
          </table:table-cell>
          <table:table-cell office:value-type="float" office:value="0.99141076449720977" table:style-name="ce6">
            <text:p>0.991</text:p>
          </table:table-cell>
          <table:table-cell office:value-type="float" office:value="2376.3547218306999" table:style-name="ce5">
            <text:p><text:s/>2,376<text:s/></text:p>
          </table:table-cell>
          <table:table-cell office:value-type="float" office:value="1.0742396636396478" table:style-name="ce6">
            <text:p>1.074</text:p>
          </table:table-cell>
          <table:table-cell office:value-type="float" office:value="2552.7744970679" table:style-name="ce5">
            <text:p><text:s/>2,5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52.7744970679" table:style-name="ce5">
            <text:p><text:s/>2,553<text:s/></text:p>
          </table:table-cell>
          <table:table-cell office:value-type="float" office:value="0.99574278222198531" table:style-name="ce6">
            <text:p>0.996</text:p>
          </table:table-cell>
          <table:table-cell office:value-type="float" office:value="2541.9067800957205" table:style-name="ce5">
            <text:p><text:s/>2,542<text:s/></text:p>
          </table:table-cell>
          <table:table-cell office:value-type="float" office:value="1.1058108619870677" table:style-name="ce6">
            <text:p>1.106</text:p>
          </table:table-cell>
          <table:table-cell office:value-type="float" office:value="2810.8681275884201" table:style-name="ce5">
            <text:p><text:s/>2,81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10.8681275884201" table:style-name="ce5">
            <text:p><text:s/>2,811<text:s/></text:p>
          </table:table-cell>
          <table:table-cell office:value-type="float" office:value="1.1168750050664469" table:style-name="ce6">
            <text:p>1.117</text:p>
          </table:table-cell>
          <table:table-cell office:value-type="float" office:value="3139.3883542414301" table:style-name="ce5">
            <text:p><text:s/>3,139<text:s/></text:p>
          </table:table-cell>
          <table:table-cell office:value-type="float" office:value="1.0327678029889125" table:style-name="ce6">
            <text:p>1.033</text:p>
          </table:table-cell>
          <table:table-cell office:value-type="float" office:value="3242.2592133388998" table:style-name="ce5">
            <text:p><text:s/>3,24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242.2592133388998" table:style-name="ce5">
            <text:p><text:s/>3,242<text:s/></text:p>
          </table:table-cell>
          <table:table-cell office:value-type="float" office:value="0.97456469608367502" table:style-name="ce6">
            <text:p>0.975</text:p>
          </table:table-cell>
          <table:table-cell office:value-type="float" office:value="3159.7913648721201" table:style-name="ce5">
            <text:p><text:s/>3,160<text:s/></text:p>
          </table:table-cell>
          <table:table-cell office:value-type="float" office:value="1.0965444800032915" table:style-name="ce6">
            <text:p>1.097</text:p>
          </table:table-cell>
          <table:table-cell office:value-type="float" office:value="3464.8517791125896" table:style-name="ce5">
            <text:p><text:s/>3,4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64.8517791125896" table:style-name="ce5">
            <text:p><text:s/>3,465<text:s/></text:p>
          </table:table-cell>
          <table:table-cell office:value-type="float" office:value="0.99791416896776708" table:style-name="ce6">
            <text:p>0.998</text:p>
          </table:table-cell>
          <table:table-cell office:value-type="float" office:value="3457.6246837496296" table:style-name="ce5">
            <text:p><text:s/>3,458<text:s/></text:p>
          </table:table-cell>
          <table:table-cell office:value-type="float" office:value="1.0952336627141177" table:style-name="ce6">
            <text:p>1.095</text:p>
          </table:table-cell>
          <table:table-cell office:value-type="float" office:value="3786.9069466738497" table:style-name="ce5">
            <text:p><text:s/>3,78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86.9069466738497" table:style-name="ce5">
            <text:p><text:s/>3,787<text:s/></text:p>
          </table:table-cell>
          <table:table-cell office:value-type="float" office:value="0.99433580852382986" table:style-name="ce6">
            <text:p>0.994</text:p>
          </table:table-cell>
          <table:table-cell office:value-type="float" office:value="3765.4571806254503" table:style-name="ce5">
            <text:p><text:s/>3,765<text:s/></text:p>
          </table:table-cell>
          <table:table-cell office:value-type="float" office:value="0.99219792741525725" table:style-name="ce6">
            <text:p>0.992</text:p>
          </table:table-cell>
          <table:table-cell office:value-type="float" office:value="3736.0788103874697" table:style-name="ce5">
            <text:p><text:s/>3,7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36.0788103874697" table:style-name="ce5">
            <text:p><text:s/>3,736<text:s/></text:p>
          </table:table-cell>
          <table:table-cell office:value-type="float" office:value="0.94707392841772187" table:style-name="ce6">
            <text:p>0.947</text:p>
          </table:table-cell>
          <table:table-cell office:value-type="float" office:value="3538.3428358318702" table:style-name="ce5">
            <text:p><text:s/>3,538<text:s/></text:p>
          </table:table-cell>
          <table:table-cell office:value-type="float" office:value="1.1545565360913588" table:style-name="ce6">
            <text:p>1.155</text:p>
          </table:table-cell>
          <table:table-cell office:value-type="float" office:value="4085.2168480417195" table:style-name="ce5">
            <text:p><text:s/>4,08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85.2168480417195" table:style-name="ce5">
            <text:p><text:s/>4,085<text:s/></text:p>
          </table:table-cell>
          <table:table-cell office:value-type="float" office:value="1.0042796683315554" table:style-name="ce6">
            <text:p>1.004</text:p>
          </table:table-cell>
          <table:table-cell office:value-type="float" office:value="4102.7002212138195" table:style-name="ce5">
            <text:p><text:s/>4,103<text:s/></text:p>
          </table:table-cell>
          <table:table-cell office:value-type="float" office:value="0.98641222826190866" table:style-name="ce6">
            <text:p>0.986</text:p>
          </table:table-cell>
          <table:table-cell office:value-type="float" office:value="4046.9536670981497" table:style-name="ce5">
            <text:p><text:s/>4,0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46.9536670981497" table:style-name="ce5">
            <text:p><text:s/>4,047<text:s/></text:p>
          </table:table-cell>
          <table:table-cell office:value-type="float" office:value="1.0151808279583279" table:style-name="ce6">
            <text:p>1.015</text:p>
          </table:table-cell>
          <table:table-cell office:value-type="float" office:value="4108.3897744736905" table:style-name="ce5">
            <text:p><text:s/>4,108<text:s/></text:p>
          </table:table-cell>
          <table:table-cell office:value-type="float" office:value="0.98314281622720601" table:style-name="ce6">
            <text:p>0.983</text:p>
          </table:table-cell>
          <table:table-cell office:value-type="float" office:value="4039.1338930351199" table:style-name="ce5">
            <text:p><text:s/>4,03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03Z</meta:creation-date>
    <dc:date>2020-10-02T20:00:03Z</dc:date>
  </office:meta>
</office:document-meta>
</file>